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Фамилия водителя</text:p>
          </table:table-cell>
          <table:table-cell table:style-name="ce4" office:value-type="string" calcext:value-type="string">
            <text:p>Объем груза</text:p>
          </table:table-cell>
          <table:table-cell table:style-name="ce4" office:value-type="string" calcext:value-type="string">
            <text:p>Тип операции</text:p>
          </table:table-cell>
          <table:table-cell table:style-name="ce5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точкин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етров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идор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етр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Иванов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точкин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Ежкин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Иванов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Сидоров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ростолюб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ахомов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ох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Ежкин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Мох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ахом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ростолюбов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Ежкин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Ежкин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Ежкин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Иван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Сидоров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Простолюбов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Мохов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Уточкин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Мохов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Сидор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Петр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Ежкин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Пахомов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Сидор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Уточкин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Пахомов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Ежкин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Петров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Сидоров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Иванов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Простолюб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Уточкин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Мох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идоров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Мохов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Мохов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Уточкин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Простолюб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Сидор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ростолюбов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Иван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ахомов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Мохов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Простолюб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Уточкин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Иванов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Сидоров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Ежкин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Иванов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Иванов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Простолюбов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Иванов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Мохов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Мохов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Ежкин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Петр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Ежкин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Ежкин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Уточкин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Иванов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Еж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Пахомов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Простолюбов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Уточкин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Ежкин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Уточкин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Иванов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Петров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Простолюбов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Ежкин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Пахомов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Пахомов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Мох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Мох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Петр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Иванов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Пахом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Иван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Мохов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Сидо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Пахом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Иван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Мохов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Сидоров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Мохов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Уточкин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Мох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Мохов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Простолюбов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Простолюб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Пахом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Сидоров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Мохов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Уточкин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Иванов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Пахомов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Уточкин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Простолюбов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Иванов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Простолюбов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Петр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Пахом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Сидоров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Сидоров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Простолюб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Мохов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Пахом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Сидор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Мохов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Сидоров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Уточкин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Сидор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Петров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Простолюбов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Петров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Простолюбов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Петров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Уточкин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Иванов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Уточкин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Мохов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Мохов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Мохов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Мохов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Иван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Уточкин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Иван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Пахомов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Простолюбов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ростолюб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Пахом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Простолюбов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Сидоров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Ежкин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Иванов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Мох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Ежкин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Мохов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Мохов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Иванов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Иванов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Простолюбов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Мохов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Пахом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Пахом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Иван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Сидоров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Уточкин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Простолюб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Иван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Пахомов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Уточкин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Иван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Ежкин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Сидоров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Мохов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Сидоров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Сидор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Ежкин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Сидо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Простолюбов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Ежкин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Сидоров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Иванов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Мохов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Ежкин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Пахомов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Уточкин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Иван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Петров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Мох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Сидоров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Уточкин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Мох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Мохов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Пахомов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Сидоров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Сидоров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Сидор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Простолюбов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Петр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Ежкин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Петров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Ежкин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Ежкин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Иванов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Петров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Сидоров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Пахом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Сидоров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Иван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Сидор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Пахом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Мохов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Пахомов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Мохов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Уточкин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Мохов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Пахомов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Ежкин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Мохов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Мохов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Сидоров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Пахом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Простолюб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Простолюбов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Сидоров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Петров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Пахомов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Мохов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Иванов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Петр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Петров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Уточкин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Уточкин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Уточкин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Уточкин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Уточ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Простолюб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Уточкин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Ежкин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Петр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Сидор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Сидор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Ежкин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Мохов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Сидоров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Сидор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Сидоров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Пахом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Мохов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Уточкин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Иванов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Простолюб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Простолюбов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Простолюб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Уточкин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Мохов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Ежкин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Простолюбов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Петр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Иван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Сидоров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Ежкин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Петров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Ежкин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Иванов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Уточкин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Сидоров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Ежкин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Петр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Петров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Ежкин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Сидоров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Петров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Пахомов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Сидоров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Петр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Пахомов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Иванов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Иванов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Мохов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Сидоров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Сидор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Ежкин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Пахомов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Ежкин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Простолюб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Сидоров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Пахомов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Пахом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Мохов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Ежкин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Уточкин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Уточкин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Петров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Пахом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Мох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Петров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Иван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Уточкин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Иванов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Простолюб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Петров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Петр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Уточкин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Иванов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Простолюбов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Уточкин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Пахомов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Простолюбов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Простолюб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Пахомов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Ежкин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Ежкин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Мох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Мох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Ежкин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Мохов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Ежкин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Уточкин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Простолюб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Сидоров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Ежкин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Петр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Пахомов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Простолюбов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Петр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Пахом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Пахомов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Ежкин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Уточкин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Уточкин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Иванов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Мохов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Уточ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Петров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Ежкин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Мохов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Простолюбов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Уточкин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Уточкин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Уточкин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Уточкин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Сидор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Уточкин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Мохов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Пахомов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Сидоров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Уточкин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Уточкин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Сидор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Петров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Простолюбов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Иванов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Пахомов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Пет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Ежкин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Уточкин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Иванов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Мохов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Петров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Сидор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Мохов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Пахомов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Уточкин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Пахомов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Ежкин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Пахом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Пахомов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Простолюбов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Пахомов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Мохов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Сидоров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Пахом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Сидоров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Уточкин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Пахомов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Ежкин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Пахомов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Иванов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Сидоров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Иван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Петров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Пахомов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Ежкин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Пахомов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Мохов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Сидор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Сидоров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Простолюбов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Уточкин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Мохов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Петров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Уточкин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Петр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Сидоров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Сидоров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Простолюбов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Сидоров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Уточкин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Петр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Ежкин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Петр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Сидоров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Петров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Сидор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Мох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Мох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Сидор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Ежкин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Иван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Сидоров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Уточкин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Уточкин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Мох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Сидоров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Мох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Уточкин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Иванов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Сидоров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Петров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Петр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Пет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Иванов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Мохов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Петр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Ежкин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Ежкин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Простолюбов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Пахомов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Мохов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Мохов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Простолюбов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Мохов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Простолюб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Пахомов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Ежкин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Иванов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Мохов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Уточкин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Ежкин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Иванов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Петров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Пахом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Иванов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Уточкин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Петров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Мох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Иванов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Простолюбов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Ежкин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Простолюбов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Петров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Мохов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Петров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Ежкин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Иван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Иван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Сидоров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Сидор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Пахомов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Пахомов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Сидор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Мохов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Сидоров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Иванов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Уточкин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Ежкин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Ежкин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Петров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Сидо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Петров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Пахомов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Мох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Еж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Простолюбов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Сидор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Мохов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Простолюбов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Пахомов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Петров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Сидор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Простолюбов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Петров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Уточкин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Пахом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Петр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Пахом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Иванов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Ежкин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Иванов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Простолюбов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Ежкин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Мохов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Иван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Пахомов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Пахомов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Мохов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Ежкин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Ежкин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Сидоров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Простолюбов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Простолюб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Петр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Сидоров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Простолюбов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Пахомов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Уточкин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Уточкин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Петров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Иванов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Простолюбов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Иванов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Сидоров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Мохов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Ежкин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Иван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Уточкин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Петров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Мохов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Уточкин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Иванов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Простолюбов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Иванов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Иванов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Уточкин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Сидоров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Мохов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Простолюбов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Иванов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Простолюб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Уточкин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Пахомов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Простолюбов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Петров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Уточкин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Простолюб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Иванов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Ежкин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Уточкин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Уточкин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Мохов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Пахомов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Мохов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Уточкин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Иван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Сидоров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Простолюб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Петров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Пахом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Простолюбов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Еж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Простолюб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Уточкин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Сидор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Иван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Мохов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Мох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Простолюбов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Простолюбов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Простолюбов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Мох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Сидор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Пахомов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Пахомов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Мохов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Иван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Сидоров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Ежкин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Ежкин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Пахом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Петров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Сидоров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Мохов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Мохов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Петров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Петр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Петров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Ежкин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Сидоров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Петров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Мохов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Простолюбов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Петров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Петр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Уточкин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Уточкин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Ежкин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Иванов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Иванов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Иванов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Сидо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Иван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Пет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Иван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Пахомов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Простолюб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Сидоров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Ежкин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Петр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Сидоров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Петров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Петров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Сидор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Пахом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Простолюбов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Мохов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Ежкин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Сидоров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Ежкин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Уточкин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Еж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Мохов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Уточкин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Сидоров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Петр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Петр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Мохов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Петров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Сидоров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Сидоров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Мох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Ежкин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Простолюб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Сидоров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Пахом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Простолюбов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Иванов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Пахомов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Уточкин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Уточкин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Уточкин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Сидор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Уточ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Простолюбов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Мох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Иванов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Ежкин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Иванов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Петров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Иванов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Сидоров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Пахом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Мохов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Мохов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Пахомов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Петр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Петров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Иван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Мохов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Уточкин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Ежкин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Ежкин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Петров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Ежкин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Петров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Петр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Простолюб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Сидоров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Петров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Уточкин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Петров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Уточкин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Сидор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Уточкин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Сидор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Простолюбов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Пахомов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Петров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Простолюбов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Ежкин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Уточкин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Пахом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Сидоров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Мохов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Мохов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Петр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Простолюбов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Мох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Пахом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Уточкин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Уточкин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Уточкин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Ежкин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Сидоров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Иванов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Уточкин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Сидоров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Иванов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Мох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Мохов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Ежкин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Ежкин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Иванов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Петров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Мохов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Сидор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Уточкин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Иванов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Петров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Мохов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Петр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Простолюбов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Уточкин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Ежкин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Иванов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Иванов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Сидоров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Иван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Уточкин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Уточкин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Пахом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Иванов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Петров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Мох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Мохов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Петров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Уточкин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Простолюбов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Ежкин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Уточ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Иванов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Сидоров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Петров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Пахомов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Петров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Мохов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Еж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Простолюбов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Пахомов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Мохов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Простолюб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Пахомов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Ежкин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Ежкин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Петров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Сидоров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Петров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Сидоров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Сидоров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Уточкин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Ежкин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Пахомов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Иван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Сидор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Петров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Мох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Иван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Сидоров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Ежкин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Пахомов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Мохов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Мохов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Иванов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Простолюб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Петров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Иванов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Ежкин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Мохов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Пахомов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Простолюб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Пахомов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Ежкин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Ежкин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Сидоров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Ежкин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Иванов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Простолюбов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Петров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Простолюбов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Иванов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Петров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Петров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Сидоров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Пахомов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Простолюбов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Простолюб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Простолюбов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Мохов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Уточкин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Пахомов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Уточкин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Уточкин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Мохов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Простолюб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Петров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Петров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Ежкин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Иванов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Пахомов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Сидо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Пахомов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Уточкин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Пахомов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Иван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Ежкин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Иванов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Ежкин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Мохов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Мох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Иванов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Петров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Сидоров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Пахомов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Простолюбов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Ежкин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Иван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Пахомов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Простолюбов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Сидор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Сидоров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Уточкин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Пет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Ежкин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Сидор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Петров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Иванов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Мохов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Петров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Мохов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Сидоров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Простолюбов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Уточкин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Сидоров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Иванов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Петров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Сидоров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Мох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Мохов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Петров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Уточкин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Простолюбов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Мохов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Уточкин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Петров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Мохов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Простолюбов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Пахомов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Уточкин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Уточкин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Пахомов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Простолюб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Петров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Иванов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Петров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Простолюбов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Уточкин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Иванов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Мохов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Мохов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Петров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Простолюб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Уточкин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Иванов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Сидоров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Пахомов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Иван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Иванов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Петров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Пахомов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Сидоров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Иванов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Уточкин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Мохов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Петров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Мох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Иван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Мохов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Простолюбов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Уточкин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Уточкин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Ежкин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Иванов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Уточкин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Иван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Сидо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Иванов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Иванов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Простолюбов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Мох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Сидоров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Сидоров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Уточкин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Ежкин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Иванов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Мохов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Пахомов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Петр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Пахом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Петр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Ежкин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Ежкин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Сидоров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Простолюб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Ежкин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Простолюб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Сидоров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Пахом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Петров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Мох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Ежкин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Ежкин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Сидор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Пахомов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Ежкин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Пахомов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Петров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Иван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Сидоров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Мох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Уточкин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Иван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Ежкин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Иван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Ежкин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Иванов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Пахомов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Уточкин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Простолюбов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Пахом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Сидоров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Пахом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Петров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Петров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Иван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Мох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Ежкин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Иванов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Петр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Иванов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Простолюб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Уточкин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Пахомов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Простолюбов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Петров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Простолюбов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Петров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Пахом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Иван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Ежкин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Петров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Уточкин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Петр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Простолюбов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Пахом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Сидоров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Пахомов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Ежкин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Уточкин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Петров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Петров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Пахомов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Уточкин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Петров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Пахомов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Пахом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Иванов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Пахом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Простолюб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Уточ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Сидоров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Ежкин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Петров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Сидоров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Ежкин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Петр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Пахомов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Ежкин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Иванов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Иванов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Петров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Пахомов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Ежкин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Петров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Петр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Петров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Ежкин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Пахомов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Ежкин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Петр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Простолюбов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Уточкин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Ежкин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Пахом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Мох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Ежкин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Простолюбов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Петров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Петр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Ежкин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Сидоров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Иван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Мохов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Сидоров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Пахомов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Петров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Петров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Пахомов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Петр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Сидоров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Ежкин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Мох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Простолюбов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Пахом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Иванов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Пахомов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Мох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Иван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Простолюбов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Простолюб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Ежкин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Петров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Иванов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Петров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Ежкин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Ежкин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Простолюб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Иван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Мох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Мохов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Уточкин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Иванов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Простолюбов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Иван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Сидоров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Пахом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Простолюбов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Пахом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Иван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Мох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Иванов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Мохов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Петров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Ежкин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Ежкин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Иванов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Сидоров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Ежкин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Простолюбов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Уточкин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Уточкин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Иван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Простолюбов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Уточкин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Сидоров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Мохов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Сидоров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Пахомов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Иван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Ежкин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Петров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Простолюбов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Пахомов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Иванов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Иванов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Уточкин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Ежкин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Иван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Пахом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Петров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Петров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Петр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Уточкин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Иванов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Иванов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Иван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Уточкин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Пахомов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Мохов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Пахом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Пахомов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Пахомов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Петров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Простолюбов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Простолюбов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Ежкин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Ежкин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Сидор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Уточкин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Пахом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Иванов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Мохов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Иванов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Мох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Сидоров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Сидоров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Простолюбов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Сидоров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Уточкин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Иванов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Пахом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Простолюбов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Уточкин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Простолюбов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Сидоров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Простолюбов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Простолюбов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Пахомов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Иванов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Простолюб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Ежкин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Мох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Иван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Петров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Ежкин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Ежкин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Петров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Мох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Иванов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Пахомов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Пахомов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Мохов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Иван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Сидоров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Иван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Простолюбов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Ежкин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Ежкин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Ежкин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Иванов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Сидоров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Ежкин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Петр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Уточкин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Мох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Сидоров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Петр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Петров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Иванов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Простолюбов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Уточкин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Уточкин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Мохов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Пахомов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Мохов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Уточкин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Мохов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Ежкин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Уточкин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Мохов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Мох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Иванов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Пахомов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Пахомов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Уточкин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Пахомов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Сидор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Простолюбов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Ежкин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Ежкин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Иванов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Петр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Простолюбов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Петров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Пахомов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Петров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Сидоров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Иван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Уточкин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Уточкин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Петр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Пахом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Еж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Уточкин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Иванов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Уточкин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Ежкин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Сидоров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Уточкин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Сидор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Сидо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Пахомов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Ежкин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Уточкин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Иванов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Мохов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Сидоров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Петр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Иванов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Пахомов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Уточкин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Мох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Пахомов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Иван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Петр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Пахомов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Сидоров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Пахомов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Простолюб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Иванов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Пахомов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Петров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Пахомов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Иван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Сидоров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Петров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Ежкин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Простолюбов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Простолюбов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Иванов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Пахомов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Иванов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Простолюбов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Иванов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Простолюбов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Сидоров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Мохов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Сидор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Петр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Уточкин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Мох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Петров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Сидоров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Иван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Сидор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Уточкин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Иванов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Иван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Ежкин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Иван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Иванов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Ежкин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Уточкин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Уточкин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Уточкин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Сидоров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Петров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Петр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Уточкин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Сидоров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Иванов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Ежкин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Мохов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Сидор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Иванов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Сидоров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Петров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Мохов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Сидоров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Петров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Сидоров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Петр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Простолюбов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Ежкин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Иванов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Петр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Уточкин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Пахомов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Простолюбов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Сидоров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Иванов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Простолюб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Сидоров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Мохов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Ежкин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Иванов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Мохов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Иванов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Простолюб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Сидоров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Петров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Петров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Простолюбов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Петров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Сидоров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Ежкин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Еж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Простолюбов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Уточкин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Мох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Мохов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Мох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Сидор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Простолюбов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Мох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Петров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Иванов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Простолюбов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Уточкин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Мох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Петров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Пахом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Петров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Ежкин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Сидор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Уточкин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Ежкин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Мохов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Мохов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Уточкин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Простолюбов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Уточкин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Иван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Простолюб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Простолюбов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Простолюбов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Пахомов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Петров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Ежкин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Уточкин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Пахомов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Петров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Мохов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Петр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Петров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Мохов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Иван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Иванов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Ежкин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Пахомов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Уточкин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Простолюб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Иван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Ежкин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Мох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Иванов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Пахомов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Сидоров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Сидоров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Иванов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Уточкин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Петров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Мохов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Уточкин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Простолюбов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Ежкин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Простолюбов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Уточкин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Мохов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Петр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Простолюбов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Мохов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Мохов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Простолюбов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Мохов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Ежкин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Пахомов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Простолюбов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Петров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Мохов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Простолюбов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Простолюбов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Иванов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Ежкин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Петр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Простолюб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Простолюб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Иванов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Сидоров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Иван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Уточкин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Петров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Ежкин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Пахомов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Петр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Сидоров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Ежкин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Уточкин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Мох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Петров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Сидоров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Сидор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Ежкин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Ежкин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Иванов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Ежкин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Мохов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Сидор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Иванов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Петров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Уточкин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Уточкин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Ежкин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Сидоров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Сидоров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Уточкин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Петров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Ежкин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Мох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Уточкин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Уточкин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Сидоров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Сидоров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Сидоров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Иванов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Уточкин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Петров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Уточкин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Уточкин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Сидоров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Ежкин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Мохов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Ежкин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Ежкин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Ежкин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Петр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Петр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Ежкин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Сидоров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Ежкин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Ежкин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Уточ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Уточкин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Пахом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Ежкин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Петров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Пахомов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Уточкин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Пахомов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Сидор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Сидоров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Пахомов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Пахомов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Ежкин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Ежкин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Простолюбов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Пахомов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Ежкин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Сидоров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Простолюб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Мохов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Иванов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Иванов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Мох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Уточкин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Петров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Уточкин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Уточкин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Пахомов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Уточкин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Мохов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Мохов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Сидоров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Простолюбов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Уточкин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Простолюбов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Пахомов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Уточкин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Ежкин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Петров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Пахомов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Сидоров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Петров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Пахом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Петров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Простолюбов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Ежкин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Мохов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Сидоров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Иванов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Мохов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Иванов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Иванов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Петров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Мохов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Иванов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Петров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Мохов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Уточкин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Иванов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Уточкин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Уточкин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Уточкин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Мохов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Мохов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Петров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Простолюбов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Мох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Петров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Сидоров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Иванов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Мохов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Пахомов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Простолюбов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Пахомов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Ежкин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Ежкин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Мох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Мохов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Ежкин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Простолюб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Петр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Простолюбов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Мохов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Мох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Сидоров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Петров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Уточ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Петров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Уточкин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Мохов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Иванов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Уточкин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Пахомов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Петров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Уточкин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Ежкин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Мохов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Сидоров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Мохов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Сидор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Уточкин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Еж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Иванов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Петров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Ежкин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Петр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Сидор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Пахом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Уточкин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Сидоров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Ежкин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Простолюбов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Простолюбов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Уточкин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Ежкин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Уточкин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Простолюбов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Петров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Простолюбов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Пахомов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Петров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Петров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Ежкин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Простолюб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Уточкин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Иванов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Ежкин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Иванов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Петр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Иванов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Ежкин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Простолюбов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Петров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Простолюбов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Иванов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Уточкин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Сидоров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Пахомов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Иван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Ежкин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Уточкин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Уточкин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Ежкин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Иванов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Ежкин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Ежкин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Мох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Сидор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Ежкин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Петров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Уточкин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Пахом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Петров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Уточкин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Ежкин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Простолюбов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Сидоров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Иванов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Простолюбов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Сидоров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Петр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Мохов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Сидоров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Иванов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Простолюбов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Петров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Уточкин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Уточкин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Петров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Иванов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Уточкин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Простолюбов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Ежкин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Простолюбов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Ежкин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Петров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Пахомов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Пахомов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Уточкин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Сидоров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Уточкин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Простолюб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Простолюбов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Уточкин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Пахомов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Мох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Петров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Сидор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Простолюбов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Уточкин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Ежкин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Мохов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Пахомов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Сидор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Сидоров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Ежкин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Ежкин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Уточкин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Ежкин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Сидоров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Мохов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Пахом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Мохов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Сидоров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Ежкин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Уточкин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Сидоров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Петр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Уточкин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Пахомов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Пахомов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Иванов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Пахомов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Сидор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Иванов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Пахомов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Ежкин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Сидор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Пахом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Пахомов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Петров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Пахомов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Простолюбов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Уточкин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Сидоров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Простолюбов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Петров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Сидоров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Мохов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Ежкин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Петров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Уточкин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Сидоров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Сидоров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Простолюб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Пахом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Мохов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Сидоров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Ежкин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Простолюбов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Уточкин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Мохов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Уточкин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Ежкин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Уточкин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Иванов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Сидоров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Сидоров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Уточкин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Ежкин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Петр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Простолюбов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Мохов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Иванов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Мохов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string" calcext:value-type="string">
            <text:p>Пахомов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Ежкин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Мох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Сидоров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Сидоров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string" calcext:value-type="string">
            <text:p>Простолюб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Сидоров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Ежкин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Петров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Мох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Простолюбов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Мох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Пахомов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Уточкин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Ежкин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Иванов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Иванов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Ежкин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string" calcext:value-type="string">
            <text:p>Уточкин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string" calcext:value-type="string">
            <text:p>Сидоров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Мох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Ежкин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string" calcext:value-type="string">
            <text:p>Петр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Сидоров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Пахомов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string" calcext:value-type="string">
            <text:p>Мохов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Простолюбов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Петров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Петров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string" calcext:value-type="string">
            <text:p>Петров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Уточкин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string" calcext:value-type="string">
            <text:p>Иванов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Простолюбов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Уточкин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Петров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string" calcext:value-type="string">
            <text:p>Сидор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string" calcext:value-type="string">
            <text:p>Уточкин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string" calcext:value-type="string">
            <text:p>Иванов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Мохов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Иванов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string" calcext:value-type="string">
            <text:p>Мохов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Пахом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Простолюбов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Сидор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Мохов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Ежкин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Сидоров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Пахомов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Сидоров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Пахом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Пахомов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string" calcext:value-type="string">
            <text:p>Пахомов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Петров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Простолюбов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Петров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Простолюбов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Петров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Уточкин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Уточ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Ежкин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Пахомов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Простолюбов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Мох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string" calcext:value-type="string">
            <text:p>Сидоров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Пахом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Мохов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Сидор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Мох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Пахомов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Мох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Простолюбов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Иванов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Мохов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Петров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Простолюбов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Простолюб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string" calcext:value-type="string">
            <text:p>Простолюбов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Мохов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Сидоров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Иванов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Уточкин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Петр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string" calcext:value-type="string">
            <text:p>Мохов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Пахомов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Иванов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Уточкин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Пахомов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Ежкин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Петр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Иван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Уточкин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string" calcext:value-type="string">
            <text:p>Уточкин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string" calcext:value-type="string">
            <text:p>Уточкин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Уточкин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Пахомов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string" calcext:value-type="string">
            <text:p>Мохов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Уточкин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string" calcext:value-type="string">
            <text:p>Простолюбов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Мохов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Мохов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string" calcext:value-type="string">
            <text:p>Уточкин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string" calcext:value-type="string">
            <text:p>Простолюб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Петров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Сидоров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Уточкин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Иванов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string" calcext:value-type="string">
            <text:p>Пахомов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Иванов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string" calcext:value-type="string">
            <text:p>Простолюбов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Пахом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Мохов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Ежкин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string" calcext:value-type="string">
            <text:p>Иван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string" calcext:value-type="string">
            <text:p>Уточкин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Мох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Уточкин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Уточкин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Мохов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Ежкин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string" calcext:value-type="string">
            <text:p>Мох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Уточкин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Уточкин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Пахомов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Уточкин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Сидор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Мохов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Иванов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Пахомов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Простолюбов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Мох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Пахомов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Мохов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Сидоров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string" calcext:value-type="string">
            <text:p>Петров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Простолюб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Уточкин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Ежкин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Ежкин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Простолюбов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string" calcext:value-type="string">
            <text:p>Уточкин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Уточкин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Пахомов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Петров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Простолюбов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Пахомов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Мохов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Мох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Еж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Ежкин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Пахомов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Ежкин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Мохов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Сидор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string" calcext:value-type="string">
            <text:p>Простолюб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Пахомов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Иванов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Уточкин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Сидоров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Петр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Простолюбов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Сидоров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Пахомов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Петр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Ежкин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Мохов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string" calcext:value-type="string">
            <text:p>Мохов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Простолюбов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Пахомов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string" calcext:value-type="string">
            <text:p>Ежкин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Пахомов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Ежкин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Простолюбов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Петров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Ежкин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Мохов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Уточкин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Петров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Ежкин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Пахомов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Петров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Простолюбов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Пахомов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Пахомов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Иван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string" calcext:value-type="string">
            <text:p>Сидоров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string" calcext:value-type="string">
            <text:p>Ежкин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Пахомов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Ежкин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Пахом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Иван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Пахомов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Уточкин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Сидоров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Уточкин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Ежкин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string" calcext:value-type="string">
            <text:p>Иванов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Мохов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string" calcext:value-type="string">
            <text:p>Иванов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Простолюб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Уточкин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Мохов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Пахомов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Пахомов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Пахом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Мох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string" calcext:value-type="string">
            <text:p>Мохов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Сидоров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Иванов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Сидор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Простолюбов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string" calcext:value-type="string">
            <text:p>Иван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Ежкин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string" calcext:value-type="string">
            <text:p>Иванов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Иванов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Петров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string" calcext:value-type="string">
            <text:p>Иванов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Ежкин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Пахомов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Иванов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string" calcext:value-type="string">
            <text:p>Уточкин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Петр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string" calcext:value-type="string">
            <text:p>Иванов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Мох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Уточкин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Петров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Уточкин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Сидоров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string" calcext:value-type="string">
            <text:p>Сидоров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Петр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Петров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string" calcext:value-type="string">
            <text:p>Простолюб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Иванов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Простолюбов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string" calcext:value-type="string">
            <text:p>Простолюбов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string" calcext:value-type="string">
            <text:p>Пахомов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string" calcext:value-type="string">
            <text:p>Петров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Сидоров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string" calcext:value-type="string">
            <text:p>Пахомов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Пахомов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string" calcext:value-type="string">
            <text:p>Мохов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string" calcext:value-type="string">
            <text:p>Петров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Уточкин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string" calcext:value-type="string">
            <text:p>Простолюбов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Сидоров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Простолюбов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Мохов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Пахомов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string" calcext:value-type="string">
            <text:p>Иванов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Пахом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Петр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string" calcext:value-type="string">
            <text:p>Ежкин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string" calcext:value-type="string">
            <text:p>Пахомов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Уточкин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Пахомов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string" calcext:value-type="string">
            <text:p>Пет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Мохов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Простолюб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Пахомов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Сидоров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Уточкин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Уточкин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Пахомов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Сидоров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Петр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Простолюбов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Сидор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Петров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Уточкин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Петров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Сидоров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Пахом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Мохов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string" calcext:value-type="string">
            <text:p>Мох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Сидоров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string" calcext:value-type="string">
            <text:p>Пахомов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Петров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string" calcext:value-type="string">
            <text:p>Сидоров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Иванов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string" calcext:value-type="string">
            <text:p>Иванов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string" calcext:value-type="string">
            <text:p>Ежкин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Простолюбов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Сидоров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Петров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Ежкин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Уточкин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Простолюб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Пахомов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Петров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Мох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Мохов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Уточкин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string" calcext:value-type="string">
            <text:p>Пахом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Пахомов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Ежкин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string" calcext:value-type="string">
            <text:p>Пахомов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Мохов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Уточкин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Петров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Мохов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Уточкин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Ежкин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Пахомов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Иванов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Простолюбов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Петров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Мохов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Пахомов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Иванов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Пахом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Сидоров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Пахомов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Иван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Простолюб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Мохов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Простолюбо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Сидоров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Сидоров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Пахомов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Иванов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Петров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Сидоров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Простолюбов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Петр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Уточкин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Простолюбов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Сидор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Петров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Иванов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Сидоров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Петров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Иванов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Уточкин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Уточкин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Мохов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Уточкин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Простолюбов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Уточкин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Сидор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Мохов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Уточкин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Мохов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Ежкин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Сидоров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Петр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string" calcext:value-type="string">
            <text:p>Петр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string" calcext:value-type="string">
            <text:p>Петров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Петров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Ежкин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Простолюбов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Ежкин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Мохов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Уточкин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string" calcext:value-type="string">
            <text:p>Петров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Иван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string" calcext:value-type="string">
            <text:p>Уточкин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Ежкин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string" calcext:value-type="string">
            <text:p>Простолюбов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Ежкин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Сидоров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Пахомов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Иван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Простолюбов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Иванов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string" calcext:value-type="string">
            <text:p>Петров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string" calcext:value-type="string">
            <text:p>Мохов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string" calcext:value-type="string">
            <text:p>Сидор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string" calcext:value-type="string">
            <text:p>Ежкин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Пахом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Уточкин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string" calcext:value-type="string">
            <text:p>Сидор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Иванов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string" calcext:value-type="string">
            <text:p>Простолюбов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Ежкин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string" calcext:value-type="string">
            <text:p>Иван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Уточкин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string" calcext:value-type="string">
            <text:p>Мохов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string" calcext:value-type="string">
            <text:p>Мохов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string" calcext:value-type="string">
            <text:p>Мохов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Пахомов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string" calcext:value-type="string">
            <text:p>Простолюбов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Ежкин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string" calcext:value-type="string">
            <text:p>Петр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string" calcext:value-type="string">
            <text:p>Уточкин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string" calcext:value-type="string">
            <text:p>Петров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string" calcext:value-type="string">
            <text:p>Сидоров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Простолюбов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Сидор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Петр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Простолюбов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Уточкин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Уточкин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Ежкин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Пахом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string" calcext:value-type="string">
            <text:p>Простолюбов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string" calcext:value-type="string">
            <text:p>Уточкин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Мохов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Уточкин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Сидоров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Пахомов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string" calcext:value-type="string">
            <text:p>Иван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string" calcext:value-type="string">
            <text:p>Сидор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Ежкин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Сидоров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Уточкин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Мохов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string" calcext:value-type="string">
            <text:p>Сидор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Пахомов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string" calcext:value-type="string">
            <text:p>Ежкин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Иван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Ежкин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string" calcext:value-type="string">
            <text:p>Пахомо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Ежкин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string" calcext:value-type="string">
            <text:p>Иван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string" calcext:value-type="string">
            <text:p>Простолюбов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Простолюбов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string" calcext:value-type="string">
            <text:p>Петров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Простолюбов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string" calcext:value-type="string">
            <text:p>Пахом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string" calcext:value-type="string">
            <text:p>Пахомов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Иванов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string" calcext:value-type="string">
            <text:p>Петров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string" calcext:value-type="string">
            <text:p>Ежкин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string" calcext:value-type="string">
            <text:p>Петр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string" calcext:value-type="string">
            <text:p>Пахомов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Простолюбов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string" calcext:value-type="string">
            <text:p>Мох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Ежкин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Сидор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string" calcext:value-type="string">
            <text:p>Ежкин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Иван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Уточкин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string" calcext:value-type="string">
            <text:p>Ежкин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Мох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Пахомов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Уточкин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string" calcext:value-type="string">
            <text:p>Петров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string" calcext:value-type="string">
            <text:p>Простолюб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string" calcext:value-type="string">
            <text:p>Уточкин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Простолюбов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string" calcext:value-type="string">
            <text:p>Простолюб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Петров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Сидоров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string" calcext:value-type="string">
            <text:p>Петров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string" calcext:value-type="string">
            <text:p>Уточкин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string" calcext:value-type="string">
            <text:p>Иванов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Пахомов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string" calcext:value-type="string">
            <text:p>Простолюб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Уточкин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Простолюб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Иванов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Иван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string" calcext:value-type="string">
            <text:p>Уточкин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Простолюбов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Простолюбов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string" calcext:value-type="string">
            <text:p>Уточкин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Мох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string" calcext:value-type="string">
            <text:p>Мох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string" calcext:value-type="string">
            <text:p>Петров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Пахомов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Сидоров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string" calcext:value-type="string">
            <text:p>Петров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string" calcext:value-type="string">
            <text:p>Мохов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Мохов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Петров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string" calcext:value-type="string">
            <text:p>Простолюбов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string" calcext:value-type="string">
            <text:p>Мохов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string" calcext:value-type="string">
            <text:p>Ежкин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string" calcext:value-type="string">
            <text:p>Простолюбов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Сидор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string" calcext:value-type="string">
            <text:p>Уточкин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Ежкин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string" calcext:value-type="string">
            <text:p>Простолюб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string" calcext:value-type="string">
            <text:p>Пахомов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Пахомов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Иванов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string" calcext:value-type="string">
            <text:p>Ежкин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string" calcext:value-type="string">
            <text:p>Мохов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Сидоров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Иванов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Пахомов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string" calcext:value-type="string">
            <text:p>Простолюбов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Петр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Петров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string" calcext:value-type="string">
            <text:p>Ежкин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Ежкин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string" calcext:value-type="string">
            <text:p>Уточкин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string" calcext:value-type="string">
            <text:p>Мохов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string" calcext:value-type="string">
            <text:p>Простолюбов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string" calcext:value-type="string">
            <text:p>Простолюбов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string" calcext:value-type="string">
            <text:p>Уточкин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Простолюбов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Ежкин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string" calcext:value-type="string">
            <text:p>Сидоров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Пахомов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Сидоров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Пахомов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Простолюбов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Ежкин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Простолюбов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string" calcext:value-type="string">
            <text:p>Иван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Сидоров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string" calcext:value-type="string">
            <text:p>Пахомов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Простолюб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string" calcext:value-type="string">
            <text:p>Мохов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string" calcext:value-type="string">
            <text:p>Иванов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string" calcext:value-type="string">
            <text:p>Пахом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string" calcext:value-type="string">
            <text:p>Иванов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Петров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string" calcext:value-type="string">
            <text:p>Сидор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Уточкин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Мохов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Мохов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Ежкин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Иванов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string" calcext:value-type="string">
            <text:p>Пахомов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string" calcext:value-type="string">
            <text:p>Пахомов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Ежкин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string" calcext:value-type="string">
            <text:p>Петров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string" calcext:value-type="string">
            <text:p>Петров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string" calcext:value-type="string">
            <text:p>Простолюбов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string" calcext:value-type="string">
            <text:p>Сидоров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string" calcext:value-type="string">
            <text:p>Уточкин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Мохов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string" calcext:value-type="string">
            <text:p>Простолюбов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Петров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string" calcext:value-type="string">
            <text:p>Ежкин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3" calcext:value-type="float">
            <text:p>2213</text:p>
          </table:table-cell>
          <table:table-cell office:value-type="string" calcext:value-type="string">
            <text:p>Пахомов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string" calcext:value-type="string">
            <text:p>Уточкин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Простолюбов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string" calcext:value-type="string">
            <text:p>Сидоров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7" calcext:value-type="float">
            <text:p>2217</text:p>
          </table:table-cell>
          <table:table-cell office:value-type="string" calcext:value-type="string">
            <text:p>Иванов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string" calcext:value-type="string">
            <text:p>Иванов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string" calcext:value-type="string">
            <text:p>Ежкин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string" calcext:value-type="string">
            <text:p>Иванов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string" calcext:value-type="string">
            <text:p>Пахомов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2" calcext:value-type="float">
            <text:p>2222</text:p>
          </table:table-cell>
          <table:table-cell office:value-type="string" calcext:value-type="string">
            <text:p>Петров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string" calcext:value-type="string">
            <text:p>Мохов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string" calcext:value-type="string">
            <text:p>Уточкин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string" calcext:value-type="string">
            <text:p>Ежкин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string" calcext:value-type="string">
            <text:p>Ежкин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string" calcext:value-type="string">
            <text:p>Мохов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string" calcext:value-type="string">
            <text:p>Сидоров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string" calcext:value-type="string">
            <text:p>Пахом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Сидор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string" calcext:value-type="string">
            <text:p>Пахомов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string" calcext:value-type="string">
            <text:p>Уточкин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3" calcext:value-type="float">
            <text:p>2233</text:p>
          </table:table-cell>
          <table:table-cell office:value-type="string" calcext:value-type="string">
            <text:p>Ежкин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string" calcext:value-type="string">
            <text:p>Ежкин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5" calcext:value-type="float">
            <text:p>2235</text:p>
          </table:table-cell>
          <table:table-cell office:value-type="string" calcext:value-type="string">
            <text:p>Иван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Уточкин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7" calcext:value-type="float">
            <text:p>2237</text:p>
          </table:table-cell>
          <table:table-cell office:value-type="string" calcext:value-type="string">
            <text:p>Уточкин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string" calcext:value-type="string">
            <text:p>Иван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string" calcext:value-type="string">
            <text:p>Пахомов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Иванов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string" calcext:value-type="string">
            <text:p>Ежкин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string" calcext:value-type="string">
            <text:p>Пахом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3" calcext:value-type="float">
            <text:p>2243</text:p>
          </table:table-cell>
          <table:table-cell office:value-type="string" calcext:value-type="string">
            <text:p>Простолюбов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4" calcext:value-type="float">
            <text:p>2244</text:p>
          </table:table-cell>
          <table:table-cell office:value-type="string" calcext:value-type="string">
            <text:p>Мохов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string" calcext:value-type="string">
            <text:p>Иванов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string" calcext:value-type="string">
            <text:p>Сидоров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string" calcext:value-type="string">
            <text:p>Иван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string" calcext:value-type="string">
            <text:p>Сидоров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string" calcext:value-type="string">
            <text:p>Уточкин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string" calcext:value-type="string">
            <text:p>Иван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1" calcext:value-type="float">
            <text:p>2251</text:p>
          </table:table-cell>
          <table:table-cell office:value-type="string" calcext:value-type="string">
            <text:p>Иван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string" calcext:value-type="string">
            <text:p>Петров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string" calcext:value-type="string">
            <text:p>Иванов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string" calcext:value-type="string">
            <text:p>Мохов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Петров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6" calcext:value-type="float">
            <text:p>2256</text:p>
          </table:table-cell>
          <table:table-cell office:value-type="string" calcext:value-type="string">
            <text:p>Иванов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string" calcext:value-type="string">
            <text:p>Мохов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8" calcext:value-type="float">
            <text:p>2258</text:p>
          </table:table-cell>
          <table:table-cell office:value-type="string" calcext:value-type="string">
            <text:p>Иванов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string" calcext:value-type="string">
            <text:p>Петров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string" calcext:value-type="string">
            <text:p>Уточкин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string" calcext:value-type="string">
            <text:p>Ежкин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string" calcext:value-type="string">
            <text:p>Простолюб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3" calcext:value-type="float">
            <text:p>2263</text:p>
          </table:table-cell>
          <table:table-cell office:value-type="string" calcext:value-type="string">
            <text:p>Иванов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4" calcext:value-type="float">
            <text:p>2264</text:p>
          </table:table-cell>
          <table:table-cell office:value-type="string" calcext:value-type="string">
            <text:p>Иванов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string" calcext:value-type="string">
            <text:p>Сидоров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6" calcext:value-type="float">
            <text:p>2266</text:p>
          </table:table-cell>
          <table:table-cell office:value-type="string" calcext:value-type="string">
            <text:p>Пахомов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string" calcext:value-type="string">
            <text:p>Петров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string" calcext:value-type="string">
            <text:p>Мох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Ежкин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string" calcext:value-type="string">
            <text:p>Уточкин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string" calcext:value-type="string">
            <text:p>Сидоров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2" calcext:value-type="float">
            <text:p>2272</text:p>
          </table:table-cell>
          <table:table-cell office:value-type="string" calcext:value-type="string">
            <text:p>Иванов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3" calcext:value-type="float">
            <text:p>2273</text:p>
          </table:table-cell>
          <table:table-cell office:value-type="string" calcext:value-type="string">
            <text:p>Уточкин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4" calcext:value-type="float">
            <text:p>2274</text:p>
          </table:table-cell>
          <table:table-cell office:value-type="string" calcext:value-type="string">
            <text:p>Простолюбов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5" calcext:value-type="float">
            <text:p>2275</text:p>
          </table:table-cell>
          <table:table-cell office:value-type="string" calcext:value-type="string">
            <text:p>Ежкин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6" calcext:value-type="float">
            <text:p>2276</text:p>
          </table:table-cell>
          <table:table-cell office:value-type="string" calcext:value-type="string">
            <text:p>Мох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7" calcext:value-type="float">
            <text:p>2277</text:p>
          </table:table-cell>
          <table:table-cell office:value-type="string" calcext:value-type="string">
            <text:p>Пахомов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8" calcext:value-type="float">
            <text:p>2278</text:p>
          </table:table-cell>
          <table:table-cell office:value-type="string" calcext:value-type="string">
            <text:p>Мохов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79" calcext:value-type="float">
            <text:p>2279</text:p>
          </table:table-cell>
          <table:table-cell office:value-type="string" calcext:value-type="string">
            <text:p>Уточкин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string" calcext:value-type="string">
            <text:p>Пахом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1" calcext:value-type="float">
            <text:p>2281</text:p>
          </table:table-cell>
          <table:table-cell office:value-type="string" calcext:value-type="string">
            <text:p>Уточкин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2" calcext:value-type="float">
            <text:p>2282</text:p>
          </table:table-cell>
          <table:table-cell office:value-type="string" calcext:value-type="string">
            <text:p>Ежкин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3" calcext:value-type="float">
            <text:p>2283</text:p>
          </table:table-cell>
          <table:table-cell office:value-type="string" calcext:value-type="string">
            <text:p>Простолюбов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4" calcext:value-type="float">
            <text:p>2284</text:p>
          </table:table-cell>
          <table:table-cell office:value-type="string" calcext:value-type="string">
            <text:p>Иванов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5" calcext:value-type="float">
            <text:p>2285</text:p>
          </table:table-cell>
          <table:table-cell office:value-type="string" calcext:value-type="string">
            <text:p>Иванов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6" calcext:value-type="float">
            <text:p>2286</text:p>
          </table:table-cell>
          <table:table-cell office:value-type="string" calcext:value-type="string">
            <text:p>Мохов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7" calcext:value-type="float">
            <text:p>2287</text:p>
          </table:table-cell>
          <table:table-cell office:value-type="string" calcext:value-type="string">
            <text:p>Петров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8" calcext:value-type="float">
            <text:p>2288</text:p>
          </table:table-cell>
          <table:table-cell office:value-type="string" calcext:value-type="string">
            <text:p>Простолюбов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string" calcext:value-type="string">
            <text:p>Сидоров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0" calcext:value-type="float">
            <text:p>2290</text:p>
          </table:table-cell>
          <table:table-cell office:value-type="string" calcext:value-type="string">
            <text:p>Ежкин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Ежкин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2" calcext:value-type="float">
            <text:p>2292</text:p>
          </table:table-cell>
          <table:table-cell office:value-type="string" calcext:value-type="string">
            <text:p>Простолюбов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3" calcext:value-type="float">
            <text:p>2293</text:p>
          </table:table-cell>
          <table:table-cell office:value-type="string" calcext:value-type="string">
            <text:p>Ежкин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4" calcext:value-type="float">
            <text:p>2294</text:p>
          </table:table-cell>
          <table:table-cell office:value-type="string" calcext:value-type="string">
            <text:p>Мохов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5" calcext:value-type="float">
            <text:p>2295</text:p>
          </table:table-cell>
          <table:table-cell office:value-type="string" calcext:value-type="string">
            <text:p>Иванов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6" calcext:value-type="float">
            <text:p>2296</text:p>
          </table:table-cell>
          <table:table-cell office:value-type="string" calcext:value-type="string">
            <text:p>Сидоров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7" calcext:value-type="float">
            <text:p>2297</text:p>
          </table:table-cell>
          <table:table-cell office:value-type="string" calcext:value-type="string">
            <text:p>Уточкин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8" calcext:value-type="float">
            <text:p>2298</text:p>
          </table:table-cell>
          <table:table-cell office:value-type="string" calcext:value-type="string">
            <text:p>Иван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string" calcext:value-type="string">
            <text:p>Мохов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string" calcext:value-type="string">
            <text:p>Пахом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string" calcext:value-type="string">
            <text:p>Сидо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2" calcext:value-type="float">
            <text:p>2302</text:p>
          </table:table-cell>
          <table:table-cell office:value-type="string" calcext:value-type="string">
            <text:p>Петров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3" calcext:value-type="float">
            <text:p>2303</text:p>
          </table:table-cell>
          <table:table-cell office:value-type="string" calcext:value-type="string">
            <text:p>Мохов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4" calcext:value-type="float">
            <text:p>2304</text:p>
          </table:table-cell>
          <table:table-cell office:value-type="string" calcext:value-type="string">
            <text:p>Иван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5" calcext:value-type="float">
            <text:p>2305</text:p>
          </table:table-cell>
          <table:table-cell office:value-type="string" calcext:value-type="string">
            <text:p>Ежкин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6" calcext:value-type="float">
            <text:p>2306</text:p>
          </table:table-cell>
          <table:table-cell office:value-type="string" calcext:value-type="string">
            <text:p>Мохов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7" calcext:value-type="float">
            <text:p>2307</text:p>
          </table:table-cell>
          <table:table-cell office:value-type="string" calcext:value-type="string">
            <text:p>Пахомов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8" calcext:value-type="float">
            <text:p>2308</text:p>
          </table:table-cell>
          <table:table-cell office:value-type="string" calcext:value-type="string">
            <text:p>Пахомов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09" calcext:value-type="float">
            <text:p>2309</text:p>
          </table:table-cell>
          <table:table-cell office:value-type="string" calcext:value-type="string">
            <text:p>Иван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0" calcext:value-type="float">
            <text:p>2310</text:p>
          </table:table-cell>
          <table:table-cell office:value-type="string" calcext:value-type="string">
            <text:p>Сидоров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1" calcext:value-type="float">
            <text:p>2311</text:p>
          </table:table-cell>
          <table:table-cell office:value-type="string" calcext:value-type="string">
            <text:p>Иванов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string" calcext:value-type="string">
            <text:p>Петр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3" calcext:value-type="float">
            <text:p>2313</text:p>
          </table:table-cell>
          <table:table-cell office:value-type="string" calcext:value-type="string">
            <text:p>Уточкин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string" calcext:value-type="string">
            <text:p>Сидоров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5" calcext:value-type="float">
            <text:p>2315</text:p>
          </table:table-cell>
          <table:table-cell office:value-type="string" calcext:value-type="string">
            <text:p>Простолюбов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6" calcext:value-type="float">
            <text:p>2316</text:p>
          </table:table-cell>
          <table:table-cell office:value-type="string" calcext:value-type="string">
            <text:p>Простолюб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7" calcext:value-type="float">
            <text:p>2317</text:p>
          </table:table-cell>
          <table:table-cell office:value-type="string" calcext:value-type="string">
            <text:p>Ежкин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8" calcext:value-type="float">
            <text:p>2318</text:p>
          </table:table-cell>
          <table:table-cell office:value-type="string" calcext:value-type="string">
            <text:p>Пахомов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19" calcext:value-type="float">
            <text:p>2319</text:p>
          </table:table-cell>
          <table:table-cell office:value-type="string" calcext:value-type="string">
            <text:p>Петров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0" calcext:value-type="float">
            <text:p>2320</text:p>
          </table:table-cell>
          <table:table-cell office:value-type="string" calcext:value-type="string">
            <text:p>Иванов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1" calcext:value-type="float">
            <text:p>2321</text:p>
          </table:table-cell>
          <table:table-cell office:value-type="string" calcext:value-type="string">
            <text:p>Мохов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2" calcext:value-type="float">
            <text:p>2322</text:p>
          </table:table-cell>
          <table:table-cell office:value-type="string" calcext:value-type="string">
            <text:p>Ежкин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3" calcext:value-type="float">
            <text:p>2323</text:p>
          </table:table-cell>
          <table:table-cell office:value-type="string" calcext:value-type="string">
            <text:p>Мох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4" calcext:value-type="float">
            <text:p>2324</text:p>
          </table:table-cell>
          <table:table-cell office:value-type="string" calcext:value-type="string">
            <text:p>Простолюб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5" calcext:value-type="float">
            <text:p>2325</text:p>
          </table:table-cell>
          <table:table-cell office:value-type="string" calcext:value-type="string">
            <text:p>Сидоров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6" calcext:value-type="float">
            <text:p>2326</text:p>
          </table:table-cell>
          <table:table-cell office:value-type="string" calcext:value-type="string">
            <text:p>Ежкин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7" calcext:value-type="float">
            <text:p>2327</text:p>
          </table:table-cell>
          <table:table-cell office:value-type="string" calcext:value-type="string">
            <text:p>Иванов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8" calcext:value-type="float">
            <text:p>2328</text:p>
          </table:table-cell>
          <table:table-cell office:value-type="string" calcext:value-type="string">
            <text:p>Уточкин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29" calcext:value-type="float">
            <text:p>2329</text:p>
          </table:table-cell>
          <table:table-cell office:value-type="string" calcext:value-type="string">
            <text:p>Мохов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0" calcext:value-type="float">
            <text:p>2330</text:p>
          </table:table-cell>
          <table:table-cell office:value-type="string" calcext:value-type="string">
            <text:p>Уточки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string" calcext:value-type="string">
            <text:p>Простолюб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string" calcext:value-type="string">
            <text:p>Уточкин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3" calcext:value-type="float">
            <text:p>2333</text:p>
          </table:table-cell>
          <table:table-cell office:value-type="string" calcext:value-type="string">
            <text:p>Уточкин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4" calcext:value-type="float">
            <text:p>2334</text:p>
          </table:table-cell>
          <table:table-cell office:value-type="string" calcext:value-type="string">
            <text:p>Иван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5" calcext:value-type="float">
            <text:p>2335</text:p>
          </table:table-cell>
          <table:table-cell office:value-type="string" calcext:value-type="string">
            <text:p>Сидоров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6" calcext:value-type="float">
            <text:p>2336</text:p>
          </table:table-cell>
          <table:table-cell office:value-type="string" calcext:value-type="string">
            <text:p>Петров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7" calcext:value-type="float">
            <text:p>2337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8" calcext:value-type="float">
            <text:p>2338</text:p>
          </table:table-cell>
          <table:table-cell office:value-type="string" calcext:value-type="string">
            <text:p>Уточкин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39" calcext:value-type="float">
            <text:p>2339</text:p>
          </table:table-cell>
          <table:table-cell office:value-type="string" calcext:value-type="string">
            <text:p>Ежкин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string" calcext:value-type="string">
            <text:p>Петров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1" calcext:value-type="float">
            <text:p>2341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Простолюбов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3" calcext:value-type="float">
            <text:p>2343</text:p>
          </table:table-cell>
          <table:table-cell office:value-type="string" calcext:value-type="string">
            <text:p>Уточкин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4" calcext:value-type="float">
            <text:p>2344</text:p>
          </table:table-cell>
          <table:table-cell office:value-type="string" calcext:value-type="string">
            <text:p>Петров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5" calcext:value-type="float">
            <text:p>2345</text:p>
          </table:table-cell>
          <table:table-cell office:value-type="string" calcext:value-type="string">
            <text:p>Сидоров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6" calcext:value-type="float">
            <text:p>2346</text:p>
          </table:table-cell>
          <table:table-cell office:value-type="string" calcext:value-type="string">
            <text:p>Уточкин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7" calcext:value-type="float">
            <text:p>2347</text:p>
          </table:table-cell>
          <table:table-cell office:value-type="string" calcext:value-type="string">
            <text:p>Мохов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8" calcext:value-type="float">
            <text:p>2348</text:p>
          </table:table-cell>
          <table:table-cell office:value-type="string" calcext:value-type="string">
            <text:p>Ежкин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Иванов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string" calcext:value-type="string">
            <text:p>Петров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1" calcext:value-type="float">
            <text:p>2351</text:p>
          </table:table-cell>
          <table:table-cell office:value-type="string" calcext:value-type="string">
            <text:p>Ежкин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2" calcext:value-type="float">
            <text:p>2352</text:p>
          </table:table-cell>
          <table:table-cell office:value-type="string" calcext:value-type="string">
            <text:p>Уточкин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3" calcext:value-type="float">
            <text:p>2353</text:p>
          </table:table-cell>
          <table:table-cell office:value-type="string" calcext:value-type="string">
            <text:p>Мохов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4" calcext:value-type="float">
            <text:p>2354</text:p>
          </table:table-cell>
          <table:table-cell office:value-type="string" calcext:value-type="string">
            <text:p>Мох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5" calcext:value-type="float">
            <text:p>2355</text:p>
          </table:table-cell>
          <table:table-cell office:value-type="string" calcext:value-type="string">
            <text:p>Петров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6" calcext:value-type="float">
            <text:p>2356</text:p>
          </table:table-cell>
          <table:table-cell office:value-type="string" calcext:value-type="string">
            <text:p>Ежкин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7" calcext:value-type="float">
            <text:p>2357</text:p>
          </table:table-cell>
          <table:table-cell office:value-type="string" calcext:value-type="string">
            <text:p>Иванов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8" calcext:value-type="float">
            <text:p>2358</text:p>
          </table:table-cell>
          <table:table-cell office:value-type="string" calcext:value-type="string">
            <text:p>Мохов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59" calcext:value-type="float">
            <text:p>2359</text:p>
          </table:table-cell>
          <table:table-cell office:value-type="string" calcext:value-type="string">
            <text:p>Мохов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0" calcext:value-type="float">
            <text:p>2360</text:p>
          </table:table-cell>
          <table:table-cell office:value-type="string" calcext:value-type="string">
            <text:p>Простолюбов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1" calcext:value-type="float">
            <text:p>2361</text:p>
          </table:table-cell>
          <table:table-cell office:value-type="string" calcext:value-type="string">
            <text:p>Простолюбов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2" calcext:value-type="float">
            <text:p>2362</text:p>
          </table:table-cell>
          <table:table-cell office:value-type="string" calcext:value-type="string">
            <text:p>Простолюбов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3" calcext:value-type="float">
            <text:p>2363</text:p>
          </table:table-cell>
          <table:table-cell office:value-type="string" calcext:value-type="string">
            <text:p>Мохов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string" calcext:value-type="string">
            <text:p>Уточкин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5" calcext:value-type="float">
            <text:p>2365</text:p>
          </table:table-cell>
          <table:table-cell office:value-type="string" calcext:value-type="string">
            <text:p>Иванов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6" calcext:value-type="float">
            <text:p>2366</text:p>
          </table:table-cell>
          <table:table-cell office:value-type="string" calcext:value-type="string">
            <text:p>Иванов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7" calcext:value-type="float">
            <text:p>2367</text:p>
          </table:table-cell>
          <table:table-cell office:value-type="string" calcext:value-type="string">
            <text:p>Пахомов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8" calcext:value-type="float">
            <text:p>2368</text:p>
          </table:table-cell>
          <table:table-cell office:value-type="string" calcext:value-type="string">
            <text:p>Простолюбов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69" calcext:value-type="float">
            <text:p>2369</text:p>
          </table:table-cell>
          <table:table-cell office:value-type="string" calcext:value-type="string">
            <text:p>Ежкин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0" calcext:value-type="float">
            <text:p>2370</text:p>
          </table:table-cell>
          <table:table-cell office:value-type="string" calcext:value-type="string">
            <text:p>Мохов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string" calcext:value-type="string">
            <text:p>Простолюб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2" calcext:value-type="float">
            <text:p>2372</text:p>
          </table:table-cell>
          <table:table-cell office:value-type="string" calcext:value-type="string">
            <text:p>Мох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3" calcext:value-type="float">
            <text:p>2373</text:p>
          </table:table-cell>
          <table:table-cell office:value-type="string" calcext:value-type="string">
            <text:p>Петров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string" calcext:value-type="string">
            <text:p>Иванов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5" calcext:value-type="float">
            <text:p>2375</text:p>
          </table:table-cell>
          <table:table-cell office:value-type="string" calcext:value-type="string">
            <text:p>Петр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6" calcext:value-type="float">
            <text:p>2376</text:p>
          </table:table-cell>
          <table:table-cell office:value-type="string" calcext:value-type="string">
            <text:p>Простолюбов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7" calcext:value-type="float">
            <text:p>2377</text:p>
          </table:table-cell>
          <table:table-cell office:value-type="string" calcext:value-type="string">
            <text:p>Сидоров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8" calcext:value-type="float">
            <text:p>2378</text:p>
          </table:table-cell>
          <table:table-cell office:value-type="string" calcext:value-type="string">
            <text:p>Иванов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79" calcext:value-type="float">
            <text:p>2379</text:p>
          </table:table-cell>
          <table:table-cell office:value-type="string" calcext:value-type="string">
            <text:p>Простолюбов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string" calcext:value-type="string">
            <text:p>Пахомов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1" calcext:value-type="float">
            <text:p>2381</text:p>
          </table:table-cell>
          <table:table-cell office:value-type="string" calcext:value-type="string">
            <text:p>Простолюбов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2" calcext:value-type="float">
            <text:p>2382</text:p>
          </table:table-cell>
          <table:table-cell office:value-type="string" calcext:value-type="string">
            <text:p>Иванов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3" calcext:value-type="float">
            <text:p>2383</text:p>
          </table:table-cell>
          <table:table-cell office:value-type="string" calcext:value-type="string">
            <text:p>Мохов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4" calcext:value-type="float">
            <text:p>2384</text:p>
          </table:table-cell>
          <table:table-cell office:value-type="string" calcext:value-type="string">
            <text:p>Уточкин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5" calcext:value-type="float">
            <text:p>2385</text:p>
          </table:table-cell>
          <table:table-cell office:value-type="string" calcext:value-type="string">
            <text:p>Уточкин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6" calcext:value-type="float">
            <text:p>2386</text:p>
          </table:table-cell>
          <table:table-cell office:value-type="string" calcext:value-type="string">
            <text:p>Мохов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7" calcext:value-type="float">
            <text:p>2387</text:p>
          </table:table-cell>
          <table:table-cell office:value-type="string" calcext:value-type="string">
            <text:p>Пахомов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8" calcext:value-type="float">
            <text:p>2388</text:p>
          </table:table-cell>
          <table:table-cell office:value-type="string" calcext:value-type="string">
            <text:p>Простолюб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89" calcext:value-type="float">
            <text:p>2389</text:p>
          </table:table-cell>
          <table:table-cell office:value-type="string" calcext:value-type="string">
            <text:p>Простолюбов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0" calcext:value-type="float">
            <text:p>2390</text:p>
          </table:table-cell>
          <table:table-cell office:value-type="string" calcext:value-type="string">
            <text:p>Простолюб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1" calcext:value-type="float">
            <text:p>2391</text:p>
          </table:table-cell>
          <table:table-cell office:value-type="string" calcext:value-type="string">
            <text:p>Пахомов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2" calcext:value-type="float">
            <text:p>2392</text:p>
          </table:table-cell>
          <table:table-cell office:value-type="string" calcext:value-type="string">
            <text:p>Пахом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3" calcext:value-type="float">
            <text:p>2393</text:p>
          </table:table-cell>
          <table:table-cell office:value-type="string" calcext:value-type="string">
            <text:p>Простолюбов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4" calcext:value-type="float">
            <text:p>2394</text:p>
          </table:table-cell>
          <table:table-cell office:value-type="string" calcext:value-type="string">
            <text:p>Мохов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5" calcext:value-type="float">
            <text:p>2395</text:p>
          </table:table-cell>
          <table:table-cell office:value-type="string" calcext:value-type="string">
            <text:p>Ежкин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6" calcext:value-type="float">
            <text:p>2396</text:p>
          </table:table-cell>
          <table:table-cell office:value-type="string" calcext:value-type="string">
            <text:p>Петров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string" calcext:value-type="string">
            <text:p>Петров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string" calcext:value-type="string">
            <text:p>Пахомов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string" calcext:value-type="string">
            <text:p>Пахомов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string" calcext:value-type="string">
            <text:p>Простолюбов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string" calcext:value-type="string">
            <text:p>Иванов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2" calcext:value-type="float">
            <text:p>2402</text:p>
          </table:table-cell>
          <table:table-cell office:value-type="string" calcext:value-type="string">
            <text:p>Петров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3" calcext:value-type="float">
            <text:p>2403</text:p>
          </table:table-cell>
          <table:table-cell office:value-type="string" calcext:value-type="string">
            <text:p>Мохов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4" calcext:value-type="float">
            <text:p>2404</text:p>
          </table:table-cell>
          <table:table-cell office:value-type="string" calcext:value-type="string">
            <text:p>Петров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5" calcext:value-type="float">
            <text:p>2405</text:p>
          </table:table-cell>
          <table:table-cell office:value-type="string" calcext:value-type="string">
            <text:p>Мох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6" calcext:value-type="float">
            <text:p>2406</text:p>
          </table:table-cell>
          <table:table-cell office:value-type="string" calcext:value-type="string">
            <text:p>Пахомов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7" calcext:value-type="float">
            <text:p>2407</text:p>
          </table:table-cell>
          <table:table-cell office:value-type="string" calcext:value-type="string">
            <text:p>Иванов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8" calcext:value-type="float">
            <text:p>2408</text:p>
          </table:table-cell>
          <table:table-cell office:value-type="string" calcext:value-type="string">
            <text:p>Петров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Пахом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string" calcext:value-type="string">
            <text:p>Сидоров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1" calcext:value-type="float">
            <text:p>2411</text:p>
          </table:table-cell>
          <table:table-cell office:value-type="string" calcext:value-type="string">
            <text:p>Мох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2" calcext:value-type="float">
            <text:p>2412</text:p>
          </table:table-cell>
          <table:table-cell office:value-type="string" calcext:value-type="string">
            <text:p>Простолюбов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3" calcext:value-type="float">
            <text:p>2413</text:p>
          </table:table-cell>
          <table:table-cell office:value-type="string" calcext:value-type="string">
            <text:p>Уточкин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4" calcext:value-type="float">
            <text:p>2414</text:p>
          </table:table-cell>
          <table:table-cell office:value-type="string" calcext:value-type="string">
            <text:p>Уточкин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5" calcext:value-type="float">
            <text:p>2415</text:p>
          </table:table-cell>
          <table:table-cell office:value-type="string" calcext:value-type="string">
            <text:p>Ежкин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6" calcext:value-type="float">
            <text:p>2416</text:p>
          </table:table-cell>
          <table:table-cell office:value-type="string" calcext:value-type="string">
            <text:p>Ежкин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7" calcext:value-type="float">
            <text:p>2417</text:p>
          </table:table-cell>
          <table:table-cell office:value-type="string" calcext:value-type="string">
            <text:p>Мохов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8" calcext:value-type="float">
            <text:p>2418</text:p>
          </table:table-cell>
          <table:table-cell office:value-type="string" calcext:value-type="string">
            <text:p>Ежкин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19" calcext:value-type="float">
            <text:p>2419</text:p>
          </table:table-cell>
          <table:table-cell office:value-type="string" calcext:value-type="string">
            <text:p>Простолюбов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string" calcext:value-type="string">
            <text:p>Простолюбов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1" calcext:value-type="float">
            <text:p>2421</text:p>
          </table:table-cell>
          <table:table-cell office:value-type="string" calcext:value-type="string">
            <text:p>Уточкин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2" calcext:value-type="float">
            <text:p>2422</text:p>
          </table:table-cell>
          <table:table-cell office:value-type="string" calcext:value-type="string">
            <text:p>Уточкин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3" calcext:value-type="float">
            <text:p>2423</text:p>
          </table:table-cell>
          <table:table-cell office:value-type="string" calcext:value-type="string">
            <text:p>Сидоров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4" calcext:value-type="float">
            <text:p>2424</text:p>
          </table:table-cell>
          <table:table-cell office:value-type="string" calcext:value-type="string">
            <text:p>Простолюбов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5" calcext:value-type="float">
            <text:p>2425</text:p>
          </table:table-cell>
          <table:table-cell office:value-type="string" calcext:value-type="string">
            <text:p>Иванов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6" calcext:value-type="float">
            <text:p>2426</text:p>
          </table:table-cell>
          <table:table-cell office:value-type="string" calcext:value-type="string">
            <text:p>Иванов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7" calcext:value-type="float">
            <text:p>2427</text:p>
          </table:table-cell>
          <table:table-cell office:value-type="string" calcext:value-type="string">
            <text:p>Петр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8" calcext:value-type="float">
            <text:p>2428</text:p>
          </table:table-cell>
          <table:table-cell office:value-type="string" calcext:value-type="string">
            <text:p>Уточкин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29" calcext:value-type="float">
            <text:p>2429</text:p>
          </table:table-cell>
          <table:table-cell office:value-type="string" calcext:value-type="string">
            <text:p>Мохов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string" calcext:value-type="string">
            <text:p>Петров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1" calcext:value-type="float">
            <text:p>2431</text:p>
          </table:table-cell>
          <table:table-cell office:value-type="string" calcext:value-type="string">
            <text:p>Иванов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2" calcext:value-type="float">
            <text:p>2432</text:p>
          </table:table-cell>
          <table:table-cell office:value-type="string" calcext:value-type="string">
            <text:p>Иванов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3" calcext:value-type="float">
            <text:p>2433</text:p>
          </table:table-cell>
          <table:table-cell office:value-type="string" calcext:value-type="string">
            <text:p>Мохов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4" calcext:value-type="float">
            <text:p>2434</text:p>
          </table:table-cell>
          <table:table-cell office:value-type="string" calcext:value-type="string">
            <text:p>Иванов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5" calcext:value-type="float">
            <text:p>2435</text:p>
          </table:table-cell>
          <table:table-cell office:value-type="string" calcext:value-type="string">
            <text:p>Сидор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6" calcext:value-type="float">
            <text:p>2436</text:p>
          </table:table-cell>
          <table:table-cell office:value-type="string" calcext:value-type="string">
            <text:p>Петров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7" calcext:value-type="float">
            <text:p>2437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8" calcext:value-type="float">
            <text:p>2438</text:p>
          </table:table-cell>
          <table:table-cell office:value-type="string" calcext:value-type="string">
            <text:p>Ежкин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39" calcext:value-type="float">
            <text:p>2439</text:p>
          </table:table-cell>
          <table:table-cell office:value-type="string" calcext:value-type="string">
            <text:p>Уточкин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0" calcext:value-type="float">
            <text:p>2440</text:p>
          </table:table-cell>
          <table:table-cell office:value-type="string" calcext:value-type="string">
            <text:p>Ежкин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1" calcext:value-type="float">
            <text:p>2441</text:p>
          </table:table-cell>
          <table:table-cell office:value-type="string" calcext:value-type="string">
            <text:p>Мохов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2" calcext:value-type="float">
            <text:p>2442</text:p>
          </table:table-cell>
          <table:table-cell office:value-type="string" calcext:value-type="string">
            <text:p>Простолюбов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string" calcext:value-type="string">
            <text:p>Пахомов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string" calcext:value-type="string">
            <text:p>Пахомов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string" calcext:value-type="string">
            <text:p>Петров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string" calcext:value-type="string">
            <text:p>Ежкин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string" calcext:value-type="string">
            <text:p>Петров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string" calcext:value-type="string">
            <text:p>Мохов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string" calcext:value-type="string">
            <text:p>Иван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string" calcext:value-type="string">
            <text:p>Пахомов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string" calcext:value-type="string">
            <text:p>Простолюбов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string" calcext:value-type="string">
            <text:p>Уточкин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Петр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4" calcext:value-type="float">
            <text:p>2454</text:p>
          </table:table-cell>
          <table:table-cell office:value-type="string" calcext:value-type="string">
            <text:p>Сидоров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string" calcext:value-type="string">
            <text:p>Уточкин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6" calcext:value-type="float">
            <text:p>2456</text:p>
          </table:table-cell>
          <table:table-cell office:value-type="string" calcext:value-type="string">
            <text:p>Пахомов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string" calcext:value-type="string">
            <text:p>Ежкин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8" calcext:value-type="float">
            <text:p>2458</text:p>
          </table:table-cell>
          <table:table-cell office:value-type="string" calcext:value-type="string">
            <text:p>Пахомов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string" calcext:value-type="string">
            <text:p>Сидоров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Мохов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1" calcext:value-type="float">
            <text:p>2461</text:p>
          </table:table-cell>
          <table:table-cell office:value-type="string" calcext:value-type="string">
            <text:p>Петров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2" calcext:value-type="float">
            <text:p>2462</text:p>
          </table:table-cell>
          <table:table-cell office:value-type="string" calcext:value-type="string">
            <text:p>Сидоров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3" calcext:value-type="float">
            <text:p>2463</text:p>
          </table:table-cell>
          <table:table-cell office:value-type="string" calcext:value-type="string">
            <text:p>Мохов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4" calcext:value-type="float">
            <text:p>2464</text:p>
          </table:table-cell>
          <table:table-cell office:value-type="string" calcext:value-type="string">
            <text:p>Простолюбов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5" calcext:value-type="float">
            <text:p>2465</text:p>
          </table:table-cell>
          <table:table-cell office:value-type="string" calcext:value-type="string">
            <text:p>Уточкин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6" calcext:value-type="float">
            <text:p>2466</text:p>
          </table:table-cell>
          <table:table-cell office:value-type="string" calcext:value-type="string">
            <text:p>Иванов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string" calcext:value-type="string">
            <text:p>Уточкин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8" calcext:value-type="float">
            <text:p>2468</text:p>
          </table:table-cell>
          <table:table-cell office:value-type="string" calcext:value-type="string">
            <text:p>Ежкин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69" calcext:value-type="float">
            <text:p>2469</text:p>
          </table:table-cell>
          <table:table-cell office:value-type="string" calcext:value-type="string">
            <text:p>Иванов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string" calcext:value-type="string">
            <text:p>Иванов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1" calcext:value-type="float">
            <text:p>2471</text:p>
          </table:table-cell>
          <table:table-cell office:value-type="string" calcext:value-type="string">
            <text:p>Сидоров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2" calcext:value-type="float">
            <text:p>2472</text:p>
          </table:table-cell>
          <table:table-cell office:value-type="string" calcext:value-type="string">
            <text:p>Ежкин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3" calcext:value-type="float">
            <text:p>2473</text:p>
          </table:table-cell>
          <table:table-cell office:value-type="string" calcext:value-type="string">
            <text:p>Уточкин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4" calcext:value-type="float">
            <text:p>2474</text:p>
          </table:table-cell>
          <table:table-cell office:value-type="string" calcext:value-type="string">
            <text:p>Ежкин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string" calcext:value-type="string">
            <text:p>Пахомов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string" calcext:value-type="string">
            <text:p>Сидоров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7" calcext:value-type="float">
            <text:p>2477</text:p>
          </table:table-cell>
          <table:table-cell office:value-type="string" calcext:value-type="string">
            <text:p>Мохов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79" calcext:value-type="float">
            <text:p>2479</text:p>
          </table:table-cell>
          <table:table-cell office:value-type="string" calcext:value-type="string">
            <text:p>Уточкин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string" calcext:value-type="string">
            <text:p>Простолюбов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string" calcext:value-type="string">
            <text:p>Ежкин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2" calcext:value-type="float">
            <text:p>2482</text:p>
          </table:table-cell>
          <table:table-cell office:value-type="string" calcext:value-type="string">
            <text:p>Петров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Простолюбов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string" calcext:value-type="string">
            <text:p>Простолюбов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string" calcext:value-type="string">
            <text:p>Петров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6" calcext:value-type="float">
            <text:p>2486</text:p>
          </table:table-cell>
          <table:table-cell office:value-type="string" calcext:value-type="string">
            <text:p>Пахомов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7" calcext:value-type="float">
            <text:p>2487</text:p>
          </table:table-cell>
          <table:table-cell office:value-type="string" calcext:value-type="string">
            <text:p>Мох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8" calcext:value-type="float">
            <text:p>2488</text:p>
          </table:table-cell>
          <table:table-cell office:value-type="string" calcext:value-type="string">
            <text:p>Пахом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string" calcext:value-type="string">
            <text:p>Петров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string" calcext:value-type="string">
            <text:p>Уточкин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1" calcext:value-type="float">
            <text:p>2491</text:p>
          </table:table-cell>
          <table:table-cell office:value-type="string" calcext:value-type="string">
            <text:p>Ежкин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string" calcext:value-type="string">
            <text:p>Сидор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3" calcext:value-type="float">
            <text:p>2493</text:p>
          </table:table-cell>
          <table:table-cell office:value-type="string" calcext:value-type="string">
            <text:p>Мохов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4" calcext:value-type="float">
            <text:p>2494</text:p>
          </table:table-cell>
          <table:table-cell office:value-type="string" calcext:value-type="string">
            <text:p>Простолюб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5" calcext:value-type="float">
            <text:p>2495</text:p>
          </table:table-cell>
          <table:table-cell office:value-type="string" calcext:value-type="string">
            <text:p>Простолюб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6" calcext:value-type="float">
            <text:p>2496</text:p>
          </table:table-cell>
          <table:table-cell office:value-type="string" calcext:value-type="string">
            <text:p>Иванов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7" calcext:value-type="float">
            <text:p>2497</text:p>
          </table:table-cell>
          <table:table-cell office:value-type="string" calcext:value-type="string">
            <text:p>Простолюбов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8" calcext:value-type="float">
            <text:p>2498</text:p>
          </table:table-cell>
          <table:table-cell office:value-type="string" calcext:value-type="string">
            <text:p>Иванов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string" calcext:value-type="string">
            <text:p>Иванов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string" calcext:value-type="string">
            <text:p>Иванов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string" calcext:value-type="string">
            <text:p>Сидоров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string" calcext:value-type="string">
            <text:p>Сидоров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3" calcext:value-type="float">
            <text:p>2503</text:p>
          </table:table-cell>
          <table:table-cell office:value-type="string" calcext:value-type="string">
            <text:p>Пахомов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4" calcext:value-type="float">
            <text:p>2504</text:p>
          </table:table-cell>
          <table:table-cell office:value-type="string" calcext:value-type="string">
            <text:p>Простолюбов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5" calcext:value-type="float">
            <text:p>2505</text:p>
          </table:table-cell>
          <table:table-cell office:value-type="string" calcext:value-type="string">
            <text:p>Уточкин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6" calcext:value-type="float">
            <text:p>2506</text:p>
          </table:table-cell>
          <table:table-cell office:value-type="string" calcext:value-type="string">
            <text:p>Простолюбов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7" calcext:value-type="float">
            <text:p>2507</text:p>
          </table:table-cell>
          <table:table-cell office:value-type="string" calcext:value-type="string">
            <text:p>Петров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8" calcext:value-type="float">
            <text:p>2508</text:p>
          </table:table-cell>
          <table:table-cell office:value-type="string" calcext:value-type="string">
            <text:p>Уточкин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09" calcext:value-type="float">
            <text:p>2509</text:p>
          </table:table-cell>
          <table:table-cell office:value-type="string" calcext:value-type="string">
            <text:p>Простолюб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string" calcext:value-type="string">
            <text:p>Мохов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string" calcext:value-type="string">
            <text:p>Мох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2" calcext:value-type="float">
            <text:p>2512</text:p>
          </table:table-cell>
          <table:table-cell office:value-type="string" calcext:value-type="string">
            <text:p>Сидоров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3" calcext:value-type="float">
            <text:p>2513</text:p>
          </table:table-cell>
          <table:table-cell office:value-type="string" calcext:value-type="string">
            <text:p>Ежкин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4" calcext:value-type="float">
            <text:p>2514</text:p>
          </table:table-cell>
          <table:table-cell office:value-type="string" calcext:value-type="string">
            <text:p>Ежкин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5" calcext:value-type="float">
            <text:p>2515</text:p>
          </table:table-cell>
          <table:table-cell office:value-type="string" calcext:value-type="string">
            <text:p>Мох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string" calcext:value-type="string">
            <text:p>Петров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7" calcext:value-type="float">
            <text:p>2517</text:p>
          </table:table-cell>
          <table:table-cell office:value-type="string" calcext:value-type="string">
            <text:p>Петр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string" calcext:value-type="string">
            <text:p>Пахомов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19" calcext:value-type="float">
            <text:p>2519</text:p>
          </table:table-cell>
          <table:table-cell office:value-type="string" calcext:value-type="string">
            <text:p>Пахомов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string" calcext:value-type="string">
            <text:p>Сидор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1" calcext:value-type="float">
            <text:p>2521</text:p>
          </table:table-cell>
          <table:table-cell office:value-type="string" calcext:value-type="string">
            <text:p>Петров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2" calcext:value-type="float">
            <text:p>2522</text:p>
          </table:table-cell>
          <table:table-cell office:value-type="string" calcext:value-type="string">
            <text:p>Иванов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3" calcext:value-type="float">
            <text:p>2523</text:p>
          </table:table-cell>
          <table:table-cell office:value-type="string" calcext:value-type="string">
            <text:p>Пахомов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4" calcext:value-type="float">
            <text:p>2524</text:p>
          </table:table-cell>
          <table:table-cell office:value-type="string" calcext:value-type="string">
            <text:p>Мох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string" calcext:value-type="string">
            <text:p>Ежкин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6" calcext:value-type="float">
            <text:p>2526</text:p>
          </table:table-cell>
          <table:table-cell office:value-type="string" calcext:value-type="string">
            <text:p>Иванов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string" calcext:value-type="string">
            <text:p>Петров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8" calcext:value-type="float">
            <text:p>2528</text:p>
          </table:table-cell>
          <table:table-cell office:value-type="string" calcext:value-type="string">
            <text:p>Петров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string" calcext:value-type="string">
            <text:p>Ежкин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string" calcext:value-type="string">
            <text:p>Мох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string" calcext:value-type="string">
            <text:p>Простолюб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2" calcext:value-type="float">
            <text:p>2532</text:p>
          </table:table-cell>
          <table:table-cell office:value-type="string" calcext:value-type="string">
            <text:p>Петр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3" calcext:value-type="float">
            <text:p>2533</text:p>
          </table:table-cell>
          <table:table-cell office:value-type="string" calcext:value-type="string">
            <text:p>Сидор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4" calcext:value-type="float">
            <text:p>2534</text:p>
          </table:table-cell>
          <table:table-cell office:value-type="string" calcext:value-type="string">
            <text:p>Пахомов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5" calcext:value-type="float">
            <text:p>2535</text:p>
          </table:table-cell>
          <table:table-cell office:value-type="string" calcext:value-type="string">
            <text:p>Уточкин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string" calcext:value-type="string">
            <text:p>Сидор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7" calcext:value-type="float">
            <text:p>2537</text:p>
          </table:table-cell>
          <table:table-cell office:value-type="string" calcext:value-type="string">
            <text:p>Мохов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8" calcext:value-type="float">
            <text:p>2538</text:p>
          </table:table-cell>
          <table:table-cell office:value-type="string" calcext:value-type="string">
            <text:p>Ежкин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39" calcext:value-type="float">
            <text:p>2539</text:p>
          </table:table-cell>
          <table:table-cell office:value-type="string" calcext:value-type="string">
            <text:p>Мохов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0" calcext:value-type="float">
            <text:p>2540</text:p>
          </table:table-cell>
          <table:table-cell office:value-type="string" calcext:value-type="string">
            <text:p>Уточкин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1" calcext:value-type="float">
            <text:p>2541</text:p>
          </table:table-cell>
          <table:table-cell office:value-type="string" calcext:value-type="string">
            <text:p>Иванов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2" calcext:value-type="float">
            <text:p>2542</text:p>
          </table:table-cell>
          <table:table-cell office:value-type="string" calcext:value-type="string">
            <text:p>Простолюбов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3" calcext:value-type="float">
            <text:p>2543</text:p>
          </table:table-cell>
          <table:table-cell office:value-type="string" calcext:value-type="string">
            <text:p>Сидор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4" calcext:value-type="float">
            <text:p>2544</text:p>
          </table:table-cell>
          <table:table-cell office:value-type="string" calcext:value-type="string">
            <text:p>Иван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5" calcext:value-type="float">
            <text:p>2545</text:p>
          </table:table-cell>
          <table:table-cell office:value-type="string" calcext:value-type="string">
            <text:p>Ежкин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6" calcext:value-type="float">
            <text:p>2546</text:p>
          </table:table-cell>
          <table:table-cell office:value-type="string" calcext:value-type="string">
            <text:p>Сидоров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7" calcext:value-type="float">
            <text:p>2547</text:p>
          </table:table-cell>
          <table:table-cell office:value-type="string" calcext:value-type="string">
            <text:p>Ежкин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8" calcext:value-type="float">
            <text:p>2548</text:p>
          </table:table-cell>
          <table:table-cell office:value-type="string" calcext:value-type="string">
            <text:p>Сидоров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49" calcext:value-type="float">
            <text:p>2549</text:p>
          </table:table-cell>
          <table:table-cell office:value-type="string" calcext:value-type="string">
            <text:p>Сидоров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0" calcext:value-type="float">
            <text:p>2550</text:p>
          </table:table-cell>
          <table:table-cell office:value-type="string" calcext:value-type="string">
            <text:p>Иванов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1" calcext:value-type="float">
            <text:p>2551</text:p>
          </table:table-cell>
          <table:table-cell office:value-type="string" calcext:value-type="string">
            <text:p>Петров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2" calcext:value-type="float">
            <text:p>2552</text:p>
          </table:table-cell>
          <table:table-cell office:value-type="string" calcext:value-type="string">
            <text:p>Уточкин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3" calcext:value-type="float">
            <text:p>2553</text:p>
          </table:table-cell>
          <table:table-cell office:value-type="string" calcext:value-type="string">
            <text:p>Ежкин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4" calcext:value-type="float">
            <text:p>2554</text:p>
          </table:table-cell>
          <table:table-cell office:value-type="string" calcext:value-type="string">
            <text:p>Мохов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5" calcext:value-type="float">
            <text:p>2555</text:p>
          </table:table-cell>
          <table:table-cell office:value-type="string" calcext:value-type="string">
            <text:p>Мохов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6" calcext:value-type="float">
            <text:p>2556</text:p>
          </table:table-cell>
          <table:table-cell office:value-type="string" calcext:value-type="string">
            <text:p>Уточкин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7" calcext:value-type="float">
            <text:p>2557</text:p>
          </table:table-cell>
          <table:table-cell office:value-type="string" calcext:value-type="string">
            <text:p>Иванов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8" calcext:value-type="float">
            <text:p>2558</text:p>
          </table:table-cell>
          <table:table-cell office:value-type="string" calcext:value-type="string">
            <text:p>Сидоров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59" calcext:value-type="float">
            <text:p>2559</text:p>
          </table:table-cell>
          <table:table-cell office:value-type="string" calcext:value-type="string">
            <text:p>Уточкин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string" calcext:value-type="string">
            <text:p>Петров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1" calcext:value-type="float">
            <text:p>2561</text:p>
          </table:table-cell>
          <table:table-cell office:value-type="string" calcext:value-type="string">
            <text:p>Сидоров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2" calcext:value-type="float">
            <text:p>2562</text:p>
          </table:table-cell>
          <table:table-cell office:value-type="string" calcext:value-type="string">
            <text:p>Иванов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3" calcext:value-type="float">
            <text:p>2563</text:p>
          </table:table-cell>
          <table:table-cell office:value-type="string" calcext:value-type="string">
            <text:p>Простолюбов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4" calcext:value-type="float">
            <text:p>2564</text:p>
          </table:table-cell>
          <table:table-cell office:value-type="string" calcext:value-type="string">
            <text:p>Простолюбов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5" calcext:value-type="float">
            <text:p>2565</text:p>
          </table:table-cell>
          <table:table-cell office:value-type="string" calcext:value-type="string">
            <text:p>Петров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6" calcext:value-type="float">
            <text:p>2566</text:p>
          </table:table-cell>
          <table:table-cell office:value-type="string" calcext:value-type="string">
            <text:p>Пахомов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7" calcext:value-type="float">
            <text:p>2567</text:p>
          </table:table-cell>
          <table:table-cell office:value-type="string" calcext:value-type="string">
            <text:p>Простолюбов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8" calcext:value-type="float">
            <text:p>2568</text:p>
          </table:table-cell>
          <table:table-cell office:value-type="string" calcext:value-type="string">
            <text:p>Петров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69" calcext:value-type="float">
            <text:p>2569</text:p>
          </table:table-cell>
          <table:table-cell office:value-type="string" calcext:value-type="string">
            <text:p>Петров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0" calcext:value-type="float">
            <text:p>2570</text:p>
          </table:table-cell>
          <table:table-cell office:value-type="string" calcext:value-type="string">
            <text:p>Сидоров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1" calcext:value-type="float">
            <text:p>2571</text:p>
          </table:table-cell>
          <table:table-cell office:value-type="string" calcext:value-type="string">
            <text:p>Иванов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2" calcext:value-type="float">
            <text:p>2572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3" calcext:value-type="float">
            <text:p>2573</text:p>
          </table:table-cell>
          <table:table-cell office:value-type="string" calcext:value-type="string">
            <text:p>Пахомов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4" calcext:value-type="float">
            <text:p>2574</text:p>
          </table:table-cell>
          <table:table-cell office:value-type="string" calcext:value-type="string">
            <text:p>Ежкин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5" calcext:value-type="float">
            <text:p>2575</text:p>
          </table:table-cell>
          <table:table-cell office:value-type="string" calcext:value-type="string">
            <text:p>Уточкин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6" calcext:value-type="float">
            <text:p>2576</text:p>
          </table:table-cell>
          <table:table-cell office:value-type="string" calcext:value-type="string">
            <text:p>Простолюбов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7" calcext:value-type="float">
            <text:p>2577</text:p>
          </table:table-cell>
          <table:table-cell office:value-type="string" calcext:value-type="string">
            <text:p>Пахомов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8" calcext:value-type="float">
            <text:p>2578</text:p>
          </table:table-cell>
          <table:table-cell office:value-type="string" calcext:value-type="string">
            <text:p>Уточкин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79" calcext:value-type="float">
            <text:p>2579</text:p>
          </table:table-cell>
          <table:table-cell office:value-type="string" calcext:value-type="string">
            <text:p>Мохов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0" calcext:value-type="float">
            <text:p>2580</text:p>
          </table:table-cell>
          <table:table-cell office:value-type="string" calcext:value-type="string">
            <text:p>Ежкин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1" calcext:value-type="float">
            <text:p>2581</text:p>
          </table:table-cell>
          <table:table-cell office:value-type="string" calcext:value-type="string">
            <text:p>Уточкин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2" calcext:value-type="float">
            <text:p>2582</text:p>
          </table:table-cell>
          <table:table-cell office:value-type="string" calcext:value-type="string">
            <text:p>Петр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3" calcext:value-type="float">
            <text:p>2583</text:p>
          </table:table-cell>
          <table:table-cell office:value-type="string" calcext:value-type="string">
            <text:p>Уточкин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4" calcext:value-type="float">
            <text:p>2584</text:p>
          </table:table-cell>
          <table:table-cell office:value-type="string" calcext:value-type="string">
            <text:p>Иванов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5" calcext:value-type="float">
            <text:p>2585</text:p>
          </table:table-cell>
          <table:table-cell office:value-type="string" calcext:value-type="string">
            <text:p>Простолюбов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6" calcext:value-type="float">
            <text:p>2586</text:p>
          </table:table-cell>
          <table:table-cell office:value-type="string" calcext:value-type="string">
            <text:p>Мохов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7" calcext:value-type="float">
            <text:p>2587</text:p>
          </table:table-cell>
          <table:table-cell office:value-type="string" calcext:value-type="string">
            <text:p>Уточкин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8" calcext:value-type="float">
            <text:p>2588</text:p>
          </table:table-cell>
          <table:table-cell office:value-type="string" calcext:value-type="string">
            <text:p>Иванов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89" calcext:value-type="float">
            <text:p>2589</text:p>
          </table:table-cell>
          <table:table-cell office:value-type="string" calcext:value-type="string">
            <text:p>Простолюбов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0" calcext:value-type="float">
            <text:p>2590</text:p>
          </table:table-cell>
          <table:table-cell office:value-type="string" calcext:value-type="string">
            <text:p>Простолюбов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1" calcext:value-type="float">
            <text:p>2591</text:p>
          </table:table-cell>
          <table:table-cell office:value-type="string" calcext:value-type="string">
            <text:p>Пахомов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2" calcext:value-type="float">
            <text:p>2592</text:p>
          </table:table-cell>
          <table:table-cell office:value-type="string" calcext:value-type="string">
            <text:p>Иванов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3" calcext:value-type="float">
            <text:p>2593</text:p>
          </table:table-cell>
          <table:table-cell office:value-type="string" calcext:value-type="string">
            <text:p>Пахомов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4" calcext:value-type="float">
            <text:p>2594</text:p>
          </table:table-cell>
          <table:table-cell office:value-type="string" calcext:value-type="string">
            <text:p>Петров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5" calcext:value-type="float">
            <text:p>2595</text:p>
          </table:table-cell>
          <table:table-cell office:value-type="string" calcext:value-type="string">
            <text:p>Петров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6" calcext:value-type="float">
            <text:p>2596</text:p>
          </table:table-cell>
          <table:table-cell office:value-type="string" calcext:value-type="string">
            <text:p>Петров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7" calcext:value-type="float">
            <text:p>2597</text:p>
          </table:table-cell>
          <table:table-cell office:value-type="string" calcext:value-type="string">
            <text:p>Мохов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8" calcext:value-type="float">
            <text:p>2598</text:p>
          </table:table-cell>
          <table:table-cell office:value-type="string" calcext:value-type="string">
            <text:p>Сидоров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599" calcext:value-type="float">
            <text:p>2599</text:p>
          </table:table-cell>
          <table:table-cell office:value-type="string" calcext:value-type="string">
            <text:p>Иванов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string" calcext:value-type="string">
            <text:p>Иванов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string" calcext:value-type="string">
            <text:p>Пахомов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2" calcext:value-type="float">
            <text:p>2602</text:p>
          </table:table-cell>
          <table:table-cell office:value-type="string" calcext:value-type="string">
            <text:p>Пахомов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3" calcext:value-type="float">
            <text:p>2603</text:p>
          </table:table-cell>
          <table:table-cell office:value-type="string" calcext:value-type="string">
            <text:p>Простолюб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4" calcext:value-type="float">
            <text:p>2604</text:p>
          </table:table-cell>
          <table:table-cell office:value-type="string" calcext:value-type="string">
            <text:p>Сидоров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string" calcext:value-type="string">
            <text:p>Мохов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6" calcext:value-type="float">
            <text:p>2606</text:p>
          </table:table-cell>
          <table:table-cell office:value-type="string" calcext:value-type="string">
            <text:p>Уточкин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7" calcext:value-type="float">
            <text:p>2607</text:p>
          </table:table-cell>
          <table:table-cell office:value-type="string" calcext:value-type="string">
            <text:p>Пахомов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8" calcext:value-type="float">
            <text:p>2608</text:p>
          </table:table-cell>
          <table:table-cell office:value-type="string" calcext:value-type="string">
            <text:p>Пахомов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09" calcext:value-type="float">
            <text:p>2609</text:p>
          </table:table-cell>
          <table:table-cell office:value-type="string" calcext:value-type="string">
            <text:p>Петров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0" calcext:value-type="float">
            <text:p>2610</text:p>
          </table:table-cell>
          <table:table-cell office:value-type="string" calcext:value-type="string">
            <text:p>Простолюбов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1" calcext:value-type="float">
            <text:p>2611</text:p>
          </table:table-cell>
          <table:table-cell office:value-type="string" calcext:value-type="string">
            <text:p>Петров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2" calcext:value-type="float">
            <text:p>2612</text:p>
          </table:table-cell>
          <table:table-cell office:value-type="string" calcext:value-type="string">
            <text:p>Уточкин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3" calcext:value-type="float">
            <text:p>2613</text:p>
          </table:table-cell>
          <table:table-cell office:value-type="string" calcext:value-type="string">
            <text:p>Петров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4" calcext:value-type="float">
            <text:p>2614</text:p>
          </table:table-cell>
          <table:table-cell office:value-type="string" calcext:value-type="string">
            <text:p>Сидоров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5" calcext:value-type="float">
            <text:p>2615</text:p>
          </table:table-cell>
          <table:table-cell office:value-type="string" calcext:value-type="string">
            <text:p>Ежкин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6" calcext:value-type="float">
            <text:p>2616</text:p>
          </table:table-cell>
          <table:table-cell office:value-type="string" calcext:value-type="string">
            <text:p>Пахом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7" calcext:value-type="float">
            <text:p>2617</text:p>
          </table:table-cell>
          <table:table-cell office:value-type="string" calcext:value-type="string">
            <text:p>Петр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8" calcext:value-type="float">
            <text:p>2618</text:p>
          </table:table-cell>
          <table:table-cell office:value-type="string" calcext:value-type="string">
            <text:p>Мохов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19" calcext:value-type="float">
            <text:p>2619</text:p>
          </table:table-cell>
          <table:table-cell office:value-type="string" calcext:value-type="string">
            <text:p>Уточкин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0" calcext:value-type="float">
            <text:p>2620</text:p>
          </table:table-cell>
          <table:table-cell office:value-type="string" calcext:value-type="string">
            <text:p>Петров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1" calcext:value-type="float">
            <text:p>2621</text:p>
          </table:table-cell>
          <table:table-cell office:value-type="string" calcext:value-type="string">
            <text:p>Петров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2" calcext:value-type="float">
            <text:p>2622</text:p>
          </table:table-cell>
          <table:table-cell office:value-type="string" calcext:value-type="string">
            <text:p>Пахомов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3" calcext:value-type="float">
            <text:p>2623</text:p>
          </table:table-cell>
          <table:table-cell office:value-type="string" calcext:value-type="string">
            <text:p>Сидоров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4" calcext:value-type="float">
            <text:p>2624</text:p>
          </table:table-cell>
          <table:table-cell office:value-type="string" calcext:value-type="string">
            <text:p>Петров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5" calcext:value-type="float">
            <text:p>2625</text:p>
          </table:table-cell>
          <table:table-cell office:value-type="string" calcext:value-type="string">
            <text:p>Иван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6" calcext:value-type="float">
            <text:p>2626</text:p>
          </table:table-cell>
          <table:table-cell office:value-type="string" calcext:value-type="string">
            <text:p>Уточкин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7" calcext:value-type="float">
            <text:p>2627</text:p>
          </table:table-cell>
          <table:table-cell office:value-type="string" calcext:value-type="string">
            <text:p>Иванов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8" calcext:value-type="float">
            <text:p>2628</text:p>
          </table:table-cell>
          <table:table-cell office:value-type="string" calcext:value-type="string">
            <text:p>Иванов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29" calcext:value-type="float">
            <text:p>2629</text:p>
          </table:table-cell>
          <table:table-cell office:value-type="string" calcext:value-type="string">
            <text:p>Пахомов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0" calcext:value-type="float">
            <text:p>2630</text:p>
          </table:table-cell>
          <table:table-cell office:value-type="string" calcext:value-type="string">
            <text:p>Простолюбов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1" calcext:value-type="float">
            <text:p>2631</text:p>
          </table:table-cell>
          <table:table-cell office:value-type="string" calcext:value-type="string">
            <text:p>Пахомов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2" calcext:value-type="float">
            <text:p>2632</text:p>
          </table:table-cell>
          <table:table-cell office:value-type="string" calcext:value-type="string">
            <text:p>Мохов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3" calcext:value-type="float">
            <text:p>2633</text:p>
          </table:table-cell>
          <table:table-cell office:value-type="string" calcext:value-type="string">
            <text:p>Ежкин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4" calcext:value-type="float">
            <text:p>2634</text:p>
          </table:table-cell>
          <table:table-cell office:value-type="string" calcext:value-type="string">
            <text:p>Простолюб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5" calcext:value-type="float">
            <text:p>2635</text:p>
          </table:table-cell>
          <table:table-cell office:value-type="string" calcext:value-type="string">
            <text:p>Ежкин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6" calcext:value-type="float">
            <text:p>2636</text:p>
          </table:table-cell>
          <table:table-cell office:value-type="string" calcext:value-type="string">
            <text:p>Петров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7" calcext:value-type="float">
            <text:p>2637</text:p>
          </table:table-cell>
          <table:table-cell office:value-type="string" calcext:value-type="string">
            <text:p>Мохов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8" calcext:value-type="float">
            <text:p>2638</text:p>
          </table:table-cell>
          <table:table-cell office:value-type="string" calcext:value-type="string">
            <text:p>Уточкин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39" calcext:value-type="float">
            <text:p>2639</text:p>
          </table:table-cell>
          <table:table-cell office:value-type="string" calcext:value-type="string">
            <text:p>Уточкин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0" calcext:value-type="float">
            <text:p>2640</text:p>
          </table:table-cell>
          <table:table-cell office:value-type="string" calcext:value-type="string">
            <text:p>Ежкин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1" calcext:value-type="float">
            <text:p>2641</text:p>
          </table:table-cell>
          <table:table-cell office:value-type="string" calcext:value-type="string">
            <text:p>Ежкин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2" calcext:value-type="float">
            <text:p>2642</text:p>
          </table:table-cell>
          <table:table-cell office:value-type="string" calcext:value-type="string">
            <text:p>Сидоров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3" calcext:value-type="float">
            <text:p>2643</text:p>
          </table:table-cell>
          <table:table-cell office:value-type="string" calcext:value-type="string">
            <text:p>Иванов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4" calcext:value-type="float">
            <text:p>2644</text:p>
          </table:table-cell>
          <table:table-cell office:value-type="string" calcext:value-type="string">
            <text:p>Сидоров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5" calcext:value-type="float">
            <text:p>2645</text:p>
          </table:table-cell>
          <table:table-cell office:value-type="string" calcext:value-type="string">
            <text:p>Мохов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6" calcext:value-type="float">
            <text:p>2646</text:p>
          </table:table-cell>
          <table:table-cell office:value-type="string" calcext:value-type="string">
            <text:p>Простолюбов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7" calcext:value-type="float">
            <text:p>2647</text:p>
          </table:table-cell>
          <table:table-cell office:value-type="string" calcext:value-type="string">
            <text:p>Мохов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8" calcext:value-type="float">
            <text:p>2648</text:p>
          </table:table-cell>
          <table:table-cell office:value-type="string" calcext:value-type="string">
            <text:p>Иванов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49" calcext:value-type="float">
            <text:p>2649</text:p>
          </table:table-cell>
          <table:table-cell office:value-type="string" calcext:value-type="string">
            <text:p>Ежкин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string" calcext:value-type="string">
            <text:p>Мохов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1" calcext:value-type="float">
            <text:p>2651</text:p>
          </table:table-cell>
          <table:table-cell office:value-type="string" calcext:value-type="string">
            <text:p>Ежкин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2" calcext:value-type="float">
            <text:p>2652</text:p>
          </table:table-cell>
          <table:table-cell office:value-type="string" calcext:value-type="string">
            <text:p>Уточкин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string" calcext:value-type="string">
            <text:p>Простолюбов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4" calcext:value-type="float">
            <text:p>2654</text:p>
          </table:table-cell>
          <table:table-cell office:value-type="string" calcext:value-type="string">
            <text:p>Пахом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5" calcext:value-type="float">
            <text:p>2655</text:p>
          </table:table-cell>
          <table:table-cell office:value-type="string" calcext:value-type="string">
            <text:p>Петров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6" calcext:value-type="float">
            <text:p>2656</text:p>
          </table:table-cell>
          <table:table-cell office:value-type="string" calcext:value-type="string">
            <text:p>Сидоров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7" calcext:value-type="float">
            <text:p>2657</text:p>
          </table:table-cell>
          <table:table-cell office:value-type="string" calcext:value-type="string">
            <text:p>Уточкин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8" calcext:value-type="float">
            <text:p>2658</text:p>
          </table:table-cell>
          <table:table-cell office:value-type="string" calcext:value-type="string">
            <text:p>Простолюб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59" calcext:value-type="float">
            <text:p>2659</text:p>
          </table:table-cell>
          <table:table-cell office:value-type="string" calcext:value-type="string">
            <text:p>Сидоров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0" calcext:value-type="float">
            <text:p>2660</text:p>
          </table:table-cell>
          <table:table-cell office:value-type="string" calcext:value-type="string">
            <text:p>Ежкин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1" calcext:value-type="float">
            <text:p>2661</text:p>
          </table:table-cell>
          <table:table-cell office:value-type="string" calcext:value-type="string">
            <text:p>Сидор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2" calcext:value-type="float">
            <text:p>2662</text:p>
          </table:table-cell>
          <table:table-cell office:value-type="string" calcext:value-type="string">
            <text:p>Простолюбов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3" calcext:value-type="float">
            <text:p>2663</text:p>
          </table:table-cell>
          <table:table-cell office:value-type="string" calcext:value-type="string">
            <text:p>Ежкин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4" calcext:value-type="float">
            <text:p>2664</text:p>
          </table:table-cell>
          <table:table-cell office:value-type="string" calcext:value-type="string">
            <text:p>Пахомов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5" calcext:value-type="float">
            <text:p>2665</text:p>
          </table:table-cell>
          <table:table-cell office:value-type="string" calcext:value-type="string">
            <text:p>Ежкин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6" calcext:value-type="float">
            <text:p>2666</text:p>
          </table:table-cell>
          <table:table-cell office:value-type="string" calcext:value-type="string">
            <text:p>Уточкин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7" calcext:value-type="float">
            <text:p>2667</text:p>
          </table:table-cell>
          <table:table-cell office:value-type="string" calcext:value-type="string">
            <text:p>Простолюбов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8" calcext:value-type="float">
            <text:p>2668</text:p>
          </table:table-cell>
          <table:table-cell office:value-type="string" calcext:value-type="string">
            <text:p>Пахомов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69" calcext:value-type="float">
            <text:p>2669</text:p>
          </table:table-cell>
          <table:table-cell office:value-type="string" calcext:value-type="string">
            <text:p>Петров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0" calcext:value-type="float">
            <text:p>2670</text:p>
          </table:table-cell>
          <table:table-cell office:value-type="string" calcext:value-type="string">
            <text:p>Пахомов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1" calcext:value-type="float">
            <text:p>2671</text:p>
          </table:table-cell>
          <table:table-cell office:value-type="string" calcext:value-type="string">
            <text:p>Ежкин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2" calcext:value-type="float">
            <text:p>2672</text:p>
          </table:table-cell>
          <table:table-cell office:value-type="string" calcext:value-type="string">
            <text:p>Петров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3" calcext:value-type="float">
            <text:p>2673</text:p>
          </table:table-cell>
          <table:table-cell office:value-type="string" calcext:value-type="string">
            <text:p>Иванов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4" calcext:value-type="float">
            <text:p>2674</text:p>
          </table:table-cell>
          <table:table-cell office:value-type="string" calcext:value-type="string">
            <text:p>Иванов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5" calcext:value-type="float">
            <text:p>2675</text:p>
          </table:table-cell>
          <table:table-cell office:value-type="string" calcext:value-type="string">
            <text:p>Сидоров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6" calcext:value-type="float">
            <text:p>2676</text:p>
          </table:table-cell>
          <table:table-cell office:value-type="string" calcext:value-type="string">
            <text:p>Мохов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7" calcext:value-type="float">
            <text:p>2677</text:p>
          </table:table-cell>
          <table:table-cell office:value-type="string" calcext:value-type="string">
            <text:p>Простолюбов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8" calcext:value-type="float">
            <text:p>2678</text:p>
          </table:table-cell>
          <table:table-cell office:value-type="string" calcext:value-type="string">
            <text:p>Простолюб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79" calcext:value-type="float">
            <text:p>2679</text:p>
          </table:table-cell>
          <table:table-cell office:value-type="string" calcext:value-type="string">
            <text:p>Ежкин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0" calcext:value-type="float">
            <text:p>2680</text:p>
          </table:table-cell>
          <table:table-cell office:value-type="string" calcext:value-type="string">
            <text:p>Иванов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1" calcext:value-type="float">
            <text:p>2681</text:p>
          </table:table-cell>
          <table:table-cell office:value-type="string" calcext:value-type="string">
            <text:p>Иванов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2" calcext:value-type="float">
            <text:p>2682</text:p>
          </table:table-cell>
          <table:table-cell office:value-type="string" calcext:value-type="string">
            <text:p>Сидор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3" calcext:value-type="float">
            <text:p>2683</text:p>
          </table:table-cell>
          <table:table-cell office:value-type="string" calcext:value-type="string">
            <text:p>Мох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4" calcext:value-type="float">
            <text:p>2684</text:p>
          </table:table-cell>
          <table:table-cell office:value-type="string" calcext:value-type="string">
            <text:p>Уточкин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5" calcext:value-type="float">
            <text:p>2685</text:p>
          </table:table-cell>
          <table:table-cell office:value-type="string" calcext:value-type="string">
            <text:p>Петров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6" calcext:value-type="float">
            <text:p>2686</text:p>
          </table:table-cell>
          <table:table-cell office:value-type="string" calcext:value-type="string">
            <text:p>Иванов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string" calcext:value-type="string">
            <text:p>Пахомов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8" calcext:value-type="float">
            <text:p>2688</text:p>
          </table:table-cell>
          <table:table-cell office:value-type="string" calcext:value-type="string">
            <text:p>Простолюбов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89" calcext:value-type="float">
            <text:p>2689</text:p>
          </table:table-cell>
          <table:table-cell office:value-type="string" calcext:value-type="string">
            <text:p>Простолюбов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0" calcext:value-type="float">
            <text:p>2690</text:p>
          </table:table-cell>
          <table:table-cell office:value-type="string" calcext:value-type="string">
            <text:p>Простолюбов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string" calcext:value-type="string">
            <text:p>Сидор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2" calcext:value-type="float">
            <text:p>2692</text:p>
          </table:table-cell>
          <table:table-cell office:value-type="string" calcext:value-type="string">
            <text:p>Сидор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3" calcext:value-type="float">
            <text:p>2693</text:p>
          </table:table-cell>
          <table:table-cell office:value-type="string" calcext:value-type="string">
            <text:p>Ежкин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4" calcext:value-type="float">
            <text:p>2694</text:p>
          </table:table-cell>
          <table:table-cell office:value-type="string" calcext:value-type="string">
            <text:p>Сидоров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5" calcext:value-type="float">
            <text:p>2695</text:p>
          </table:table-cell>
          <table:table-cell office:value-type="string" calcext:value-type="string">
            <text:p>Пахомов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6" calcext:value-type="float">
            <text:p>2696</text:p>
          </table:table-cell>
          <table:table-cell office:value-type="string" calcext:value-type="string">
            <text:p>Пахомов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7" calcext:value-type="float">
            <text:p>2697</text:p>
          </table:table-cell>
          <table:table-cell office:value-type="string" calcext:value-type="string">
            <text:p>Пахом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8" calcext:value-type="float">
            <text:p>2698</text:p>
          </table:table-cell>
          <table:table-cell office:value-type="string" calcext:value-type="string">
            <text:p>Уточкин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string" calcext:value-type="string">
            <text:p>Мохов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string" calcext:value-type="string">
            <text:p>Мох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string" calcext:value-type="string">
            <text:p>Мох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2" calcext:value-type="float">
            <text:p>2702</text:p>
          </table:table-cell>
          <table:table-cell office:value-type="string" calcext:value-type="string">
            <text:p>Иванов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3" calcext:value-type="float">
            <text:p>2703</text:p>
          </table:table-cell>
          <table:table-cell office:value-type="string" calcext:value-type="string">
            <text:p>Пахомов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4" calcext:value-type="float">
            <text:p>2704</text:p>
          </table:table-cell>
          <table:table-cell office:value-type="string" calcext:value-type="string">
            <text:p>Простолюбов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5" calcext:value-type="float">
            <text:p>2705</text:p>
          </table:table-cell>
          <table:table-cell office:value-type="string" calcext:value-type="string">
            <text:p>Иванов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6" calcext:value-type="float">
            <text:p>2706</text:p>
          </table:table-cell>
          <table:table-cell office:value-type="string" calcext:value-type="string">
            <text:p>Сидоров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7" calcext:value-type="float">
            <text:p>2707</text:p>
          </table:table-cell>
          <table:table-cell office:value-type="string" calcext:value-type="string">
            <text:p>Ежкин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8" calcext:value-type="float">
            <text:p>2708</text:p>
          </table:table-cell>
          <table:table-cell office:value-type="string" calcext:value-type="string">
            <text:p>Сидоров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09" calcext:value-type="float">
            <text:p>2709</text:p>
          </table:table-cell>
          <table:table-cell office:value-type="string" calcext:value-type="string">
            <text:p>Простолюбов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string" calcext:value-type="string">
            <text:p>Петров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1" calcext:value-type="float">
            <text:p>2711</text:p>
          </table:table-cell>
          <table:table-cell office:value-type="string" calcext:value-type="string">
            <text:p>Пахомов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2" calcext:value-type="float">
            <text:p>2712</text:p>
          </table:table-cell>
          <table:table-cell office:value-type="string" calcext:value-type="string">
            <text:p>Иванов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3" calcext:value-type="float">
            <text:p>2713</text:p>
          </table:table-cell>
          <table:table-cell office:value-type="string" calcext:value-type="string">
            <text:p>Мохов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4" calcext:value-type="float">
            <text:p>2714</text:p>
          </table:table-cell>
          <table:table-cell office:value-type="string" calcext:value-type="string">
            <text:p>Пахомов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5" calcext:value-type="float">
            <text:p>2715</text:p>
          </table:table-cell>
          <table:table-cell office:value-type="string" calcext:value-type="string">
            <text:p>Петров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6" calcext:value-type="float">
            <text:p>2716</text:p>
          </table:table-cell>
          <table:table-cell office:value-type="string" calcext:value-type="string">
            <text:p>Петров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7" calcext:value-type="float">
            <text:p>2717</text:p>
          </table:table-cell>
          <table:table-cell office:value-type="string" calcext:value-type="string">
            <text:p>Петров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8" calcext:value-type="float">
            <text:p>2718</text:p>
          </table:table-cell>
          <table:table-cell office:value-type="string" calcext:value-type="string">
            <text:p>Сидоров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19" calcext:value-type="float">
            <text:p>2719</text:p>
          </table:table-cell>
          <table:table-cell office:value-type="string" calcext:value-type="string">
            <text:p>Простолюбов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0" calcext:value-type="float">
            <text:p>2720</text:p>
          </table:table-cell>
          <table:table-cell office:value-type="string" calcext:value-type="string">
            <text:p>Сидоров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1" calcext:value-type="float">
            <text:p>2721</text:p>
          </table:table-cell>
          <table:table-cell office:value-type="string" calcext:value-type="string">
            <text:p>Ежкин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2" calcext:value-type="float">
            <text:p>2722</text:p>
          </table:table-cell>
          <table:table-cell office:value-type="string" calcext:value-type="string">
            <text:p>Уточкин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3" calcext:value-type="float">
            <text:p>2723</text:p>
          </table:table-cell>
          <table:table-cell office:value-type="string" calcext:value-type="string">
            <text:p>Уточкин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4" calcext:value-type="float">
            <text:p>2724</text:p>
          </table:table-cell>
          <table:table-cell office:value-type="string" calcext:value-type="string">
            <text:p>Иванов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5" calcext:value-type="float">
            <text:p>2725</text:p>
          </table:table-cell>
          <table:table-cell office:value-type="string" calcext:value-type="string">
            <text:p>Простолюбов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6" calcext:value-type="float">
            <text:p>2726</text:p>
          </table:table-cell>
          <table:table-cell office:value-type="string" calcext:value-type="string">
            <text:p>Простолюбов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7" calcext:value-type="float">
            <text:p>2727</text:p>
          </table:table-cell>
          <table:table-cell office:value-type="string" calcext:value-type="string">
            <text:p>Уточкин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8" calcext:value-type="float">
            <text:p>2728</text:p>
          </table:table-cell>
          <table:table-cell office:value-type="string" calcext:value-type="string">
            <text:p>Иванов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29" calcext:value-type="float">
            <text:p>2729</text:p>
          </table:table-cell>
          <table:table-cell office:value-type="string" calcext:value-type="string">
            <text:p>Иван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0" calcext:value-type="float">
            <text:p>2730</text:p>
          </table:table-cell>
          <table:table-cell office:value-type="string" calcext:value-type="string">
            <text:p>Иванов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1" calcext:value-type="float">
            <text:p>2731</text:p>
          </table:table-cell>
          <table:table-cell office:value-type="string" calcext:value-type="string">
            <text:p>Ежкин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2" calcext:value-type="float">
            <text:p>2732</text:p>
          </table:table-cell>
          <table:table-cell office:value-type="string" calcext:value-type="string">
            <text:p>Сидоров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3" calcext:value-type="float">
            <text:p>2733</text:p>
          </table:table-cell>
          <table:table-cell office:value-type="string" calcext:value-type="string">
            <text:p>Пахомов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4" calcext:value-type="float">
            <text:p>2734</text:p>
          </table:table-cell>
          <table:table-cell office:value-type="string" calcext:value-type="string">
            <text:p>Уточкин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5" calcext:value-type="float">
            <text:p>2735</text:p>
          </table:table-cell>
          <table:table-cell office:value-type="string" calcext:value-type="string">
            <text:p>Петров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6" calcext:value-type="float">
            <text:p>2736</text:p>
          </table:table-cell>
          <table:table-cell office:value-type="string" calcext:value-type="string">
            <text:p>Сидор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7" calcext:value-type="float">
            <text:p>2737</text:p>
          </table:table-cell>
          <table:table-cell office:value-type="string" calcext:value-type="string">
            <text:p>Пахомов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8" calcext:value-type="float">
            <text:p>2738</text:p>
          </table:table-cell>
          <table:table-cell office:value-type="string" calcext:value-type="string">
            <text:p>Иванов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39" calcext:value-type="float">
            <text:p>2739</text:p>
          </table:table-cell>
          <table:table-cell office:value-type="string" calcext:value-type="string">
            <text:p>Сидоров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0" calcext:value-type="float">
            <text:p>2740</text:p>
          </table:table-cell>
          <table:table-cell office:value-type="string" calcext:value-type="string">
            <text:p>Мох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1" calcext:value-type="float">
            <text:p>2741</text:p>
          </table:table-cell>
          <table:table-cell office:value-type="string" calcext:value-type="string">
            <text:p>Уточкин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2" calcext:value-type="float">
            <text:p>2742</text:p>
          </table:table-cell>
          <table:table-cell office:value-type="string" calcext:value-type="string">
            <text:p>Мохов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3" calcext:value-type="float">
            <text:p>2743</text:p>
          </table:table-cell>
          <table:table-cell office:value-type="string" calcext:value-type="string">
            <text:p>Мохов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4" calcext:value-type="float">
            <text:p>2744</text:p>
          </table:table-cell>
          <table:table-cell office:value-type="string" calcext:value-type="string">
            <text:p>Мохов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5" calcext:value-type="float">
            <text:p>2745</text:p>
          </table:table-cell>
          <table:table-cell office:value-type="string" calcext:value-type="string">
            <text:p>Ежкин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6" calcext:value-type="float">
            <text:p>2746</text:p>
          </table:table-cell>
          <table:table-cell office:value-type="string" calcext:value-type="string">
            <text:p>Иванов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7" calcext:value-type="float">
            <text:p>2747</text:p>
          </table:table-cell>
          <table:table-cell office:value-type="string" calcext:value-type="string">
            <text:p>Простолюб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8" calcext:value-type="float">
            <text:p>2748</text:p>
          </table:table-cell>
          <table:table-cell office:value-type="string" calcext:value-type="string">
            <text:p>Простолюб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49" calcext:value-type="float">
            <text:p>2749</text:p>
          </table:table-cell>
          <table:table-cell office:value-type="string" calcext:value-type="string">
            <text:p>Пахомов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string" calcext:value-type="string">
            <text:p>Простолюбов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1" calcext:value-type="float">
            <text:p>2751</text:p>
          </table:table-cell>
          <table:table-cell office:value-type="string" calcext:value-type="string">
            <text:p>Мохов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2" calcext:value-type="float">
            <text:p>2752</text:p>
          </table:table-cell>
          <table:table-cell office:value-type="string" calcext:value-type="string">
            <text:p>Простолюбов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3" calcext:value-type="float">
            <text:p>2753</text:p>
          </table:table-cell>
          <table:table-cell office:value-type="string" calcext:value-type="string">
            <text:p>Простолюб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4" calcext:value-type="float">
            <text:p>2754</text:p>
          </table:table-cell>
          <table:table-cell office:value-type="string" calcext:value-type="string">
            <text:p>Сидоров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5" calcext:value-type="float">
            <text:p>2755</text:p>
          </table:table-cell>
          <table:table-cell office:value-type="string" calcext:value-type="string">
            <text:p>Ежкин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6" calcext:value-type="float">
            <text:p>2756</text:p>
          </table:table-cell>
          <table:table-cell office:value-type="string" calcext:value-type="string">
            <text:p>Уточкин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7" calcext:value-type="float">
            <text:p>2757</text:p>
          </table:table-cell>
          <table:table-cell office:value-type="string" calcext:value-type="string">
            <text:p>Мохов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8" calcext:value-type="float">
            <text:p>2758</text:p>
          </table:table-cell>
          <table:table-cell office:value-type="string" calcext:value-type="string">
            <text:p>Простолюбов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59" calcext:value-type="float">
            <text:p>2759</text:p>
          </table:table-cell>
          <table:table-cell office:value-type="string" calcext:value-type="string">
            <text:p>Петров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0" calcext:value-type="float">
            <text:p>2760</text:p>
          </table:table-cell>
          <table:table-cell office:value-type="string" calcext:value-type="string">
            <text:p>Пахомов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1" calcext:value-type="float">
            <text:p>2761</text:p>
          </table:table-cell>
          <table:table-cell office:value-type="string" calcext:value-type="string">
            <text:p>Простолюбов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2" calcext:value-type="float">
            <text:p>2762</text:p>
          </table:table-cell>
          <table:table-cell office:value-type="string" calcext:value-type="string">
            <text:p>Ежкин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3" calcext:value-type="float">
            <text:p>2763</text:p>
          </table:table-cell>
          <table:table-cell office:value-type="string" calcext:value-type="string">
            <text:p>Уточкин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4" calcext:value-type="float">
            <text:p>2764</text:p>
          </table:table-cell>
          <table:table-cell office:value-type="string" calcext:value-type="string">
            <text:p>Простолюбов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5" calcext:value-type="float">
            <text:p>2765</text:p>
          </table:table-cell>
          <table:table-cell office:value-type="string" calcext:value-type="string">
            <text:p>Ежкин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6" calcext:value-type="float">
            <text:p>2766</text:p>
          </table:table-cell>
          <table:table-cell office:value-type="string" calcext:value-type="string">
            <text:p>Ежкин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7" calcext:value-type="float">
            <text:p>2767</text:p>
          </table:table-cell>
          <table:table-cell office:value-type="string" calcext:value-type="string">
            <text:p>Пахомов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8" calcext:value-type="float">
            <text:p>2768</text:p>
          </table:table-cell>
          <table:table-cell office:value-type="string" calcext:value-type="string">
            <text:p>Уточкин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69" calcext:value-type="float">
            <text:p>2769</text:p>
          </table:table-cell>
          <table:table-cell office:value-type="string" calcext:value-type="string">
            <text:p>Уточкин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0" calcext:value-type="float">
            <text:p>2770</text:p>
          </table:table-cell>
          <table:table-cell office:value-type="string" calcext:value-type="string">
            <text:p>Ежкин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1" calcext:value-type="float">
            <text:p>2771</text:p>
          </table:table-cell>
          <table:table-cell office:value-type="string" calcext:value-type="string">
            <text:p>Пахомов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2" calcext:value-type="float">
            <text:p>2772</text:p>
          </table:table-cell>
          <table:table-cell office:value-type="string" calcext:value-type="string">
            <text:p>Уточкин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3" calcext:value-type="float">
            <text:p>2773</text:p>
          </table:table-cell>
          <table:table-cell office:value-type="string" calcext:value-type="string">
            <text:p>Иванов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4" calcext:value-type="float">
            <text:p>2774</text:p>
          </table:table-cell>
          <table:table-cell office:value-type="string" calcext:value-type="string">
            <text:p>Сидоров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5" calcext:value-type="float">
            <text:p>2775</text:p>
          </table:table-cell>
          <table:table-cell office:value-type="string" calcext:value-type="string">
            <text:p>Сидоров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6" calcext:value-type="float">
            <text:p>2776</text:p>
          </table:table-cell>
          <table:table-cell office:value-type="string" calcext:value-type="string">
            <text:p>Уточкин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7" calcext:value-type="float">
            <text:p>2777</text:p>
          </table:table-cell>
          <table:table-cell office:value-type="string" calcext:value-type="string">
            <text:p>Ежкин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8" calcext:value-type="float">
            <text:p>2778</text:p>
          </table:table-cell>
          <table:table-cell office:value-type="string" calcext:value-type="string">
            <text:p>Петров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79" calcext:value-type="float">
            <text:p>2779</text:p>
          </table:table-cell>
          <table:table-cell office:value-type="string" calcext:value-type="string">
            <text:p>Петр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string" calcext:value-type="string">
            <text:p>Ежкин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1" calcext:value-type="float">
            <text:p>2781</text:p>
          </table:table-cell>
          <table:table-cell office:value-type="string" calcext:value-type="string">
            <text:p>Простолюбов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2" calcext:value-type="float">
            <text:p>2782</text:p>
          </table:table-cell>
          <table:table-cell office:value-type="string" calcext:value-type="string">
            <text:p>Сидоров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3" calcext:value-type="float">
            <text:p>2783</text:p>
          </table:table-cell>
          <table:table-cell office:value-type="string" calcext:value-type="string">
            <text:p>Петр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4" calcext:value-type="float">
            <text:p>2784</text:p>
          </table:table-cell>
          <table:table-cell office:value-type="string" calcext:value-type="string">
            <text:p>Иванов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5" calcext:value-type="float">
            <text:p>2785</text:p>
          </table:table-cell>
          <table:table-cell office:value-type="string" calcext:value-type="string">
            <text:p>Мохов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6" calcext:value-type="float">
            <text:p>2786</text:p>
          </table:table-cell>
          <table:table-cell office:value-type="string" calcext:value-type="string">
            <text:p>Уточкин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7" calcext:value-type="float">
            <text:p>2787</text:p>
          </table:table-cell>
          <table:table-cell office:value-type="string" calcext:value-type="string">
            <text:p>Мох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8" calcext:value-type="float">
            <text:p>2788</text:p>
          </table:table-cell>
          <table:table-cell office:value-type="string" calcext:value-type="string">
            <text:p>Уточкин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89" calcext:value-type="float">
            <text:p>2789</text:p>
          </table:table-cell>
          <table:table-cell office:value-type="string" calcext:value-type="string">
            <text:p>Петров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0" calcext:value-type="float">
            <text:p>2790</text:p>
          </table:table-cell>
          <table:table-cell office:value-type="string" calcext:value-type="string">
            <text:p>Петров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1" calcext:value-type="float">
            <text:p>2791</text:p>
          </table:table-cell>
          <table:table-cell office:value-type="string" calcext:value-type="string">
            <text:p>Петров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2" calcext:value-type="float">
            <text:p>2792</text:p>
          </table:table-cell>
          <table:table-cell office:value-type="string" calcext:value-type="string">
            <text:p>Петров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3" calcext:value-type="float">
            <text:p>2793</text:p>
          </table:table-cell>
          <table:table-cell office:value-type="string" calcext:value-type="string">
            <text:p>Пахомов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4" calcext:value-type="float">
            <text:p>2794</text:p>
          </table:table-cell>
          <table:table-cell office:value-type="string" calcext:value-type="string">
            <text:p>Мохов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5" calcext:value-type="float">
            <text:p>2795</text:p>
          </table:table-cell>
          <table:table-cell office:value-type="string" calcext:value-type="string">
            <text:p>Простолюбов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6" calcext:value-type="float">
            <text:p>2796</text:p>
          </table:table-cell>
          <table:table-cell office:value-type="string" calcext:value-type="string">
            <text:p>Ежкин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7" calcext:value-type="float">
            <text:p>2797</text:p>
          </table:table-cell>
          <table:table-cell office:value-type="string" calcext:value-type="string">
            <text:p>Уточкин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8" calcext:value-type="float">
            <text:p>2798</text:p>
          </table:table-cell>
          <table:table-cell office:value-type="string" calcext:value-type="string">
            <text:p>Сидор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799" calcext:value-type="float">
            <text:p>2799</text:p>
          </table:table-cell>
          <table:table-cell office:value-type="string" calcext:value-type="string">
            <text:p>Мохов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string" calcext:value-type="string">
            <text:p>Пахомов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string" calcext:value-type="string">
            <text:p>Простолюбов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2" calcext:value-type="float">
            <text:p>2802</text:p>
          </table:table-cell>
          <table:table-cell office:value-type="string" calcext:value-type="string">
            <text:p>Ежкин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3" calcext:value-type="float">
            <text:p>2803</text:p>
          </table:table-cell>
          <table:table-cell office:value-type="string" calcext:value-type="string">
            <text:p>Ежкин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4" calcext:value-type="float">
            <text:p>2804</text:p>
          </table:table-cell>
          <table:table-cell office:value-type="string" calcext:value-type="string">
            <text:p>Иван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5" calcext:value-type="float">
            <text:p>2805</text:p>
          </table:table-cell>
          <table:table-cell office:value-type="string" calcext:value-type="string">
            <text:p>Простолюбов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6" calcext:value-type="float">
            <text:p>2806</text:p>
          </table:table-cell>
          <table:table-cell office:value-type="string" calcext:value-type="string">
            <text:p>Пахомов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7" calcext:value-type="float">
            <text:p>2807</text:p>
          </table:table-cell>
          <table:table-cell office:value-type="string" calcext:value-type="string">
            <text:p>Пахомов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8" calcext:value-type="float">
            <text:p>2808</text:p>
          </table:table-cell>
          <table:table-cell office:value-type="string" calcext:value-type="string">
            <text:p>Петров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09" calcext:value-type="float">
            <text:p>2809</text:p>
          </table:table-cell>
          <table:table-cell office:value-type="string" calcext:value-type="string">
            <text:p>Мохов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0" calcext:value-type="float">
            <text:p>2810</text:p>
          </table:table-cell>
          <table:table-cell office:value-type="string" calcext:value-type="string">
            <text:p>Пахомов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1" calcext:value-type="float">
            <text:p>2811</text:p>
          </table:table-cell>
          <table:table-cell office:value-type="string" calcext:value-type="string">
            <text:p>Пахом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2" calcext:value-type="float">
            <text:p>2812</text:p>
          </table:table-cell>
          <table:table-cell office:value-type="string" calcext:value-type="string">
            <text:p>Простолюбов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3" calcext:value-type="float">
            <text:p>2813</text:p>
          </table:table-cell>
          <table:table-cell office:value-type="string" calcext:value-type="string">
            <text:p>Пахомов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string" calcext:value-type="string">
            <text:p>Петров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5" calcext:value-type="float">
            <text:p>2815</text:p>
          </table:table-cell>
          <table:table-cell office:value-type="string" calcext:value-type="string">
            <text:p>Иванов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6" calcext:value-type="float">
            <text:p>2816</text:p>
          </table:table-cell>
          <table:table-cell office:value-type="string" calcext:value-type="string">
            <text:p>Уточкин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7" calcext:value-type="float">
            <text:p>2817</text:p>
          </table:table-cell>
          <table:table-cell office:value-type="string" calcext:value-type="string">
            <text:p>Петров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8" calcext:value-type="float">
            <text:p>2818</text:p>
          </table:table-cell>
          <table:table-cell office:value-type="string" calcext:value-type="string">
            <text:p>Уточкин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19" calcext:value-type="float">
            <text:p>2819</text:p>
          </table:table-cell>
          <table:table-cell office:value-type="string" calcext:value-type="string">
            <text:p>Мохов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0" calcext:value-type="float">
            <text:p>2820</text:p>
          </table:table-cell>
          <table:table-cell office:value-type="string" calcext:value-type="string">
            <text:p>Иванов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1" calcext:value-type="float">
            <text:p>2821</text:p>
          </table:table-cell>
          <table:table-cell office:value-type="string" calcext:value-type="string">
            <text:p>Ежкин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string" calcext:value-type="string">
            <text:p>Петров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3" calcext:value-type="float">
            <text:p>2823</text:p>
          </table:table-cell>
          <table:table-cell office:value-type="string" calcext:value-type="string">
            <text:p>Мохов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4" calcext:value-type="float">
            <text:p>2824</text:p>
          </table:table-cell>
          <table:table-cell office:value-type="string" calcext:value-type="string">
            <text:p>Простолюбов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5" calcext:value-type="float">
            <text:p>2825</text:p>
          </table:table-cell>
          <table:table-cell office:value-type="string" calcext:value-type="string">
            <text:p>Уточкин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string" calcext:value-type="string">
            <text:p>Сидоров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string" calcext:value-type="string">
            <text:p>Пахомов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8" calcext:value-type="float">
            <text:p>2828</text:p>
          </table:table-cell>
          <table:table-cell office:value-type="string" calcext:value-type="string">
            <text:p>Мох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29" calcext:value-type="float">
            <text:p>2829</text:p>
          </table:table-cell>
          <table:table-cell office:value-type="string" calcext:value-type="string">
            <text:p>Сидоров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0" calcext:value-type="float">
            <text:p>2830</text:p>
          </table:table-cell>
          <table:table-cell office:value-type="string" calcext:value-type="string">
            <text:p>Иванов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1" calcext:value-type="float">
            <text:p>2831</text:p>
          </table:table-cell>
          <table:table-cell office:value-type="string" calcext:value-type="string">
            <text:p>Петров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2" calcext:value-type="float">
            <text:p>2832</text:p>
          </table:table-cell>
          <table:table-cell office:value-type="string" calcext:value-type="string">
            <text:p>Иванов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3" calcext:value-type="float">
            <text:p>2833</text:p>
          </table:table-cell>
          <table:table-cell office:value-type="string" calcext:value-type="string">
            <text:p>Мохов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4" calcext:value-type="float">
            <text:p>2834</text:p>
          </table:table-cell>
          <table:table-cell office:value-type="string" calcext:value-type="string">
            <text:p>Уточкин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5" calcext:value-type="float">
            <text:p>2835</text:p>
          </table:table-cell>
          <table:table-cell office:value-type="string" calcext:value-type="string">
            <text:p>Простолюб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6" calcext:value-type="float">
            <text:p>2836</text:p>
          </table:table-cell>
          <table:table-cell office:value-type="string" calcext:value-type="string">
            <text:p>Простолюбов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7" calcext:value-type="float">
            <text:p>2837</text:p>
          </table:table-cell>
          <table:table-cell office:value-type="string" calcext:value-type="string">
            <text:p>Ежкин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8" calcext:value-type="float">
            <text:p>2838</text:p>
          </table:table-cell>
          <table:table-cell office:value-type="string" calcext:value-type="string">
            <text:p>Мохов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39" calcext:value-type="float">
            <text:p>2839</text:p>
          </table:table-cell>
          <table:table-cell office:value-type="string" calcext:value-type="string">
            <text:p>Уточкин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0" calcext:value-type="float">
            <text:p>2840</text:p>
          </table:table-cell>
          <table:table-cell office:value-type="string" calcext:value-type="string">
            <text:p>Простолюбов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1" calcext:value-type="float">
            <text:p>2841</text:p>
          </table:table-cell>
          <table:table-cell office:value-type="string" calcext:value-type="string">
            <text:p>Простолюб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2" calcext:value-type="float">
            <text:p>2842</text:p>
          </table:table-cell>
          <table:table-cell office:value-type="string" calcext:value-type="string">
            <text:p>Сидоров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3" calcext:value-type="float">
            <text:p>2843</text:p>
          </table:table-cell>
          <table:table-cell office:value-type="string" calcext:value-type="string">
            <text:p>Сидор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4" calcext:value-type="float">
            <text:p>2844</text:p>
          </table:table-cell>
          <table:table-cell office:value-type="string" calcext:value-type="string">
            <text:p>Петров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5" calcext:value-type="float">
            <text:p>2845</text:p>
          </table:table-cell>
          <table:table-cell office:value-type="string" calcext:value-type="string">
            <text:p>Простолюбов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6" calcext:value-type="float">
            <text:p>2846</text:p>
          </table:table-cell>
          <table:table-cell office:value-type="string" calcext:value-type="string">
            <text:p>Мохов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7" calcext:value-type="float">
            <text:p>2847</text:p>
          </table:table-cell>
          <table:table-cell office:value-type="string" calcext:value-type="string">
            <text:p>Ежкин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8" calcext:value-type="float">
            <text:p>2848</text:p>
          </table:table-cell>
          <table:table-cell office:value-type="string" calcext:value-type="string">
            <text:p>Мохов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49" calcext:value-type="float">
            <text:p>2849</text:p>
          </table:table-cell>
          <table:table-cell office:value-type="string" calcext:value-type="string">
            <text:p>Иванов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string" calcext:value-type="string">
            <text:p>Уточкин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1" calcext:value-type="float">
            <text:p>2851</text:p>
          </table:table-cell>
          <table:table-cell office:value-type="string" calcext:value-type="string">
            <text:p>Пахомов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2" calcext:value-type="float">
            <text:p>2852</text:p>
          </table:table-cell>
          <table:table-cell office:value-type="string" calcext:value-type="string">
            <text:p>Сидо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string" calcext:value-type="string">
            <text:p>Сидоров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4" calcext:value-type="float">
            <text:p>2854</text:p>
          </table:table-cell>
          <table:table-cell office:value-type="string" calcext:value-type="string">
            <text:p>Уточкин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5" calcext:value-type="float">
            <text:p>2855</text:p>
          </table:table-cell>
          <table:table-cell office:value-type="string" calcext:value-type="string">
            <text:p>Сидоров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6" calcext:value-type="float">
            <text:p>2856</text:p>
          </table:table-cell>
          <table:table-cell office:value-type="string" calcext:value-type="string">
            <text:p>Сидор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7" calcext:value-type="float">
            <text:p>2857</text:p>
          </table:table-cell>
          <table:table-cell office:value-type="string" calcext:value-type="string">
            <text:p>Иванов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8" calcext:value-type="float">
            <text:p>2858</text:p>
          </table:table-cell>
          <table:table-cell office:value-type="string" calcext:value-type="string">
            <text:p>Мохов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59" calcext:value-type="float">
            <text:p>2859</text:p>
          </table:table-cell>
          <table:table-cell office:value-type="string" calcext:value-type="string">
            <text:p>Пахомов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0" calcext:value-type="float">
            <text:p>2860</text:p>
          </table:table-cell>
          <table:table-cell office:value-type="string" calcext:value-type="string">
            <text:p>Петров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1" calcext:value-type="float">
            <text:p>2861</text:p>
          </table:table-cell>
          <table:table-cell office:value-type="string" calcext:value-type="string">
            <text:p>Мохов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string" calcext:value-type="string">
            <text:p>Простолюбов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string" calcext:value-type="string">
            <text:p>Иванов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4" calcext:value-type="float">
            <text:p>2864</text:p>
          </table:table-cell>
          <table:table-cell office:value-type="string" calcext:value-type="string">
            <text:p>Уточкин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5" calcext:value-type="float">
            <text:p>2865</text:p>
          </table:table-cell>
          <table:table-cell office:value-type="string" calcext:value-type="string">
            <text:p>Иванов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6" calcext:value-type="float">
            <text:p>2866</text:p>
          </table:table-cell>
          <table:table-cell office:value-type="string" calcext:value-type="string">
            <text:p>Сидоров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7" calcext:value-type="float">
            <text:p>2867</text:p>
          </table:table-cell>
          <table:table-cell office:value-type="string" calcext:value-type="string">
            <text:p>Мох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8" calcext:value-type="float">
            <text:p>2868</text:p>
          </table:table-cell>
          <table:table-cell office:value-type="string" calcext:value-type="string">
            <text:p>Мохов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69" calcext:value-type="float">
            <text:p>2869</text:p>
          </table:table-cell>
          <table:table-cell office:value-type="string" calcext:value-type="string">
            <text:p>Простолюбов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0" calcext:value-type="float">
            <text:p>2870</text:p>
          </table:table-cell>
          <table:table-cell office:value-type="string" calcext:value-type="string">
            <text:p>Простолюб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1" calcext:value-type="float">
            <text:p>2871</text:p>
          </table:table-cell>
          <table:table-cell office:value-type="string" calcext:value-type="string">
            <text:p>Сидоров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string" calcext:value-type="string">
            <text:p>Иванов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3" calcext:value-type="float">
            <text:p>2873</text:p>
          </table:table-cell>
          <table:table-cell office:value-type="string" calcext:value-type="string">
            <text:p>Уточкин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4" calcext:value-type="float">
            <text:p>2874</text:p>
          </table:table-cell>
          <table:table-cell office:value-type="string" calcext:value-type="string">
            <text:p>Уточкин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5" calcext:value-type="float">
            <text:p>2875</text:p>
          </table:table-cell>
          <table:table-cell office:value-type="string" calcext:value-type="string">
            <text:p>Мохов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6" calcext:value-type="float">
            <text:p>2876</text:p>
          </table:table-cell>
          <table:table-cell office:value-type="string" calcext:value-type="string">
            <text:p>Простолюбов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7" calcext:value-type="float">
            <text:p>2877</text:p>
          </table:table-cell>
          <table:table-cell office:value-type="string" calcext:value-type="string">
            <text:p>Простолюбов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8" calcext:value-type="float">
            <text:p>2878</text:p>
          </table:table-cell>
          <table:table-cell office:value-type="string" calcext:value-type="string">
            <text:p>Уточкин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79" calcext:value-type="float">
            <text:p>2879</text:p>
          </table:table-cell>
          <table:table-cell office:value-type="string" calcext:value-type="string">
            <text:p>Сидоров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0" calcext:value-type="float">
            <text:p>2880</text:p>
          </table:table-cell>
          <table:table-cell office:value-type="string" calcext:value-type="string">
            <text:p>Уточкин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1" calcext:value-type="float">
            <text:p>2881</text:p>
          </table:table-cell>
          <table:table-cell office:value-type="string" calcext:value-type="string">
            <text:p>Сидоров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2" calcext:value-type="float">
            <text:p>2882</text:p>
          </table:table-cell>
          <table:table-cell office:value-type="string" calcext:value-type="string">
            <text:p>Сидор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3" calcext:value-type="float">
            <text:p>2883</text:p>
          </table:table-cell>
          <table:table-cell office:value-type="string" calcext:value-type="string">
            <text:p>Пахомов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4" calcext:value-type="float">
            <text:p>2884</text:p>
          </table:table-cell>
          <table:table-cell office:value-type="string" calcext:value-type="string">
            <text:p>Мох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5" calcext:value-type="float">
            <text:p>2885</text:p>
          </table:table-cell>
          <table:table-cell office:value-type="string" calcext:value-type="string">
            <text:p>Мох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6" calcext:value-type="float">
            <text:p>2886</text:p>
          </table:table-cell>
          <table:table-cell office:value-type="string" calcext:value-type="string">
            <text:p>Иван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7" calcext:value-type="float">
            <text:p>2887</text:p>
          </table:table-cell>
          <table:table-cell office:value-type="string" calcext:value-type="string">
            <text:p>Иванов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8" calcext:value-type="float">
            <text:p>2888</text:p>
          </table:table-cell>
          <table:table-cell office:value-type="string" calcext:value-type="string">
            <text:p>Петр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89" calcext:value-type="float">
            <text:p>2889</text:p>
          </table:table-cell>
          <table:table-cell office:value-type="string" calcext:value-type="string">
            <text:p>Ежкин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0" calcext:value-type="float">
            <text:p>2890</text:p>
          </table:table-cell>
          <table:table-cell office:value-type="string" calcext:value-type="string">
            <text:p>Иванов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1" calcext:value-type="float">
            <text:p>2891</text:p>
          </table:table-cell>
          <table:table-cell office:value-type="string" calcext:value-type="string">
            <text:p>Иванов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2" calcext:value-type="float">
            <text:p>2892</text:p>
          </table:table-cell>
          <table:table-cell office:value-type="string" calcext:value-type="string">
            <text:p>Сидоров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3" calcext:value-type="float">
            <text:p>2893</text:p>
          </table:table-cell>
          <table:table-cell office:value-type="string" calcext:value-type="string">
            <text:p>Сидор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4" calcext:value-type="float">
            <text:p>2894</text:p>
          </table:table-cell>
          <table:table-cell office:value-type="string" calcext:value-type="string">
            <text:p>Ежкин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5" calcext:value-type="float">
            <text:p>2895</text:p>
          </table:table-cell>
          <table:table-cell office:value-type="string" calcext:value-type="string">
            <text:p>Пахом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6" calcext:value-type="float">
            <text:p>2896</text:p>
          </table:table-cell>
          <table:table-cell office:value-type="string" calcext:value-type="string">
            <text:p>Сидоров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7" calcext:value-type="float">
            <text:p>2897</text:p>
          </table:table-cell>
          <table:table-cell office:value-type="string" calcext:value-type="string">
            <text:p>Петров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8" calcext:value-type="float">
            <text:p>2898</text:p>
          </table:table-cell>
          <table:table-cell office:value-type="string" calcext:value-type="string">
            <text:p>Мохов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string" calcext:value-type="string">
            <text:p>Ежкин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string" calcext:value-type="string">
            <text:p>Простолюбов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string" calcext:value-type="string">
            <text:p>Уточкин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2" calcext:value-type="float">
            <text:p>2902</text:p>
          </table:table-cell>
          <table:table-cell office:value-type="string" calcext:value-type="string">
            <text:p>Сидор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3" calcext:value-type="float">
            <text:p>2903</text:p>
          </table:table-cell>
          <table:table-cell office:value-type="string" calcext:value-type="string">
            <text:p>Пахомов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4" calcext:value-type="float">
            <text:p>2904</text:p>
          </table:table-cell>
          <table:table-cell office:value-type="string" calcext:value-type="string">
            <text:p>Ежкин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5" calcext:value-type="float">
            <text:p>2905</text:p>
          </table:table-cell>
          <table:table-cell office:value-type="string" calcext:value-type="string">
            <text:p>Иванов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6" calcext:value-type="float">
            <text:p>2906</text:p>
          </table:table-cell>
          <table:table-cell office:value-type="string" calcext:value-type="string">
            <text:p>Сидо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string" calcext:value-type="string">
            <text:p>Петр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8" calcext:value-type="float">
            <text:p>2908</text:p>
          </table:table-cell>
          <table:table-cell office:value-type="string" calcext:value-type="string">
            <text:p>Простолюбов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09" calcext:value-type="float">
            <text:p>2909</text:p>
          </table:table-cell>
          <table:table-cell office:value-type="string" calcext:value-type="string">
            <text:p>Простолюбов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string" calcext:value-type="string">
            <text:p>Иванов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1" calcext:value-type="float">
            <text:p>2911</text:p>
          </table:table-cell>
          <table:table-cell office:value-type="string" calcext:value-type="string">
            <text:p>Ежкин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2" calcext:value-type="float">
            <text:p>2912</text:p>
          </table:table-cell>
          <table:table-cell office:value-type="string" calcext:value-type="string">
            <text:p>Пахомов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3" calcext:value-type="float">
            <text:p>2913</text:p>
          </table:table-cell>
          <table:table-cell office:value-type="string" calcext:value-type="string">
            <text:p>Сидоров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4" calcext:value-type="float">
            <text:p>2914</text:p>
          </table:table-cell>
          <table:table-cell office:value-type="string" calcext:value-type="string">
            <text:p>Мохов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5" calcext:value-type="float">
            <text:p>2915</text:p>
          </table:table-cell>
          <table:table-cell office:value-type="string" calcext:value-type="string">
            <text:p>Простолюб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6" calcext:value-type="float">
            <text:p>2916</text:p>
          </table:table-cell>
          <table:table-cell office:value-type="string" calcext:value-type="string">
            <text:p>Ежкин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7" calcext:value-type="float">
            <text:p>2917</text:p>
          </table:table-cell>
          <table:table-cell office:value-type="string" calcext:value-type="string">
            <text:p>Простолюбов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8" calcext:value-type="float">
            <text:p>2918</text:p>
          </table:table-cell>
          <table:table-cell office:value-type="string" calcext:value-type="string">
            <text:p>Ежкин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19" calcext:value-type="float">
            <text:p>2919</text:p>
          </table:table-cell>
          <table:table-cell office:value-type="string" calcext:value-type="string">
            <text:p>Пахом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0" calcext:value-type="float">
            <text:p>2920</text:p>
          </table:table-cell>
          <table:table-cell office:value-type="string" calcext:value-type="string">
            <text:p>Мохов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1" calcext:value-type="float">
            <text:p>2921</text:p>
          </table:table-cell>
          <table:table-cell office:value-type="string" calcext:value-type="string">
            <text:p>Пахомов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2" calcext:value-type="float">
            <text:p>2922</text:p>
          </table:table-cell>
          <table:table-cell office:value-type="string" calcext:value-type="string">
            <text:p>Ежкин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3" calcext:value-type="float">
            <text:p>2923</text:p>
          </table:table-cell>
          <table:table-cell office:value-type="string" calcext:value-type="string">
            <text:p>Иванов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4" calcext:value-type="float">
            <text:p>2924</text:p>
          </table:table-cell>
          <table:table-cell office:value-type="string" calcext:value-type="string">
            <text:p>Простолюб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5" calcext:value-type="float">
            <text:p>2925</text:p>
          </table:table-cell>
          <table:table-cell office:value-type="string" calcext:value-type="string">
            <text:p>Петр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6" calcext:value-type="float">
            <text:p>2926</text:p>
          </table:table-cell>
          <table:table-cell office:value-type="string" calcext:value-type="string">
            <text:p>Уточкин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7" calcext:value-type="float">
            <text:p>2927</text:p>
          </table:table-cell>
          <table:table-cell office:value-type="string" calcext:value-type="string">
            <text:p>Петров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8" calcext:value-type="float">
            <text:p>2928</text:p>
          </table:table-cell>
          <table:table-cell office:value-type="string" calcext:value-type="string">
            <text:p>Простолюбов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29" calcext:value-type="float">
            <text:p>2929</text:p>
          </table:table-cell>
          <table:table-cell office:value-type="string" calcext:value-type="string">
            <text:p>Уточкин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0" calcext:value-type="float">
            <text:p>2930</text:p>
          </table:table-cell>
          <table:table-cell office:value-type="string" calcext:value-type="string">
            <text:p>Сидоров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1" calcext:value-type="float">
            <text:p>2931</text:p>
          </table:table-cell>
          <table:table-cell office:value-type="string" calcext:value-type="string">
            <text:p>Уточкин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2" calcext:value-type="float">
            <text:p>2932</text:p>
          </table:table-cell>
          <table:table-cell office:value-type="string" calcext:value-type="string">
            <text:p>Уточкин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3" calcext:value-type="float">
            <text:p>2933</text:p>
          </table:table-cell>
          <table:table-cell office:value-type="string" calcext:value-type="string">
            <text:p>Пахомов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4" calcext:value-type="float">
            <text:p>2934</text:p>
          </table:table-cell>
          <table:table-cell office:value-type="string" calcext:value-type="string">
            <text:p>Иванов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5" calcext:value-type="float">
            <text:p>2935</text:p>
          </table:table-cell>
          <table:table-cell office:value-type="string" calcext:value-type="string">
            <text:p>Иванов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6" calcext:value-type="float">
            <text:p>2936</text:p>
          </table:table-cell>
          <table:table-cell office:value-type="string" calcext:value-type="string">
            <text:p>Ежкин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7" calcext:value-type="float">
            <text:p>2937</text:p>
          </table:table-cell>
          <table:table-cell office:value-type="string" calcext:value-type="string">
            <text:p>Петров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8" calcext:value-type="float">
            <text:p>2938</text:p>
          </table:table-cell>
          <table:table-cell office:value-type="string" calcext:value-type="string">
            <text:p>Ежкин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39" calcext:value-type="float">
            <text:p>2939</text:p>
          </table:table-cell>
          <table:table-cell office:value-type="string" calcext:value-type="string">
            <text:p>Иван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0" calcext:value-type="float">
            <text:p>2940</text:p>
          </table:table-cell>
          <table:table-cell office:value-type="string" calcext:value-type="string">
            <text:p>Ежкин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1" calcext:value-type="float">
            <text:p>2941</text:p>
          </table:table-cell>
          <table:table-cell office:value-type="string" calcext:value-type="string">
            <text:p>Уточкин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2" calcext:value-type="float">
            <text:p>2942</text:p>
          </table:table-cell>
          <table:table-cell office:value-type="string" calcext:value-type="string">
            <text:p>Сидор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3" calcext:value-type="float">
            <text:p>2943</text:p>
          </table:table-cell>
          <table:table-cell office:value-type="string" calcext:value-type="string">
            <text:p>Ежкин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4" calcext:value-type="float">
            <text:p>2944</text:p>
          </table:table-cell>
          <table:table-cell office:value-type="string" calcext:value-type="string">
            <text:p>Ежкин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5" calcext:value-type="float">
            <text:p>2945</text:p>
          </table:table-cell>
          <table:table-cell office:value-type="string" calcext:value-type="string">
            <text:p>Мох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6" calcext:value-type="float">
            <text:p>2946</text:p>
          </table:table-cell>
          <table:table-cell office:value-type="string" calcext:value-type="string">
            <text:p>Иван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7" calcext:value-type="float">
            <text:p>2947</text:p>
          </table:table-cell>
          <table:table-cell office:value-type="string" calcext:value-type="string">
            <text:p>Иванов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8" calcext:value-type="float">
            <text:p>2948</text:p>
          </table:table-cell>
          <table:table-cell office:value-type="string" calcext:value-type="string">
            <text:p>Мохов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49" calcext:value-type="float">
            <text:p>2949</text:p>
          </table:table-cell>
          <table:table-cell office:value-type="string" calcext:value-type="string">
            <text:p>Пахом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0" calcext:value-type="float">
            <text:p>2950</text:p>
          </table:table-cell>
          <table:table-cell office:value-type="string" calcext:value-type="string">
            <text:p>Простолюбов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1" calcext:value-type="float">
            <text:p>2951</text:p>
          </table:table-cell>
          <table:table-cell office:value-type="string" calcext:value-type="string">
            <text:p>Петров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2" calcext:value-type="float">
            <text:p>2952</text:p>
          </table:table-cell>
          <table:table-cell office:value-type="string" calcext:value-type="string">
            <text:p>Петров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3" calcext:value-type="float">
            <text:p>2953</text:p>
          </table:table-cell>
          <table:table-cell office:value-type="string" calcext:value-type="string">
            <text:p>Ежкин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4" calcext:value-type="float">
            <text:p>2954</text:p>
          </table:table-cell>
          <table:table-cell office:value-type="string" calcext:value-type="string">
            <text:p>Иванов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5" calcext:value-type="float">
            <text:p>2955</text:p>
          </table:table-cell>
          <table:table-cell office:value-type="string" calcext:value-type="string">
            <text:p>Мохов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6" calcext:value-type="float">
            <text:p>2956</text:p>
          </table:table-cell>
          <table:table-cell office:value-type="string" calcext:value-type="string">
            <text:p>Пахомов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7" calcext:value-type="float">
            <text:p>2957</text:p>
          </table:table-cell>
          <table:table-cell office:value-type="string" calcext:value-type="string">
            <text:p>Простолюбов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8" calcext:value-type="float">
            <text:p>2958</text:p>
          </table:table-cell>
          <table:table-cell office:value-type="string" calcext:value-type="string">
            <text:p>Пахомов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59" calcext:value-type="float">
            <text:p>2959</text:p>
          </table:table-cell>
          <table:table-cell office:value-type="string" calcext:value-type="string">
            <text:p>Уточкин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0" calcext:value-type="float">
            <text:p>2960</text:p>
          </table:table-cell>
          <table:table-cell office:value-type="string" calcext:value-type="string">
            <text:p>Уточкин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1" calcext:value-type="float">
            <text:p>2961</text:p>
          </table:table-cell>
          <table:table-cell office:value-type="string" calcext:value-type="string">
            <text:p>Ежкин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2" calcext:value-type="float">
            <text:p>2962</text:p>
          </table:table-cell>
          <table:table-cell office:value-type="string" calcext:value-type="string">
            <text:p>Петров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3" calcext:value-type="float">
            <text:p>2963</text:p>
          </table:table-cell>
          <table:table-cell office:value-type="string" calcext:value-type="string">
            <text:p>Уточкин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4" calcext:value-type="float">
            <text:p>2964</text:p>
          </table:table-cell>
          <table:table-cell office:value-type="string" calcext:value-type="string">
            <text:p>Простолюбов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5" calcext:value-type="float">
            <text:p>2965</text:p>
          </table:table-cell>
          <table:table-cell office:value-type="string" calcext:value-type="string">
            <text:p>Ежкин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6" calcext:value-type="float">
            <text:p>2966</text:p>
          </table:table-cell>
          <table:table-cell office:value-type="string" calcext:value-type="string">
            <text:p>Иванов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string" calcext:value-type="string">
            <text:p>Уточкин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8" calcext:value-type="float">
            <text:p>2968</text:p>
          </table:table-cell>
          <table:table-cell office:value-type="string" calcext:value-type="string">
            <text:p>Петров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69" calcext:value-type="float">
            <text:p>2969</text:p>
          </table:table-cell>
          <table:table-cell office:value-type="string" calcext:value-type="string">
            <text:p>Иванов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string" calcext:value-type="string">
            <text:p>Иванов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1" calcext:value-type="float">
            <text:p>2971</text:p>
          </table:table-cell>
          <table:table-cell office:value-type="string" calcext:value-type="string">
            <text:p>Пахомов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2" calcext:value-type="float">
            <text:p>2972</text:p>
          </table:table-cell>
          <table:table-cell office:value-type="string" calcext:value-type="string">
            <text:p>Ежкин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3" calcext:value-type="float">
            <text:p>2973</text:p>
          </table:table-cell>
          <table:table-cell office:value-type="string" calcext:value-type="string">
            <text:p>Простолюбов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4" calcext:value-type="float">
            <text:p>2974</text:p>
          </table:table-cell>
          <table:table-cell office:value-type="string" calcext:value-type="string">
            <text:p>Уточкин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5" calcext:value-type="float">
            <text:p>2975</text:p>
          </table:table-cell>
          <table:table-cell office:value-type="string" calcext:value-type="string">
            <text:p>Простолюбов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6" calcext:value-type="float">
            <text:p>2976</text:p>
          </table:table-cell>
          <table:table-cell office:value-type="string" calcext:value-type="string">
            <text:p>Простолюбов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7" calcext:value-type="float">
            <text:p>2977</text:p>
          </table:table-cell>
          <table:table-cell office:value-type="string" calcext:value-type="string">
            <text:p>Простолюбов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8" calcext:value-type="float">
            <text:p>2978</text:p>
          </table:table-cell>
          <table:table-cell office:value-type="string" calcext:value-type="string">
            <text:p>Сидоров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79" calcext:value-type="float">
            <text:p>2979</text:p>
          </table:table-cell>
          <table:table-cell office:value-type="string" calcext:value-type="string">
            <text:p>Иванов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string" calcext:value-type="string">
            <text:p>Пахомов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1" calcext:value-type="float">
            <text:p>2981</text:p>
          </table:table-cell>
          <table:table-cell office:value-type="string" calcext:value-type="string">
            <text:p>Ежкин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2" calcext:value-type="float">
            <text:p>2982</text:p>
          </table:table-cell>
          <table:table-cell office:value-type="string" calcext:value-type="string">
            <text:p>Иванов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3" calcext:value-type="float">
            <text:p>2983</text:p>
          </table:table-cell>
          <table:table-cell office:value-type="string" calcext:value-type="string">
            <text:p>Пахомов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4" calcext:value-type="float">
            <text:p>2984</text:p>
          </table:table-cell>
          <table:table-cell office:value-type="string" calcext:value-type="string">
            <text:p>Простолюб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5" calcext:value-type="float">
            <text:p>2985</text:p>
          </table:table-cell>
          <table:table-cell office:value-type="string" calcext:value-type="string">
            <text:p>Пахомов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6" calcext:value-type="float">
            <text:p>2986</text:p>
          </table:table-cell>
          <table:table-cell office:value-type="string" calcext:value-type="string">
            <text:p>Ежкин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string" calcext:value-type="string">
            <text:p>Уточкин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8" calcext:value-type="float">
            <text:p>2988</text:p>
          </table:table-cell>
          <table:table-cell office:value-type="string" calcext:value-type="string">
            <text:p>Простолюбов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89" calcext:value-type="float">
            <text:p>2989</text:p>
          </table:table-cell>
          <table:table-cell office:value-type="string" calcext:value-type="string">
            <text:p>Мох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0" calcext:value-type="float">
            <text:p>2990</text:p>
          </table:table-cell>
          <table:table-cell office:value-type="string" calcext:value-type="string">
            <text:p>Пахом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1" calcext:value-type="float">
            <text:p>2991</text:p>
          </table:table-cell>
          <table:table-cell office:value-type="string" calcext:value-type="string">
            <text:p>Сидоров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2" calcext:value-type="float">
            <text:p>2992</text:p>
          </table:table-cell>
          <table:table-cell office:value-type="string" calcext:value-type="string">
            <text:p>Мохов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3" calcext:value-type="float">
            <text:p>2993</text:p>
          </table:table-cell>
          <table:table-cell office:value-type="string" calcext:value-type="string">
            <text:p>Пахомов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4" calcext:value-type="float">
            <text:p>2994</text:p>
          </table:table-cell>
          <table:table-cell office:value-type="string" calcext:value-type="string">
            <text:p>Петр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5" calcext:value-type="float">
            <text:p>2995</text:p>
          </table:table-cell>
          <table:table-cell office:value-type="string" calcext:value-type="string">
            <text:p>Ежкин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6" calcext:value-type="float">
            <text:p>2996</text:p>
          </table:table-cell>
          <table:table-cell office:value-type="string" calcext:value-type="string">
            <text:p>Сидоров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string" calcext:value-type="string">
            <text:p>Петров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8" calcext:value-type="float">
            <text:p>2998</text:p>
          </table:table-cell>
          <table:table-cell office:value-type="string" calcext:value-type="string">
            <text:p>Уточкин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2999" calcext:value-type="float">
            <text:p>2999</text:p>
          </table:table-cell>
          <table:table-cell office:value-type="string" calcext:value-type="string">
            <text:p>Пахомов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Мохов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string" calcext:value-type="string">
            <text:p>Ежкин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string" calcext:value-type="string">
            <text:p>Пахом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3" calcext:value-type="float">
            <text:p>3003</text:p>
          </table:table-cell>
          <table:table-cell office:value-type="string" calcext:value-type="string">
            <text:p>Петров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4" calcext:value-type="float">
            <text:p>3004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5" calcext:value-type="float">
            <text:p>3005</text:p>
          </table:table-cell>
          <table:table-cell office:value-type="string" calcext:value-type="string">
            <text:p>Простолюб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string" calcext:value-type="string">
            <text:p>Сидор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7" calcext:value-type="float">
            <text:p>3007</text:p>
          </table:table-cell>
          <table:table-cell office:value-type="string" calcext:value-type="string">
            <text:p>Пахомов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8" calcext:value-type="float">
            <text:p>3008</text:p>
          </table:table-cell>
          <table:table-cell office:value-type="string" calcext:value-type="string">
            <text:p>Сидоров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string" calcext:value-type="string">
            <text:p>Ежкин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0" calcext:value-type="float">
            <text:p>3010</text:p>
          </table:table-cell>
          <table:table-cell office:value-type="string" calcext:value-type="string">
            <text:p>Ежкин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1" calcext:value-type="float">
            <text:p>3011</text:p>
          </table:table-cell>
          <table:table-cell office:value-type="string" calcext:value-type="string">
            <text:p>Петров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2" calcext:value-type="float">
            <text:p>3012</text:p>
          </table:table-cell>
          <table:table-cell office:value-type="string" calcext:value-type="string">
            <text:p>Петров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3" calcext:value-type="float">
            <text:p>3013</text:p>
          </table:table-cell>
          <table:table-cell office:value-type="string" calcext:value-type="string">
            <text:p>Уточ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4" calcext:value-type="float">
            <text:p>3014</text:p>
          </table:table-cell>
          <table:table-cell office:value-type="string" calcext:value-type="string">
            <text:p>Пахомов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5" calcext:value-type="float">
            <text:p>3015</text:p>
          </table:table-cell>
          <table:table-cell office:value-type="string" calcext:value-type="string">
            <text:p>Пахом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string" calcext:value-type="string">
            <text:p>Уточкин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7" calcext:value-type="float">
            <text:p>3017</text:p>
          </table:table-cell>
          <table:table-cell office:value-type="string" calcext:value-type="string">
            <text:p>Уточкин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string" calcext:value-type="string">
            <text:p>Сидоров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string" calcext:value-type="string">
            <text:p>Уточкин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string" calcext:value-type="string">
            <text:p>Мохов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string" calcext:value-type="string">
            <text:p>Иванов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string" calcext:value-type="string">
            <text:p>Простолюбов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3" calcext:value-type="float">
            <text:p>3023</text:p>
          </table:table-cell>
          <table:table-cell office:value-type="string" calcext:value-type="string">
            <text:p>Петров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string" calcext:value-type="string">
            <text:p>Пахомов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string" calcext:value-type="string">
            <text:p>Мох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6" calcext:value-type="float">
            <text:p>3026</text:p>
          </table:table-cell>
          <table:table-cell office:value-type="string" calcext:value-type="string">
            <text:p>Сидоров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7" calcext:value-type="float">
            <text:p>3027</text:p>
          </table:table-cell>
          <table:table-cell office:value-type="string" calcext:value-type="string">
            <text:p>Петров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8" calcext:value-type="float">
            <text:p>3028</text:p>
          </table:table-cell>
          <table:table-cell office:value-type="string" calcext:value-type="string">
            <text:p>Иванов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29" calcext:value-type="float">
            <text:p>3029</text:p>
          </table:table-cell>
          <table:table-cell office:value-type="string" calcext:value-type="string">
            <text:p>Уточкин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0" calcext:value-type="float">
            <text:p>3030</text:p>
          </table:table-cell>
          <table:table-cell office:value-type="string" calcext:value-type="string">
            <text:p>Сидоров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1" calcext:value-type="float">
            <text:p>3031</text:p>
          </table:table-cell>
          <table:table-cell office:value-type="string" calcext:value-type="string">
            <text:p>Сидоров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2" calcext:value-type="float">
            <text:p>3032</text:p>
          </table:table-cell>
          <table:table-cell office:value-type="string" calcext:value-type="string">
            <text:p>Мох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3" calcext:value-type="float">
            <text:p>3033</text:p>
          </table:table-cell>
          <table:table-cell office:value-type="string" calcext:value-type="string">
            <text:p>Сидоров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string" calcext:value-type="string">
            <text:p>Петров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5" calcext:value-type="float">
            <text:p>3035</text:p>
          </table:table-cell>
          <table:table-cell office:value-type="string" calcext:value-type="string">
            <text:p>Сидоров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6" calcext:value-type="float">
            <text:p>3036</text:p>
          </table:table-cell>
          <table:table-cell office:value-type="string" calcext:value-type="string">
            <text:p>Мохов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7" calcext:value-type="float">
            <text:p>3037</text:p>
          </table:table-cell>
          <table:table-cell office:value-type="string" calcext:value-type="string">
            <text:p>Пахом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8" calcext:value-type="float">
            <text:p>3038</text:p>
          </table:table-cell>
          <table:table-cell office:value-type="string" calcext:value-type="string">
            <text:p>Петров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39" calcext:value-type="float">
            <text:p>3039</text:p>
          </table:table-cell>
          <table:table-cell office:value-type="string" calcext:value-type="string">
            <text:p>Сидор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0" calcext:value-type="float">
            <text:p>3040</text:p>
          </table:table-cell>
          <table:table-cell office:value-type="string" calcext:value-type="string">
            <text:p>Пахомов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1" calcext:value-type="float">
            <text:p>3041</text:p>
          </table:table-cell>
          <table:table-cell office:value-type="string" calcext:value-type="string">
            <text:p>Уточкин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2" calcext:value-type="float">
            <text:p>3042</text:p>
          </table:table-cell>
          <table:table-cell office:value-type="string" calcext:value-type="string">
            <text:p>Петров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3" calcext:value-type="float">
            <text:p>3043</text:p>
          </table:table-cell>
          <table:table-cell office:value-type="string" calcext:value-type="string">
            <text:p>Петров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4" calcext:value-type="float">
            <text:p>3044</text:p>
          </table:table-cell>
          <table:table-cell office:value-type="string" calcext:value-type="string">
            <text:p>Мохов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5" calcext:value-type="float">
            <text:p>3045</text:p>
          </table:table-cell>
          <table:table-cell office:value-type="string" calcext:value-type="string">
            <text:p>Ежкин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6" calcext:value-type="float">
            <text:p>3046</text:p>
          </table:table-cell>
          <table:table-cell office:value-type="string" calcext:value-type="string">
            <text:p>Петров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string" calcext:value-type="string">
            <text:p>Сидоров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8" calcext:value-type="float">
            <text:p>3048</text:p>
          </table:table-cell>
          <table:table-cell office:value-type="string" calcext:value-type="string">
            <text:p>Сидоров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49" calcext:value-type="float">
            <text:p>3049</text:p>
          </table:table-cell>
          <table:table-cell office:value-type="string" calcext:value-type="string">
            <text:p>Ежкин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string" calcext:value-type="string">
            <text:p>Сидоров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1" calcext:value-type="float">
            <text:p>3051</text:p>
          </table:table-cell>
          <table:table-cell office:value-type="string" calcext:value-type="string">
            <text:p>Петров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2" calcext:value-type="float">
            <text:p>3052</text:p>
          </table:table-cell>
          <table:table-cell office:value-type="string" calcext:value-type="string">
            <text:p>Простолюб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3" calcext:value-type="float">
            <text:p>3053</text:p>
          </table:table-cell>
          <table:table-cell office:value-type="string" calcext:value-type="string">
            <text:p>Петр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4" calcext:value-type="float">
            <text:p>3054</text:p>
          </table:table-cell>
          <table:table-cell office:value-type="string" calcext:value-type="string">
            <text:p>Петров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5" calcext:value-type="float">
            <text:p>3055</text:p>
          </table:table-cell>
          <table:table-cell office:value-type="string" calcext:value-type="string">
            <text:p>Ежкин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6" calcext:value-type="float">
            <text:p>3056</text:p>
          </table:table-cell>
          <table:table-cell office:value-type="string" calcext:value-type="string">
            <text:p>Сидоров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7" calcext:value-type="float">
            <text:p>3057</text:p>
          </table:table-cell>
          <table:table-cell office:value-type="string" calcext:value-type="string">
            <text:p>Мох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string" calcext:value-type="string">
            <text:p>Петр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59" calcext:value-type="float">
            <text:p>3059</text:p>
          </table:table-cell>
          <table:table-cell office:value-type="string" calcext:value-type="string">
            <text:p>Иванов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string" calcext:value-type="string">
            <text:p>Иванов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1" calcext:value-type="float">
            <text:p>3061</text:p>
          </table:table-cell>
          <table:table-cell office:value-type="string" calcext:value-type="string">
            <text:p>Пахомов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2" calcext:value-type="float">
            <text:p>3062</text:p>
          </table:table-cell>
          <table:table-cell office:value-type="string" calcext:value-type="string">
            <text:p>Простолюбов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3" calcext:value-type="float">
            <text:p>3063</text:p>
          </table:table-cell>
          <table:table-cell office:value-type="string" calcext:value-type="string">
            <text:p>Ежкин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4" calcext:value-type="float">
            <text:p>3064</text:p>
          </table:table-cell>
          <table:table-cell office:value-type="string" calcext:value-type="string">
            <text:p>Мохов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5" calcext:value-type="float">
            <text:p>3065</text:p>
          </table:table-cell>
          <table:table-cell office:value-type="string" calcext:value-type="string">
            <text:p>Пахомов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6" calcext:value-type="float">
            <text:p>3066</text:p>
          </table:table-cell>
          <table:table-cell office:value-type="string" calcext:value-type="string">
            <text:p>Сидоров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string" calcext:value-type="string">
            <text:p>Уточкин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8" calcext:value-type="float">
            <text:p>3068</text:p>
          </table:table-cell>
          <table:table-cell office:value-type="string" calcext:value-type="string">
            <text:p>Простолюбов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69" calcext:value-type="float">
            <text:p>3069</text:p>
          </table:table-cell>
          <table:table-cell office:value-type="string" calcext:value-type="string">
            <text:p>Сидоров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string" calcext:value-type="string">
            <text:p>Петров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1" calcext:value-type="float">
            <text:p>3071</text:p>
          </table:table-cell>
          <table:table-cell office:value-type="string" calcext:value-type="string">
            <text:p>Иванов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2" calcext:value-type="float">
            <text:p>3072</text:p>
          </table:table-cell>
          <table:table-cell office:value-type="string" calcext:value-type="string">
            <text:p>Уточкин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3" calcext:value-type="float">
            <text:p>3073</text:p>
          </table:table-cell>
          <table:table-cell office:value-type="string" calcext:value-type="string">
            <text:p>Мохов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4" calcext:value-type="float">
            <text:p>3074</text:p>
          </table:table-cell>
          <table:table-cell office:value-type="string" calcext:value-type="string">
            <text:p>Ежкин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5" calcext:value-type="float">
            <text:p>3075</text:p>
          </table:table-cell>
          <table:table-cell office:value-type="string" calcext:value-type="string">
            <text:p>Пахомов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6" calcext:value-type="float">
            <text:p>3076</text:p>
          </table:table-cell>
          <table:table-cell office:value-type="string" calcext:value-type="string">
            <text:p>Сидоров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string" calcext:value-type="string">
            <text:p>Сидоров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8" calcext:value-type="float">
            <text:p>3078</text:p>
          </table:table-cell>
          <table:table-cell office:value-type="string" calcext:value-type="string">
            <text:p>Пахомов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79" calcext:value-type="float">
            <text:p>3079</text:p>
          </table:table-cell>
          <table:table-cell office:value-type="string" calcext:value-type="string">
            <text:p>Мохов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0" calcext:value-type="float">
            <text:p>3080</text:p>
          </table:table-cell>
          <table:table-cell office:value-type="string" calcext:value-type="string">
            <text:p>Пахомов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1" calcext:value-type="float">
            <text:p>3081</text:p>
          </table:table-cell>
          <table:table-cell office:value-type="string" calcext:value-type="string">
            <text:p>Простолюбов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2" calcext:value-type="float">
            <text:p>3082</text:p>
          </table:table-cell>
          <table:table-cell office:value-type="string" calcext:value-type="string">
            <text:p>Петров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3" calcext:value-type="float">
            <text:p>3083</text:p>
          </table:table-cell>
          <table:table-cell office:value-type="string" calcext:value-type="string">
            <text:p>Пахомов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4" calcext:value-type="float">
            <text:p>3084</text:p>
          </table:table-cell>
          <table:table-cell office:value-type="string" calcext:value-type="string">
            <text:p>Сидоров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5" calcext:value-type="float">
            <text:p>3085</text:p>
          </table:table-cell>
          <table:table-cell office:value-type="string" calcext:value-type="string">
            <text:p>Ежкин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6" calcext:value-type="float">
            <text:p>3086</text:p>
          </table:table-cell>
          <table:table-cell office:value-type="string" calcext:value-type="string">
            <text:p>Простолюбов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7" calcext:value-type="float">
            <text:p>3087</text:p>
          </table:table-cell>
          <table:table-cell office:value-type="string" calcext:value-type="string">
            <text:p>Сидоров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8" calcext:value-type="float">
            <text:p>3088</text:p>
          </table:table-cell>
          <table:table-cell office:value-type="string" calcext:value-type="string">
            <text:p>Иванов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89" calcext:value-type="float">
            <text:p>3089</text:p>
          </table:table-cell>
          <table:table-cell office:value-type="string" calcext:value-type="string">
            <text:p>Сидор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0" calcext:value-type="float">
            <text:p>3090</text:p>
          </table:table-cell>
          <table:table-cell office:value-type="string" calcext:value-type="string">
            <text:p>Сидоров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1" calcext:value-type="float">
            <text:p>3091</text:p>
          </table:table-cell>
          <table:table-cell office:value-type="string" calcext:value-type="string">
            <text:p>Иванов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2" calcext:value-type="float">
            <text:p>3092</text:p>
          </table:table-cell>
          <table:table-cell office:value-type="string" calcext:value-type="string">
            <text:p>Петров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3" calcext:value-type="float">
            <text:p>3093</text:p>
          </table:table-cell>
          <table:table-cell office:value-type="string" calcext:value-type="string">
            <text:p>Ежкин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4" calcext:value-type="float">
            <text:p>3094</text:p>
          </table:table-cell>
          <table:table-cell office:value-type="string" calcext:value-type="string">
            <text:p>Пахомов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5" calcext:value-type="float">
            <text:p>3095</text:p>
          </table:table-cell>
          <table:table-cell office:value-type="string" calcext:value-type="string">
            <text:p>Сидоров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6" calcext:value-type="float">
            <text:p>3096</text:p>
          </table:table-cell>
          <table:table-cell office:value-type="string" calcext:value-type="string">
            <text:p>Петров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7" calcext:value-type="float">
            <text:p>3097</text:p>
          </table:table-cell>
          <table:table-cell office:value-type="string" calcext:value-type="string">
            <text:p>Мохов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8" calcext:value-type="float">
            <text:p>3098</text:p>
          </table:table-cell>
          <table:table-cell office:value-type="string" calcext:value-type="string">
            <text:p>Еж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string" calcext:value-type="string">
            <text:p>Уточкин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string" calcext:value-type="string">
            <text:p>Простолюбов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string" calcext:value-type="string">
            <text:p>Сидоров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2" calcext:value-type="float">
            <text:p>3102</text:p>
          </table:table-cell>
          <table:table-cell office:value-type="string" calcext:value-type="string">
            <text:p>Мохов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string" calcext:value-type="string">
            <text:p>Простолюбов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4" calcext:value-type="float">
            <text:p>3104</text:p>
          </table:table-cell>
          <table:table-cell office:value-type="string" calcext:value-type="string">
            <text:p>Мохов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5" calcext:value-type="float">
            <text:p>3105</text:p>
          </table:table-cell>
          <table:table-cell office:value-type="string" calcext:value-type="string">
            <text:p>Мохов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string" calcext:value-type="string">
            <text:p>Уточкин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7" calcext:value-type="float">
            <text:p>3107</text:p>
          </table:table-cell>
          <table:table-cell office:value-type="string" calcext:value-type="string">
            <text:p>Иванов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8" calcext:value-type="float">
            <text:p>3108</text:p>
          </table:table-cell>
          <table:table-cell office:value-type="string" calcext:value-type="string">
            <text:p>Пахомов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09" calcext:value-type="float">
            <text:p>3109</text:p>
          </table:table-cell>
          <table:table-cell office:value-type="string" calcext:value-type="string">
            <text:p>Ежкин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string" calcext:value-type="string">
            <text:p>Пахом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string" calcext:value-type="string">
            <text:p>Пахом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2" calcext:value-type="float">
            <text:p>3112</text:p>
          </table:table-cell>
          <table:table-cell office:value-type="string" calcext:value-type="string">
            <text:p>Петров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string" calcext:value-type="string">
            <text:p>Пахомов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4" calcext:value-type="float">
            <text:p>3114</text:p>
          </table:table-cell>
          <table:table-cell office:value-type="string" calcext:value-type="string">
            <text:p>Сидоров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5" calcext:value-type="float">
            <text:p>3115</text:p>
          </table:table-cell>
          <table:table-cell office:value-type="string" calcext:value-type="string">
            <text:p>Мохов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6" calcext:value-type="float">
            <text:p>3116</text:p>
          </table:table-cell>
          <table:table-cell office:value-type="string" calcext:value-type="string">
            <text:p>Ежкин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string" calcext:value-type="string">
            <text:p>Уточкин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8" calcext:value-type="float">
            <text:p>3118</text:p>
          </table:table-cell>
          <table:table-cell office:value-type="string" calcext:value-type="string">
            <text:p>Сидоров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19" calcext:value-type="float">
            <text:p>3119</text:p>
          </table:table-cell>
          <table:table-cell office:value-type="string" calcext:value-type="string">
            <text:p>Иванов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string" calcext:value-type="string">
            <text:p>Простолюбов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string" calcext:value-type="string">
            <text:p>Пахомов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2" calcext:value-type="float">
            <text:p>3122</text:p>
          </table:table-cell>
          <table:table-cell office:value-type="string" calcext:value-type="string">
            <text:p>Мохов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string" calcext:value-type="string">
            <text:p>Уточкин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4" calcext:value-type="float">
            <text:p>3124</text:p>
          </table:table-cell>
          <table:table-cell office:value-type="string" calcext:value-type="string">
            <text:p>Сидоров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string" calcext:value-type="string">
            <text:p>Сидор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6" calcext:value-type="float">
            <text:p>3126</text:p>
          </table:table-cell>
          <table:table-cell office:value-type="string" calcext:value-type="string">
            <text:p>Уточкин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7" calcext:value-type="float">
            <text:p>3127</text:p>
          </table:table-cell>
          <table:table-cell office:value-type="string" calcext:value-type="string">
            <text:p>Ежкин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8" calcext:value-type="float">
            <text:p>3128</text:p>
          </table:table-cell>
          <table:table-cell office:value-type="string" calcext:value-type="string">
            <text:p>Петров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29" calcext:value-type="float">
            <text:p>3129</text:p>
          </table:table-cell>
          <table:table-cell office:value-type="string" calcext:value-type="string">
            <text:p>Иван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0" calcext:value-type="float">
            <text:p>3130</text:p>
          </table:table-cell>
          <table:table-cell office:value-type="string" calcext:value-type="string">
            <text:p>Сидоров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1" calcext:value-type="float">
            <text:p>3131</text:p>
          </table:table-cell>
          <table:table-cell office:value-type="string" calcext:value-type="string">
            <text:p>Простолюбов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2" calcext:value-type="float">
            <text:p>3132</text:p>
          </table:table-cell>
          <table:table-cell office:value-type="string" calcext:value-type="string">
            <text:p>Пахомов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3" calcext:value-type="float">
            <text:p>3133</text:p>
          </table:table-cell>
          <table:table-cell office:value-type="string" calcext:value-type="string">
            <text:p>Сидоров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4" calcext:value-type="float">
            <text:p>3134</text:p>
          </table:table-cell>
          <table:table-cell office:value-type="string" calcext:value-type="string">
            <text:p>Сидоров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5" calcext:value-type="float">
            <text:p>3135</text:p>
          </table:table-cell>
          <table:table-cell office:value-type="string" calcext:value-type="string">
            <text:p>Уточкин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6" calcext:value-type="float">
            <text:p>3136</text:p>
          </table:table-cell>
          <table:table-cell office:value-type="string" calcext:value-type="string">
            <text:p>Пахомов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7" calcext:value-type="float">
            <text:p>3137</text:p>
          </table:table-cell>
          <table:table-cell office:value-type="string" calcext:value-type="string">
            <text:p>Ежкин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8" calcext:value-type="float">
            <text:p>3138</text:p>
          </table:table-cell>
          <table:table-cell office:value-type="string" calcext:value-type="string">
            <text:p>Мох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39" calcext:value-type="float">
            <text:p>3139</text:p>
          </table:table-cell>
          <table:table-cell office:value-type="string" calcext:value-type="string">
            <text:p>Иванов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string" calcext:value-type="string">
            <text:p>Уточкин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string" calcext:value-type="string">
            <text:p>Еж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2" calcext:value-type="float">
            <text:p>3142</text:p>
          </table:table-cell>
          <table:table-cell office:value-type="string" calcext:value-type="string">
            <text:p>Ежкин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3" calcext:value-type="float">
            <text:p>3143</text:p>
          </table:table-cell>
          <table:table-cell office:value-type="string" calcext:value-type="string">
            <text:p>Петров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4" calcext:value-type="float">
            <text:p>3144</text:p>
          </table:table-cell>
          <table:table-cell office:value-type="string" calcext:value-type="string">
            <text:p>Мохов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5" calcext:value-type="float">
            <text:p>3145</text:p>
          </table:table-cell>
          <table:table-cell office:value-type="string" calcext:value-type="string">
            <text:p>Сидор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6" calcext:value-type="float">
            <text:p>3146</text:p>
          </table:table-cell>
          <table:table-cell office:value-type="string" calcext:value-type="string">
            <text:p>Иванов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7" calcext:value-type="float">
            <text:p>3147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string" calcext:value-type="string">
            <text:p>Ежкин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string" calcext:value-type="string">
            <text:p>Мохов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string" calcext:value-type="string">
            <text:p>Простолюбов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1" calcext:value-type="float">
            <text:p>3151</text:p>
          </table:table-cell>
          <table:table-cell office:value-type="string" calcext:value-type="string">
            <text:p>Иван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2" calcext:value-type="float">
            <text:p>3152</text:p>
          </table:table-cell>
          <table:table-cell office:value-type="string" calcext:value-type="string">
            <text:p>Простолюбов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string" calcext:value-type="string">
            <text:p>Сидоров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4" calcext:value-type="float">
            <text:p>3154</text:p>
          </table:table-cell>
          <table:table-cell office:value-type="string" calcext:value-type="string">
            <text:p>Простолюб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5" calcext:value-type="float">
            <text:p>3155</text:p>
          </table:table-cell>
          <table:table-cell office:value-type="string" calcext:value-type="string">
            <text:p>Мохов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6" calcext:value-type="float">
            <text:p>3156</text:p>
          </table:table-cell>
          <table:table-cell office:value-type="string" calcext:value-type="string">
            <text:p>Иванов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7" calcext:value-type="float">
            <text:p>3157</text:p>
          </table:table-cell>
          <table:table-cell office:value-type="string" calcext:value-type="string">
            <text:p>Пахомов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8" calcext:value-type="float">
            <text:p>3158</text:p>
          </table:table-cell>
          <table:table-cell office:value-type="string" calcext:value-type="string">
            <text:p>Пахомов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59" calcext:value-type="float">
            <text:p>3159</text:p>
          </table:table-cell>
          <table:table-cell office:value-type="string" calcext:value-type="string">
            <text:p>Уточкин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string" calcext:value-type="string">
            <text:p>Сидоров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1" calcext:value-type="float">
            <text:p>3161</text:p>
          </table:table-cell>
          <table:table-cell office:value-type="string" calcext:value-type="string">
            <text:p>Иванов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string" calcext:value-type="string">
            <text:p>Ежкин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3" calcext:value-type="float">
            <text:p>3163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4" calcext:value-type="float">
            <text:p>3164</text:p>
          </table:table-cell>
          <table:table-cell office:value-type="string" calcext:value-type="string">
            <text:p>Петров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5" calcext:value-type="float">
            <text:p>3165</text:p>
          </table:table-cell>
          <table:table-cell office:value-type="string" calcext:value-type="string">
            <text:p>Простолюбов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string" calcext:value-type="string">
            <text:p>Уточкин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7" calcext:value-type="float">
            <text:p>3167</text:p>
          </table:table-cell>
          <table:table-cell office:value-type="string" calcext:value-type="string">
            <text:p>Ежкин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string" calcext:value-type="string">
            <text:p>Сидоров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69" calcext:value-type="float">
            <text:p>3169</text:p>
          </table:table-cell>
          <table:table-cell office:value-type="string" calcext:value-type="string">
            <text:p>Петров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0" calcext:value-type="float">
            <text:p>3170</text:p>
          </table:table-cell>
          <table:table-cell office:value-type="string" calcext:value-type="string">
            <text:p>Сидоров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1" calcext:value-type="float">
            <text:p>3171</text:p>
          </table:table-cell>
          <table:table-cell office:value-type="string" calcext:value-type="string">
            <text:p>Простолюбов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2" calcext:value-type="float">
            <text:p>3172</text:p>
          </table:table-cell>
          <table:table-cell office:value-type="string" calcext:value-type="string">
            <text:p>Простолюбов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3" calcext:value-type="float">
            <text:p>3173</text:p>
          </table:table-cell>
          <table:table-cell office:value-type="string" calcext:value-type="string">
            <text:p>Ежкин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4" calcext:value-type="float">
            <text:p>3174</text:p>
          </table:table-cell>
          <table:table-cell office:value-type="string" calcext:value-type="string">
            <text:p>Пахомов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5" calcext:value-type="float">
            <text:p>3175</text:p>
          </table:table-cell>
          <table:table-cell office:value-type="string" calcext:value-type="string">
            <text:p>Ежкин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6" calcext:value-type="float">
            <text:p>3176</text:p>
          </table:table-cell>
          <table:table-cell office:value-type="string" calcext:value-type="string">
            <text:p>Ежкин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7" calcext:value-type="float">
            <text:p>3177</text:p>
          </table:table-cell>
          <table:table-cell office:value-type="string" calcext:value-type="string">
            <text:p>Иванов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8" calcext:value-type="float">
            <text:p>3178</text:p>
          </table:table-cell>
          <table:table-cell office:value-type="string" calcext:value-type="string">
            <text:p>Петров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79" calcext:value-type="float">
            <text:p>3179</text:p>
          </table:table-cell>
          <table:table-cell office:value-type="string" calcext:value-type="string">
            <text:p>Иванов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0" calcext:value-type="float">
            <text:p>3180</text:p>
          </table:table-cell>
          <table:table-cell office:value-type="string" calcext:value-type="string">
            <text:p>Еж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1" calcext:value-type="float">
            <text:p>3181</text:p>
          </table:table-cell>
          <table:table-cell office:value-type="string" calcext:value-type="string">
            <text:p>Уточкин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2" calcext:value-type="float">
            <text:p>3182</text:p>
          </table:table-cell>
          <table:table-cell office:value-type="string" calcext:value-type="string">
            <text:p>Простолюбов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3" calcext:value-type="float">
            <text:p>3183</text:p>
          </table:table-cell>
          <table:table-cell office:value-type="string" calcext:value-type="string">
            <text:p>Простолюбов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4" calcext:value-type="float">
            <text:p>3184</text:p>
          </table:table-cell>
          <table:table-cell office:value-type="string" calcext:value-type="string">
            <text:p>Ежкин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string" calcext:value-type="string">
            <text:p>Простолюбов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6" calcext:value-type="float">
            <text:p>3186</text:p>
          </table:table-cell>
          <table:table-cell office:value-type="string" calcext:value-type="string">
            <text:p>Пахомов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7" calcext:value-type="float">
            <text:p>3187</text:p>
          </table:table-cell>
          <table:table-cell office:value-type="string" calcext:value-type="string">
            <text:p>Ежкин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8" calcext:value-type="float">
            <text:p>3188</text:p>
          </table:table-cell>
          <table:table-cell office:value-type="string" calcext:value-type="string">
            <text:p>Простолюбов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89" calcext:value-type="float">
            <text:p>3189</text:p>
          </table:table-cell>
          <table:table-cell office:value-type="string" calcext:value-type="string">
            <text:p>Петров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0" calcext:value-type="float">
            <text:p>3190</text:p>
          </table:table-cell>
          <table:table-cell office:value-type="string" calcext:value-type="string">
            <text:p>Иванов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1" calcext:value-type="float">
            <text:p>3191</text:p>
          </table:table-cell>
          <table:table-cell office:value-type="string" calcext:value-type="string">
            <text:p>Иванов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2" calcext:value-type="float">
            <text:p>3192</text:p>
          </table:table-cell>
          <table:table-cell office:value-type="string" calcext:value-type="string">
            <text:p>Уточкин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3" calcext:value-type="float">
            <text:p>3193</text:p>
          </table:table-cell>
          <table:table-cell office:value-type="string" calcext:value-type="string">
            <text:p>Петров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4" calcext:value-type="float">
            <text:p>3194</text:p>
          </table:table-cell>
          <table:table-cell office:value-type="string" calcext:value-type="string">
            <text:p>Иванов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5" calcext:value-type="float">
            <text:p>3195</text:p>
          </table:table-cell>
          <table:table-cell office:value-type="string" calcext:value-type="string">
            <text:p>Уточ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6" calcext:value-type="float">
            <text:p>3196</text:p>
          </table:table-cell>
          <table:table-cell office:value-type="string" calcext:value-type="string">
            <text:p>Уточкин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string" calcext:value-type="string">
            <text:p>Сидоров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8" calcext:value-type="float">
            <text:p>3198</text:p>
          </table:table-cell>
          <table:table-cell office:value-type="string" calcext:value-type="string">
            <text:p>Мохов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199" calcext:value-type="float">
            <text:p>3199</text:p>
          </table:table-cell>
          <table:table-cell office:value-type="string" calcext:value-type="string">
            <text:p>Уточкин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string" calcext:value-type="string">
            <text:p>Простолюбов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string" calcext:value-type="string">
            <text:p>Петров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2" calcext:value-type="float">
            <text:p>3202</text:p>
          </table:table-cell>
          <table:table-cell office:value-type="string" calcext:value-type="string">
            <text:p>Простолюбов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3" calcext:value-type="float">
            <text:p>3203</text:p>
          </table:table-cell>
          <table:table-cell office:value-type="string" calcext:value-type="string">
            <text:p>Иванов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4" calcext:value-type="float">
            <text:p>3204</text:p>
          </table:table-cell>
          <table:table-cell office:value-type="string" calcext:value-type="string">
            <text:p>Иванов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5" calcext:value-type="float">
            <text:p>3205</text:p>
          </table:table-cell>
          <table:table-cell office:value-type="string" calcext:value-type="string">
            <text:p>Ежкин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string" calcext:value-type="string">
            <text:p>Ежкин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7" calcext:value-type="float">
            <text:p>3207</text:p>
          </table:table-cell>
          <table:table-cell office:value-type="string" calcext:value-type="string">
            <text:p>Мохов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8" calcext:value-type="float">
            <text:p>3208</text:p>
          </table:table-cell>
          <table:table-cell office:value-type="string" calcext:value-type="string">
            <text:p>Мохов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09" calcext:value-type="float">
            <text:p>3209</text:p>
          </table:table-cell>
          <table:table-cell office:value-type="string" calcext:value-type="string">
            <text:p>Иванов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0" calcext:value-type="float">
            <text:p>3210</text:p>
          </table:table-cell>
          <table:table-cell office:value-type="string" calcext:value-type="string">
            <text:p>Мох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1" calcext:value-type="float">
            <text:p>3211</text:p>
          </table:table-cell>
          <table:table-cell office:value-type="string" calcext:value-type="string">
            <text:p>Сидор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2" calcext:value-type="float">
            <text:p>3212</text:p>
          </table:table-cell>
          <table:table-cell office:value-type="string" calcext:value-type="string">
            <text:p>Простолюб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3" calcext:value-type="float">
            <text:p>3213</text:p>
          </table:table-cell>
          <table:table-cell office:value-type="string" calcext:value-type="string">
            <text:p>Простолюбов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4" calcext:value-type="float">
            <text:p>3214</text:p>
          </table:table-cell>
          <table:table-cell office:value-type="string" calcext:value-type="string">
            <text:p>Иван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5" calcext:value-type="float">
            <text:p>3215</text:p>
          </table:table-cell>
          <table:table-cell office:value-type="string" calcext:value-type="string">
            <text:p>Иванов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6" calcext:value-type="float">
            <text:p>3216</text:p>
          </table:table-cell>
          <table:table-cell office:value-type="string" calcext:value-type="string">
            <text:p>Уточкин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7" calcext:value-type="float">
            <text:p>3217</text:p>
          </table:table-cell>
          <table:table-cell office:value-type="string" calcext:value-type="string">
            <text:p>Уточ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8" calcext:value-type="float">
            <text:p>3218</text:p>
          </table:table-cell>
          <table:table-cell office:value-type="string" calcext:value-type="string">
            <text:p>Сидоров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19" calcext:value-type="float">
            <text:p>3219</text:p>
          </table:table-cell>
          <table:table-cell office:value-type="string" calcext:value-type="string">
            <text:p>Петров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string" calcext:value-type="string">
            <text:p>Ежкин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1" calcext:value-type="float">
            <text:p>3221</text:p>
          </table:table-cell>
          <table:table-cell office:value-type="string" calcext:value-type="string">
            <text:p>Ежкин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2" calcext:value-type="float">
            <text:p>3222</text:p>
          </table:table-cell>
          <table:table-cell office:value-type="string" calcext:value-type="string">
            <text:p>Иванов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3" calcext:value-type="float">
            <text:p>3223</text:p>
          </table:table-cell>
          <table:table-cell office:value-type="string" calcext:value-type="string">
            <text:p>Простолюбов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4" calcext:value-type="float">
            <text:p>3224</text:p>
          </table:table-cell>
          <table:table-cell office:value-type="string" calcext:value-type="string">
            <text:p>Уточкин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5" calcext:value-type="float">
            <text:p>3225</text:p>
          </table:table-cell>
          <table:table-cell office:value-type="string" calcext:value-type="string">
            <text:p>Пахомов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6" calcext:value-type="float">
            <text:p>3226</text:p>
          </table:table-cell>
          <table:table-cell office:value-type="string" calcext:value-type="string">
            <text:p>Мохов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7" calcext:value-type="float">
            <text:p>3227</text:p>
          </table:table-cell>
          <table:table-cell office:value-type="string" calcext:value-type="string">
            <text:p>Петров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8" calcext:value-type="float">
            <text:p>3228</text:p>
          </table:table-cell>
          <table:table-cell office:value-type="string" calcext:value-type="string">
            <text:p>Простолюбов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29" calcext:value-type="float">
            <text:p>3229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string" calcext:value-type="string">
            <text:p>Ежкин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1" calcext:value-type="float">
            <text:p>3231</text:p>
          </table:table-cell>
          <table:table-cell office:value-type="string" calcext:value-type="string">
            <text:p>Петров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2" calcext:value-type="float">
            <text:p>3232</text:p>
          </table:table-cell>
          <table:table-cell office:value-type="string" calcext:value-type="string">
            <text:p>Иван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3" calcext:value-type="float">
            <text:p>3233</text:p>
          </table:table-cell>
          <table:table-cell office:value-type="string" calcext:value-type="string">
            <text:p>Простолюбов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string" calcext:value-type="string">
            <text:p>Пахомов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5" calcext:value-type="float">
            <text:p>3235</text:p>
          </table:table-cell>
          <table:table-cell office:value-type="string" calcext:value-type="string">
            <text:p>Простолюбов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string" calcext:value-type="string">
            <text:p>Мохов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7" calcext:value-type="float">
            <text:p>3237</text:p>
          </table:table-cell>
          <table:table-cell office:value-type="string" calcext:value-type="string">
            <text:p>Пахомов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8" calcext:value-type="float">
            <text:p>3238</text:p>
          </table:table-cell>
          <table:table-cell office:value-type="string" calcext:value-type="string">
            <text:p>Уточкин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39" calcext:value-type="float">
            <text:p>3239</text:p>
          </table:table-cell>
          <table:table-cell office:value-type="string" calcext:value-type="string">
            <text:p>Уточкин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0" calcext:value-type="float">
            <text:p>3240</text:p>
          </table:table-cell>
          <table:table-cell office:value-type="string" calcext:value-type="string">
            <text:p>Простолюбов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1" calcext:value-type="float">
            <text:p>3241</text:p>
          </table:table-cell>
          <table:table-cell office:value-type="string" calcext:value-type="string">
            <text:p>Пахомов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string" calcext:value-type="string">
            <text:p>Уточкин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3" calcext:value-type="float">
            <text:p>3243</text:p>
          </table:table-cell>
          <table:table-cell office:value-type="string" calcext:value-type="string">
            <text:p>Сидоров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string" calcext:value-type="string">
            <text:p>Простолюбов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5" calcext:value-type="float">
            <text:p>3245</text:p>
          </table:table-cell>
          <table:table-cell office:value-type="string" calcext:value-type="string">
            <text:p>Иванов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6" calcext:value-type="float">
            <text:p>3246</text:p>
          </table:table-cell>
          <table:table-cell office:value-type="string" calcext:value-type="string">
            <text:p>Мох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7" calcext:value-type="float">
            <text:p>3247</text:p>
          </table:table-cell>
          <table:table-cell office:value-type="string" calcext:value-type="string">
            <text:p>Иванов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string" calcext:value-type="string">
            <text:p>Ежкин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49" calcext:value-type="float">
            <text:p>3249</text:p>
          </table:table-cell>
          <table:table-cell office:value-type="string" calcext:value-type="string">
            <text:p>Сидоров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Сидоров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1" calcext:value-type="float">
            <text:p>3251</text:p>
          </table:table-cell>
          <table:table-cell office:value-type="string" calcext:value-type="string">
            <text:p>Ежкин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2" calcext:value-type="float">
            <text:p>3252</text:p>
          </table:table-cell>
          <table:table-cell office:value-type="string" calcext:value-type="string">
            <text:p>Пахомов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3" calcext:value-type="float">
            <text:p>3253</text:p>
          </table:table-cell>
          <table:table-cell office:value-type="string" calcext:value-type="string">
            <text:p>Сидоров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string" calcext:value-type="string">
            <text:p>Простолюб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string" calcext:value-type="string">
            <text:p>Ежкин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6" calcext:value-type="float">
            <text:p>3256</text:p>
          </table:table-cell>
          <table:table-cell office:value-type="string" calcext:value-type="string">
            <text:p>Ежкин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7" calcext:value-type="float">
            <text:p>3257</text:p>
          </table:table-cell>
          <table:table-cell office:value-type="string" calcext:value-type="string">
            <text:p>Сидоров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8" calcext:value-type="float">
            <text:p>3258</text:p>
          </table:table-cell>
          <table:table-cell office:value-type="string" calcext:value-type="string">
            <text:p>Петров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59" calcext:value-type="float">
            <text:p>3259</text:p>
          </table:table-cell>
          <table:table-cell office:value-type="string" calcext:value-type="string">
            <text:p>Петров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0" calcext:value-type="float">
            <text:p>3260</text:p>
          </table:table-cell>
          <table:table-cell office:value-type="string" calcext:value-type="string">
            <text:p>Петров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1" calcext:value-type="float">
            <text:p>3261</text:p>
          </table:table-cell>
          <table:table-cell office:value-type="string" calcext:value-type="string">
            <text:p>Иванов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2" calcext:value-type="float">
            <text:p>3262</text:p>
          </table:table-cell>
          <table:table-cell office:value-type="string" calcext:value-type="string">
            <text:p>Простолюбов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3" calcext:value-type="float">
            <text:p>3263</text:p>
          </table:table-cell>
          <table:table-cell office:value-type="string" calcext:value-type="string">
            <text:p>Иванов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4" calcext:value-type="float">
            <text:p>3264</text:p>
          </table:table-cell>
          <table:table-cell office:value-type="string" calcext:value-type="string">
            <text:p>Пахомов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string" calcext:value-type="string">
            <text:p>Простолюбов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string" calcext:value-type="string">
            <text:p>Мохов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7" calcext:value-type="float">
            <text:p>3267</text:p>
          </table:table-cell>
          <table:table-cell office:value-type="string" calcext:value-type="string">
            <text:p>Простолюбов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8" calcext:value-type="float">
            <text:p>3268</text:p>
          </table:table-cell>
          <table:table-cell office:value-type="string" calcext:value-type="string">
            <text:p>Петров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69" calcext:value-type="float">
            <text:p>3269</text:p>
          </table:table-cell>
          <table:table-cell office:value-type="string" calcext:value-type="string">
            <text:p>Сидоров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0" calcext:value-type="float">
            <text:p>3270</text:p>
          </table:table-cell>
          <table:table-cell office:value-type="string" calcext:value-type="string">
            <text:p>Петров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1" calcext:value-type="float">
            <text:p>3271</text:p>
          </table:table-cell>
          <table:table-cell office:value-type="string" calcext:value-type="string">
            <text:p>Мохов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2" calcext:value-type="float">
            <text:p>3272</text:p>
          </table:table-cell>
          <table:table-cell office:value-type="string" calcext:value-type="string">
            <text:p>Уточкин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3" calcext:value-type="float">
            <text:p>3273</text:p>
          </table:table-cell>
          <table:table-cell office:value-type="string" calcext:value-type="string">
            <text:p>Петров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4" calcext:value-type="float">
            <text:p>3274</text:p>
          </table:table-cell>
          <table:table-cell office:value-type="string" calcext:value-type="string">
            <text:p>Простолюбов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5" calcext:value-type="float">
            <text:p>3275</text:p>
          </table:table-cell>
          <table:table-cell office:value-type="string" calcext:value-type="string">
            <text:p>Пахомов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6" calcext:value-type="float">
            <text:p>3276</text:p>
          </table:table-cell>
          <table:table-cell office:value-type="string" calcext:value-type="string">
            <text:p>Сидоров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7" calcext:value-type="float">
            <text:p>3277</text:p>
          </table:table-cell>
          <table:table-cell office:value-type="string" calcext:value-type="string">
            <text:p>Простолюбов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8" calcext:value-type="float">
            <text:p>3278</text:p>
          </table:table-cell>
          <table:table-cell office:value-type="string" calcext:value-type="string">
            <text:p>Мохов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79" calcext:value-type="float">
            <text:p>3279</text:p>
          </table:table-cell>
          <table:table-cell office:value-type="string" calcext:value-type="string">
            <text:p>Уточкин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string" calcext:value-type="string">
            <text:p>Сидоров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1" calcext:value-type="float">
            <text:p>3281</text:p>
          </table:table-cell>
          <table:table-cell office:value-type="string" calcext:value-type="string">
            <text:p>Простолюбов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2" calcext:value-type="float">
            <text:p>3282</text:p>
          </table:table-cell>
          <table:table-cell office:value-type="string" calcext:value-type="string">
            <text:p>Мохов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3" calcext:value-type="float">
            <text:p>3283</text:p>
          </table:table-cell>
          <table:table-cell office:value-type="string" calcext:value-type="string">
            <text:p>Уточкин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4" calcext:value-type="float">
            <text:p>3284</text:p>
          </table:table-cell>
          <table:table-cell office:value-type="string" calcext:value-type="string">
            <text:p>Мохов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5" calcext:value-type="float">
            <text:p>3285</text:p>
          </table:table-cell>
          <table:table-cell office:value-type="string" calcext:value-type="string">
            <text:p>Сидоров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string" calcext:value-type="string">
            <text:p>Иванов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7" calcext:value-type="float">
            <text:p>3287</text:p>
          </table:table-cell>
          <table:table-cell office:value-type="string" calcext:value-type="string">
            <text:p>Петров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8" calcext:value-type="float">
            <text:p>3288</text:p>
          </table:table-cell>
          <table:table-cell office:value-type="string" calcext:value-type="string">
            <text:p>Сидоров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string" calcext:value-type="string">
            <text:p>Мохов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string" calcext:value-type="string">
            <text:p>Петров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1" calcext:value-type="float">
            <text:p>3291</text:p>
          </table:table-cell>
          <table:table-cell office:value-type="string" calcext:value-type="string">
            <text:p>Уточкин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2" calcext:value-type="float">
            <text:p>3292</text:p>
          </table:table-cell>
          <table:table-cell office:value-type="string" calcext:value-type="string">
            <text:p>Сидоров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3" calcext:value-type="float">
            <text:p>3293</text:p>
          </table:table-cell>
          <table:table-cell office:value-type="string" calcext:value-type="string">
            <text:p>Уточкин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4" calcext:value-type="float">
            <text:p>3294</text:p>
          </table:table-cell>
          <table:table-cell office:value-type="string" calcext:value-type="string">
            <text:p>Сидоров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5" calcext:value-type="float">
            <text:p>3295</text:p>
          </table:table-cell>
          <table:table-cell office:value-type="string" calcext:value-type="string">
            <text:p>Петров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6" calcext:value-type="float">
            <text:p>3296</text:p>
          </table:table-cell>
          <table:table-cell office:value-type="string" calcext:value-type="string">
            <text:p>Пахомов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7" calcext:value-type="float">
            <text:p>3297</text:p>
          </table:table-cell>
          <table:table-cell office:value-type="string" calcext:value-type="string">
            <text:p>Простолюбов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8" calcext:value-type="float">
            <text:p>3298</text:p>
          </table:table-cell>
          <table:table-cell office:value-type="string" calcext:value-type="string">
            <text:p>Уточкин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string" calcext:value-type="string">
            <text:p>Мох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string" calcext:value-type="string">
            <text:p>Сидоров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string" calcext:value-type="string">
            <text:p>Сидоров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2" calcext:value-type="float">
            <text:p>3302</text:p>
          </table:table-cell>
          <table:table-cell office:value-type="string" calcext:value-type="string">
            <text:p>Сидоров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3" calcext:value-type="float">
            <text:p>3303</text:p>
          </table:table-cell>
          <table:table-cell office:value-type="string" calcext:value-type="string">
            <text:p>Простолюбов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4" calcext:value-type="float">
            <text:p>3304</text:p>
          </table:table-cell>
          <table:table-cell office:value-type="string" calcext:value-type="string">
            <text:p>Уточкин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5" calcext:value-type="float">
            <text:p>3305</text:p>
          </table:table-cell>
          <table:table-cell office:value-type="string" calcext:value-type="string">
            <text:p>Ежкин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6" calcext:value-type="float">
            <text:p>3306</text:p>
          </table:table-cell>
          <table:table-cell office:value-type="string" calcext:value-type="string">
            <text:p>Уточкин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7" calcext:value-type="float">
            <text:p>3307</text:p>
          </table:table-cell>
          <table:table-cell office:value-type="string" calcext:value-type="string">
            <text:p>Простолюбов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8" calcext:value-type="float">
            <text:p>3308</text:p>
          </table:table-cell>
          <table:table-cell office:value-type="string" calcext:value-type="string">
            <text:p>Ежкин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09" calcext:value-type="float">
            <text:p>3309</text:p>
          </table:table-cell>
          <table:table-cell office:value-type="string" calcext:value-type="string">
            <text:p>Сидоров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string" calcext:value-type="string">
            <text:p>Уточкин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string" calcext:value-type="string">
            <text:p>Пахомов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string" calcext:value-type="string">
            <text:p>Петров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3" calcext:value-type="float">
            <text:p>3313</text:p>
          </table:table-cell>
          <table:table-cell office:value-type="string" calcext:value-type="string">
            <text:p>Сидор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4" calcext:value-type="float">
            <text:p>3314</text:p>
          </table:table-cell>
          <table:table-cell office:value-type="string" calcext:value-type="string">
            <text:p>Уточкин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5" calcext:value-type="float">
            <text:p>3315</text:p>
          </table:table-cell>
          <table:table-cell office:value-type="string" calcext:value-type="string">
            <text:p>Мохов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6" calcext:value-type="float">
            <text:p>3316</text:p>
          </table:table-cell>
          <table:table-cell office:value-type="string" calcext:value-type="string">
            <text:p>Ежкин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string" calcext:value-type="string">
            <text:p>Простолюбов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string" calcext:value-type="string">
            <text:p>Уточкин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string" calcext:value-type="string">
            <text:p>Ежкин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0" calcext:value-type="float">
            <text:p>3320</text:p>
          </table:table-cell>
          <table:table-cell office:value-type="string" calcext:value-type="string">
            <text:p>Иванов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1" calcext:value-type="float">
            <text:p>3321</text:p>
          </table:table-cell>
          <table:table-cell office:value-type="string" calcext:value-type="string">
            <text:p>Ежкин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string" calcext:value-type="string">
            <text:p>Ежкин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3" calcext:value-type="float">
            <text:p>3323</text:p>
          </table:table-cell>
          <table:table-cell office:value-type="string" calcext:value-type="string">
            <text:p>Пахомов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string" calcext:value-type="string">
            <text:p>Петров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5" calcext:value-type="float">
            <text:p>3325</text:p>
          </table:table-cell>
          <table:table-cell office:value-type="string" calcext:value-type="string">
            <text:p>Иванов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string" calcext:value-type="string">
            <text:p>Мохов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string" calcext:value-type="string">
            <text:p>Пахомов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8" calcext:value-type="float">
            <text:p>3328</text:p>
          </table:table-cell>
          <table:table-cell office:value-type="string" calcext:value-type="string">
            <text:p>Ежкин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29" calcext:value-type="float">
            <text:p>3329</text:p>
          </table:table-cell>
          <table:table-cell office:value-type="string" calcext:value-type="string">
            <text:p>Мохов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0" calcext:value-type="float">
            <text:p>3330</text:p>
          </table:table-cell>
          <table:table-cell office:value-type="string" calcext:value-type="string">
            <text:p>Пахомов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1" calcext:value-type="float">
            <text:p>3331</text:p>
          </table:table-cell>
          <table:table-cell office:value-type="string" calcext:value-type="string">
            <text:p>Иванов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2" calcext:value-type="float">
            <text:p>3332</text:p>
          </table:table-cell>
          <table:table-cell office:value-type="string" calcext:value-type="string">
            <text:p>Сидоров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3" calcext:value-type="float">
            <text:p>3333</text:p>
          </table:table-cell>
          <table:table-cell office:value-type="string" calcext:value-type="string">
            <text:p>Простолюбов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4" calcext:value-type="float">
            <text:p>3334</text:p>
          </table:table-cell>
          <table:table-cell office:value-type="string" calcext:value-type="string">
            <text:p>Простолюбов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5" calcext:value-type="float">
            <text:p>3335</text:p>
          </table:table-cell>
          <table:table-cell office:value-type="string" calcext:value-type="string">
            <text:p>Простолюбов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6" calcext:value-type="float">
            <text:p>3336</text:p>
          </table:table-cell>
          <table:table-cell office:value-type="string" calcext:value-type="string">
            <text:p>Пахомов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7" calcext:value-type="float">
            <text:p>3337</text:p>
          </table:table-cell>
          <table:table-cell office:value-type="string" calcext:value-type="string">
            <text:p>Ежкин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8" calcext:value-type="float">
            <text:p>3338</text:p>
          </table:table-cell>
          <table:table-cell office:value-type="string" calcext:value-type="string">
            <text:p>Простолюбов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39" calcext:value-type="float">
            <text:p>3339</text:p>
          </table:table-cell>
          <table:table-cell office:value-type="string" calcext:value-type="string">
            <text:p>Ежкин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string" calcext:value-type="string">
            <text:p>Мохов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string" calcext:value-type="string">
            <text:p>Мохов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2" calcext:value-type="float">
            <text:p>3342</text:p>
          </table:table-cell>
          <table:table-cell office:value-type="string" calcext:value-type="string">
            <text:p>Сидор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3" calcext:value-type="float">
            <text:p>3343</text:p>
          </table:table-cell>
          <table:table-cell office:value-type="string" calcext:value-type="string">
            <text:p>Пахомов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4" calcext:value-type="float">
            <text:p>3344</text:p>
          </table:table-cell>
          <table:table-cell office:value-type="string" calcext:value-type="string">
            <text:p>Пахомов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5" calcext:value-type="float">
            <text:p>3345</text:p>
          </table:table-cell>
          <table:table-cell office:value-type="string" calcext:value-type="string">
            <text:p>Ежкин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string" calcext:value-type="string">
            <text:p>Пахомов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string" calcext:value-type="string">
            <text:p>Сидоров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8" calcext:value-type="float">
            <text:p>3348</text:p>
          </table:table-cell>
          <table:table-cell office:value-type="string" calcext:value-type="string">
            <text:p>Пахомов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string" calcext:value-type="string">
            <text:p>Иванов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0" calcext:value-type="float">
            <text:p>3350</text:p>
          </table:table-cell>
          <table:table-cell office:value-type="string" calcext:value-type="string">
            <text:p>Иванов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1" calcext:value-type="float">
            <text:p>3351</text:p>
          </table:table-cell>
          <table:table-cell office:value-type="string" calcext:value-type="string">
            <text:p>Мохов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2" calcext:value-type="float">
            <text:p>3352</text:p>
          </table:table-cell>
          <table:table-cell office:value-type="string" calcext:value-type="string">
            <text:p>Простолюбов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3" calcext:value-type="float">
            <text:p>3353</text:p>
          </table:table-cell>
          <table:table-cell office:value-type="string" calcext:value-type="string">
            <text:p>Иванов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4" calcext:value-type="float">
            <text:p>3354</text:p>
          </table:table-cell>
          <table:table-cell office:value-type="string" calcext:value-type="string">
            <text:p>Мохов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5" calcext:value-type="float">
            <text:p>3355</text:p>
          </table:table-cell>
          <table:table-cell office:value-type="string" calcext:value-type="string">
            <text:p>Сидоров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6" calcext:value-type="float">
            <text:p>3356</text:p>
          </table:table-cell>
          <table:table-cell office:value-type="string" calcext:value-type="string">
            <text:p>Петр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7" calcext:value-type="float">
            <text:p>3357</text:p>
          </table:table-cell>
          <table:table-cell office:value-type="string" calcext:value-type="string">
            <text:p>Петров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8" calcext:value-type="float">
            <text:p>3358</text:p>
          </table:table-cell>
          <table:table-cell office:value-type="string" calcext:value-type="string">
            <text:p>Мохов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59" calcext:value-type="float">
            <text:p>3359</text:p>
          </table:table-cell>
          <table:table-cell office:value-type="string" calcext:value-type="string">
            <text:p>Уточкин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0" calcext:value-type="float">
            <text:p>3360</text:p>
          </table:table-cell>
          <table:table-cell office:value-type="string" calcext:value-type="string">
            <text:p>Простолюб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1" calcext:value-type="float">
            <text:p>3361</text:p>
          </table:table-cell>
          <table:table-cell office:value-type="string" calcext:value-type="string">
            <text:p>Петров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2" calcext:value-type="float">
            <text:p>3362</text:p>
          </table:table-cell>
          <table:table-cell office:value-type="string" calcext:value-type="string">
            <text:p>Мохов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3" calcext:value-type="float">
            <text:p>3363</text:p>
          </table:table-cell>
          <table:table-cell office:value-type="string" calcext:value-type="string">
            <text:p>Мохов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4" calcext:value-type="float">
            <text:p>3364</text:p>
          </table:table-cell>
          <table:table-cell office:value-type="string" calcext:value-type="string">
            <text:p>Простолюбов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5" calcext:value-type="float">
            <text:p>3365</text:p>
          </table:table-cell>
          <table:table-cell office:value-type="string" calcext:value-type="string">
            <text:p>Простолюбов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6" calcext:value-type="float">
            <text:p>3366</text:p>
          </table:table-cell>
          <table:table-cell office:value-type="string" calcext:value-type="string">
            <text:p>Мохов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7" calcext:value-type="float">
            <text:p>3367</text:p>
          </table:table-cell>
          <table:table-cell office:value-type="string" calcext:value-type="string">
            <text:p>Уточкин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8" calcext:value-type="float">
            <text:p>3368</text:p>
          </table:table-cell>
          <table:table-cell office:value-type="string" calcext:value-type="string">
            <text:p>Ежкин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69" calcext:value-type="float">
            <text:p>3369</text:p>
          </table:table-cell>
          <table:table-cell office:value-type="string" calcext:value-type="string">
            <text:p>Сидоров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0" calcext:value-type="float">
            <text:p>3370</text:p>
          </table:table-cell>
          <table:table-cell office:value-type="string" calcext:value-type="string">
            <text:p>Пахомов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1" calcext:value-type="float">
            <text:p>3371</text:p>
          </table:table-cell>
          <table:table-cell office:value-type="string" calcext:value-type="string">
            <text:p>Пахомов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2" calcext:value-type="float">
            <text:p>3372</text:p>
          </table:table-cell>
          <table:table-cell office:value-type="string" calcext:value-type="string">
            <text:p>Пахомов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3" calcext:value-type="float">
            <text:p>3373</text:p>
          </table:table-cell>
          <table:table-cell office:value-type="string" calcext:value-type="string">
            <text:p>Иван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4" calcext:value-type="float">
            <text:p>3374</text:p>
          </table:table-cell>
          <table:table-cell office:value-type="string" calcext:value-type="string">
            <text:p>Петров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5" calcext:value-type="float">
            <text:p>3375</text:p>
          </table:table-cell>
          <table:table-cell office:value-type="string" calcext:value-type="string">
            <text:p>Пахомов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6" calcext:value-type="float">
            <text:p>3376</text:p>
          </table:table-cell>
          <table:table-cell office:value-type="string" calcext:value-type="string">
            <text:p>Иванов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7" calcext:value-type="float">
            <text:p>3377</text:p>
          </table:table-cell>
          <table:table-cell office:value-type="string" calcext:value-type="string">
            <text:p>Сидоров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8" calcext:value-type="float">
            <text:p>3378</text:p>
          </table:table-cell>
          <table:table-cell office:value-type="string" calcext:value-type="string">
            <text:p>Сидоров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79" calcext:value-type="float">
            <text:p>3379</text:p>
          </table:table-cell>
          <table:table-cell office:value-type="string" calcext:value-type="string">
            <text:p>Пахомов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0" calcext:value-type="float">
            <text:p>3380</text:p>
          </table:table-cell>
          <table:table-cell office:value-type="string" calcext:value-type="string">
            <text:p>Пахомов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1" calcext:value-type="float">
            <text:p>3381</text:p>
          </table:table-cell>
          <table:table-cell office:value-type="string" calcext:value-type="string">
            <text:p>Ежкин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2" calcext:value-type="float">
            <text:p>3382</text:p>
          </table:table-cell>
          <table:table-cell office:value-type="string" calcext:value-type="string">
            <text:p>Сидоров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3" calcext:value-type="float">
            <text:p>3383</text:p>
          </table:table-cell>
          <table:table-cell office:value-type="string" calcext:value-type="string">
            <text:p>Простолюбов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4" calcext:value-type="float">
            <text:p>3384</text:p>
          </table:table-cell>
          <table:table-cell office:value-type="string" calcext:value-type="string">
            <text:p>Петров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5" calcext:value-type="float">
            <text:p>3385</text:p>
          </table:table-cell>
          <table:table-cell office:value-type="string" calcext:value-type="string">
            <text:p>Простолюбов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6" calcext:value-type="float">
            <text:p>3386</text:p>
          </table:table-cell>
          <table:table-cell office:value-type="string" calcext:value-type="string">
            <text:p>Петров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7" calcext:value-type="float">
            <text:p>3387</text:p>
          </table:table-cell>
          <table:table-cell office:value-type="string" calcext:value-type="string">
            <text:p>Петров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8" calcext:value-type="float">
            <text:p>3388</text:p>
          </table:table-cell>
          <table:table-cell office:value-type="string" calcext:value-type="string">
            <text:p>Мохов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89" calcext:value-type="float">
            <text:p>3389</text:p>
          </table:table-cell>
          <table:table-cell office:value-type="string" calcext:value-type="string">
            <text:p>Уточкин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string" calcext:value-type="string">
            <text:p>Сидоров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1" calcext:value-type="float">
            <text:p>3391</text:p>
          </table:table-cell>
          <table:table-cell office:value-type="string" calcext:value-type="string">
            <text:p>Сидоров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string" calcext:value-type="string">
            <text:p>Пахомов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3" calcext:value-type="float">
            <text:p>3393</text:p>
          </table:table-cell>
          <table:table-cell office:value-type="string" calcext:value-type="string">
            <text:p>Петров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4" calcext:value-type="float">
            <text:p>3394</text:p>
          </table:table-cell>
          <table:table-cell office:value-type="string" calcext:value-type="string">
            <text:p>Пахомов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5" calcext:value-type="float">
            <text:p>3395</text:p>
          </table:table-cell>
          <table:table-cell office:value-type="string" calcext:value-type="string">
            <text:p>Простолюбов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6" calcext:value-type="float">
            <text:p>3396</text:p>
          </table:table-cell>
          <table:table-cell office:value-type="string" calcext:value-type="string">
            <text:p>Простолюбов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7" calcext:value-type="float">
            <text:p>3397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string" calcext:value-type="string">
            <text:p>Простолюбов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string" calcext:value-type="string">
            <text:p>Пахомов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string" calcext:value-type="string">
            <text:p>Иванов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string" calcext:value-type="string">
            <text:p>Простолюбов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string" calcext:value-type="string">
            <text:p>Простолюбов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3" calcext:value-type="float">
            <text:p>3403</text:p>
          </table:table-cell>
          <table:table-cell office:value-type="string" calcext:value-type="string">
            <text:p>Пахомов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4" calcext:value-type="float">
            <text:p>3404</text:p>
          </table:table-cell>
          <table:table-cell office:value-type="string" calcext:value-type="string">
            <text:p>Простолюбов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5" calcext:value-type="float">
            <text:p>3405</text:p>
          </table:table-cell>
          <table:table-cell office:value-type="string" calcext:value-type="string">
            <text:p>Пахомов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6" calcext:value-type="float">
            <text:p>3406</text:p>
          </table:table-cell>
          <table:table-cell office:value-type="string" calcext:value-type="string">
            <text:p>Петров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7" calcext:value-type="float">
            <text:p>3407</text:p>
          </table:table-cell>
          <table:table-cell office:value-type="string" calcext:value-type="string">
            <text:p>Мохов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string" calcext:value-type="string">
            <text:p>Уточкин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string" calcext:value-type="string">
            <text:p>Уточкин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string" calcext:value-type="string">
            <text:p>Ежкин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string" calcext:value-type="string">
            <text:p>Простолюбов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string" calcext:value-type="string">
            <text:p>Пахомов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string" calcext:value-type="string">
            <text:p>Петров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string" calcext:value-type="string">
            <text:p>Пахомов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string" calcext:value-type="string">
            <text:p>Уточкин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string" calcext:value-type="string">
            <text:p>Сидоров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string" calcext:value-type="string">
            <text:p>Ежкин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string" calcext:value-type="string">
            <text:p>Пахомов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string" calcext:value-type="string">
            <text:p>Ежкин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string" calcext:value-type="string">
            <text:p>Уточкин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string" calcext:value-type="string">
            <text:p>Уточкин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string" calcext:value-type="string">
            <text:p>Мохов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string" calcext:value-type="string">
            <text:p>Простолюбов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string" calcext:value-type="string">
            <text:p>Ежкин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string" calcext:value-type="string">
            <text:p>Петров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string" calcext:value-type="string">
            <text:p>Иванов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string" calcext:value-type="string">
            <text:p>Пахомов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string" calcext:value-type="string">
            <text:p>Сидоров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string" calcext:value-type="string">
            <text:p>Сидор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string" calcext:value-type="string">
            <text:p>Ежкин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string" calcext:value-type="string">
            <text:p>Уточкин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string" calcext:value-type="string">
            <text:p>Простолюбов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string" calcext:value-type="string">
            <text:p>Пахомов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string" calcext:value-type="string">
            <text:p>Простолюбов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string" calcext:value-type="string">
            <text:p>Иванов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string" calcext:value-type="string">
            <text:p>Иванов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string" calcext:value-type="string">
            <text:p>Простолюбов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string" calcext:value-type="string">
            <text:p>Простолюбов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string" calcext:value-type="string">
            <text:p>Уточкин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string" calcext:value-type="string">
            <text:p>Уточкин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string" calcext:value-type="string">
            <text:p>Иванов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string" calcext:value-type="string">
            <text:p>Мохов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string" calcext:value-type="string">
            <text:p>Мохов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string" calcext:value-type="string">
            <text:p>Иван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Простолюбов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string" calcext:value-type="string">
            <text:p>Простолюбов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string" calcext:value-type="string">
            <text:p>Ежкин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string" calcext:value-type="string">
            <text:p>Ежкин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string" calcext:value-type="string">
            <text:p>Пахомов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string" calcext:value-type="string">
            <text:p>Сидоров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string" calcext:value-type="string">
            <text:p>Иванов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string" calcext:value-type="string">
            <text:p>Пахомов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string" calcext:value-type="string">
            <text:p>Иванов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string" calcext:value-type="string">
            <text:p>Уточкин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string" calcext:value-type="string">
            <text:p>Пахомов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string" calcext:value-type="string">
            <text:p>Сидоров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string" calcext:value-type="string">
            <text:p>Петров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string" calcext:value-type="string">
            <text:p>Мохов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string" calcext:value-type="string">
            <text:p>Ежкин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string" calcext:value-type="string">
            <text:p>Ежкин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string" calcext:value-type="string">
            <text:p>Иванов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string" calcext:value-type="string">
            <text:p>Ежкин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string" calcext:value-type="string">
            <text:p>Простолюбов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string" calcext:value-type="string">
            <text:p>Ежкин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string" calcext:value-type="string">
            <text:p>Петров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string" calcext:value-type="string">
            <text:p>Иванов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string" calcext:value-type="string">
            <text:p>Иванов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string" calcext:value-type="string">
            <text:p>Простолюбов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string" calcext:value-type="string">
            <text:p>Ежкин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string" calcext:value-type="string">
            <text:p>Пахомов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string" calcext:value-type="string">
            <text:p>Ежкин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string" calcext:value-type="string">
            <text:p>Сидор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string" calcext:value-type="string">
            <text:p>Ежкин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string" calcext:value-type="string">
            <text:p>Мохов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string" calcext:value-type="string">
            <text:p>Мохов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string" calcext:value-type="string">
            <text:p>Простолюбов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string" calcext:value-type="string">
            <text:p>Пахомов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string" calcext:value-type="string">
            <text:p>Петров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string" calcext:value-type="string">
            <text:p>Пахомов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string" calcext:value-type="string">
            <text:p>Сидоров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string" calcext:value-type="string">
            <text:p>Пахомов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string" calcext:value-type="string">
            <text:p>Пахомов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string" calcext:value-type="string">
            <text:p>Петр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string" calcext:value-type="string">
            <text:p>Иванов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string" calcext:value-type="string">
            <text:p>Иванов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string" calcext:value-type="string">
            <text:p>Ежкин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string" calcext:value-type="string">
            <text:p>Пахомов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string" calcext:value-type="string">
            <text:p>Уточкин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string" calcext:value-type="string">
            <text:p>Петр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string" calcext:value-type="string">
            <text:p>Сидоров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string" calcext:value-type="string">
            <text:p>Сидоров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string" calcext:value-type="string">
            <text:p>Простолюбов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string" calcext:value-type="string">
            <text:p>Иванов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string" calcext:value-type="string">
            <text:p>Уточкин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string" calcext:value-type="string">
            <text:p>Сидоров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string" calcext:value-type="string">
            <text:p>Ежкин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string" calcext:value-type="string">
            <text:p>Сидоров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string" calcext:value-type="string">
            <text:p>Пахомов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string" calcext:value-type="string">
            <text:p>Пахомов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Иванов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string" calcext:value-type="string">
            <text:p>Петров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string" calcext:value-type="string">
            <text:p>Уточкин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string" calcext:value-type="string">
            <text:p>Уточкин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string" calcext:value-type="string">
            <text:p>Мохов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string" calcext:value-type="string">
            <text:p>Ежкин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string" calcext:value-type="string">
            <text:p>Петров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string" calcext:value-type="string">
            <text:p>Сидоров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string" calcext:value-type="string">
            <text:p>Уточкин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string" calcext:value-type="string">
            <text:p>Мохов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string" calcext:value-type="string">
            <text:p>Петров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string" calcext:value-type="string">
            <text:p>Ежкин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string" calcext:value-type="string">
            <text:p>Уточкин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string" calcext:value-type="string">
            <text:p>Пахомов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string" calcext:value-type="string">
            <text:p>Сидоров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string" calcext:value-type="string">
            <text:p>Пахомов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string" calcext:value-type="string">
            <text:p>Мохов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string" calcext:value-type="string">
            <text:p>Пахомов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string" calcext:value-type="string">
            <text:p>Сидоров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string" calcext:value-type="string">
            <text:p>Петров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string" calcext:value-type="string">
            <text:p>Иван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string" calcext:value-type="string">
            <text:p>Ежкин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string" calcext:value-type="string">
            <text:p>Сидоров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string" calcext:value-type="string">
            <text:p>Уточкин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string" calcext:value-type="string">
            <text:p>Петров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string" calcext:value-type="string">
            <text:p>Ежкин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string" calcext:value-type="string">
            <text:p>Ежкин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string" calcext:value-type="string">
            <text:p>Простолюбов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string" calcext:value-type="string">
            <text:p>Уточкин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string" calcext:value-type="string">
            <text:p>Пахомов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string" calcext:value-type="string">
            <text:p>Мохов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string" calcext:value-type="string">
            <text:p>Сидоров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string" calcext:value-type="string">
            <text:p>Иван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string" calcext:value-type="string">
            <text:p>Мохов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string" calcext:value-type="string">
            <text:p>Ежкин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string" calcext:value-type="string">
            <text:p>Мохов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string" calcext:value-type="string">
            <text:p>Ежкин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string" calcext:value-type="string">
            <text:p>Сидоров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string" calcext:value-type="string">
            <text:p>Петров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string" calcext:value-type="string">
            <text:p>Сидоров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string" calcext:value-type="string">
            <text:p>Мохов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string" calcext:value-type="string">
            <text:p>Уточкин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string" calcext:value-type="string">
            <text:p>Уточкин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string" calcext:value-type="string">
            <text:p>Пахомов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string" calcext:value-type="string">
            <text:p>Ежкин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string" calcext:value-type="string">
            <text:p>Ежкин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string" calcext:value-type="string">
            <text:p>Мох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string" calcext:value-type="string">
            <text:p>Иванов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string" calcext:value-type="string">
            <text:p>Мохов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string" calcext:value-type="string">
            <text:p>Петров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string" calcext:value-type="string">
            <text:p>Петров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string" calcext:value-type="string">
            <text:p>Мохов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string" calcext:value-type="string">
            <text:p>Пахом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string" calcext:value-type="string">
            <text:p>Петров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string" calcext:value-type="string">
            <text:p>Петров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string" calcext:value-type="string">
            <text:p>Иванов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string" calcext:value-type="string">
            <text:p>Сидоров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string" calcext:value-type="string">
            <text:p>Петров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string" calcext:value-type="string">
            <text:p>Иванов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string" calcext:value-type="string">
            <text:p>Мохов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string" calcext:value-type="string">
            <text:p>Сидоров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string" calcext:value-type="string">
            <text:p>Мох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string" calcext:value-type="string">
            <text:p>Ежкин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string" calcext:value-type="string">
            <text:p>Иванов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string" calcext:value-type="string">
            <text:p>Уточкин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string" calcext:value-type="string">
            <text:p>Ежкин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string" calcext:value-type="string">
            <text:p>Простолюбов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string" calcext:value-type="string">
            <text:p>Сидоров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string" calcext:value-type="string">
            <text:p>Сидоров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string" calcext:value-type="string">
            <text:p>Ежкин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string" calcext:value-type="string">
            <text:p>Простолюбов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string" calcext:value-type="string">
            <text:p>Ежкин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string" calcext:value-type="string">
            <text:p>Ежкин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string" calcext:value-type="string">
            <text:p>Мохов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string" calcext:value-type="string">
            <text:p>Мохов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string" calcext:value-type="string">
            <text:p>Мохов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string" calcext:value-type="string">
            <text:p>Уточкин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string" calcext:value-type="string">
            <text:p>Ежкин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string" calcext:value-type="string">
            <text:p>Петров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string" calcext:value-type="string">
            <text:p>Мохов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string" calcext:value-type="string">
            <text:p>Сидоров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string" calcext:value-type="string">
            <text:p>Уточкин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string" calcext:value-type="string">
            <text:p>Сидоров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string" calcext:value-type="string">
            <text:p>Иванов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string" calcext:value-type="string">
            <text:p>Пахомов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string" calcext:value-type="string">
            <text:p>Пахомов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string" calcext:value-type="string">
            <text:p>Уточкин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string" calcext:value-type="string">
            <text:p>Мохов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string" calcext:value-type="string">
            <text:p>Иванов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string" calcext:value-type="string">
            <text:p>Сидоров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string" calcext:value-type="string">
            <text:p>Простолюбов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string" calcext:value-type="string">
            <text:p>Мохов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string" calcext:value-type="string">
            <text:p>Простолюбов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string" calcext:value-type="string">
            <text:p>Петров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string" calcext:value-type="string">
            <text:p>Сидоров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string" calcext:value-type="string">
            <text:p>Иван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string" calcext:value-type="string">
            <text:p>Ежкин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string" calcext:value-type="string">
            <text:p>Уточкин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string" calcext:value-type="string">
            <text:p>Ежкин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string" calcext:value-type="string">
            <text:p>Пахомов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string" calcext:value-type="string">
            <text:p>Сидоров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string" calcext:value-type="string">
            <text:p>Пахомов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string" calcext:value-type="string">
            <text:p>Иванов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string" calcext:value-type="string">
            <text:p>Уточкин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string" calcext:value-type="string">
            <text:p>Петров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string" calcext:value-type="string">
            <text:p>Мохов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string" calcext:value-type="string">
            <text:p>Иванов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string" calcext:value-type="string">
            <text:p>Мохов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string" calcext:value-type="string">
            <text:p>Пахом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string" calcext:value-type="string">
            <text:p>Мох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string" calcext:value-type="string">
            <text:p>Петров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string" calcext:value-type="string">
            <text:p>Мохов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string" calcext:value-type="string">
            <text:p>Ежкин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string" calcext:value-type="string">
            <text:p>Уточкин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string" calcext:value-type="string">
            <text:p>Простолюбов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string" calcext:value-type="string">
            <text:p>Сидоров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string" calcext:value-type="string">
            <text:p>Простолюбов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string" calcext:value-type="string">
            <text:p>Иванов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string" calcext:value-type="string">
            <text:p>Простолюбов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string" calcext:value-type="string">
            <text:p>Пахом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string" calcext:value-type="string">
            <text:p>Иванов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string" calcext:value-type="string">
            <text:p>Уточкин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string" calcext:value-type="string">
            <text:p>Мохов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string" calcext:value-type="string">
            <text:p>Сидор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string" calcext:value-type="string">
            <text:p>Мохов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string" calcext:value-type="string">
            <text:p>Простолюбов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string" calcext:value-type="string">
            <text:p>Ежкин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string" calcext:value-type="string">
            <text:p>Иванов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string" calcext:value-type="string">
            <text:p>Петров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string" calcext:value-type="string">
            <text:p>Иванов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string" calcext:value-type="string">
            <text:p>Ежкин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string" calcext:value-type="string">
            <text:p>Сидоров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string" calcext:value-type="string">
            <text:p>Простолюбов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string" calcext:value-type="string">
            <text:p>Иванов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string" calcext:value-type="string">
            <text:p>Мохов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string" calcext:value-type="string">
            <text:p>Мохов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string" calcext:value-type="string">
            <text:p>Простолюб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string" calcext:value-type="string">
            <text:p>Иванов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string" calcext:value-type="string">
            <text:p>Уточкин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string" calcext:value-type="string">
            <text:p>Пахомов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string" calcext:value-type="string">
            <text:p>Ежкин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string" calcext:value-type="string">
            <text:p>Мох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string" calcext:value-type="string">
            <text:p>Ежкин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string" calcext:value-type="string">
            <text:p>Уточкин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string" calcext:value-type="string">
            <text:p>Иванов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string" calcext:value-type="string">
            <text:p>Пахом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string" calcext:value-type="string">
            <text:p>Мохов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string" calcext:value-type="string">
            <text:p>Пахомов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string" calcext:value-type="string">
            <text:p>Сидоров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string" calcext:value-type="string">
            <text:p>Простолюбов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string" calcext:value-type="string">
            <text:p>Простолюб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string" calcext:value-type="string">
            <text:p>Простолюб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string" calcext:value-type="string">
            <text:p>Мохов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string" calcext:value-type="string">
            <text:p>Иванов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string" calcext:value-type="string">
            <text:p>Ежкин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string" calcext:value-type="string">
            <text:p>Ежкин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string" calcext:value-type="string">
            <text:p>Уточкин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string" calcext:value-type="string">
            <text:p>Петров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string" calcext:value-type="string">
            <text:p>Пахомов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string" calcext:value-type="string">
            <text:p>Простолюбов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string" calcext:value-type="string">
            <text:p>Пахомов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string" calcext:value-type="string">
            <text:p>Иванов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string" calcext:value-type="string">
            <text:p>Иванов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string" calcext:value-type="string">
            <text:p>Мохов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string" calcext:value-type="string">
            <text:p>Уточкин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string" calcext:value-type="string">
            <text:p>Иванов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string" calcext:value-type="string">
            <text:p>Простолюбов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string" calcext:value-type="string">
            <text:p>Ежкин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string" calcext:value-type="string">
            <text:p>Ежкин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string" calcext:value-type="string">
            <text:p>Простолюбов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string" calcext:value-type="string">
            <text:p>Простолюбов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string" calcext:value-type="string">
            <text:p>Мохов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string" calcext:value-type="string">
            <text:p>Петров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string" calcext:value-type="string">
            <text:p>Петров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string" calcext:value-type="string">
            <text:p>Иванов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string" calcext:value-type="string">
            <text:p>Петров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string" calcext:value-type="string">
            <text:p>Иванов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string" calcext:value-type="string">
            <text:p>Уточкин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string" calcext:value-type="string">
            <text:p>Пахомов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string" calcext:value-type="string">
            <text:p>Сидор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string" calcext:value-type="string">
            <text:p>Иванов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string" calcext:value-type="string">
            <text:p>Ежкин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string" calcext:value-type="string">
            <text:p>Иванов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string" calcext:value-type="string">
            <text:p>Уточкин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string" calcext:value-type="string">
            <text:p>Ежкин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string" calcext:value-type="string">
            <text:p>Пахомов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string" calcext:value-type="string">
            <text:p>Пахомов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string" calcext:value-type="string">
            <text:p>Мохов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string" calcext:value-type="string">
            <text:p>Иванов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string" calcext:value-type="string">
            <text:p>Простолюбов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string" calcext:value-type="string">
            <text:p>Мохов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string" calcext:value-type="string">
            <text:p>Уточ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string" calcext:value-type="string">
            <text:p>Петров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string" calcext:value-type="string">
            <text:p>Ежкин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string" calcext:value-type="string">
            <text:p>Иванов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string" calcext:value-type="string">
            <text:p>Уточкин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string" calcext:value-type="string">
            <text:p>Иванов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string" calcext:value-type="string">
            <text:p>Уточкин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string" calcext:value-type="string">
            <text:p>Иванов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string" calcext:value-type="string">
            <text:p>Мохов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string" calcext:value-type="string">
            <text:p>Пахомов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string" calcext:value-type="string">
            <text:p>Петров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string" calcext:value-type="string">
            <text:p>Простолюбов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string" calcext:value-type="string">
            <text:p>Уточкин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string" calcext:value-type="string">
            <text:p>Пахомов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string" calcext:value-type="string">
            <text:p>Ежкин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string" calcext:value-type="string">
            <text:p>Петров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string" calcext:value-type="string">
            <text:p>Ежкин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string" calcext:value-type="string">
            <text:p>Простолюбов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string" calcext:value-type="string">
            <text:p>Уточкин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string" calcext:value-type="string">
            <text:p>Простолюбов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string" calcext:value-type="string">
            <text:p>Уточкин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string" calcext:value-type="string">
            <text:p>Пахомов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string" calcext:value-type="string">
            <text:p>Ежкин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string" calcext:value-type="string">
            <text:p>Ежкин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string" calcext:value-type="string">
            <text:p>Уточкин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string" calcext:value-type="string">
            <text:p>Сидоров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string" calcext:value-type="string">
            <text:p>Простолюбов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string" calcext:value-type="string">
            <text:p>Мохов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string" calcext:value-type="string">
            <text:p>Сидоров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string" calcext:value-type="string">
            <text:p>Сидоров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string" calcext:value-type="string">
            <text:p>Петров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string" calcext:value-type="string">
            <text:p>Сидоров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string" calcext:value-type="string">
            <text:p>Ежкин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string" calcext:value-type="string">
            <text:p>Мохов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string" calcext:value-type="string">
            <text:p>Пахомов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string" calcext:value-type="string">
            <text:p>Пахом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string" calcext:value-type="string">
            <text:p>Мохов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string" calcext:value-type="string">
            <text:p>Пахомов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string" calcext:value-type="string">
            <text:p>Сидоров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string" calcext:value-type="string">
            <text:p>Уточкин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string" calcext:value-type="string">
            <text:p>Иванов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string" calcext:value-type="string">
            <text:p>Иванов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string" calcext:value-type="string">
            <text:p>Уточкин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string" calcext:value-type="string">
            <text:p>Уточкин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string" calcext:value-type="string">
            <text:p>Ежкин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string" calcext:value-type="string">
            <text:p>Простолюбов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string" calcext:value-type="string">
            <text:p>Простолюбов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string" calcext:value-type="string">
            <text:p>Петров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string" calcext:value-type="string">
            <text:p>Уточкин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string" calcext:value-type="string">
            <text:p>Иванов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string" calcext:value-type="string">
            <text:p>Иванов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string" calcext:value-type="string">
            <text:p>Простолюбов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string" calcext:value-type="string">
            <text:p>Иванов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string" calcext:value-type="string">
            <text:p>Иванов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string" calcext:value-type="string">
            <text:p>Сидоров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string" calcext:value-type="string">
            <text:p>Сидоров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string" calcext:value-type="string">
            <text:p>Пахомов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string" calcext:value-type="string">
            <text:p>Петров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Сидоров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string" calcext:value-type="string">
            <text:p>Пахомов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string" calcext:value-type="string">
            <text:p>Простолюбов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string" calcext:value-type="string">
            <text:p>Уточкин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string" calcext:value-type="string">
            <text:p>Ежкин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string" calcext:value-type="string">
            <text:p>Иванов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string" calcext:value-type="string">
            <text:p>Иванов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string" calcext:value-type="string">
            <text:p>Простолюбов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string" calcext:value-type="string">
            <text:p>Простолюбов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string" calcext:value-type="string">
            <text:p>Пахомов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string" calcext:value-type="string">
            <text:p>Сидоров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string" calcext:value-type="string">
            <text:p>Сидоров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string" calcext:value-type="string">
            <text:p>Пахомов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string" calcext:value-type="string">
            <text:p>Иванов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string" calcext:value-type="string">
            <text:p>Пахомов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string" calcext:value-type="string">
            <text:p>Мохов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string" calcext:value-type="string">
            <text:p>Мох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string" calcext:value-type="string">
            <text:p>Простолюбов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string" calcext:value-type="string">
            <text:p>Ежкин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string" calcext:value-type="string">
            <text:p>Петров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string" calcext:value-type="string">
            <text:p>Ежкин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string" calcext:value-type="string">
            <text:p>Простолюбов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string" calcext:value-type="string">
            <text:p>Петров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string" calcext:value-type="string">
            <text:p>Ежкин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string" calcext:value-type="string">
            <text:p>Сидоров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string" calcext:value-type="string">
            <text:p>Ежкин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string" calcext:value-type="string">
            <text:p>Петров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string" calcext:value-type="string">
            <text:p>Петров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string" calcext:value-type="string">
            <text:p>Простолюб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string" calcext:value-type="string">
            <text:p>Мохов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string" calcext:value-type="string">
            <text:p>Сидоров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string" calcext:value-type="string">
            <text:p>Петр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string" calcext:value-type="string">
            <text:p>Пахомов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string" calcext:value-type="string">
            <text:p>Ежкин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string" calcext:value-type="string">
            <text:p>Простолюбов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string" calcext:value-type="string">
            <text:p>Сидоров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string" calcext:value-type="string">
            <text:p>Пахом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string" calcext:value-type="string">
            <text:p>Пахомов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string" calcext:value-type="string">
            <text:p>Простолюбов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string" calcext:value-type="string">
            <text:p>Сидоров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string" calcext:value-type="string">
            <text:p>Сидоров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string" calcext:value-type="string">
            <text:p>Мохов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string" calcext:value-type="string">
            <text:p>Иванов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string" calcext:value-type="string">
            <text:p>Иванов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string" calcext:value-type="string">
            <text:p>Пахомов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string" calcext:value-type="string">
            <text:p>Иван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string" calcext:value-type="string">
            <text:p>Пахомов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string" calcext:value-type="string">
            <text:p>Пахомов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string" calcext:value-type="string">
            <text:p>Иванов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string" calcext:value-type="string">
            <text:p>Простолюбов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string" calcext:value-type="string">
            <text:p>Простолюбов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string" calcext:value-type="string">
            <text:p>Простолюбов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string" calcext:value-type="string">
            <text:p>Иван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string" calcext:value-type="string">
            <text:p>Сидоров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string" calcext:value-type="string">
            <text:p>Уточкин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string" calcext:value-type="string">
            <text:p>Ежкин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string" calcext:value-type="string">
            <text:p>Пахомов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string" calcext:value-type="string">
            <text:p>Пахомов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string" calcext:value-type="string">
            <text:p>Уточкин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string" calcext:value-type="string">
            <text:p>Иванов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string" calcext:value-type="string">
            <text:p>Пахомов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1" calcext:value-type="float">
            <text:p>3811</text:p>
          </table:table-cell>
          <table:table-cell office:value-type="string" calcext:value-type="string">
            <text:p>Простолюбов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string" calcext:value-type="string">
            <text:p>Простолюбов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string" calcext:value-type="string">
            <text:p>Уточкин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string" calcext:value-type="string">
            <text:p>Мохов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string" calcext:value-type="string">
            <text:p>Иванов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string" calcext:value-type="string">
            <text:p>Мохов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string" calcext:value-type="string">
            <text:p>Иванов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string" calcext:value-type="string">
            <text:p>Уточкин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string" calcext:value-type="string">
            <text:p>Мохов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string" calcext:value-type="string">
            <text:p>Пахомов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string" calcext:value-type="string">
            <text:p>Уточкин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string" calcext:value-type="string">
            <text:p>Иванов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string" calcext:value-type="string">
            <text:p>Ежкин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string" calcext:value-type="string">
            <text:p>Мохов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string" calcext:value-type="string">
            <text:p>Ежкин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string" calcext:value-type="string">
            <text:p>Пахомов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string" calcext:value-type="string">
            <text:p>Ежкин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string" calcext:value-type="string">
            <text:p>Петров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string" calcext:value-type="string">
            <text:p>Иванов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string" calcext:value-type="string">
            <text:p>Иванов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string" calcext:value-type="string">
            <text:p>Петров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string" calcext:value-type="string">
            <text:p>Мохов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string" calcext:value-type="string">
            <text:p>Сидоров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string" calcext:value-type="string">
            <text:p>Петров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string" calcext:value-type="string">
            <text:p>Иванов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string" calcext:value-type="string">
            <text:p>Ежкин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string" calcext:value-type="string">
            <text:p>Уточкин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string" calcext:value-type="string">
            <text:p>Мохов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string" calcext:value-type="string">
            <text:p>Уточкин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string" calcext:value-type="string">
            <text:p>Иванов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string" calcext:value-type="string">
            <text:p>Простолюбов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string" calcext:value-type="string">
            <text:p>Петров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string" calcext:value-type="string">
            <text:p>Петров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string" calcext:value-type="string">
            <text:p>Уточкин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string" calcext:value-type="string">
            <text:p>Иванов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string" calcext:value-type="string">
            <text:p>Иванов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string" calcext:value-type="string">
            <text:p>Ежкин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string" calcext:value-type="string">
            <text:p>Простолюбов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string" calcext:value-type="string">
            <text:p>Ежкин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string" calcext:value-type="string">
            <text:p>Уточкин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string" calcext:value-type="string">
            <text:p>Сидоров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string" calcext:value-type="string">
            <text:p>Ежкин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string" calcext:value-type="string">
            <text:p>Петров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string" calcext:value-type="string">
            <text:p>Петров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string" calcext:value-type="string">
            <text:p>Простолюбов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string" calcext:value-type="string">
            <text:p>Петров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string" calcext:value-type="string">
            <text:p>Мохов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string" calcext:value-type="string">
            <text:p>Уточкин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string" calcext:value-type="string">
            <text:p>Уточкин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string" calcext:value-type="string">
            <text:p>Иванов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string" calcext:value-type="string">
            <text:p>Сидоров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string" calcext:value-type="string">
            <text:p>Мохов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string" calcext:value-type="string">
            <text:p>Пахомов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string" calcext:value-type="string">
            <text:p>Мох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string" calcext:value-type="string">
            <text:p>Пахомов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string" calcext:value-type="string">
            <text:p>Мохов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string" calcext:value-type="string">
            <text:p>Ежкин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string" calcext:value-type="string">
            <text:p>Петров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string" calcext:value-type="string">
            <text:p>Простолюбов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string" calcext:value-type="string">
            <text:p>Петров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string" calcext:value-type="string">
            <text:p>Простолюбов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string" calcext:value-type="string">
            <text:p>Уточкин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string" calcext:value-type="string">
            <text:p>Ежкин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string" calcext:value-type="string">
            <text:p>Пахомов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string" calcext:value-type="string">
            <text:p>Ежкин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string" calcext:value-type="string">
            <text:p>Иванов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string" calcext:value-type="string">
            <text:p>Мохов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string" calcext:value-type="string">
            <text:p>Уточкин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string" calcext:value-type="string">
            <text:p>Мохов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string" calcext:value-type="string">
            <text:p>Петров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string" calcext:value-type="string">
            <text:p>Простолюбов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string" calcext:value-type="string">
            <text:p>Петров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string" calcext:value-type="string">
            <text:p>Ежкин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string" calcext:value-type="string">
            <text:p>Уточкин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string" calcext:value-type="string">
            <text:p>Ежкин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string" calcext:value-type="string">
            <text:p>Пахомов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string" calcext:value-type="string">
            <text:p>Ежкин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string" calcext:value-type="string">
            <text:p>Петров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string" calcext:value-type="string">
            <text:p>Сидоров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string" calcext:value-type="string">
            <text:p>Ежкин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string" calcext:value-type="string">
            <text:p>Простолюбов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string" calcext:value-type="string">
            <text:p>Петров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string" calcext:value-type="string">
            <text:p>Сидор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string" calcext:value-type="string">
            <text:p>Простолюбов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string" calcext:value-type="string">
            <text:p>Ежкин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string" calcext:value-type="string">
            <text:p>Мохов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string" calcext:value-type="string">
            <text:p>Сидоров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string" calcext:value-type="string">
            <text:p>Мохов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string" calcext:value-type="string">
            <text:p>Простолюбов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string" calcext:value-type="string">
            <text:p>Мохов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string" calcext:value-type="string">
            <text:p>Мохов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string" calcext:value-type="string">
            <text:p>Уточкин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string" calcext:value-type="string">
            <text:p>Иванов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string" calcext:value-type="string">
            <text:p>Пахомов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string" calcext:value-type="string">
            <text:p>Простолюбов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string" calcext:value-type="string">
            <text:p>Ежкин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string" calcext:value-type="string">
            <text:p>Пахомов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string" calcext:value-type="string">
            <text:p>Ежкин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string" calcext:value-type="string">
            <text:p>Сидоров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string" calcext:value-type="string">
            <text:p>Петров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string" calcext:value-type="string">
            <text:p>Иванов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string" calcext:value-type="string">
            <text:p>Сидоров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string" calcext:value-type="string">
            <text:p>Простолюбов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string" calcext:value-type="string">
            <text:p>Мохов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string" calcext:value-type="string">
            <text:p>Сидоров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string" calcext:value-type="string">
            <text:p>Мохов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string" calcext:value-type="string">
            <text:p>Пахомов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string" calcext:value-type="string">
            <text:p>Петров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string" calcext:value-type="string">
            <text:p>Мохов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string" calcext:value-type="string">
            <text:p>Мохов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string" calcext:value-type="string">
            <text:p>Петров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string" calcext:value-type="string">
            <text:p>Пахомов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string" calcext:value-type="string">
            <text:p>Ежкин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string" calcext:value-type="string">
            <text:p>Мохов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string" calcext:value-type="string">
            <text:p>Пахомов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string" calcext:value-type="string">
            <text:p>Уточкин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string" calcext:value-type="string">
            <text:p>Пахомов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string" calcext:value-type="string">
            <text:p>Петров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string" calcext:value-type="string">
            <text:p>Сидоров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string" calcext:value-type="string">
            <text:p>Петров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string" calcext:value-type="string">
            <text:p>Мохов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string" calcext:value-type="string">
            <text:p>Иванов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string" calcext:value-type="string">
            <text:p>Сидоров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string" calcext:value-type="string">
            <text:p>Пахомов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string" calcext:value-type="string">
            <text:p>Сидоров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string" calcext:value-type="string">
            <text:p>Сидор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string" calcext:value-type="string">
            <text:p>Иванов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string" calcext:value-type="string">
            <text:p>Иванов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string" calcext:value-type="string">
            <text:p>Иванов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string" calcext:value-type="string">
            <text:p>Ежкин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string" calcext:value-type="string">
            <text:p>Мохов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string" calcext:value-type="string">
            <text:p>Пахомов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string" calcext:value-type="string">
            <text:p>Мохов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string" calcext:value-type="string">
            <text:p>Простолюбов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string" calcext:value-type="string">
            <text:p>Сидоров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string" calcext:value-type="string">
            <text:p>Простолюбов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string" calcext:value-type="string">
            <text:p>Ежкин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string" calcext:value-type="string">
            <text:p>Ежкин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string" calcext:value-type="string">
            <text:p>Пахомов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string" calcext:value-type="string">
            <text:p>Мохов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string" calcext:value-type="string">
            <text:p>Пахомов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string" calcext:value-type="string">
            <text:p>Мохов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string" calcext:value-type="string">
            <text:p>Сидоров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string" calcext:value-type="string">
            <text:p>Ежкин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string" calcext:value-type="string">
            <text:p>Пахомов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string" calcext:value-type="string">
            <text:p>Иванов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string" calcext:value-type="string">
            <text:p>Пахомов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string" calcext:value-type="string">
            <text:p>Петров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string" calcext:value-type="string">
            <text:p>Ежкин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string" calcext:value-type="string">
            <text:p>Уточкин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string" calcext:value-type="string">
            <text:p>Мохов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string" calcext:value-type="string">
            <text:p>Пахомов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string" calcext:value-type="string">
            <text:p>Ежкин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string" calcext:value-type="string">
            <text:p>Петров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string" calcext:value-type="string">
            <text:p>Мохов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string" calcext:value-type="string">
            <text:p>Простолюбов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string" calcext:value-type="string">
            <text:p>Сидоров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string" calcext:value-type="string">
            <text:p>Петров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string" calcext:value-type="string">
            <text:p>Мохов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string" calcext:value-type="string">
            <text:p>Иванов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string" calcext:value-type="string">
            <text:p>Простолюбов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string" calcext:value-type="string">
            <text:p>Простолюбов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string" calcext:value-type="string">
            <text:p>Пахомов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string" calcext:value-type="string">
            <text:p>Петров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string" calcext:value-type="string">
            <text:p>Ежкин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string" calcext:value-type="string">
            <text:p>Ежкин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string" calcext:value-type="string">
            <text:p>Пахомов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string" calcext:value-type="string">
            <text:p>Петров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string" calcext:value-type="string">
            <text:p>Простолюбов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string" calcext:value-type="string">
            <text:p>Мохов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string" calcext:value-type="string">
            <text:p>Петров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string" calcext:value-type="string">
            <text:p>Простолюбов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string" calcext:value-type="string">
            <text:p>Иванов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string" calcext:value-type="string">
            <text:p>Ежкин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string" calcext:value-type="string">
            <text:p>Пахомов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string" calcext:value-type="string">
            <text:p>Сидоров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string" calcext:value-type="string">
            <text:p>Пахомов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string" calcext:value-type="string">
            <text:p>Мохов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string" calcext:value-type="string">
            <text:p>Ежкин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string" calcext:value-type="string">
            <text:p>Сидоров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string" calcext:value-type="string">
            <text:p>Уточкин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string" calcext:value-type="string">
            <text:p>Пахомов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string" calcext:value-type="string">
            <text:p>Иванов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string" calcext:value-type="string">
            <text:p>Мохов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string" calcext:value-type="string">
            <text:p>Уточкин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string" calcext:value-type="string">
            <text:p>Уточкин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string" calcext:value-type="string">
            <text:p>Простолюбов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8" calcext:value-type="float">
            <text:p>3998</text:p>
          </table:table-cell>
          <table:table-cell office:value-type="string" calcext:value-type="string">
            <text:p>Простолюбов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string" calcext:value-type="string">
            <text:p>Ежкин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Вывоз</text:p>
          </table:table-cell>
          <table:table-cell table:style-name="ce5" table:number-columns-repeated="1638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Ежкин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Привоз</text:p>
          </table:table-cell>
          <table:table-cell table:style-name="ce5" table:number-columns-repeated="16380"/>
        </table:table-row>
        <table:table-row table:style-name="ro2" table:number-rows-repeated="1044574">
          <table:table-cell table:number-columns-repeated="4"/>
          <table:table-cell table:style-name="ce5" table:number-columns-repeated="16380"/>
        </table:table-row>
        <table:table-row table:style-name="ro2">
          <table:table-cell table:number-columns-repeated="4"/>
          <table:table-cell table:style-name="ce5" table:number-columns-repeated="16380"/>
        </table:table-row>
      </table:table>
      <table:table table:name="Сводная таблица_main_1" table:style-name="ta2">
        <table:table-column table:style-name="co6" table:default-cell-style-name="ce6"/>
        <table:table-column table:style-name="co6" table:default-cell-style-name="ce10"/>
        <table:table-column table:style-name="co6" table:default-cell-style-name="ce14"/>
        <table:table-column table:style-name="co6" table:default-cell-style-name="ce18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Сумма - Объем груза</text:p>
          </table:table-cell>
          <table:table-cell office:value-type="string" calcext:value-type="string">
            <text:p>Тип операции</text:p>
          </table:table-cell>
          <table:table-cell table:number-columns-repeated="3"/>
          <table:table-cell table:style-name="ce22" table:formula="of:=[.B3]-[.C3]" office:value-type="float" office:value="11724" calcext:value-type="float">
            <text:p>11724</text:p>
          </table:table-cell>
        </table:table-row>
        <table:table-row table:style-name="ro3">
          <table:table-cell table:style-name="ce7" office:value-type="string" calcext:value-type="string">
            <text:p>Фамилия водителя</text:p>
          </table:table-cell>
          <table:table-cell table:style-name="ce11" office:value-type="string" calcext:value-type="string">
            <text:p>Вывоз</text:p>
          </table:table-cell>
          <table:table-cell table:style-name="ce15" office:value-type="string" calcext:value-type="string">
            <text:p>Привоз</text:p>
          </table:table-cell>
          <table:table-cell table:style-name="ce19" office:value-type="string" calcext:value-type="string">
            <text:p>Итог Результат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Иванов</text:p>
          </table:table-cell>
          <table:table-cell table:style-name="ce12" office:value-type="float" office:value="680096" calcext:value-type="float">
            <text:p>680096</text:p>
          </table:table-cell>
          <table:table-cell table:style-name="ce16" office:value-type="float" office:value="668372" calcext:value-type="float">
            <text:p>668372</text:p>
          </table:table-cell>
          <table:table-cell table:style-name="ce20" office:value-type="float" office:value="1348468" calcext:value-type="float">
            <text:p>1348468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>
            <text:p>Итог Результат</text:p>
          </table:table-cell>
          <table:table-cell table:style-name="ce13" office:value-type="float" office:value="680096" calcext:value-type="float">
            <text:p>680096</text:p>
          </table:table-cell>
          <table:table-cell table:style-name="ce17" office:value-type="float" office:value="668372" calcext:value-type="float">
            <text:p>668372</text:p>
          </table:table-cell>
          <table:table-cell table:style-name="ce21" office:value-type="float" office:value="1348468" calcext:value-type="float">
            <text:p>1348468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'Сводная таблица_main_1'.A1:'Сводная таблица_main_1'.D4" table:buttons="'Сводная таблица_main_1'.A2 'Сводная таблица_main_1'.B1" table:show-filter-button="false" table:drill-down-on-double-click="false">
          <table:source-cell-range table:cell-range-address="main.A1:main.D4001"/>
          <table:data-pilot-field table:source-field-name="Тип операции" table:orientation="column" table:used-hierarchy="0" table:function="auto">
            <table:data-pilot-level table:show-empty="false" calcext:repeat-item-labels="false">
              <table:data-pilot-members>
                <table:data-pilot-member table:name="Вывоз" table:display="true" table:show-details="true"/>
                <table:data-pilot-member table:name="Привоз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Фамилия водителя" table:orientation="row" table:used-hierarchy="0" table:function="auto">
            <table:data-pilot-level table:show-empty="false" calcext:repeat-item-labels="false">
              <table:data-pilot-members>
                <table:data-pilot-member table:name="Ежкин" table:display="false" table:show-details="true"/>
                <table:data-pilot-member table:name="Иванов" table:display="true" table:show-details="true"/>
                <table:data-pilot-member table:name="Мохов" table:display="false" table:show-details="true"/>
                <table:data-pilot-member table:name="Пахомов" table:display="false" table:show-details="true"/>
                <table:data-pilot-member table:name="Петров" table:display="false" table:show-details="true"/>
                <table:data-pilot-member table:name="Простолюбов" table:display="false" table:show-details="true"/>
                <table:data-pilot-member table:name="Сидоров" table:display="false" table:show-details="true"/>
                <table:data-pilot-member table:name="Уточкин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бъем груза" table:orientation="data" table:used-hierarchy="0" table:function="sum">
            <table:data-pilot-level table:show-empty="false" calcext:repeat-item-labels="false">
              <table:data-pilot-members>
                <table:data-pilot-member table:name="1500" table:display="true" table:show-details="true"/>
                <table:data-pilot-member table:name="1501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11" table:display="true" table:show-details="true"/>
                <table:data-pilot-member table:name="1512" table:display="true" table:show-details="true"/>
                <table:data-pilot-member table:name="1513" table:display="true" table:show-details="true"/>
                <table:data-pilot-member table:name="1514" table:display="true" table:show-details="true"/>
                <table:data-pilot-member table:name="1515" table:display="true" table:show-details="true"/>
                <table:data-pilot-member table:name="1516" table:display="true" table:show-details="true"/>
                <table:data-pilot-member table:name="1517" table:display="true" table:show-details="true"/>
                <table:data-pilot-member table:name="1518" table:display="true" table:show-details="true"/>
                <table:data-pilot-member table:name="1520" table:display="true" table:show-details="true"/>
                <table:data-pilot-member table:name="1521" table:display="true" table:show-details="true"/>
                <table:data-pilot-member table:name="1522" table:display="true" table:show-details="true"/>
                <table:data-pilot-member table:name="1523" table:display="true" table:show-details="true"/>
                <table:data-pilot-member table:name="1524" table:display="true" table:show-details="true"/>
                <table:data-pilot-member table:name="1526" table:display="true" table:show-details="true"/>
                <table:data-pilot-member table:name="1527" table:display="true" table:show-details="true"/>
                <table:data-pilot-member table:name="1528" table:display="true" table:show-details="true"/>
                <table:data-pilot-member table:name="1529" table:display="true" table:show-details="true"/>
                <table:data-pilot-member table:name="1530" table:display="true" table:show-details="true"/>
                <table:data-pilot-member table:name="1531" table:display="true" table:show-details="true"/>
                <table:data-pilot-member table:name="1532" table:display="true" table:show-details="true"/>
                <table:data-pilot-member table:name="1534" table:display="true" table:show-details="true"/>
                <table:data-pilot-member table:name="1535" table:display="true" table:show-details="true"/>
                <table:data-pilot-member table:name="1537" table:display="true" table:show-details="true"/>
                <table:data-pilot-member table:name="1538" table:display="true" table:show-details="true"/>
                <table:data-pilot-member table:name="1539" table:display="true" table:show-details="true"/>
                <table:data-pilot-member table:name="1540" table:display="true" table:show-details="true"/>
                <table:data-pilot-member table:name="1541" table:display="true" table:show-details="true"/>
                <table:data-pilot-member table:name="1542" table:display="true" table:show-details="true"/>
                <table:data-pilot-member table:name="1543" table:display="true" table:show-details="true"/>
                <table:data-pilot-member table:name="1544" table:display="true" table:show-details="true"/>
                <table:data-pilot-member table:name="1545" table:display="true" table:show-details="true"/>
                <table:data-pilot-member table:name="1546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49" table:display="true" table:show-details="true"/>
                <table:data-pilot-member table:name="1551" table:display="true" table:show-details="true"/>
                <table:data-pilot-member table:name="1552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5" table:display="true" table:show-details="true"/>
                <table:data-pilot-member table:name="1556" table:display="true" table:show-details="true"/>
                <table:data-pilot-member table:name="1557" table:display="true" table:show-details="true"/>
                <table:data-pilot-member table:name="1558" table:display="true" table:show-details="true"/>
                <table:data-pilot-member table:name="1559" table:display="true" table:show-details="true"/>
                <table:data-pilot-member table:name="1560" table:display="true" table:show-details="true"/>
                <table:data-pilot-member table:name="1561" table:display="true" table:show-details="true"/>
                <table:data-pilot-member table:name="1565" table:display="true" table:show-details="true"/>
                <table:data-pilot-member table:name="1566" table:display="true" table:show-details="true"/>
                <table:data-pilot-member table:name="1567" table:display="true" table:show-details="true"/>
                <table:data-pilot-member table:name="1568" table:display="true" table:show-details="true"/>
                <table:data-pilot-member table:name="1569" table:display="true" table:show-details="true"/>
                <table:data-pilot-member table:name="1570" table:display="true" table:show-details="true"/>
                <table:data-pilot-member table:name="1571" table:display="true" table:show-details="true"/>
                <table:data-pilot-member table:name="1572" table:display="true" table:show-details="true"/>
                <table:data-pilot-member table:name="1573" table:display="true" table:show-details="true"/>
                <table:data-pilot-member table:name="1574" table:display="true" table:show-details="true"/>
                <table:data-pilot-member table:name="1575" table:display="true" table:show-details="true"/>
                <table:data-pilot-member table:name="1578" table:display="true" table:show-details="true"/>
                <table:data-pilot-member table:name="1579" table:display="true" table:show-details="true"/>
                <table:data-pilot-member table:name="1580" table:display="true" table:show-details="true"/>
                <table:data-pilot-member table:name="1581" table:display="true" table:show-details="true"/>
                <table:data-pilot-member table:name="1582" table:display="true" table:show-details="true"/>
                <table:data-pilot-member table:name="1583" table:display="true" table:show-details="true"/>
                <table:data-pilot-member table:name="1584" table:display="true" table:show-details="true"/>
                <table:data-pilot-member table:name="1585" table:display="true" table:show-details="true"/>
                <table:data-pilot-member table:name="1586" table:display="true" table:show-details="true"/>
                <table:data-pilot-member table:name="1587" table:display="true" table:show-details="true"/>
                <table:data-pilot-member table:name="1589" table:display="true" table:show-details="true"/>
                <table:data-pilot-member table:name="1590" table:display="true" table:show-details="true"/>
                <table:data-pilot-member table:name="1591" table:display="true" table:show-details="true"/>
                <table:data-pilot-member table:name="1592" table:display="true" table:show-details="true"/>
                <table:data-pilot-member table:name="1593" table:display="true" table:show-details="true"/>
                <table:data-pilot-member table:name="1594" table:display="true" table:show-details="true"/>
                <table:data-pilot-member table:name="1595" table:display="true" table:show-details="true"/>
                <table:data-pilot-member table:name="1597" table:display="true" table:show-details="true"/>
                <table:data-pilot-member table:name="1598" table:display="true" table:show-details="true"/>
                <table:data-pilot-member table:name="1599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02" table:display="true" table:show-details="true"/>
                <table:data-pilot-member table:name="1603" table:display="true" table:show-details="true"/>
                <table:data-pilot-member table:name="1605" table:display="true" table:show-details="true"/>
                <table:data-pilot-member table:name="1607" table:display="true" table:show-details="true"/>
                <table:data-pilot-member table:name="1610" table:display="true" table:show-details="true"/>
                <table:data-pilot-member table:name="1611" table:display="true" table:show-details="true"/>
                <table:data-pilot-member table:name="1612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5" table:display="true" table:show-details="true"/>
                <table:data-pilot-member table:name="1616" table:display="true" table:show-details="true"/>
                <table:data-pilot-member table:name="1617" table:display="true" table:show-details="true"/>
                <table:data-pilot-member table:name="1618" table:display="true" table:show-details="true"/>
                <table:data-pilot-member table:name="1619" table:display="true" table:show-details="true"/>
                <table:data-pilot-member table:name="1621" table:display="true" table:show-details="true"/>
                <table:data-pilot-member table:name="1622" table:display="true" table:show-details="true"/>
                <table:data-pilot-member table:name="1623" table:display="true" table:show-details="true"/>
                <table:data-pilot-member table:name="1624" table:display="true" table:show-details="true"/>
                <table:data-pilot-member table:name="1625" table:display="true" table:show-details="true"/>
                <table:data-pilot-member table:name="1627" table:display="true" table:show-details="true"/>
                <table:data-pilot-member table:name="1628" table:display="true" table:show-details="true"/>
                <table:data-pilot-member table:name="1629" table:display="true" table:show-details="true"/>
                <table:data-pilot-member table:name="1631" table:display="true" table:show-details="true"/>
                <table:data-pilot-member table:name="1633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37" table:display="true" table:show-details="true"/>
                <table:data-pilot-member table:name="1642" table:display="true" table:show-details="true"/>
                <table:data-pilot-member table:name="1644" table:display="true" table:show-details="true"/>
                <table:data-pilot-member table:name="1645" table:display="true" table:show-details="true"/>
                <table:data-pilot-member table:name="1646" table:display="true" table:show-details="true"/>
                <table:data-pilot-member table:name="1647" table:display="true" table:show-details="true"/>
                <table:data-pilot-member table:name="1648" table:display="true" table:show-details="true"/>
                <table:data-pilot-member table:name="1649" table:display="true" table:show-details="true"/>
                <table:data-pilot-member table:name="1650" table:display="true" table:show-details="true"/>
                <table:data-pilot-member table:name="1651" table:display="true" table:show-details="true"/>
                <table:data-pilot-member table:name="1652" table:display="true" table:show-details="true"/>
                <table:data-pilot-member table:name="1653" table:display="true" table:show-details="true"/>
                <table:data-pilot-member table:name="1655" table:display="true" table:show-details="true"/>
                <table:data-pilot-member table:name="1656" table:display="true" table:show-details="true"/>
                <table:data-pilot-member table:name="1657" table:display="true" table:show-details="true"/>
                <table:data-pilot-member table:name="1658" table:display="true" table:show-details="true"/>
                <table:data-pilot-member table:name="1659" table:display="true" table:show-details="true"/>
                <table:data-pilot-member table:name="1661" table:display="true" table:show-details="true"/>
                <table:data-pilot-member table:name="1662" table:display="true" table:show-details="true"/>
                <table:data-pilot-member table:name="1666" table:display="true" table:show-details="true"/>
                <table:data-pilot-member table:name="1667" table:display="true" table:show-details="true"/>
                <table:data-pilot-member table:name="1668" table:display="true" table:show-details="true"/>
                <table:data-pilot-member table:name="1669" table:display="true" table:show-details="true"/>
                <table:data-pilot-member table:name="1670" table:display="true" table:show-details="true"/>
                <table:data-pilot-member table:name="1671" table:display="true" table:show-details="true"/>
                <table:data-pilot-member table:name="1672" table:display="true" table:show-details="true"/>
                <table:data-pilot-member table:name="1673" table:display="true" table:show-details="true"/>
                <table:data-pilot-member table:name="1674" table:display="true" table:show-details="true"/>
                <table:data-pilot-member table:name="1675" table:display="true" table:show-details="true"/>
                <table:data-pilot-member table:name="1676" table:display="true" table:show-details="true"/>
                <table:data-pilot-member table:name="1678" table:display="true" table:show-details="true"/>
                <table:data-pilot-member table:name="1680" table:display="true" table:show-details="true"/>
                <table:data-pilot-member table:name="1682" table:display="true" table:show-details="true"/>
                <table:data-pilot-member table:name="1683" table:display="true" table:show-details="true"/>
                <table:data-pilot-member table:name="1684" table:display="true" table:show-details="true"/>
                <table:data-pilot-member table:name="1685" table:display="true" table:show-details="true"/>
                <table:data-pilot-member table:name="1686" table:display="true" table:show-details="true"/>
                <table:data-pilot-member table:name="1687" table:display="true" table:show-details="true"/>
                <table:data-pilot-member table:name="1688" table:display="true" table:show-details="true"/>
                <table:data-pilot-member table:name="1692" table:display="true" table:show-details="true"/>
                <table:data-pilot-member table:name="1693" table:display="true" table:show-details="true"/>
                <table:data-pilot-member table:name="1694" table:display="true" table:show-details="true"/>
                <table:data-pilot-member table:name="1695" table:display="true" table:show-details="true"/>
                <table:data-pilot-member table:name="1696" table:display="true" table:show-details="true"/>
                <table:data-pilot-member table:name="1697" table:display="true" table:show-details="true"/>
                <table:data-pilot-member table:name="1698" table:display="true" table:show-details="true"/>
                <table:data-pilot-member table:name="1699" table:display="true" table:show-details="true"/>
                <table:data-pilot-member table:name="1700" table:display="true" table:show-details="true"/>
                <table:data-pilot-member table:name="1701" table:display="true" table:show-details="true"/>
                <table:data-pilot-member table:name="1702" table:display="true" table:show-details="true"/>
                <table:data-pilot-member table:name="1703" table:display="true" table:show-details="true"/>
                <table:data-pilot-member table:name="1704" table:display="true" table:show-details="true"/>
                <table:data-pilot-member table:name="1705" table:display="true" table:show-details="true"/>
                <table:data-pilot-member table:name="1706" table:display="true" table:show-details="true"/>
                <table:data-pilot-member table:name="1707" table:display="true" table:show-details="true"/>
                <table:data-pilot-member table:name="1708" table:display="true" table:show-details="true"/>
                <table:data-pilot-member table:name="1709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3" table:display="true" table:show-details="true"/>
                <table:data-pilot-member table:name="1714" table:display="true" table:show-details="true"/>
                <table:data-pilot-member table:name="1716" table:display="true" table:show-details="true"/>
                <table:data-pilot-member table:name="1717" table:display="true" table:show-details="true"/>
                <table:data-pilot-member table:name="1718" table:display="true" table:show-details="true"/>
                <table:data-pilot-member table:name="1719" table:display="true" table:show-details="true"/>
                <table:data-pilot-member table:name="1720" table:display="true" table:show-details="true"/>
                <table:data-pilot-member table:name="1721" table:display="true" table:show-details="true"/>
                <table:data-pilot-member table:name="1722" table:display="true" table:show-details="true"/>
                <table:data-pilot-member table:name="1723" table:display="true" table:show-details="true"/>
                <table:data-pilot-member table:name="1724" table:display="true" table:show-details="true"/>
                <table:data-pilot-member table:name="1725" table:display="true" table:show-details="true"/>
                <table:data-pilot-member table:name="1726" table:display="true" table:show-details="true"/>
                <table:data-pilot-member table:name="1727" table:display="true" table:show-details="true"/>
                <table:data-pilot-member table:name="1729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32" table:display="true" table:show-details="true"/>
                <table:data-pilot-member table:name="1733" table:display="true" table:show-details="true"/>
                <table:data-pilot-member table:name="1734" table:display="true" table:show-details="true"/>
                <table:data-pilot-member table:name="1735" table:display="true" table:show-details="true"/>
                <table:data-pilot-member table:name="1736" table:display="true" table:show-details="true"/>
                <table:data-pilot-member table:name="1737" table:display="true" table:show-details="true"/>
                <table:data-pilot-member table:name="1739" table:display="true" table:show-details="true"/>
                <table:data-pilot-member table:name="1740" table:display="true" table:show-details="true"/>
                <table:data-pilot-member table:name="1741" table:display="true" table:show-details="true"/>
                <table:data-pilot-member table:name="1743" table:display="true" table:show-details="true"/>
                <table:data-pilot-member table:name="1744" table:display="true" table:show-details="true"/>
                <table:data-pilot-member table:name="1745" table:display="true" table:show-details="true"/>
                <table:data-pilot-member table:name="1746" table:display="true" table:show-details="true"/>
                <table:data-pilot-member table:name="1747" table:display="true" table:show-details="true"/>
                <table:data-pilot-member table:name="1749" table:display="true" table:show-details="true"/>
                <table:data-pilot-member table:name="1750" table:display="true" table:show-details="true"/>
                <table:data-pilot-member table:name="1751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54" table:display="true" table:show-details="true"/>
                <table:data-pilot-member table:name="1756" table:display="true" table:show-details="true"/>
                <table:data-pilot-member table:name="1757" table:display="true" table:show-details="true"/>
                <table:data-pilot-member table:name="1758" table:display="true" table:show-details="true"/>
                <table:data-pilot-member table:name="1759" table:display="true" table:show-details="true"/>
                <table:data-pilot-member table:name="1760" table:display="true" table:show-details="true"/>
                <table:data-pilot-member table:name="1761" table:display="true" table:show-details="true"/>
                <table:data-pilot-member table:name="1763" table:display="true" table:show-details="true"/>
                <table:data-pilot-member table:name="1764" table:display="true" table:show-details="true"/>
                <table:data-pilot-member table:name="1765" table:display="true" table:show-details="true"/>
                <table:data-pilot-member table:name="1766" table:display="true" table:show-details="true"/>
                <table:data-pilot-member table:name="1767" table:display="true" table:show-details="true"/>
                <table:data-pilot-member table:name="1768" table:display="true" table:show-details="true"/>
                <table:data-pilot-member table:name="1769" table:display="true" table:show-details="true"/>
                <table:data-pilot-member table:name="1770" table:display="true" table:show-details="true"/>
                <table:data-pilot-member table:name="1771" table:display="true" table:show-details="true"/>
                <table:data-pilot-member table:name="1772" table:display="true" table:show-details="true"/>
                <table:data-pilot-member table:name="1773" table:display="true" table:show-details="true"/>
                <table:data-pilot-member table:name="1774" table:display="true" table:show-details="true"/>
                <table:data-pilot-member table:name="1775" table:display="true" table:show-details="true"/>
                <table:data-pilot-member table:name="1777" table:display="true" table:show-details="true"/>
                <table:data-pilot-member table:name="1778" table:display="true" table:show-details="true"/>
                <table:data-pilot-member table:name="1779" table:display="true" table:show-details="true"/>
                <table:data-pilot-member table:name="1781" table:display="true" table:show-details="true"/>
                <table:data-pilot-member table:name="1786" table:display="true" table:show-details="true"/>
                <table:data-pilot-member table:name="1787" table:display="true" table:show-details="true"/>
                <table:data-pilot-member table:name="1789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1795" table:display="true" table:show-details="true"/>
                <table:data-pilot-member table:name="1798" table:display="true" table:show-details="true"/>
                <table:data-pilot-member table:name="1799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02" table:display="true" table:show-details="true"/>
                <table:data-pilot-member table:name="1803" table:display="true" table:show-details="true"/>
                <table:data-pilot-member table:name="1804" table:display="true" table:show-details="true"/>
                <table:data-pilot-member table:name="1805" table:display="true" table:show-details="true"/>
                <table:data-pilot-member table:name="1806" table:display="true" table:show-details="true"/>
                <table:data-pilot-member table:name="1807" table:display="true" table:show-details="true"/>
                <table:data-pilot-member table:name="1808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13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6" table:display="true" table:show-details="true"/>
                <table:data-pilot-member table:name="1817" table:display="true" table:show-details="true"/>
                <table:data-pilot-member table:name="1818" table:display="true" table:show-details="true"/>
                <table:data-pilot-member table:name="1819" table:display="true" table:show-details="true"/>
                <table:data-pilot-member table:name="1820" table:display="true" table:show-details="true"/>
                <table:data-pilot-member table:name="1821" table:display="true" table:show-details="true"/>
                <table:data-pilot-member table:name="1823" table:display="true" table:show-details="true"/>
                <table:data-pilot-member table:name="1824" table:display="true" table:show-details="true"/>
                <table:data-pilot-member table:name="1825" table:display="true" table:show-details="true"/>
                <table:data-pilot-member table:name="1826" table:display="true" table:show-details="true"/>
                <table:data-pilot-member table:name="1827" table:display="true" table:show-details="true"/>
                <table:data-pilot-member table:name="1828" table:display="true" table:show-details="true"/>
                <table:data-pilot-member table:name="1829" table:display="true" table:show-details="true"/>
                <table:data-pilot-member table:name="1830" table:display="true" table:show-details="true"/>
                <table:data-pilot-member table:name="1831" table:display="true" table:show-details="true"/>
                <table:data-pilot-member table:name="1834" table:display="true" table:show-details="true"/>
                <table:data-pilot-member table:name="1835" table:display="true" table:show-details="true"/>
                <table:data-pilot-member table:name="1836" table:display="true" table:show-details="true"/>
                <table:data-pilot-member table:name="1838" table:display="true" table:show-details="true"/>
                <table:data-pilot-member table:name="1839" table:display="true" table:show-details="true"/>
                <table:data-pilot-member table:name="1842" table:display="true" table:show-details="true"/>
                <table:data-pilot-member table:name="1843" table:display="true" table:show-details="true"/>
                <table:data-pilot-member table:name="1845" table:display="true" table:show-details="true"/>
                <table:data-pilot-member table:name="1847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1" table:display="true" table:show-details="true"/>
                <table:data-pilot-member table:name="1853" table:display="true" table:show-details="true"/>
                <table:data-pilot-member table:name="1854" table:display="true" table:show-details="true"/>
                <table:data-pilot-member table:name="1856" table:display="true" table:show-details="true"/>
                <table:data-pilot-member table:name="1857" table:display="true" table:show-details="true"/>
                <table:data-pilot-member table:name="1858" table:display="true" table:show-details="true"/>
                <table:data-pilot-member table:name="1859" table:display="true" table:show-details="true"/>
                <table:data-pilot-member table:name="1861" table:display="true" table:show-details="true"/>
                <table:data-pilot-member table:name="1862" table:display="true" table:show-details="true"/>
                <table:data-pilot-member table:name="1863" table:display="true" table:show-details="true"/>
                <table:data-pilot-member table:name="1864" table:display="true" table:show-details="true"/>
                <table:data-pilot-member table:name="1865" table:display="true" table:show-details="true"/>
                <table:data-pilot-member table:name="1866" table:display="true" table:show-details="true"/>
                <table:data-pilot-member table:name="1867" table:display="true" table:show-details="true"/>
                <table:data-pilot-member table:name="1868" table:display="true" table:show-details="true"/>
                <table:data-pilot-member table:name="1869" table:display="true" table:show-details="true"/>
                <table:data-pilot-member table:name="1870" table:display="true" table:show-details="true"/>
                <table:data-pilot-member table:name="1872" table:display="true" table:show-details="true"/>
                <table:data-pilot-member table:name="1873" table:display="true" table:show-details="true"/>
                <table:data-pilot-member table:name="1875" table:display="true" table:show-details="true"/>
                <table:data-pilot-member table:name="1876" table:display="true" table:show-details="true"/>
                <table:data-pilot-member table:name="1877" table:display="true" table:show-details="true"/>
                <table:data-pilot-member table:name="1878" table:display="true" table:show-details="true"/>
                <table:data-pilot-member table:name="1879" table:display="true" table:show-details="true"/>
                <table:data-pilot-member table:name="1880" table:display="true" table:show-details="true"/>
                <table:data-pilot-member table:name="1881" table:display="true" table:show-details="true"/>
                <table:data-pilot-member table:name="1882" table:display="true" table:show-details="true"/>
                <table:data-pilot-member table:name="1883" table:display="true" table:show-details="true"/>
                <table:data-pilot-member table:name="1885" table:display="true" table:show-details="true"/>
                <table:data-pilot-member table:name="1886" table:display="true" table:show-details="true"/>
                <table:data-pilot-member table:name="1888" table:display="true" table:show-details="true"/>
                <table:data-pilot-member table:name="1889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893" table:display="true" table:show-details="true"/>
                <table:data-pilot-member table:name="1894" table:display="true" table:show-details="true"/>
                <table:data-pilot-member table:name="1895" table:display="true" table:show-details="true"/>
                <table:data-pilot-member table:name="1896" table:display="true" table:show-details="true"/>
                <table:data-pilot-member table:name="1897" table:display="true" table:show-details="true"/>
                <table:data-pilot-member table:name="1898" table:display="true" table:show-details="true"/>
                <table:data-pilot-member table:name="1901" table:display="true" table:show-details="true"/>
                <table:data-pilot-member table:name="1903" table:display="true" table:show-details="true"/>
                <table:data-pilot-member table:name="1904" table:display="true" table:show-details="true"/>
                <table:data-pilot-member table:name="1905" table:display="true" table:show-details="true"/>
                <table:data-pilot-member table:name="1906" table:display="true" table:show-details="true"/>
                <table:data-pilot-member table:name="1907" table:display="true" table:show-details="true"/>
                <table:data-pilot-member table:name="1908" table:display="true" table:show-details="true"/>
                <table:data-pilot-member table:name="1909" table:display="true" table:show-details="true"/>
                <table:data-pilot-member table:name="1910" table:display="true" table:show-details="true"/>
                <table:data-pilot-member table:name="1911" table:display="true" table:show-details="true"/>
                <table:data-pilot-member table:name="1913" table:display="true" table:show-details="true"/>
                <table:data-pilot-member table:name="1914" table:display="true" table:show-details="true"/>
                <table:data-pilot-member table:name="1915" table:display="true" table:show-details="true"/>
                <table:data-pilot-member table:name="1916" table:display="true" table:show-details="true"/>
                <table:data-pilot-member table:name="1917" table:display="true" table:show-details="true"/>
                <table:data-pilot-member table:name="1918" table:display="true" table:show-details="true"/>
                <table:data-pilot-member table:name="1920" table:display="true" table:show-details="true"/>
                <table:data-pilot-member table:name="1921" table:display="true" table:show-details="true"/>
                <table:data-pilot-member table:name="1922" table:display="true" table:show-details="true"/>
                <table:data-pilot-member table:name="1923" table:display="true" table:show-details="true"/>
                <table:data-pilot-member table:name="1924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28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32" table:display="true" table:show-details="true"/>
                <table:data-pilot-member table:name="1933" table:display="true" table:show-details="true"/>
                <table:data-pilot-member table:name="1935" table:display="true" table:show-details="true"/>
                <table:data-pilot-member table:name="1936" table:display="true" table:show-details="true"/>
                <table:data-pilot-member table:name="1937" table:display="true" table:show-details="true"/>
                <table:data-pilot-member table:name="1938" table:display="true" table:show-details="true"/>
                <table:data-pilot-member table:name="1940" table:display="true" table:show-details="true"/>
                <table:data-pilot-member table:name="1944" table:display="true" table:show-details="true"/>
                <table:data-pilot-member table:name="1945" table:display="true" table:show-details="true"/>
                <table:data-pilot-member table:name="1946" table:display="true" table:show-details="true"/>
                <table:data-pilot-member table:name="1947" table:display="true" table:show-details="true"/>
                <table:data-pilot-member table:name="1949" table:display="true" table:show-details="true"/>
                <table:data-pilot-member table:name="1950" table:display="true" table:show-details="true"/>
                <table:data-pilot-member table:name="1951" table:display="true" table:show-details="true"/>
                <table:data-pilot-member table:name="1952" table:display="true" table:show-details="true"/>
                <table:data-pilot-member table:name="1953" table:display="true" table:show-details="true"/>
                <table:data-pilot-member table:name="1955" table:display="true" table:show-details="true"/>
                <table:data-pilot-member table:name="1957" table:display="true" table:show-details="true"/>
                <table:data-pilot-member table:name="1959" table:display="true" table:show-details="true"/>
                <table:data-pilot-member table:name="1960" table:display="true" table:show-details="true"/>
                <table:data-pilot-member table:name="1961" table:display="true" table:show-details="true"/>
                <table:data-pilot-member table:name="1962" table:display="true" table:show-details="true"/>
                <table:data-pilot-member table:name="1963" table:display="true" table:show-details="true"/>
                <table:data-pilot-member table:name="1967" table:display="true" table:show-details="true"/>
                <table:data-pilot-member table:name="1968" table:display="true" table:show-details="true"/>
                <table:data-pilot-member table:name="1969" table:display="true" table:show-details="true"/>
                <table:data-pilot-member table:name="1970" table:display="true" table:show-details="true"/>
                <table:data-pilot-member table:name="1972" table:display="true" table:show-details="true"/>
                <table:data-pilot-member table:name="1974" table:display="true" table:show-details="true"/>
                <table:data-pilot-member table:name="1976" table:display="true" table:show-details="true"/>
                <table:data-pilot-member table:name="1977" table:display="true" table:show-details="true"/>
                <table:data-pilot-member table:name="1978" table:display="true" table:show-details="true"/>
                <table:data-pilot-member table:name="1979" table:display="true" table:show-details="true"/>
                <table:data-pilot-member table:name="1980" table:display="true" table:show-details="true"/>
                <table:data-pilot-member table:name="1981" table:display="true" table:show-details="true"/>
                <table:data-pilot-member table:name="1982" table:display="true" table:show-details="true"/>
                <table:data-pilot-member table:name="1983" table:display="true" table:show-details="true"/>
                <table:data-pilot-member table:name="1984" table:display="true" table:show-details="true"/>
                <table:data-pilot-member table:name="1985" table:display="true" table:show-details="true"/>
                <table:data-pilot-member table:name="1986" table:display="true" table:show-details="true"/>
                <table:data-pilot-member table:name="1987" table:display="true" table:show-details="true"/>
                <table:data-pilot-member table:name="1988" table:display="true" table:show-details="true"/>
                <table:data-pilot-member table:name="1989" table:display="true" table:show-details="true"/>
                <table:data-pilot-member table:name="1991" table:display="true" table:show-details="true"/>
                <table:data-pilot-member table:name="1993" table:display="true" table:show-details="true"/>
                <table:data-pilot-member table:name="1994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5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6" table:display="true" table:show-details="true"/>
                <table:data-pilot-member table:name="2027" table:display="true" table:show-details="true"/>
                <table:data-pilot-member table:name="2028" table:display="true" table:show-details="true"/>
                <table:data-pilot-member table:name="2029" table:display="true" table:show-details="true"/>
                <table:data-pilot-member table:name="2030" table:display="true" table:show-details="true"/>
                <table:data-pilot-member table:name="2031" table:display="true" table:show-details="true"/>
                <table:data-pilot-member table:name="2032" table:display="true" table:show-details="true"/>
                <table:data-pilot-member table:name="2034" table:display="true" table:show-details="true"/>
                <table:data-pilot-member table:name="2035" table:display="true" table:show-details="true"/>
                <table:data-pilot-member table:name="2036" table:display="true" table:show-details="true"/>
                <table:data-pilot-member table:name="2038" table:display="true" table:show-details="true"/>
                <table:data-pilot-member table:name="2039" table:display="true" table:show-details="true"/>
                <table:data-pilot-member table:name="2040" table:display="true" table:show-details="true"/>
                <table:data-pilot-member table:name="2041" table:display="true" table:show-details="true"/>
                <table:data-pilot-member table:name="2042" table:display="true" table:show-details="true"/>
                <table:data-pilot-member table:name="2043" table:display="true" table:show-details="true"/>
                <table:data-pilot-member table:name="2044" table:display="true" table:show-details="true"/>
                <table:data-pilot-member table:name="2045" table:display="true" table:show-details="true"/>
                <table:data-pilot-member table:name="2046" table:display="true" table:show-details="true"/>
                <table:data-pilot-member table:name="2047" table:display="true" table:show-details="true"/>
                <table:data-pilot-member table:name="2048" table:display="true" table:show-details="true"/>
                <table:data-pilot-member table:name="2049" table:display="true" table:show-details="true"/>
                <table:data-pilot-member table:name="2050" table:display="true" table:show-details="true"/>
                <table:data-pilot-member table:name="2051" table:display="true" table:show-details="true"/>
                <table:data-pilot-member table:name="2052" table:display="true" table:show-details="true"/>
                <table:data-pilot-member table:name="2053" table:display="true" table:show-details="true"/>
                <table:data-pilot-member table:name="2055" table:display="true" table:show-details="true"/>
                <table:data-pilot-member table:name="2057" table:display="true" table:show-details="true"/>
                <table:data-pilot-member table:name="2058" table:display="true" table:show-details="true"/>
                <table:data-pilot-member table:name="2059" table:display="true" table:show-details="true"/>
                <table:data-pilot-member table:name="2061" table:display="true" table:show-details="true"/>
                <table:data-pilot-member table:name="2062" table:display="true" table:show-details="true"/>
                <table:data-pilot-member table:name="2063" table:display="true" table:show-details="true"/>
                <table:data-pilot-member table:name="2064" table:display="true" table:show-details="true"/>
                <table:data-pilot-member table:name="2065" table:display="true" table:show-details="true"/>
                <table:data-pilot-member table:name="2066" table:display="true" table:show-details="true"/>
                <table:data-pilot-member table:name="2067" table:display="true" table:show-details="true"/>
                <table:data-pilot-member table:name="2068" table:display="true" table:show-details="true"/>
                <table:data-pilot-member table:name="2069" table:display="true" table:show-details="true"/>
                <table:data-pilot-member table:name="2070" table:display="true" table:show-details="true"/>
                <table:data-pilot-member table:name="2071" table:display="true" table:show-details="true"/>
                <table:data-pilot-member table:name="2072" table:display="true" table:show-details="true"/>
                <table:data-pilot-member table:name="2073" table:display="true" table:show-details="true"/>
                <table:data-pilot-member table:name="2074" table:display="true" table:show-details="true"/>
                <table:data-pilot-member table:name="2076" table:display="true" table:show-details="true"/>
                <table:data-pilot-member table:name="2077" table:display="true" table:show-details="true"/>
                <table:data-pilot-member table:name="2078" table:display="true" table:show-details="true"/>
                <table:data-pilot-member table:name="2079" table:display="true" table:show-details="true"/>
                <table:data-pilot-member table:name="2082" table:display="true" table:show-details="true"/>
                <table:data-pilot-member table:name="2084" table:display="true" table:show-details="true"/>
                <table:data-pilot-member table:name="2085" table:display="true" table:show-details="true"/>
                <table:data-pilot-member table:name="2086" table:display="true" table:show-details="true"/>
                <table:data-pilot-member table:name="2088" table:display="true" table:show-details="true"/>
                <table:data-pilot-member table:name="2090" table:display="true" table:show-details="true"/>
                <table:data-pilot-member table:name="2092" table:display="true" table:show-details="true"/>
                <table:data-pilot-member table:name="2093" table:display="true" table:show-details="true"/>
                <table:data-pilot-member table:name="2095" table:display="true" table:show-details="true"/>
                <table:data-pilot-member table:name="2097" table:display="true" table:show-details="true"/>
                <table:data-pilot-member table:name="2098" table:display="true" table:show-details="true"/>
                <table:data-pilot-member table:name="2099" table:display="true" table:show-details="true"/>
                <table:data-pilot-member table:name="2100" table:display="true" table:show-details="true"/>
                <table:data-pilot-member table:name="2101" table:display="true" table:show-details="true"/>
                <table:data-pilot-member table:name="2102" table:display="true" table:show-details="true"/>
                <table:data-pilot-member table:name="2105" table:display="true" table:show-details="true"/>
                <table:data-pilot-member table:name="2106" table:display="true" table:show-details="true"/>
                <table:data-pilot-member table:name="2108" table:display="true" table:show-details="true"/>
                <table:data-pilot-member table:name="2109" table:display="true" table:show-details="true"/>
                <table:data-pilot-member table:name="2111" table:display="true" table:show-details="true"/>
                <table:data-pilot-member table:name="2112" table:display="true" table:show-details="true"/>
                <table:data-pilot-member table:name="2113" table:display="true" table:show-details="true"/>
                <table:data-pilot-member table:name="2114" table:display="true" table:show-details="true"/>
                <table:data-pilot-member table:name="2115" table:display="true" table:show-details="true"/>
                <table:data-pilot-member table:name="2116" table:display="true" table:show-details="true"/>
                <table:data-pilot-member table:name="2118" table:display="true" table:show-details="true"/>
                <table:data-pilot-member table:name="2119" table:display="true" table:show-details="true"/>
                <table:data-pilot-member table:name="2120" table:display="true" table:show-details="true"/>
                <table:data-pilot-member table:name="2121" table:display="true" table:show-details="true"/>
                <table:data-pilot-member table:name="2122" table:display="true" table:show-details="true"/>
                <table:data-pilot-member table:name="2123" table:display="true" table:show-details="true"/>
                <table:data-pilot-member table:name="2124" table:display="true" table:show-details="true"/>
                <table:data-pilot-member table:name="2125" table:display="true" table:show-details="true"/>
                <table:data-pilot-member table:name="2127" table:display="true" table:show-details="true"/>
                <table:data-pilot-member table:name="2128" table:display="true" table:show-details="true"/>
                <table:data-pilot-member table:name="2129" table:display="true" table:show-details="true"/>
                <table:data-pilot-member table:name="2130" table:display="true" table:show-details="true"/>
                <table:data-pilot-member table:name="2131" table:display="true" table:show-details="true"/>
                <table:data-pilot-member table:name="2132" table:display="true" table:show-details="true"/>
                <table:data-pilot-member table:name="2133" table:display="true" table:show-details="true"/>
                <table:data-pilot-member table:name="2134" table:display="true" table:show-details="true"/>
                <table:data-pilot-member table:name="2135" table:display="true" table:show-details="true"/>
                <table:data-pilot-member table:name="2136" table:display="true" table:show-details="true"/>
                <table:data-pilot-member table:name="2137" table:display="true" table:show-details="true"/>
                <table:data-pilot-member table:name="2140" table:display="true" table:show-details="true"/>
                <table:data-pilot-member table:name="2142" table:display="true" table:show-details="true"/>
                <table:data-pilot-member table:name="2143" table:display="true" table:show-details="true"/>
                <table:data-pilot-member table:name="2144" table:display="true" table:show-details="true"/>
                <table:data-pilot-member table:name="2148" table:display="true" table:show-details="true"/>
                <table:data-pilot-member table:name="2149" table:display="true" table:show-details="true"/>
                <table:data-pilot-member table:name="2150" table:display="true" table:show-details="true"/>
                <table:data-pilot-member table:name="2151" table:display="true" table:show-details="true"/>
                <table:data-pilot-member table:name="2152" table:display="true" table:show-details="true"/>
                <table:data-pilot-member table:name="2154" table:display="true" table:show-details="true"/>
                <table:data-pilot-member table:name="2155" table:display="true" table:show-details="true"/>
                <table:data-pilot-member table:name="2156" table:display="true" table:show-details="true"/>
                <table:data-pilot-member table:name="2157" table:display="true" table:show-details="true"/>
                <table:data-pilot-member table:name="2159" table:display="true" table:show-details="true"/>
                <table:data-pilot-member table:name="2160" table:display="true" table:show-details="true"/>
                <table:data-pilot-member table:name="2161" table:display="true" table:show-details="true"/>
                <table:data-pilot-member table:name="2163" table:display="true" table:show-details="true"/>
                <table:data-pilot-member table:name="2164" table:display="true" table:show-details="true"/>
                <table:data-pilot-member table:name="2165" table:display="true" table:show-details="true"/>
                <table:data-pilot-member table:name="2166" table:display="true" table:show-details="true"/>
                <table:data-pilot-member table:name="2167" table:display="true" table:show-details="true"/>
                <table:data-pilot-member table:name="2168" table:display="true" table:show-details="true"/>
                <table:data-pilot-member table:name="2169" table:display="true" table:show-details="true"/>
                <table:data-pilot-member table:name="2170" table:display="true" table:show-details="true"/>
                <table:data-pilot-member table:name="2171" table:display="true" table:show-details="true"/>
                <table:data-pilot-member table:name="2173" table:display="true" table:show-details="true"/>
                <table:data-pilot-member table:name="2174" table:display="true" table:show-details="true"/>
                <table:data-pilot-member table:name="2175" table:display="true" table:show-details="true"/>
                <table:data-pilot-member table:name="2176" table:display="true" table:show-details="true"/>
                <table:data-pilot-member table:name="2177" table:display="true" table:show-details="true"/>
                <table:data-pilot-member table:name="2178" table:display="true" table:show-details="true"/>
                <table:data-pilot-member table:name="2179" table:display="true" table:show-details="true"/>
                <table:data-pilot-member table:name="2180" table:display="true" table:show-details="true"/>
                <table:data-pilot-member table:name="2181" table:display="true" table:show-details="true"/>
                <table:data-pilot-member table:name="2182" table:display="true" table:show-details="true"/>
                <table:data-pilot-member table:name="2183" table:display="true" table:show-details="true"/>
                <table:data-pilot-member table:name="2184" table:display="true" table:show-details="true"/>
                <table:data-pilot-member table:name="2185" table:display="true" table:show-details="true"/>
                <table:data-pilot-member table:name="2187" table:display="true" table:show-details="true"/>
                <table:data-pilot-member table:name="2188" table:display="true" table:show-details="true"/>
                <table:data-pilot-member table:name="2189" table:display="true" table:show-details="true"/>
                <table:data-pilot-member table:name="2192" table:display="true" table:show-details="true"/>
                <table:data-pilot-member table:name="2193" table:display="true" table:show-details="true"/>
                <table:data-pilot-member table:name="2194" table:display="true" table:show-details="true"/>
                <table:data-pilot-member table:name="2195" table:display="true" table:show-details="true"/>
                <table:data-pilot-member table:name="2197" table:display="true" table:show-details="true"/>
                <table:data-pilot-member table:name="2198" table:display="true" table:show-details="true"/>
                <table:data-pilot-member table:name="2199" table:display="true" table:show-details="true"/>
                <table:data-pilot-member table:name="2200" table:display="true" table:show-details="true"/>
                <table:data-pilot-member table:name="2201" table:display="true" table:show-details="true"/>
                <table:data-pilot-member table:name="2202" table:display="true" table:show-details="true"/>
                <table:data-pilot-member table:name="2203" table:display="true" table:show-details="true"/>
                <table:data-pilot-member table:name="2204" table:display="true" table:show-details="true"/>
                <table:data-pilot-member table:name="2205" table:display="true" table:show-details="true"/>
                <table:data-pilot-member table:name="2206" table:display="true" table:show-details="true"/>
                <table:data-pilot-member table:name="2207" table:display="true" table:show-details="true"/>
                <table:data-pilot-member table:name="2208" table:display="true" table:show-details="true"/>
                <table:data-pilot-member table:name="2211" table:display="true" table:show-details="true"/>
                <table:data-pilot-member table:name="2212" table:display="true" table:show-details="true"/>
                <table:data-pilot-member table:name="2214" table:display="true" table:show-details="true"/>
                <table:data-pilot-member table:name="2215" table:display="true" table:show-details="true"/>
                <table:data-pilot-member table:name="2216" table:display="true" table:show-details="true"/>
                <table:data-pilot-member table:name="2217" table:display="true" table:show-details="true"/>
                <table:data-pilot-member table:name="2218" table:display="true" table:show-details="true"/>
                <table:data-pilot-member table:name="2220" table:display="true" table:show-details="true"/>
                <table:data-pilot-member table:name="2221" table:display="true" table:show-details="true"/>
                <table:data-pilot-member table:name="2222" table:display="true" table:show-details="true"/>
                <table:data-pilot-member table:name="2223" table:display="true" table:show-details="true"/>
                <table:data-pilot-member table:name="2224" table:display="true" table:show-details="true"/>
                <table:data-pilot-member table:name="2225" table:display="true" table:show-details="true"/>
                <table:data-pilot-member table:name="2226" table:display="true" table:show-details="true"/>
                <table:data-pilot-member table:name="2227" table:display="true" table:show-details="true"/>
                <table:data-pilot-member table:name="2228" table:display="true" table:show-details="true"/>
                <table:data-pilot-member table:name="2229" table:display="true" table:show-details="true"/>
                <table:data-pilot-member table:name="2230" table:display="true" table:show-details="true"/>
                <table:data-pilot-member table:name="2232" table:display="true" table:show-details="true"/>
                <table:data-pilot-member table:name="2233" table:display="true" table:show-details="true"/>
                <table:data-pilot-member table:name="2235" table:display="true" table:show-details="true"/>
                <table:data-pilot-member table:name="2236" table:display="true" table:show-details="true"/>
                <table:data-pilot-member table:name="2238" table:display="true" table:show-details="true"/>
                <table:data-pilot-member table:name="2239" table:display="true" table:show-details="true"/>
                <table:data-pilot-member table:name="2240" table:display="true" table:show-details="true"/>
                <table:data-pilot-member table:name="2241" table:display="true" table:show-details="true"/>
                <table:data-pilot-member table:name="2242" table:display="true" table:show-details="true"/>
                <table:data-pilot-member table:name="2243" table:display="true" table:show-details="true"/>
                <table:data-pilot-member table:name="2244" table:display="true" table:show-details="true"/>
                <table:data-pilot-member table:name="2245" table:display="true" table:show-details="true"/>
                <table:data-pilot-member table:name="2246" table:display="true" table:show-details="true"/>
                <table:data-pilot-member table:name="2247" table:display="true" table:show-details="true"/>
                <table:data-pilot-member table:name="2248" table:display="true" table:show-details="true"/>
                <table:data-pilot-member table:name="2249" table:display="true" table:show-details="true"/>
                <table:data-pilot-member table:name="2250" table:display="true" table:show-details="true"/>
                <table:data-pilot-member table:name="2254" table:display="true" table:show-details="true"/>
                <table:data-pilot-member table:name="2255" table:display="true" table:show-details="true"/>
                <table:data-pilot-member table:name="2256" table:display="true" table:show-details="true"/>
                <table:data-pilot-member table:name="2259" table:display="true" table:show-details="true"/>
                <table:data-pilot-member table:name="2260" table:display="true" table:show-details="true"/>
                <table:data-pilot-member table:name="2261" table:display="true" table:show-details="true"/>
                <table:data-pilot-member table:name="2262" table:display="true" table:show-details="true"/>
                <table:data-pilot-member table:name="2264" table:display="true" table:show-details="true"/>
                <table:data-pilot-member table:name="2265" table:display="true" table:show-details="true"/>
                <table:data-pilot-member table:name="2266" table:display="true" table:show-details="true"/>
                <table:data-pilot-member table:name="2267" table:display="true" table:show-details="true"/>
                <table:data-pilot-member table:name="2268" table:display="true" table:show-details="true"/>
                <table:data-pilot-member table:name="2270" table:display="true" table:show-details="true"/>
                <table:data-pilot-member table:name="2271" table:display="true" table:show-details="true"/>
                <table:data-pilot-member table:name="2272" table:display="true" table:show-details="true"/>
                <table:data-pilot-member table:name="2273" table:display="true" table:show-details="true"/>
                <table:data-pilot-member table:name="2274" table:display="true" table:show-details="true"/>
                <table:data-pilot-member table:name="2276" table:display="true" table:show-details="true"/>
                <table:data-pilot-member table:name="2277" table:display="true" table:show-details="true"/>
                <table:data-pilot-member table:name="2279" table:display="true" table:show-details="true"/>
                <table:data-pilot-member table:name="2280" table:display="true" table:show-details="true"/>
                <table:data-pilot-member table:name="2281" table:display="true" table:show-details="true"/>
                <table:data-pilot-member table:name="2282" table:display="true" table:show-details="true"/>
                <table:data-pilot-member table:name="2283" table:display="true" table:show-details="true"/>
                <table:data-pilot-member table:name="2284" table:display="true" table:show-details="true"/>
                <table:data-pilot-member table:name="2285" table:display="true" table:show-details="true"/>
                <table:data-pilot-member table:name="2286" table:display="true" table:show-details="true"/>
                <table:data-pilot-member table:name="2287" table:display="true" table:show-details="true"/>
                <table:data-pilot-member table:name="2288" table:display="true" table:show-details="true"/>
                <table:data-pilot-member table:name="2289" table:display="true" table:show-details="true"/>
                <table:data-pilot-member table:name="2291" table:display="true" table:show-details="true"/>
                <table:data-pilot-member table:name="2293" table:display="true" table:show-details="true"/>
                <table:data-pilot-member table:name="2294" table:display="true" table:show-details="true"/>
                <table:data-pilot-member table:name="2295" table:display="true" table:show-details="true"/>
                <table:data-pilot-member table:name="2296" table:display="true" table:show-details="true"/>
                <table:data-pilot-member table:name="2297" table:display="true" table:show-details="true"/>
                <table:data-pilot-member table:name="2298" table:display="true" table:show-details="true"/>
                <table:data-pilot-member table:name="2299" table:display="true" table:show-details="true"/>
                <table:data-pilot-member table:name="2300" table:display="true" table:show-details="true"/>
                <table:data-pilot-member table:name="2301" table:display="true" table:show-details="true"/>
                <table:data-pilot-member table:name="2302" table:display="true" table:show-details="true"/>
                <table:data-pilot-member table:name="2303" table:display="true" table:show-details="true"/>
                <table:data-pilot-member table:name="2304" table:display="true" table:show-details="true"/>
                <table:data-pilot-member table:name="2305" table:display="true" table:show-details="true"/>
                <table:data-pilot-member table:name="2307" table:display="true" table:show-details="true"/>
                <table:data-pilot-member table:name="2309" table:display="true" table:show-details="true"/>
                <table:data-pilot-member table:name="2310" table:display="true" table:show-details="true"/>
                <table:data-pilot-member table:name="2311" table:display="true" table:show-details="true"/>
                <table:data-pilot-member table:name="2312" table:display="true" table:show-details="true"/>
                <table:data-pilot-member table:name="2313" table:display="true" table:show-details="true"/>
                <table:data-pilot-member table:name="2314" table:display="true" table:show-details="true"/>
                <table:data-pilot-member table:name="2315" table:display="true" table:show-details="true"/>
                <table:data-pilot-member table:name="2318" table:display="true" table:show-details="true"/>
                <table:data-pilot-member table:name="2319" table:display="true" table:show-details="true"/>
                <table:data-pilot-member table:name="2320" table:display="true" table:show-details="true"/>
                <table:data-pilot-member table:name="2321" table:display="true" table:show-details="true"/>
                <table:data-pilot-member table:name="2322" table:display="true" table:show-details="true"/>
                <table:data-pilot-member table:name="2323" table:display="true" table:show-details="true"/>
                <table:data-pilot-member table:name="2324" table:display="true" table:show-details="true"/>
                <table:data-pilot-member table:name="2325" table:display="true" table:show-details="true"/>
                <table:data-pilot-member table:name="2326" table:display="true" table:show-details="true"/>
                <table:data-pilot-member table:name="2327" table:display="true" table:show-details="true"/>
                <table:data-pilot-member table:name="2329" table:display="true" table:show-details="true"/>
                <table:data-pilot-member table:name="2330" table:display="true" table:show-details="true"/>
                <table:data-pilot-member table:name="2331" table:display="true" table:show-details="true"/>
                <table:data-pilot-member table:name="2332" table:display="true" table:show-details="true"/>
                <table:data-pilot-member table:name="2333" table:display="true" table:show-details="true"/>
                <table:data-pilot-member table:name="2334" table:display="true" table:show-details="true"/>
                <table:data-pilot-member table:name="2336" table:display="true" table:show-details="true"/>
                <table:data-pilot-member table:name="2338" table:display="true" table:show-details="true"/>
                <table:data-pilot-member table:name="2339" table:display="true" table:show-details="true"/>
                <table:data-pilot-member table:name="2340" table:display="true" table:show-details="true"/>
                <table:data-pilot-member table:name="2341" table:display="true" table:show-details="true"/>
                <table:data-pilot-member table:name="2343" table:display="true" table:show-details="true"/>
                <table:data-pilot-member table:name="2345" table:display="true" table:show-details="true"/>
                <table:data-pilot-member table:name="2346" table:display="true" table:show-details="true"/>
                <table:data-pilot-member table:name="2347" table:display="true" table:show-details="true"/>
                <table:data-pilot-member table:name="2348" table:display="true" table:show-details="true"/>
                <table:data-pilot-member table:name="2349" table:display="true" table:show-details="true"/>
                <table:data-pilot-member table:name="2350" table:display="true" table:show-details="true"/>
                <table:data-pilot-member table:name="2353" table:display="true" table:show-details="true"/>
                <table:data-pilot-member table:name="2354" table:display="true" table:show-details="true"/>
                <table:data-pilot-member table:name="2355" table:display="true" table:show-details="true"/>
                <table:data-pilot-member table:name="2356" table:display="true" table:show-details="true"/>
                <table:data-pilot-member table:name="2357" table:display="true" table:show-details="true"/>
                <table:data-pilot-member table:name="2358" table:display="true" table:show-details="true"/>
                <table:data-pilot-member table:name="2359" table:display="true" table:show-details="true"/>
                <table:data-pilot-member table:name="2360" table:display="true" table:show-details="true"/>
                <table:data-pilot-member table:name="2361" table:display="true" table:show-details="true"/>
                <table:data-pilot-member table:name="2362" table:display="true" table:show-details="true"/>
                <table:data-pilot-member table:name="2363" table:display="true" table:show-details="true"/>
                <table:data-pilot-member table:name="2364" table:display="true" table:show-details="true"/>
                <table:data-pilot-member table:name="2365" table:display="true" table:show-details="true"/>
                <table:data-pilot-member table:name="2366" table:display="true" table:show-details="true"/>
                <table:data-pilot-member table:name="2367" table:display="true" table:show-details="true"/>
                <table:data-pilot-member table:name="2368" table:display="true" table:show-details="true"/>
                <table:data-pilot-member table:name="2369" table:display="true" table:show-details="true"/>
                <table:data-pilot-member table:name="2371" table:display="true" table:show-details="true"/>
                <table:data-pilot-member table:name="2372" table:display="true" table:show-details="true"/>
                <table:data-pilot-member table:name="2374" table:display="true" table:show-details="true"/>
                <table:data-pilot-member table:name="2375" table:display="true" table:show-details="true"/>
                <table:data-pilot-member table:name="2377" table:display="true" table:show-details="true"/>
                <table:data-pilot-member table:name="2380" table:display="true" table:show-details="true"/>
                <table:data-pilot-member table:name="2381" table:display="true" table:show-details="true"/>
                <table:data-pilot-member table:name="2383" table:display="true" table:show-details="true"/>
                <table:data-pilot-member table:name="2384" table:display="true" table:show-details="true"/>
                <table:data-pilot-member table:name="2385" table:display="true" table:show-details="true"/>
                <table:data-pilot-member table:name="2386" table:display="true" table:show-details="true"/>
                <table:data-pilot-member table:name="2387" table:display="true" table:show-details="true"/>
                <table:data-pilot-member table:name="2388" table:display="true" table:show-details="true"/>
                <table:data-pilot-member table:name="2390" table:display="true" table:show-details="true"/>
                <table:data-pilot-member table:name="2391" table:display="true" table:show-details="true"/>
                <table:data-pilot-member table:name="2392" table:display="true" table:show-details="true"/>
                <table:data-pilot-member table:name="2393" table:display="true" table:show-details="true"/>
                <table:data-pilot-member table:name="2395" table:display="true" table:show-details="true"/>
                <table:data-pilot-member table:name="2396" table:display="true" table:show-details="true"/>
                <table:data-pilot-member table:name="2397" table:display="true" table:show-details="true"/>
                <table:data-pilot-member table:name="2399" table:display="true" table:show-details="true"/>
                <table:data-pilot-member table:name="2400" table:display="true" table:show-details="true"/>
                <table:data-pilot-member table:name="2401" table:display="true" table:show-details="true"/>
                <table:data-pilot-member table:name="2402" table:display="true" table:show-details="true"/>
                <table:data-pilot-member table:name="2403" table:display="true" table:show-details="true"/>
                <table:data-pilot-member table:name="2404" table:display="true" table:show-details="true"/>
                <table:data-pilot-member table:name="2405" table:display="true" table:show-details="true"/>
                <table:data-pilot-member table:name="2408" table:display="true" table:show-details="true"/>
                <table:data-pilot-member table:name="2409" table:display="true" table:show-details="true"/>
                <table:data-pilot-member table:name="2410" table:display="true" table:show-details="true"/>
                <table:data-pilot-member table:name="2411" table:display="true" table:show-details="true"/>
                <table:data-pilot-member table:name="2412" table:display="true" table:show-details="true"/>
                <table:data-pilot-member table:name="2413" table:display="true" table:show-details="true"/>
                <table:data-pilot-member table:name="2414" table:display="true" table:show-details="true"/>
                <table:data-pilot-member table:name="2415" table:display="true" table:show-details="true"/>
                <table:data-pilot-member table:name="2417" table:display="true" table:show-details="true"/>
                <table:data-pilot-member table:name="2418" table:display="true" table:show-details="true"/>
                <table:data-pilot-member table:name="2419" table:display="true" table:show-details="true"/>
                <table:data-pilot-member table:name="2420" table:display="true" table:show-details="true"/>
                <table:data-pilot-member table:name="2422" table:display="true" table:show-details="true"/>
                <table:data-pilot-member table:name="2423" table:display="true" table:show-details="true"/>
                <table:data-pilot-member table:name="2424" table:display="true" table:show-details="true"/>
                <table:data-pilot-member table:name="2425" table:display="true" table:show-details="true"/>
                <table:data-pilot-member table:name="2426" table:display="true" table:show-details="true"/>
                <table:data-pilot-member table:name="2428" table:display="true" table:show-details="true"/>
                <table:data-pilot-member table:name="2429" table:display="true" table:show-details="true"/>
                <table:data-pilot-member table:name="2430" table:display="true" table:show-details="true"/>
                <table:data-pilot-member table:name="2431" table:display="true" table:show-details="true"/>
                <table:data-pilot-member table:name="2432" table:display="true" table:show-details="true"/>
                <table:data-pilot-member table:name="2433" table:display="true" table:show-details="true"/>
                <table:data-pilot-member table:name="2434" table:display="true" table:show-details="true"/>
                <table:data-pilot-member table:name="2436" table:display="true" table:show-details="true"/>
                <table:data-pilot-member table:name="2437" table:display="true" table:show-details="true"/>
                <table:data-pilot-member table:name="2438" table:display="true" table:show-details="true"/>
                <table:data-pilot-member table:name="2439" table:display="true" table:show-details="true"/>
                <table:data-pilot-member table:name="2440" table:display="true" table:show-details="true"/>
                <table:data-pilot-member table:name="2441" table:display="true" table:show-details="true"/>
                <table:data-pilot-member table:name="2442" table:display="true" table:show-details="true"/>
                <table:data-pilot-member table:name="2443" table:display="true" table:show-details="true"/>
                <table:data-pilot-member table:name="2444" table:display="true" table:show-details="true"/>
                <table:data-pilot-member table:name="2445" table:display="true" table:show-details="true"/>
                <table:data-pilot-member table:name="2446" table:display="true" table:show-details="true"/>
                <table:data-pilot-member table:name="2448" table:display="true" table:show-details="true"/>
                <table:data-pilot-member table:name="2449" table:display="true" table:show-details="true"/>
                <table:data-pilot-member table:name="2450" table:display="true" table:show-details="true"/>
                <table:data-pilot-member table:name="2451" table:display="true" table:show-details="true"/>
                <table:data-pilot-member table:name="2453" table:display="true" table:show-details="true"/>
                <table:data-pilot-member table:name="2454" table:display="true" table:show-details="true"/>
                <table:data-pilot-member table:name="2455" table:display="true" table:show-details="true"/>
                <table:data-pilot-member table:name="2458" table:display="true" table:show-details="true"/>
                <table:data-pilot-member table:name="2459" table:display="true" table:show-details="true"/>
                <table:data-pilot-member table:name="2460" table:display="true" table:show-details="true"/>
                <table:data-pilot-member table:name="2461" table:display="true" table:show-details="true"/>
                <table:data-pilot-member table:name="2462" table:display="true" table:show-details="true"/>
                <table:data-pilot-member table:name="2463" table:display="true" table:show-details="true"/>
                <table:data-pilot-member table:name="2464" table:display="true" table:show-details="true"/>
                <table:data-pilot-member table:name="2465" table:display="true" table:show-details="true"/>
                <table:data-pilot-member table:name="2467" table:display="true" table:show-details="true"/>
                <table:data-pilot-member table:name="2468" table:display="true" table:show-details="true"/>
                <table:data-pilot-member table:name="2469" table:display="true" table:show-details="true"/>
                <table:data-pilot-member table:name="2470" table:display="true" table:show-details="true"/>
                <table:data-pilot-member table:name="2471" table:display="true" table:show-details="true"/>
                <table:data-pilot-member table:name="2472" table:display="true" table:show-details="true"/>
                <table:data-pilot-member table:name="2473" table:display="true" table:show-details="true"/>
                <table:data-pilot-member table:name="2474" table:display="true" table:show-details="true"/>
                <table:data-pilot-member table:name="2475" table:display="true" table:show-details="true"/>
                <table:data-pilot-member table:name="2476" table:display="true" table:show-details="true"/>
                <table:data-pilot-member table:name="2478" table:display="true" table:show-details="true"/>
                <table:data-pilot-member table:name="2479" table:display="true" table:show-details="true"/>
                <table:data-pilot-member table:name="2481" table:display="true" table:show-details="true"/>
                <table:data-pilot-member table:name="2483" table:display="true" table:show-details="true"/>
                <table:data-pilot-member table:name="2484" table:display="true" table:show-details="true"/>
                <table:data-pilot-member table:name="2485" table:display="true" table:show-details="true"/>
                <table:data-pilot-member table:name="2486" table:display="true" table:show-details="true"/>
                <table:data-pilot-member table:name="2487" table:display="true" table:show-details="true"/>
                <table:data-pilot-member table:name="2488" table:display="true" table:show-details="true"/>
                <table:data-pilot-member table:name="2489" table:display="true" table:show-details="true"/>
                <table:data-pilot-member table:name="2490" table:display="true" table:show-details="true"/>
                <table:data-pilot-member table:name="2491" table:display="true" table:show-details="true"/>
                <table:data-pilot-member table:name="2492" table:display="true" table:show-details="true"/>
                <table:data-pilot-member table:name="2493" table:display="true" table:show-details="true"/>
                <table:data-pilot-member table:name="2496" table:display="true" table:show-details="true"/>
                <table:data-pilot-member table:name="2497" table:display="true" table:show-details="true"/>
                <table:data-pilot-member table:name="2498" table:display="true" table:show-details="true"/>
                <table:data-pilot-member table:name="2499" table:display="true" table:show-details="true"/>
                <table:data-pilot-member table:name="2500" table:display="true" table:show-details="true"/>
                <table:data-pilot-member table:name="2501" table:display="true" table:show-details="true"/>
                <table:data-pilot-member table:name="2502" table:display="true" table:show-details="true"/>
                <table:data-pilot-member table:name="2503" table:display="true" table:show-details="true"/>
                <table:data-pilot-member table:name="2504" table:display="true" table:show-details="true"/>
                <table:data-pilot-member table:name="2507" table:display="true" table:show-details="true"/>
                <table:data-pilot-member table:name="2508" table:display="true" table:show-details="true"/>
                <table:data-pilot-member table:name="2509" table:display="true" table:show-details="true"/>
                <table:data-pilot-member table:name="2510" table:display="true" table:show-details="true"/>
                <table:data-pilot-member table:name="2511" table:display="true" table:show-details="true"/>
                <table:data-pilot-member table:name="2512" table:display="true" table:show-details="true"/>
                <table:data-pilot-member table:name="2513" table:display="true" table:show-details="true"/>
                <table:data-pilot-member table:name="2514" table:display="true" table:show-details="true"/>
                <table:data-pilot-member table:name="2515" table:display="true" table:show-details="true"/>
                <table:data-pilot-member table:name="2516" table:display="true" table:show-details="true"/>
                <table:data-pilot-member table:name="2517" table:display="true" table:show-details="true"/>
                <table:data-pilot-member table:name="2519" table:display="true" table:show-details="true"/>
                <table:data-pilot-member table:name="2520" table:display="true" table:show-details="true"/>
                <table:data-pilot-member table:name="2521" table:display="true" table:show-details="true"/>
                <table:data-pilot-member table:name="2522" table:display="true" table:show-details="true"/>
                <table:data-pilot-member table:name="2523" table:display="true" table:show-details="true"/>
                <table:data-pilot-member table:name="2524" table:display="true" table:show-details="true"/>
                <table:data-pilot-member table:name="2525" table:display="true" table:show-details="true"/>
                <table:data-pilot-member table:name="2526" table:display="true" table:show-details="true"/>
                <table:data-pilot-member table:name="2527" table:display="true" table:show-details="true"/>
                <table:data-pilot-member table:name="2528" table:display="true" table:show-details="true"/>
                <table:data-pilot-member table:name="2529" table:display="true" table:show-details="true"/>
                <table:data-pilot-member table:name="2530" table:display="true" table:show-details="true"/>
                <table:data-pilot-member table:name="2532" table:display="true" table:show-details="true"/>
                <table:data-pilot-member table:name="2533" table:display="true" table:show-details="true"/>
                <table:data-pilot-member table:name="2534" table:display="true" table:show-details="true"/>
                <table:data-pilot-member table:name="2535" table:display="true" table:show-details="true"/>
                <table:data-pilot-member table:name="2536" table:display="true" table:show-details="true"/>
                <table:data-pilot-member table:name="2537" table:display="true" table:show-details="true"/>
                <table:data-pilot-member table:name="2539" table:display="true" table:show-details="true"/>
                <table:data-pilot-member table:name="2540" table:display="true" table:show-details="true"/>
                <table:data-pilot-member table:name="2541" table:display="true" table:show-details="true"/>
                <table:data-pilot-member table:name="2543" table:display="true" table:show-details="true"/>
                <table:data-pilot-member table:name="2544" table:display="true" table:show-details="true"/>
                <table:data-pilot-member table:name="2545" table:display="true" table:show-details="true"/>
                <table:data-pilot-member table:name="2546" table:display="true" table:show-details="true"/>
                <table:data-pilot-member table:name="2547" table:display="true" table:show-details="true"/>
                <table:data-pilot-member table:name="2548" table:display="true" table:show-details="true"/>
                <table:data-pilot-member table:name="2549" table:display="true" table:show-details="true"/>
                <table:data-pilot-member table:name="2550" table:display="true" table:show-details="true"/>
                <table:data-pilot-member table:name="2551" table:display="true" table:show-details="true"/>
                <table:data-pilot-member table:name="2552" table:display="true" table:show-details="true"/>
                <table:data-pilot-member table:name="2553" table:display="true" table:show-details="true"/>
                <table:data-pilot-member table:name="2555" table:display="true" table:show-details="true"/>
                <table:data-pilot-member table:name="2557" table:display="true" table:show-details="true"/>
                <table:data-pilot-member table:name="2558" table:display="true" table:show-details="true"/>
                <table:data-pilot-member table:name="2559" table:display="true" table:show-details="true"/>
                <table:data-pilot-member table:name="2560" table:display="true" table:show-details="true"/>
                <table:data-pilot-member table:name="2561" table:display="true" table:show-details="true"/>
                <table:data-pilot-member table:name="2562" table:display="true" table:show-details="true"/>
                <table:data-pilot-member table:name="2563" table:display="true" table:show-details="true"/>
                <table:data-pilot-member table:name="2564" table:display="true" table:show-details="true"/>
                <table:data-pilot-member table:name="2565" table:display="true" table:show-details="true"/>
                <table:data-pilot-member table:name="2566" table:display="true" table:show-details="true"/>
                <table:data-pilot-member table:name="2567" table:display="true" table:show-details="true"/>
                <table:data-pilot-member table:name="2568" table:display="true" table:show-details="true"/>
                <table:data-pilot-member table:name="2569" table:display="true" table:show-details="true"/>
                <table:data-pilot-member table:name="2570" table:display="true" table:show-details="true"/>
                <table:data-pilot-member table:name="2571" table:display="true" table:show-details="true"/>
                <table:data-pilot-member table:name="2572" table:display="true" table:show-details="true"/>
                <table:data-pilot-member table:name="2573" table:display="true" table:show-details="true"/>
                <table:data-pilot-member table:name="2574" table:display="true" table:show-details="true"/>
                <table:data-pilot-member table:name="2575" table:display="true" table:show-details="true"/>
                <table:data-pilot-member table:name="2576" table:display="true" table:show-details="true"/>
                <table:data-pilot-member table:name="2577" table:display="true" table:show-details="true"/>
                <table:data-pilot-member table:name="2578" table:display="true" table:show-details="true"/>
                <table:data-pilot-member table:name="2580" table:display="true" table:show-details="true"/>
                <table:data-pilot-member table:name="2582" table:display="true" table:show-details="true"/>
                <table:data-pilot-member table:name="2584" table:display="true" table:show-details="true"/>
                <table:data-pilot-member table:name="2585" table:display="true" table:show-details="true"/>
                <table:data-pilot-member table:name="2587" table:display="true" table:show-details="true"/>
                <table:data-pilot-member table:name="2588" table:display="true" table:show-details="true"/>
                <table:data-pilot-member table:name="2589" table:display="true" table:show-details="true"/>
                <table:data-pilot-member table:name="2590" table:display="true" table:show-details="true"/>
                <table:data-pilot-member table:name="2591" table:display="true" table:show-details="true"/>
                <table:data-pilot-member table:name="2593" table:display="true" table:show-details="true"/>
                <table:data-pilot-member table:name="2594" table:display="true" table:show-details="true"/>
                <table:data-pilot-member table:name="2596" table:display="true" table:show-details="true"/>
                <table:data-pilot-member table:name="2597" table:display="true" table:show-details="true"/>
                <table:data-pilot-member table:name="2600" table:display="true" table:show-details="true"/>
                <table:data-pilot-member table:name="2601" table:display="true" table:show-details="true"/>
                <table:data-pilot-member table:name="2602" table:display="true" table:show-details="true"/>
                <table:data-pilot-member table:name="2603" table:display="true" table:show-details="true"/>
                <table:data-pilot-member table:name="2604" table:display="true" table:show-details="true"/>
                <table:data-pilot-member table:name="2606" table:display="true" table:show-details="true"/>
                <table:data-pilot-member table:name="2608" table:display="true" table:show-details="true"/>
                <table:data-pilot-member table:name="2611" table:display="true" table:show-details="true"/>
                <table:data-pilot-member table:name="2612" table:display="true" table:show-details="true"/>
                <table:data-pilot-member table:name="2613" table:display="true" table:show-details="true"/>
                <table:data-pilot-member table:name="2614" table:display="true" table:show-details="true"/>
                <table:data-pilot-member table:name="2616" table:display="true" table:show-details="true"/>
                <table:data-pilot-member table:name="2617" table:display="true" table:show-details="true"/>
                <table:data-pilot-member table:name="2618" table:display="true" table:show-details="true"/>
                <table:data-pilot-member table:name="2621" table:display="true" table:show-details="true"/>
                <table:data-pilot-member table:name="2622" table:display="true" table:show-details="true"/>
                <table:data-pilot-member table:name="2623" table:display="true" table:show-details="true"/>
                <table:data-pilot-member table:name="2624" table:display="true" table:show-details="true"/>
                <table:data-pilot-member table:name="2625" table:display="true" table:show-details="true"/>
                <table:data-pilot-member table:name="2626" table:display="true" table:show-details="true"/>
                <table:data-pilot-member table:name="2628" table:display="true" table:show-details="true"/>
                <table:data-pilot-member table:name="2630" table:display="true" table:show-details="true"/>
                <table:data-pilot-member table:name="2631" table:display="true" table:show-details="true"/>
                <table:data-pilot-member table:name="2632" table:display="true" table:show-details="true"/>
                <table:data-pilot-member table:name="2634" table:display="true" table:show-details="true"/>
                <table:data-pilot-member table:name="2636" table:display="true" table:show-details="true"/>
                <table:data-pilot-member table:name="2638" table:display="true" table:show-details="true"/>
                <table:data-pilot-member table:name="2639" table:display="true" table:show-details="true"/>
                <table:data-pilot-member table:name="2640" table:display="true" table:show-details="true"/>
                <table:data-pilot-member table:name="2643" table:display="true" table:show-details="true"/>
                <table:data-pilot-member table:name="2644" table:display="true" table:show-details="true"/>
                <table:data-pilot-member table:name="2645" table:display="true" table:show-details="true"/>
                <table:data-pilot-member table:name="2646" table:display="true" table:show-details="true"/>
                <table:data-pilot-member table:name="2647" table:display="true" table:show-details="true"/>
                <table:data-pilot-member table:name="2648" table:display="true" table:show-details="true"/>
                <table:data-pilot-member table:name="2649" table:display="true" table:show-details="true"/>
                <table:data-pilot-member table:name="2650" table:display="true" table:show-details="true"/>
                <table:data-pilot-member table:name="2652" table:display="true" table:show-details="true"/>
                <table:data-pilot-member table:name="2653" table:display="true" table:show-details="true"/>
                <table:data-pilot-member table:name="2654" table:display="true" table:show-details="true"/>
                <table:data-pilot-member table:name="2655" table:display="true" table:show-details="true"/>
                <table:data-pilot-member table:name="2660" table:display="true" table:show-details="true"/>
                <table:data-pilot-member table:name="2661" table:display="true" table:show-details="true"/>
                <table:data-pilot-member table:name="2662" table:display="true" table:show-details="true"/>
                <table:data-pilot-member table:name="2663" table:display="true" table:show-details="true"/>
                <table:data-pilot-member table:name="2665" table:display="true" table:show-details="true"/>
                <table:data-pilot-member table:name="2666" table:display="true" table:show-details="true"/>
                <table:data-pilot-member table:name="2667" table:display="true" table:show-details="true"/>
                <table:data-pilot-member table:name="2668" table:display="true" table:show-details="true"/>
                <table:data-pilot-member table:name="2669" table:display="true" table:show-details="true"/>
                <table:data-pilot-member table:name="2671" table:display="true" table:show-details="true"/>
                <table:data-pilot-member table:name="2672" table:display="true" table:show-details="true"/>
                <table:data-pilot-member table:name="2673" table:display="true" table:show-details="true"/>
                <table:data-pilot-member table:name="2674" table:display="true" table:show-details="true"/>
                <table:data-pilot-member table:name="2675" table:display="true" table:show-details="true"/>
                <table:data-pilot-member table:name="2676" table:display="true" table:show-details="true"/>
                <table:data-pilot-member table:name="2677" table:display="true" table:show-details="true"/>
                <table:data-pilot-member table:name="2678" table:display="true" table:show-details="true"/>
                <table:data-pilot-member table:name="2679" table:display="true" table:show-details="true"/>
                <table:data-pilot-member table:name="2682" table:display="true" table:show-details="true"/>
                <table:data-pilot-member table:name="2683" table:display="true" table:show-details="true"/>
                <table:data-pilot-member table:name="2684" table:display="true" table:show-details="true"/>
                <table:data-pilot-member table:name="2685" table:display="true" table:show-details="true"/>
                <table:data-pilot-member table:name="2686" table:display="true" table:show-details="true"/>
                <table:data-pilot-member table:name="2687" table:display="true" table:show-details="true"/>
                <table:data-pilot-member table:name="2688" table:display="true" table:show-details="true"/>
                <table:data-pilot-member table:name="2689" table:display="true" table:show-details="true"/>
                <table:data-pilot-member table:name="2690" table:display="true" table:show-details="true"/>
                <table:data-pilot-member table:name="2691" table:display="true" table:show-details="true"/>
                <table:data-pilot-member table:name="2692" table:display="true" table:show-details="true"/>
                <table:data-pilot-member table:name="2693" table:display="true" table:show-details="true"/>
                <table:data-pilot-member table:name="2694" table:display="true" table:show-details="true"/>
                <table:data-pilot-member table:name="2695" table:display="true" table:show-details="true"/>
                <table:data-pilot-member table:name="2696" table:display="true" table:show-details="true"/>
                <table:data-pilot-member table:name="2697" table:display="true" table:show-details="true"/>
                <table:data-pilot-member table:name="2698" table:display="true" table:show-details="true"/>
                <table:data-pilot-member table:name="2699" table:display="true" table:show-details="true"/>
                <table:data-pilot-member table:name="2700" table:display="true" table:show-details="true"/>
                <table:data-pilot-member table:name="2702" table:display="true" table:show-details="true"/>
                <table:data-pilot-member table:name="2703" table:display="true" table:show-details="true"/>
                <table:data-pilot-member table:name="2705" table:display="true" table:show-details="true"/>
                <table:data-pilot-member table:name="2706" table:display="true" table:show-details="true"/>
                <table:data-pilot-member table:name="2707" table:display="true" table:show-details="true"/>
                <table:data-pilot-member table:name="2708" table:display="true" table:show-details="true"/>
                <table:data-pilot-member table:name="2710" table:display="true" table:show-details="true"/>
                <table:data-pilot-member table:name="2711" table:display="true" table:show-details="true"/>
                <table:data-pilot-member table:name="2712" table:display="true" table:show-details="true"/>
                <table:data-pilot-member table:name="2713" table:display="true" table:show-details="true"/>
                <table:data-pilot-member table:name="2714" table:display="true" table:show-details="true"/>
                <table:data-pilot-member table:name="2715" table:display="true" table:show-details="true"/>
                <table:data-pilot-member table:name="2717" table:display="true" table:show-details="true"/>
                <table:data-pilot-member table:name="2718" table:display="true" table:show-details="true"/>
                <table:data-pilot-member table:name="2719" table:display="true" table:show-details="true"/>
                <table:data-pilot-member table:name="2720" table:display="true" table:show-details="true"/>
                <table:data-pilot-member table:name="2722" table:display="true" table:show-details="true"/>
                <table:data-pilot-member table:name="2723" table:display="true" table:show-details="true"/>
                <table:data-pilot-member table:name="2724" table:display="true" table:show-details="true"/>
                <table:data-pilot-member table:name="2725" table:display="true" table:show-details="true"/>
                <table:data-pilot-member table:name="2726" table:display="true" table:show-details="true"/>
                <table:data-pilot-member table:name="2728" table:display="true" table:show-details="true"/>
                <table:data-pilot-member table:name="2729" table:display="true" table:show-details="true"/>
                <table:data-pilot-member table:name="2731" table:display="true" table:show-details="true"/>
                <table:data-pilot-member table:name="2732" table:display="true" table:show-details="true"/>
                <table:data-pilot-member table:name="2733" table:display="true" table:show-details="true"/>
                <table:data-pilot-member table:name="2734" table:display="true" table:show-details="true"/>
                <table:data-pilot-member table:name="2735" table:display="true" table:show-details="true"/>
                <table:data-pilot-member table:name="2738" table:display="true" table:show-details="true"/>
                <table:data-pilot-member table:name="2739" table:display="true" table:show-details="true"/>
                <table:data-pilot-member table:name="2740" table:display="true" table:show-details="true"/>
                <table:data-pilot-member table:name="2741" table:display="true" table:show-details="true"/>
                <table:data-pilot-member table:name="2742" table:display="true" table:show-details="true"/>
                <table:data-pilot-member table:name="2743" table:display="true" table:show-details="true"/>
                <table:data-pilot-member table:name="2744" table:display="true" table:show-details="true"/>
                <table:data-pilot-member table:name="2745" table:display="true" table:show-details="true"/>
                <table:data-pilot-member table:name="2746" table:display="true" table:show-details="true"/>
                <table:data-pilot-member table:name="2747" table:display="true" table:show-details="true"/>
                <table:data-pilot-member table:name="2748" table:display="true" table:show-details="true"/>
                <table:data-pilot-member table:name="2749" table:display="true" table:show-details="true"/>
                <table:data-pilot-member table:name="2750" table:display="true" table:show-details="true"/>
                <table:data-pilot-member table:name="2752" table:display="true" table:show-details="true"/>
                <table:data-pilot-member table:name="2754" table:display="true" table:show-details="true"/>
                <table:data-pilot-member table:name="2755" table:display="true" table:show-details="true"/>
                <table:data-pilot-member table:name="2756" table:display="true" table:show-details="true"/>
                <table:data-pilot-member table:name="2758" table:display="true" table:show-details="true"/>
                <table:data-pilot-member table:name="2759" table:display="true" table:show-details="true"/>
                <table:data-pilot-member table:name="2760" table:display="true" table:show-details="true"/>
                <table:data-pilot-member table:name="2761" table:display="true" table:show-details="true"/>
                <table:data-pilot-member table:name="2762" table:display="true" table:show-details="true"/>
                <table:data-pilot-member table:name="2763" table:display="true" table:show-details="true"/>
                <table:data-pilot-member table:name="2764" table:display="true" table:show-details="true"/>
                <table:data-pilot-member table:name="2765" table:display="true" table:show-details="true"/>
                <table:data-pilot-member table:name="2766" table:display="true" table:show-details="true"/>
                <table:data-pilot-member table:name="2767" table:display="true" table:show-details="true"/>
                <table:data-pilot-member table:name="2769" table:display="true" table:show-details="true"/>
                <table:data-pilot-member table:name="2770" table:display="true" table:show-details="true"/>
                <table:data-pilot-member table:name="2771" table:display="true" table:show-details="true"/>
                <table:data-pilot-member table:name="2772" table:display="true" table:show-details="true"/>
                <table:data-pilot-member table:name="2773" table:display="true" table:show-details="true"/>
                <table:data-pilot-member table:name="2774" table:display="true" table:show-details="true"/>
                <table:data-pilot-member table:name="2775" table:display="true" table:show-details="true"/>
                <table:data-pilot-member table:name="2776" table:display="true" table:show-details="true"/>
                <table:data-pilot-member table:name="2777" table:display="true" table:show-details="true"/>
                <table:data-pilot-member table:name="2778" table:display="true" table:show-details="true"/>
                <table:data-pilot-member table:name="2779" table:display="true" table:show-details="true"/>
                <table:data-pilot-member table:name="2780" table:display="true" table:show-details="true"/>
                <table:data-pilot-member table:name="2781" table:display="true" table:show-details="true"/>
                <table:data-pilot-member table:name="2782" table:display="true" table:show-details="true"/>
                <table:data-pilot-member table:name="2783" table:display="true" table:show-details="true"/>
                <table:data-pilot-member table:name="2784" table:display="true" table:show-details="true"/>
                <table:data-pilot-member table:name="2786" table:display="true" table:show-details="true"/>
                <table:data-pilot-member table:name="2788" table:display="true" table:show-details="true"/>
                <table:data-pilot-member table:name="2789" table:display="true" table:show-details="true"/>
                <table:data-pilot-member table:name="2791" table:display="true" table:show-details="true"/>
                <table:data-pilot-member table:name="2792" table:display="true" table:show-details="true"/>
                <table:data-pilot-member table:name="2793" table:display="true" table:show-details="true"/>
                <table:data-pilot-member table:name="2794" table:display="true" table:show-details="true"/>
                <table:data-pilot-member table:name="2795" table:display="true" table:show-details="true"/>
                <table:data-pilot-member table:name="2796" table:display="true" table:show-details="true"/>
                <table:data-pilot-member table:name="2797" table:display="true" table:show-details="true"/>
                <table:data-pilot-member table:name="2798" table:display="true" table:show-details="true"/>
                <table:data-pilot-member table:name="2799" table:display="true" table:show-details="true"/>
                <table:data-pilot-member table:name="2800" table:display="true" table:show-details="true"/>
                <table:data-pilot-member table:name="2801" table:display="true" table:show-details="true"/>
                <table:data-pilot-member table:name="2802" table:display="true" table:show-details="true"/>
                <table:data-pilot-member table:name="2804" table:display="true" table:show-details="true"/>
                <table:data-pilot-member table:name="2805" table:display="true" table:show-details="true"/>
                <table:data-pilot-member table:name="2806" table:display="true" table:show-details="true"/>
                <table:data-pilot-member table:name="2807" table:display="true" table:show-details="true"/>
                <table:data-pilot-member table:name="2808" table:display="true" table:show-details="true"/>
                <table:data-pilot-member table:name="2809" table:display="true" table:show-details="true"/>
                <table:data-pilot-member table:name="2811" table:display="true" table:show-details="true"/>
                <table:data-pilot-member table:name="2812" table:display="true" table:show-details="true"/>
                <table:data-pilot-member table:name="2813" table:display="true" table:show-details="true"/>
                <table:data-pilot-member table:name="2814" table:display="true" table:show-details="true"/>
                <table:data-pilot-member table:name="2815" table:display="true" table:show-details="true"/>
                <table:data-pilot-member table:name="2816" table:display="true" table:show-details="true"/>
                <table:data-pilot-member table:name="2817" table:display="true" table:show-details="true"/>
                <table:data-pilot-member table:name="2818" table:display="true" table:show-details="true"/>
                <table:data-pilot-member table:name="2819" table:display="true" table:show-details="true"/>
                <table:data-pilot-member table:name="2821" table:display="true" table:show-details="true"/>
                <table:data-pilot-member table:name="2822" table:display="true" table:show-details="true"/>
                <table:data-pilot-member table:name="2823" table:display="true" table:show-details="true"/>
                <table:data-pilot-member table:name="2826" table:display="true" table:show-details="true"/>
                <table:data-pilot-member table:name="2828" table:display="true" table:show-details="true"/>
                <table:data-pilot-member table:name="2829" table:display="true" table:show-details="true"/>
                <table:data-pilot-member table:name="2830" table:display="true" table:show-details="true"/>
                <table:data-pilot-member table:name="2832" table:display="true" table:show-details="true"/>
                <table:data-pilot-member table:name="2834" table:display="true" table:show-details="true"/>
                <table:data-pilot-member table:name="2835" table:display="true" table:show-details="true"/>
                <table:data-pilot-member table:name="2836" table:display="true" table:show-details="true"/>
                <table:data-pilot-member table:name="2837" table:display="true" table:show-details="true"/>
                <table:data-pilot-member table:name="2838" table:display="true" table:show-details="true"/>
                <table:data-pilot-member table:name="2839" table:display="true" table:show-details="true"/>
                <table:data-pilot-member table:name="2840" table:display="true" table:show-details="true"/>
                <table:data-pilot-member table:name="2841" table:display="true" table:show-details="true"/>
                <table:data-pilot-member table:name="2842" table:display="true" table:show-details="true"/>
                <table:data-pilot-member table:name="2843" table:display="true" table:show-details="true"/>
                <table:data-pilot-member table:name="2844" table:display="true" table:show-details="true"/>
                <table:data-pilot-member table:name="2845" table:display="true" table:show-details="true"/>
                <table:data-pilot-member table:name="2846" table:display="true" table:show-details="true"/>
                <table:data-pilot-member table:name="2848" table:display="true" table:show-details="true"/>
                <table:data-pilot-member table:name="2849" table:display="true" table:show-details="true"/>
                <table:data-pilot-member table:name="2850" table:display="true" table:show-details="true"/>
                <table:data-pilot-member table:name="2851" table:display="true" table:show-details="true"/>
                <table:data-pilot-member table:name="2852" table:display="true" table:show-details="true"/>
                <table:data-pilot-member table:name="2853" table:display="true" table:show-details="true"/>
                <table:data-pilot-member table:name="2854" table:display="true" table:show-details="true"/>
                <table:data-pilot-member table:name="2855" table:display="true" table:show-details="true"/>
                <table:data-pilot-member table:name="2856" table:display="true" table:show-details="true"/>
                <table:data-pilot-member table:name="2857" table:display="true" table:show-details="true"/>
                <table:data-pilot-member table:name="2858" table:display="true" table:show-details="true"/>
                <table:data-pilot-member table:name="2859" table:display="true" table:show-details="true"/>
                <table:data-pilot-member table:name="2860" table:display="true" table:show-details="true"/>
                <table:data-pilot-member table:name="2861" table:display="true" table:show-details="true"/>
                <table:data-pilot-member table:name="2862" table:display="true" table:show-details="true"/>
                <table:data-pilot-member table:name="2864" table:display="true" table:show-details="true"/>
                <table:data-pilot-member table:name="2865" table:display="true" table:show-details="true"/>
                <table:data-pilot-member table:name="2868" table:display="true" table:show-details="true"/>
                <table:data-pilot-member table:name="2869" table:display="true" table:show-details="true"/>
                <table:data-pilot-member table:name="2870" table:display="true" table:show-details="true"/>
                <table:data-pilot-member table:name="2871" table:display="true" table:show-details="true"/>
                <table:data-pilot-member table:name="2872" table:display="true" table:show-details="true"/>
                <table:data-pilot-member table:name="2873" table:display="true" table:show-details="true"/>
                <table:data-pilot-member table:name="2874" table:display="true" table:show-details="true"/>
                <table:data-pilot-member table:name="2875" table:display="true" table:show-details="true"/>
                <table:data-pilot-member table:name="2876" table:display="true" table:show-details="true"/>
                <table:data-pilot-member table:name="2877" table:display="true" table:show-details="true"/>
                <table:data-pilot-member table:name="2878" table:display="true" table:show-details="true"/>
                <table:data-pilot-member table:name="2879" table:display="true" table:show-details="true"/>
                <table:data-pilot-member table:name="2880" table:display="true" table:show-details="true"/>
                <table:data-pilot-member table:name="2881" table:display="true" table:show-details="true"/>
                <table:data-pilot-member table:name="2882" table:display="true" table:show-details="true"/>
                <table:data-pilot-member table:name="2883" table:display="true" table:show-details="true"/>
                <table:data-pilot-member table:name="2884" table:display="true" table:show-details="true"/>
                <table:data-pilot-member table:name="2885" table:display="true" table:show-details="true"/>
                <table:data-pilot-member table:name="2886" table:display="true" table:show-details="true"/>
                <table:data-pilot-member table:name="2887" table:display="true" table:show-details="true"/>
                <table:data-pilot-member table:name="2888" table:display="true" table:show-details="true"/>
                <table:data-pilot-member table:name="2889" table:display="true" table:show-details="true"/>
                <table:data-pilot-member table:name="2890" table:display="true" table:show-details="true"/>
                <table:data-pilot-member table:name="2891" table:display="true" table:show-details="true"/>
                <table:data-pilot-member table:name="2892" table:display="true" table:show-details="true"/>
                <table:data-pilot-member table:name="2893" table:display="true" table:show-details="true"/>
                <table:data-pilot-member table:name="2894" table:display="true" table:show-details="true"/>
                <table:data-pilot-member table:name="2895" table:display="true" table:show-details="true"/>
                <table:data-pilot-member table:name="2896" table:display="true" table:show-details="true"/>
                <table:data-pilot-member table:name="2897" table:display="true" table:show-details="true"/>
                <table:data-pilot-member table:name="2898" table:display="true" table:show-details="true"/>
                <table:data-pilot-member table:name="2899" table:display="true" table:show-details="true"/>
                <table:data-pilot-member table:name="2901" table:display="true" table:show-details="true"/>
                <table:data-pilot-member table:name="2902" table:display="true" table:show-details="true"/>
                <table:data-pilot-member table:name="2905" table:display="true" table:show-details="true"/>
                <table:data-pilot-member table:name="2906" table:display="true" table:show-details="true"/>
                <table:data-pilot-member table:name="2907" table:display="true" table:show-details="true"/>
                <table:data-pilot-member table:name="2908" table:display="true" table:show-details="true"/>
                <table:data-pilot-member table:name="2909" table:display="true" table:show-details="true"/>
                <table:data-pilot-member table:name="2910" table:display="true" table:show-details="true"/>
                <table:data-pilot-member table:name="2911" table:display="true" table:show-details="true"/>
                <table:data-pilot-member table:name="2912" table:display="true" table:show-details="true"/>
                <table:data-pilot-member table:name="2913" table:display="true" table:show-details="true"/>
                <table:data-pilot-member table:name="2914" table:display="true" table:show-details="true"/>
                <table:data-pilot-member table:name="2915" table:display="true" table:show-details="true"/>
                <table:data-pilot-member table:name="2916" table:display="true" table:show-details="true"/>
                <table:data-pilot-member table:name="2917" table:display="true" table:show-details="true"/>
                <table:data-pilot-member table:name="2918" table:display="true" table:show-details="true"/>
                <table:data-pilot-member table:name="2920" table:display="true" table:show-details="true"/>
                <table:data-pilot-member table:name="2921" table:display="true" table:show-details="true"/>
                <table:data-pilot-member table:name="2923" table:display="true" table:show-details="true"/>
                <table:data-pilot-member table:name="2924" table:display="true" table:show-details="true"/>
                <table:data-pilot-member table:name="2926" table:display="true" table:show-details="true"/>
                <table:data-pilot-member table:name="2927" table:display="true" table:show-details="true"/>
                <table:data-pilot-member table:name="2928" table:display="true" table:show-details="true"/>
                <table:data-pilot-member table:name="2929" table:display="true" table:show-details="true"/>
                <table:data-pilot-member table:name="2930" table:display="true" table:show-details="true"/>
                <table:data-pilot-member table:name="2931" table:display="true" table:show-details="true"/>
                <table:data-pilot-member table:name="2932" table:display="true" table:show-details="true"/>
                <table:data-pilot-member table:name="2933" table:display="true" table:show-details="true"/>
                <table:data-pilot-member table:name="2934" table:display="true" table:show-details="true"/>
                <table:data-pilot-member table:name="2936" table:display="true" table:show-details="true"/>
                <table:data-pilot-member table:name="2937" table:display="true" table:show-details="true"/>
                <table:data-pilot-member table:name="2939" table:display="true" table:show-details="true"/>
                <table:data-pilot-member table:name="2940" table:display="true" table:show-details="true"/>
                <table:data-pilot-member table:name="2941" table:display="true" table:show-details="true"/>
                <table:data-pilot-member table:name="2942" table:display="true" table:show-details="true"/>
                <table:data-pilot-member table:name="2944" table:display="true" table:show-details="true"/>
                <table:data-pilot-member table:name="2945" table:display="true" table:show-details="true"/>
                <table:data-pilot-member table:name="2946" table:display="true" table:show-details="true"/>
                <table:data-pilot-member table:name="2947" table:display="true" table:show-details="true"/>
                <table:data-pilot-member table:name="2948" table:display="true" table:show-details="true"/>
                <table:data-pilot-member table:name="2951" table:display="true" table:show-details="true"/>
                <table:data-pilot-member table:name="2955" table:display="true" table:show-details="true"/>
                <table:data-pilot-member table:name="2956" table:display="true" table:show-details="true"/>
                <table:data-pilot-member table:name="2957" table:display="true" table:show-details="true"/>
                <table:data-pilot-member table:name="2958" table:display="true" table:show-details="true"/>
                <table:data-pilot-member table:name="2959" table:display="true" table:show-details="true"/>
                <table:data-pilot-member table:name="2960" table:display="true" table:show-details="true"/>
                <table:data-pilot-member table:name="2962" table:display="true" table:show-details="true"/>
                <table:data-pilot-member table:name="2964" table:display="true" table:show-details="true"/>
                <table:data-pilot-member table:name="2965" table:display="true" table:show-details="true"/>
                <table:data-pilot-member table:name="2966" table:display="true" table:show-details="true"/>
                <table:data-pilot-member table:name="2969" table:display="true" table:show-details="true"/>
                <table:data-pilot-member table:name="2970" table:display="true" table:show-details="true"/>
                <table:data-pilot-member table:name="2971" table:display="true" table:show-details="true"/>
                <table:data-pilot-member table:name="2973" table:display="true" table:show-details="true"/>
                <table:data-pilot-member table:name="2974" table:display="true" table:show-details="true"/>
                <table:data-pilot-member table:name="2975" table:display="true" table:show-details="true"/>
                <table:data-pilot-member table:name="2976" table:display="true" table:show-details="true"/>
                <table:data-pilot-member table:name="2977" table:display="true" table:show-details="true"/>
                <table:data-pilot-member table:name="2978" table:display="true" table:show-details="true"/>
                <table:data-pilot-member table:name="2980" table:display="true" table:show-details="true"/>
                <table:data-pilot-member table:name="2981" table:display="true" table:show-details="true"/>
                <table:data-pilot-member table:name="2982" table:display="true" table:show-details="true"/>
                <table:data-pilot-member table:name="2983" table:display="true" table:show-details="true"/>
                <table:data-pilot-member table:name="2984" table:display="true" table:show-details="true"/>
                <table:data-pilot-member table:name="2985" table:display="true" table:show-details="true"/>
                <table:data-pilot-member table:name="2986" table:display="true" table:show-details="true"/>
                <table:data-pilot-member table:name="2987" table:display="true" table:show-details="true"/>
                <table:data-pilot-member table:name="2990" table:display="true" table:show-details="true"/>
                <table:data-pilot-member table:name="2991" table:display="true" table:show-details="true"/>
                <table:data-pilot-member table:name="2992" table:display="true" table:show-details="true"/>
                <table:data-pilot-member table:name="2993" table:display="true" table:show-details="true"/>
                <table:data-pilot-member table:name="2994" table:display="true" table:show-details="true"/>
                <table:data-pilot-member table:name="2996" table:display="true" table:show-details="true"/>
                <table:data-pilot-member table:name="2997" table:display="true" table:show-details="true"/>
                <table:data-pilot-member table:name="2999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3" table:display="true" table:show-details="true"/>
                <table:data-pilot-member table:name="3004" table:display="true" table:show-details="true"/>
                <table:data-pilot-member table:name="3006" table:display="true" table:show-details="true"/>
                <table:data-pilot-member table:name="3008" table:display="true" table:show-details="true"/>
                <table:data-pilot-member table:name="3009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3" table:display="true" table:show-details="true"/>
                <table:data-pilot-member table:name="3014" table:display="true" table:show-details="true"/>
                <table:data-pilot-member table:name="3015" table:display="true" table:show-details="true"/>
                <table:data-pilot-member table:name="3016" table:display="true" table:show-details="true"/>
                <table:data-pilot-member table:name="3017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24" table:display="true" table:show-details="true"/>
                <table:data-pilot-member table:name="3025" table:display="true" table:show-details="true"/>
                <table:data-pilot-member table:name="3026" table:display="true" table:show-details="true"/>
                <table:data-pilot-member table:name="3027" table:display="true" table:show-details="true"/>
                <table:data-pilot-member table:name="3028" table:display="true" table:show-details="true"/>
                <table:data-pilot-member table:name="3029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033" table:display="true" table:show-details="true"/>
                <table:data-pilot-member table:name="3034" table:display="true" table:show-details="true"/>
                <table:data-pilot-member table:name="3035" table:display="true" table:show-details="true"/>
                <table:data-pilot-member table:name="3036" table:display="true" table:show-details="true"/>
                <table:data-pilot-member table:name="3038" table:display="true" table:show-details="true"/>
                <table:data-pilot-member table:name="3041" table:display="true" table:show-details="true"/>
                <table:data-pilot-member table:name="3043" table:display="true" table:show-details="true"/>
                <table:data-pilot-member table:name="3044" table:display="true" table:show-details="true"/>
                <table:data-pilot-member table:name="3045" table:display="true" table:show-details="true"/>
                <table:data-pilot-member table:name="3046" table:display="true" table:show-details="true"/>
                <table:data-pilot-member table:name="3047" table:display="true" table:show-details="true"/>
                <table:data-pilot-member table:name="3048" table:display="true" table:show-details="true"/>
                <table:data-pilot-member table:name="3050" table:display="true" table:show-details="true"/>
                <table:data-pilot-member table:name="3052" table:display="true" table:show-details="true"/>
                <table:data-pilot-member table:name="3053" table:display="true" table:show-details="true"/>
                <table:data-pilot-member table:name="3054" table:display="true" table:show-details="true"/>
                <table:data-pilot-member table:name="3055" table:display="true" table:show-details="true"/>
                <table:data-pilot-member table:name="3056" table:display="true" table:show-details="true"/>
                <table:data-pilot-member table:name="3057" table:display="true" table:show-details="true"/>
                <table:data-pilot-member table:name="3059" table:display="true" table:show-details="true"/>
                <table:data-pilot-member table:name="3060" table:display="true" table:show-details="true"/>
                <table:data-pilot-member table:name="3061" table:display="true" table:show-details="true"/>
                <table:data-pilot-member table:name="3062" table:display="true" table:show-details="true"/>
                <table:data-pilot-member table:name="3063" table:display="true" table:show-details="true"/>
                <table:data-pilot-member table:name="3065" table:display="true" table:show-details="true"/>
                <table:data-pilot-member table:name="3066" table:display="true" table:show-details="true"/>
                <table:data-pilot-member table:name="3067" table:display="true" table:show-details="true"/>
                <table:data-pilot-member table:name="3068" table:display="true" table:show-details="true"/>
                <table:data-pilot-member table:name="3069" table:display="true" table:show-details="true"/>
                <table:data-pilot-member table:name="3070" table:display="true" table:show-details="true"/>
                <table:data-pilot-member table:name="3071" table:display="true" table:show-details="true"/>
                <table:data-pilot-member table:name="3072" table:display="true" table:show-details="true"/>
                <table:data-pilot-member table:name="3073" table:display="true" table:show-details="true"/>
                <table:data-pilot-member table:name="3074" table:display="true" table:show-details="true"/>
                <table:data-pilot-member table:name="3075" table:display="true" table:show-details="true"/>
                <table:data-pilot-member table:name="3076" table:display="true" table:show-details="true"/>
                <table:data-pilot-member table:name="3077" table:display="true" table:show-details="true"/>
                <table:data-pilot-member table:name="3078" table:display="true" table:show-details="true"/>
                <table:data-pilot-member table:name="3079" table:display="true" table:show-details="true"/>
                <table:data-pilot-member table:name="3080" table:display="true" table:show-details="true"/>
                <table:data-pilot-member table:name="3081" table:display="true" table:show-details="true"/>
                <table:data-pilot-member table:name="3082" table:display="true" table:show-details="true"/>
                <table:data-pilot-member table:name="3083" table:display="true" table:show-details="true"/>
                <table:data-pilot-member table:name="3084" table:display="true" table:show-details="true"/>
                <table:data-pilot-member table:name="3086" table:display="true" table:show-details="true"/>
                <table:data-pilot-member table:name="3087" table:display="true" table:show-details="true"/>
                <table:data-pilot-member table:name="3088" table:display="true" table:show-details="true"/>
                <table:data-pilot-member table:name="3090" table:display="true" table:show-details="true"/>
                <table:data-pilot-member table:name="3091" table:display="true" table:show-details="true"/>
                <table:data-pilot-member table:name="3092" table:display="true" table:show-details="true"/>
                <table:data-pilot-member table:name="3093" table:display="true" table:show-details="true"/>
                <table:data-pilot-member table:name="3094" table:display="true" table:show-details="true"/>
                <table:data-pilot-member table:name="3095" table:display="true" table:show-details="true"/>
                <table:data-pilot-member table:name="3096" table:display="true" table:show-details="true"/>
                <table:data-pilot-member table:name="3097" table:display="true" table:show-details="true"/>
                <table:data-pilot-member table:name="3098" table:display="true" table:show-details="true"/>
                <table:data-pilot-member table:name="3100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3105" table:display="true" table:show-details="true"/>
                <table:data-pilot-member table:name="3106" table:display="true" table:show-details="true"/>
                <table:data-pilot-member table:name="3109" table:display="true" table:show-details="true"/>
                <table:data-pilot-member table:name="3110" table:display="true" table:show-details="true"/>
                <table:data-pilot-member table:name="3112" table:display="true" table:show-details="true"/>
                <table:data-pilot-member table:name="3113" table:display="true" table:show-details="true"/>
                <table:data-pilot-member table:name="3114" table:display="true" table:show-details="true"/>
                <table:data-pilot-member table:name="3116" table:display="true" table:show-details="true"/>
                <table:data-pilot-member table:name="3118" table:display="true" table:show-details="true"/>
                <table:data-pilot-member table:name="3122" table:display="true" table:show-details="true"/>
                <table:data-pilot-member table:name="3124" table:display="true" table:show-details="true"/>
                <table:data-pilot-member table:name="3125" table:display="true" table:show-details="true"/>
                <table:data-pilot-member table:name="3126" table:display="true" table:show-details="true"/>
                <table:data-pilot-member table:name="3127" table:display="true" table:show-details="true"/>
                <table:data-pilot-member table:name="3128" table:display="true" table:show-details="true"/>
                <table:data-pilot-member table:name="3129" table:display="true" table:show-details="true"/>
                <table:data-pilot-member table:name="3130" table:display="true" table:show-details="true"/>
                <table:data-pilot-member table:name="3131" table:display="true" table:show-details="true"/>
                <table:data-pilot-member table:name="3133" table:display="true" table:show-details="true"/>
                <table:data-pilot-member table:name="3134" table:display="true" table:show-details="true"/>
                <table:data-pilot-member table:name="3135" table:display="true" table:show-details="true"/>
                <table:data-pilot-member table:name="3136" table:display="true" table:show-details="true"/>
                <table:data-pilot-member table:name="3137" table:display="true" table:show-details="true"/>
                <table:data-pilot-member table:name="3139" table:display="true" table:show-details="true"/>
                <table:data-pilot-member table:name="3140" table:display="true" table:show-details="true"/>
                <table:data-pilot-member table:name="3141" table:display="true" table:show-details="true"/>
                <table:data-pilot-member table:name="3142" table:display="true" table:show-details="true"/>
                <table:data-pilot-member table:name="3143" table:display="true" table:show-details="true"/>
                <table:data-pilot-member table:name="3144" table:display="true" table:show-details="true"/>
                <table:data-pilot-member table:name="3145" table:display="true" table:show-details="true"/>
                <table:data-pilot-member table:name="3146" table:display="true" table:show-details="true"/>
                <table:data-pilot-member table:name="3148" table:display="true" table:show-details="true"/>
                <table:data-pilot-member table:name="3149" table:display="true" table:show-details="true"/>
                <table:data-pilot-member table:name="3150" table:display="true" table:show-details="true"/>
                <table:data-pilot-member table:name="3151" table:display="true" table:show-details="true"/>
                <table:data-pilot-member table:name="3153" table:display="true" table:show-details="true"/>
                <table:data-pilot-member table:name="3154" table:display="true" table:show-details="true"/>
                <table:data-pilot-member table:name="3155" table:display="true" table:show-details="true"/>
                <table:data-pilot-member table:name="3156" table:display="true" table:show-details="true"/>
                <table:data-pilot-member table:name="3157" table:display="true" table:show-details="true"/>
                <table:data-pilot-member table:name="3158" table:display="true" table:show-details="true"/>
                <table:data-pilot-member table:name="3159" table:display="true" table:show-details="true"/>
                <table:data-pilot-member table:name="3161" table:display="true" table:show-details="true"/>
                <table:data-pilot-member table:name="3162" table:display="true" table:show-details="true"/>
                <table:data-pilot-member table:name="3163" table:display="true" table:show-details="true"/>
                <table:data-pilot-member table:name="3164" table:display="true" table:show-details="true"/>
                <table:data-pilot-member table:name="3165" table:display="true" table:show-details="true"/>
                <table:data-pilot-member table:name="3166" table:display="true" table:show-details="true"/>
                <table:data-pilot-member table:name="3167" table:display="true" table:show-details="true"/>
                <table:data-pilot-member table:name="3168" table:display="true" table:show-details="true"/>
                <table:data-pilot-member table:name="3170" table:display="true" table:show-details="true"/>
                <table:data-pilot-member table:name="3171" table:display="true" table:show-details="true"/>
                <table:data-pilot-member table:name="3172" table:display="true" table:show-details="true"/>
                <table:data-pilot-member table:name="3173" table:display="true" table:show-details="true"/>
                <table:data-pilot-member table:name="3174" table:display="true" table:show-details="true"/>
                <table:data-pilot-member table:name="3175" table:display="true" table:show-details="true"/>
                <table:data-pilot-member table:name="3176" table:display="true" table:show-details="true"/>
                <table:data-pilot-member table:name="3178" table:display="true" table:show-details="true"/>
                <table:data-pilot-member table:name="3179" table:display="true" table:show-details="true"/>
                <table:data-pilot-member table:name="3180" table:display="true" table:show-details="true"/>
                <table:data-pilot-member table:name="3181" table:display="true" table:show-details="true"/>
                <table:data-pilot-member table:name="3182" table:display="true" table:show-details="true"/>
                <table:data-pilot-member table:name="3183" table:display="true" table:show-details="true"/>
                <table:data-pilot-member table:name="3184" table:display="true" table:show-details="true"/>
                <table:data-pilot-member table:name="3185" table:display="true" table:show-details="true"/>
                <table:data-pilot-member table:name="3187" table:display="true" table:show-details="true"/>
                <table:data-pilot-member table:name="3188" table:display="true" table:show-details="true"/>
                <table:data-pilot-member table:name="3189" table:display="true" table:show-details="true"/>
                <table:data-pilot-member table:name="3190" table:display="true" table:show-details="true"/>
                <table:data-pilot-member table:name="3191" table:display="true" table:show-details="true"/>
                <table:data-pilot-member table:name="3192" table:display="true" table:show-details="true"/>
                <table:data-pilot-member table:name="3193" table:display="true" table:show-details="true"/>
                <table:data-pilot-member table:name="3194" table:display="true" table:show-details="true"/>
                <table:data-pilot-member table:name="3195" table:display="true" table:show-details="true"/>
                <table:data-pilot-member table:name="3196" table:display="true" table:show-details="true"/>
                <table:data-pilot-member table:name="3197" table:display="true" table:show-details="true"/>
                <table:data-pilot-member table:name="3199" table:display="true" table:show-details="true"/>
                <table:data-pilot-member table:name="3200" table:display="true" table:show-details="true"/>
                <table:data-pilot-member table:name="3203" table:display="true" table:show-details="true"/>
                <table:data-pilot-member table:name="3204" table:display="true" table:show-details="true"/>
                <table:data-pilot-member table:name="3205" table:display="true" table:show-details="true"/>
                <table:data-pilot-member table:name="3206" table:display="true" table:show-details="true"/>
                <table:data-pilot-member table:name="3207" table:display="true" table:show-details="true"/>
                <table:data-pilot-member table:name="3208" table:display="true" table:show-details="true"/>
                <table:data-pilot-member table:name="3209" table:display="true" table:show-details="true"/>
                <table:data-pilot-member table:name="3210" table:display="true" table:show-details="true"/>
                <table:data-pilot-member table:name="3211" table:display="true" table:show-details="true"/>
                <table:data-pilot-member table:name="3212" table:display="true" table:show-details="true"/>
                <table:data-pilot-member table:name="3213" table:display="true" table:show-details="true"/>
                <table:data-pilot-member table:name="3215" table:display="true" table:show-details="true"/>
                <table:data-pilot-member table:name="3216" table:display="true" table:show-details="true"/>
                <table:data-pilot-member table:name="3217" table:display="true" table:show-details="true"/>
                <table:data-pilot-member table:name="3218" table:display="true" table:show-details="true"/>
                <table:data-pilot-member table:name="3219" table:display="true" table:show-details="true"/>
                <table:data-pilot-member table:name="3220" table:display="true" table:show-details="true"/>
                <table:data-pilot-member table:name="3221" table:display="true" table:show-details="true"/>
                <table:data-pilot-member table:name="3222" table:display="true" table:show-details="true"/>
                <table:data-pilot-member table:name="3225" table:display="true" table:show-details="true"/>
                <table:data-pilot-member table:name="3226" table:display="true" table:show-details="true"/>
                <table:data-pilot-member table:name="3227" table:display="true" table:show-details="true"/>
                <table:data-pilot-member table:name="3228" table:display="true" table:show-details="true"/>
                <table:data-pilot-member table:name="3229" table:display="true" table:show-details="true"/>
                <table:data-pilot-member table:name="3230" table:display="true" table:show-details="true"/>
                <table:data-pilot-member table:name="3231" table:display="true" table:show-details="true"/>
                <table:data-pilot-member table:name="3232" table:display="true" table:show-details="true"/>
                <table:data-pilot-member table:name="3233" table:display="true" table:show-details="true"/>
                <table:data-pilot-member table:name="3234" table:display="true" table:show-details="true"/>
                <table:data-pilot-member table:name="3235" table:display="true" table:show-details="true"/>
                <table:data-pilot-member table:name="3236" table:display="true" table:show-details="true"/>
                <table:data-pilot-member table:name="3237" table:display="true" table:show-details="true"/>
                <table:data-pilot-member table:name="3238" table:display="true" table:show-details="true"/>
                <table:data-pilot-member table:name="3239" table:display="true" table:show-details="true"/>
                <table:data-pilot-member table:name="3242" table:display="true" table:show-details="true"/>
                <table:data-pilot-member table:name="3243" table:display="true" table:show-details="true"/>
                <table:data-pilot-member table:name="3244" table:display="true" table:show-details="true"/>
                <table:data-pilot-member table:name="3245" table:display="true" table:show-details="true"/>
                <table:data-pilot-member table:name="3246" table:display="true" table:show-details="true"/>
                <table:data-pilot-member table:name="3247" table:display="true" table:show-details="true"/>
                <table:data-pilot-member table:name="3248" table:display="true" table:show-details="true"/>
                <table:data-pilot-member table:name="3249" table:display="true" table:show-details="true"/>
                <table:data-pilot-member table:name="3251" table:display="true" table:show-details="true"/>
                <table:data-pilot-member table:name="3253" table:display="true" table:show-details="true"/>
                <table:data-pilot-member table:name="3254" table:display="true" table:show-details="true"/>
                <table:data-pilot-member table:name="3255" table:display="true" table:show-details="true"/>
                <table:data-pilot-member table:name="3256" table:display="true" table:show-details="true"/>
                <table:data-pilot-member table:name="3257" table:display="true" table:show-details="true"/>
                <table:data-pilot-member table:name="3259" table:display="true" table:show-details="true"/>
                <table:data-pilot-member table:name="3260" table:display="true" table:show-details="true"/>
                <table:data-pilot-member table:name="3261" table:display="true" table:show-details="true"/>
                <table:data-pilot-member table:name="3262" table:display="true" table:show-details="true"/>
                <table:data-pilot-member table:name="3263" table:display="true" table:show-details="true"/>
                <table:data-pilot-member table:name="3264" table:display="true" table:show-details="true"/>
                <table:data-pilot-member table:name="3266" table:display="true" table:show-details="true"/>
                <table:data-pilot-member table:name="3267" table:display="true" table:show-details="true"/>
                <table:data-pilot-member table:name="3268" table:display="true" table:show-details="true"/>
                <table:data-pilot-member table:name="3269" table:display="true" table:show-details="true"/>
                <table:data-pilot-member table:name="3271" table:display="true" table:show-details="true"/>
                <table:data-pilot-member table:name="3272" table:display="true" table:show-details="true"/>
                <table:data-pilot-member table:name="3274" table:display="true" table:show-details="true"/>
                <table:data-pilot-member table:name="3275" table:display="true" table:show-details="true"/>
                <table:data-pilot-member table:name="3276" table:display="true" table:show-details="true"/>
                <table:data-pilot-member table:name="3279" table:display="true" table:show-details="true"/>
                <table:data-pilot-member table:name="3280" table:display="true" table:show-details="true"/>
                <table:data-pilot-member table:name="3281" table:display="true" table:show-details="true"/>
                <table:data-pilot-member table:name="3283" table:display="true" table:show-details="true"/>
                <table:data-pilot-member table:name="3285" table:display="true" table:show-details="true"/>
                <table:data-pilot-member table:name="3286" table:display="true" table:show-details="true"/>
                <table:data-pilot-member table:name="3287" table:display="true" table:show-details="true"/>
                <table:data-pilot-member table:name="3288" table:display="true" table:show-details="true"/>
                <table:data-pilot-member table:name="3289" table:display="true" table:show-details="true"/>
                <table:data-pilot-member table:name="3290" table:display="true" table:show-details="true"/>
                <table:data-pilot-member table:name="3291" table:display="true" table:show-details="true"/>
                <table:data-pilot-member table:name="3293" table:display="true" table:show-details="true"/>
                <table:data-pilot-member table:name="3294" table:display="true" table:show-details="true"/>
                <table:data-pilot-member table:name="3295" table:display="true" table:show-details="true"/>
                <table:data-pilot-member table:name="3296" table:display="true" table:show-details="true"/>
                <table:data-pilot-member table:name="3297" table:display="true" table:show-details="true"/>
                <table:data-pilot-member table:name="3298" table:display="true" table:show-details="true"/>
                <table:data-pilot-member table:name="3299" table:display="true" table:show-details="true"/>
                <table:data-pilot-member table:name="3300" table:display="true" table:show-details="true"/>
                <table:data-pilot-member table:name="3301" table:display="true" table:show-details="true"/>
                <table:data-pilot-member table:name="3302" table:display="true" table:show-details="true"/>
                <table:data-pilot-member table:name="3303" table:display="true" table:show-details="true"/>
                <table:data-pilot-member table:name="3305" table:display="true" table:show-details="true"/>
                <table:data-pilot-member table:name="3306" table:display="true" table:show-details="true"/>
                <table:data-pilot-member table:name="3307" table:display="true" table:show-details="true"/>
                <table:data-pilot-member table:name="3308" table:display="true" table:show-details="true"/>
                <table:data-pilot-member table:name="3310" table:display="true" table:show-details="true"/>
                <table:data-pilot-member table:name="3312" table:display="true" table:show-details="true"/>
                <table:data-pilot-member table:name="3313" table:display="true" table:show-details="true"/>
                <table:data-pilot-member table:name="3314" table:display="true" table:show-details="true"/>
                <table:data-pilot-member table:name="3315" table:display="true" table:show-details="true"/>
                <table:data-pilot-member table:name="3316" table:display="true" table:show-details="true"/>
                <table:data-pilot-member table:name="3317" table:display="true" table:show-details="true"/>
                <table:data-pilot-member table:name="3319" table:display="true" table:show-details="true"/>
                <table:data-pilot-member table:name="3320" table:display="true" table:show-details="true"/>
                <table:data-pilot-member table:name="3322" table:display="true" table:show-details="true"/>
                <table:data-pilot-member table:name="3324" table:display="true" table:show-details="true"/>
                <table:data-pilot-member table:name="3326" table:display="true" table:show-details="true"/>
                <table:data-pilot-member table:name="3327" table:display="true" table:show-details="true"/>
                <table:data-pilot-member table:name="3328" table:display="true" table:show-details="true"/>
                <table:data-pilot-member table:name="3329" table:display="true" table:show-details="true"/>
                <table:data-pilot-member table:name="3330" table:display="true" table:show-details="true"/>
                <table:data-pilot-member table:name="3331" table:display="true" table:show-details="true"/>
                <table:data-pilot-member table:name="3332" table:display="true" table:show-details="true"/>
                <table:data-pilot-member table:name="3333" table:display="true" table:show-details="true"/>
                <table:data-pilot-member table:name="3334" table:display="true" table:show-details="true"/>
                <table:data-pilot-member table:name="3335" table:display="true" table:show-details="true"/>
                <table:data-pilot-member table:name="3336" table:display="true" table:show-details="true"/>
                <table:data-pilot-member table:name="3337" table:display="true" table:show-details="true"/>
                <table:data-pilot-member table:name="3338" table:display="true" table:show-details="true"/>
                <table:data-pilot-member table:name="3339" table:display="true" table:show-details="true"/>
                <table:data-pilot-member table:name="3340" table:display="true" table:show-details="true"/>
                <table:data-pilot-member table:name="3341" table:display="true" table:show-details="true"/>
                <table:data-pilot-member table:name="3342" table:display="true" table:show-details="true"/>
                <table:data-pilot-member table:name="3343" table:display="true" table:show-details="true"/>
                <table:data-pilot-member table:name="3344" table:display="true" table:show-details="true"/>
                <table:data-pilot-member table:name="3345" table:display="true" table:show-details="true"/>
                <table:data-pilot-member table:name="3346" table:display="true" table:show-details="true"/>
                <table:data-pilot-member table:name="3347" table:display="true" table:show-details="true"/>
                <table:data-pilot-member table:name="3349" table:display="true" table:show-details="true"/>
                <table:data-pilot-member table:name="3350" table:display="true" table:show-details="true"/>
                <table:data-pilot-member table:name="3352" table:display="true" table:show-details="true"/>
                <table:data-pilot-member table:name="3353" table:display="true" table:show-details="true"/>
                <table:data-pilot-member table:name="3354" table:display="true" table:show-details="true"/>
                <table:data-pilot-member table:name="3355" table:display="true" table:show-details="true"/>
                <table:data-pilot-member table:name="3356" table:display="true" table:show-details="true"/>
                <table:data-pilot-member table:name="3357" table:display="true" table:show-details="true"/>
                <table:data-pilot-member table:name="3358" table:display="true" table:show-details="true"/>
                <table:data-pilot-member table:name="3360" table:display="true" table:show-details="true"/>
                <table:data-pilot-member table:name="3361" table:display="true" table:show-details="true"/>
                <table:data-pilot-member table:name="3362" table:display="true" table:show-details="true"/>
                <table:data-pilot-member table:name="3363" table:display="true" table:show-details="true"/>
                <table:data-pilot-member table:name="3365" table:display="true" table:show-details="true"/>
                <table:data-pilot-member table:name="3366" table:display="true" table:show-details="true"/>
                <table:data-pilot-member table:name="3367" table:display="true" table:show-details="true"/>
                <table:data-pilot-member table:name="3368" table:display="true" table:show-details="true"/>
                <table:data-pilot-member table:name="3369" table:display="true" table:show-details="true"/>
                <table:data-pilot-member table:name="3370" table:display="true" table:show-details="true"/>
                <table:data-pilot-member table:name="3371" table:display="true" table:show-details="true"/>
                <table:data-pilot-member table:name="3372" table:display="true" table:show-details="true"/>
                <table:data-pilot-member table:name="3374" table:display="true" table:show-details="true"/>
                <table:data-pilot-member table:name="3376" table:display="true" table:show-details="true"/>
                <table:data-pilot-member table:name="3377" table:display="true" table:show-details="true"/>
                <table:data-pilot-member table:name="3378" table:display="true" table:show-details="true"/>
                <table:data-pilot-member table:name="3380" table:display="true" table:show-details="true"/>
                <table:data-pilot-member table:name="3384" table:display="true" table:show-details="true"/>
                <table:data-pilot-member table:name="3386" table:display="true" table:show-details="true"/>
                <table:data-pilot-member table:name="3387" table:display="true" table:show-details="true"/>
                <table:data-pilot-member table:name="3388" table:display="true" table:show-details="true"/>
                <table:data-pilot-member table:name="3389" table:display="true" table:show-details="true"/>
                <table:data-pilot-member table:name="3391" table:display="true" table:show-details="true"/>
                <table:data-pilot-member table:name="3393" table:display="true" table:show-details="true"/>
                <table:data-pilot-member table:name="3394" table:display="true" table:show-details="true"/>
                <table:data-pilot-member table:name="3395" table:display="true" table:show-details="true"/>
                <table:data-pilot-member table:name="3396" table:display="true" table:show-details="true"/>
                <table:data-pilot-member table:name="3397" table:display="true" table:show-details="true"/>
                <table:data-pilot-member table:name="3398" table:display="true" table:show-details="true"/>
                <table:data-pilot-member table:name="3399" table:display="true" table:show-details="true"/>
                <table:data-pilot-member table:name="3400" table:display="true" table:show-details="true"/>
                <table:data-pilot-member table:name="3401" table:display="true" table:show-details="true"/>
                <table:data-pilot-member table:name="3402" table:display="true" table:show-details="true"/>
                <table:data-pilot-member table:name="3404" table:display="true" table:show-details="true"/>
                <table:data-pilot-member table:name="3405" table:display="true" table:show-details="true"/>
                <table:data-pilot-member table:name="3406" table:display="true" table:show-details="true"/>
                <table:data-pilot-member table:name="3407" table:display="true" table:show-details="true"/>
                <table:data-pilot-member table:name="3408" table:display="true" table:show-details="true"/>
                <table:data-pilot-member table:name="3409" table:display="true" table:show-details="true"/>
                <table:data-pilot-member table:name="3410" table:display="true" table:show-details="true"/>
                <table:data-pilot-member table:name="3411" table:display="true" table:show-details="true"/>
                <table:data-pilot-member table:name="3412" table:display="true" table:show-details="true"/>
                <table:data-pilot-member table:name="3413" table:display="true" table:show-details="true"/>
                <table:data-pilot-member table:name="3414" table:display="true" table:show-details="true"/>
                <table:data-pilot-member table:name="3415" table:display="true" table:show-details="true"/>
                <table:data-pilot-member table:name="3416" table:display="true" table:show-details="true"/>
                <table:data-pilot-member table:name="3418" table:display="true" table:show-details="true"/>
                <table:data-pilot-member table:name="3419" table:display="true" table:show-details="true"/>
                <table:data-pilot-member table:name="3421" table:display="true" table:show-details="true"/>
                <table:data-pilot-member table:name="3422" table:display="true" table:show-details="true"/>
                <table:data-pilot-member table:name="3423" table:display="true" table:show-details="true"/>
                <table:data-pilot-member table:name="3425" table:display="true" table:show-details="true"/>
                <table:data-pilot-member table:name="3427" table:display="true" table:show-details="true"/>
                <table:data-pilot-member table:name="3429" table:display="true" table:show-details="true"/>
                <table:data-pilot-member table:name="3430" table:display="true" table:show-details="true"/>
                <table:data-pilot-member table:name="3431" table:display="true" table:show-details="true"/>
                <table:data-pilot-member table:name="3432" table:display="true" table:show-details="true"/>
                <table:data-pilot-member table:name="3433" table:display="true" table:show-details="true"/>
                <table:data-pilot-member table:name="3435" table:display="true" table:show-details="true"/>
                <table:data-pilot-member table:name="3436" table:display="true" table:show-details="true"/>
                <table:data-pilot-member table:name="3438" table:display="true" table:show-details="true"/>
                <table:data-pilot-member table:name="3439" table:display="true" table:show-details="true"/>
                <table:data-pilot-member table:name="3440" table:display="true" table:show-details="true"/>
                <table:data-pilot-member table:name="3441" table:display="true" table:show-details="true"/>
                <table:data-pilot-member table:name="3442" table:display="true" table:show-details="true"/>
                <table:data-pilot-member table:name="3443" table:display="true" table:show-details="true"/>
                <table:data-pilot-member table:name="3445" table:display="true" table:show-details="true"/>
                <table:data-pilot-member table:name="3446" table:display="true" table:show-details="true"/>
                <table:data-pilot-member table:name="3447" table:display="true" table:show-details="true"/>
                <table:data-pilot-member table:name="3448" table:display="true" table:show-details="true"/>
                <table:data-pilot-member table:name="3449" table:display="true" table:show-details="true"/>
                <table:data-pilot-member table:name="3451" table:display="true" table:show-details="true"/>
                <table:data-pilot-member table:name="3452" table:display="true" table:show-details="true"/>
                <table:data-pilot-member table:name="3454" table:display="true" table:show-details="true"/>
                <table:data-pilot-member table:name="3455" table:display="true" table:show-details="true"/>
                <table:data-pilot-member table:name="3456" table:display="true" table:show-details="true"/>
                <table:data-pilot-member table:name="3458" table:display="true" table:show-details="true"/>
                <table:data-pilot-member table:name="3460" table:display="true" table:show-details="true"/>
                <table:data-pilot-member table:name="3461" table:display="true" table:show-details="true"/>
                <table:data-pilot-member table:name="3462" table:display="true" table:show-details="true"/>
                <table:data-pilot-member table:name="3463" table:display="true" table:show-details="true"/>
                <table:data-pilot-member table:name="3464" table:display="true" table:show-details="true"/>
                <table:data-pilot-member table:name="3465" table:display="true" table:show-details="true"/>
                <table:data-pilot-member table:name="3466" table:display="true" table:show-details="true"/>
                <table:data-pilot-member table:name="3467" table:display="true" table:show-details="true"/>
                <table:data-pilot-member table:name="3469" table:display="true" table:show-details="true"/>
                <table:data-pilot-member table:name="3470" table:display="true" table:show-details="true"/>
                <table:data-pilot-member table:name="3471" table:display="true" table:show-details="true"/>
                <table:data-pilot-member table:name="3472" table:display="true" table:show-details="true"/>
                <table:data-pilot-member table:name="3473" table:display="true" table:show-details="true"/>
                <table:data-pilot-member table:name="3474" table:display="true" table:show-details="true"/>
                <table:data-pilot-member table:name="3475" table:display="true" table:show-details="true"/>
                <table:data-pilot-member table:name="3476" table:display="true" table:show-details="true"/>
                <table:data-pilot-member table:name="3477" table:display="true" table:show-details="true"/>
                <table:data-pilot-member table:name="3478" table:display="true" table:show-details="true"/>
                <table:data-pilot-member table:name="3480" table:display="true" table:show-details="true"/>
                <table:data-pilot-member table:name="3481" table:display="true" table:show-details="true"/>
                <table:data-pilot-member table:name="3482" table:display="true" table:show-details="true"/>
                <table:data-pilot-member table:name="3483" table:display="true" table:show-details="true"/>
                <table:data-pilot-member table:name="3484" table:display="true" table:show-details="true"/>
                <table:data-pilot-member table:name="3486" table:display="true" table:show-details="true"/>
                <table:data-pilot-member table:name="3487" table:display="true" table:show-details="true"/>
                <table:data-pilot-member table:name="3489" table:display="true" table:show-details="true"/>
                <table:data-pilot-member table:name="3490" table:display="true" table:show-details="true"/>
                <table:data-pilot-member table:name="3491" table:display="true" table:show-details="true"/>
                <table:data-pilot-member table:name="3492" table:display="true" table:show-details="true"/>
                <table:data-pilot-member table:name="3493" table:display="true" table:show-details="true"/>
                <table:data-pilot-member table:name="3494" table:display="true" table:show-details="true"/>
                <table:data-pilot-member table:name="3495" table:display="true" table:show-details="true"/>
                <table:data-pilot-member table:name="3496" table:display="true" table:show-details="true"/>
                <table:data-pilot-member table:name="3497" table:display="true" table:show-details="true"/>
                <table:data-pilot-member table:name="3499" table:display="true" table:show-details="true"/>
                <table:data-pilot-member table:name="3500" table:display="true" table:show-details="true"/>
                <table:data-pilot-member table:name="3502" table:display="true" table:show-details="true"/>
                <table:data-pilot-member table:name="3505" table:display="true" table:show-details="true"/>
                <table:data-pilot-member table:name="3506" table:display="true" table:show-details="true"/>
                <table:data-pilot-member table:name="3507" table:display="true" table:show-details="true"/>
                <table:data-pilot-member table:name="3510" table:display="true" table:show-details="true"/>
                <table:data-pilot-member table:name="3511" table:display="true" table:show-details="true"/>
                <table:data-pilot-member table:name="3512" table:display="true" table:show-details="true"/>
                <table:data-pilot-member table:name="3514" table:display="true" table:show-details="true"/>
                <table:data-pilot-member table:name="3515" table:display="true" table:show-details="true"/>
                <table:data-pilot-member table:name="3517" table:display="true" table:show-details="true"/>
                <table:data-pilot-member table:name="3518" table:display="true" table:show-details="true"/>
                <table:data-pilot-member table:name="3519" table:display="true" table:show-details="true"/>
                <table:data-pilot-member table:name="3520" table:display="true" table:show-details="true"/>
                <table:data-pilot-member table:name="3521" table:display="true" table:show-details="true"/>
                <table:data-pilot-member table:name="3522" table:display="true" table:show-details="true"/>
                <table:data-pilot-member table:name="3523" table:display="true" table:show-details="true"/>
                <table:data-pilot-member table:name="3524" table:display="true" table:show-details="true"/>
                <table:data-pilot-member table:name="3525" table:display="true" table:show-details="true"/>
                <table:data-pilot-member table:name="3527" table:display="true" table:show-details="true"/>
                <table:data-pilot-member table:name="3529" table:display="true" table:show-details="true"/>
                <table:data-pilot-member table:name="3530" table:display="true" table:show-details="true"/>
                <table:data-pilot-member table:name="3532" table:display="true" table:show-details="true"/>
                <table:data-pilot-member table:name="3533" table:display="true" table:show-details="true"/>
                <table:data-pilot-member table:name="3534" table:display="true" table:show-details="true"/>
                <table:data-pilot-member table:name="3536" table:display="true" table:show-details="true"/>
                <table:data-pilot-member table:name="3537" table:display="true" table:show-details="true"/>
                <table:data-pilot-member table:name="3538" table:display="true" table:show-details="true"/>
                <table:data-pilot-member table:name="3541" table:display="true" table:show-details="true"/>
                <table:data-pilot-member table:name="3542" table:display="true" table:show-details="true"/>
                <table:data-pilot-member table:name="3543" table:display="true" table:show-details="true"/>
                <table:data-pilot-member table:name="3544" table:display="true" table:show-details="true"/>
                <table:data-pilot-member table:name="3546" table:display="true" table:show-details="true"/>
                <table:data-pilot-member table:name="3547" table:display="true" table:show-details="true"/>
                <table:data-pilot-member table:name="3548" table:display="true" table:show-details="true"/>
                <table:data-pilot-member table:name="3549" table:display="true" table:show-details="true"/>
                <table:data-pilot-member table:name="3550" table:display="true" table:show-details="true"/>
                <table:data-pilot-member table:name="3552" table:display="true" table:show-details="true"/>
                <table:data-pilot-member table:name="3553" table:display="true" table:show-details="true"/>
                <table:data-pilot-member table:name="3554" table:display="true" table:show-details="true"/>
                <table:data-pilot-member table:name="3555" table:display="true" table:show-details="true"/>
                <table:data-pilot-member table:name="3556" table:display="true" table:show-details="true"/>
                <table:data-pilot-member table:name="3557" table:display="true" table:show-details="true"/>
                <table:data-pilot-member table:name="3560" table:display="true" table:show-details="true"/>
                <table:data-pilot-member table:name="3561" table:display="true" table:show-details="true"/>
                <table:data-pilot-member table:name="3562" table:display="true" table:show-details="true"/>
                <table:data-pilot-member table:name="3563" table:display="true" table:show-details="true"/>
                <table:data-pilot-member table:name="3564" table:display="true" table:show-details="true"/>
                <table:data-pilot-member table:name="3565" table:display="true" table:show-details="true"/>
                <table:data-pilot-member table:name="3567" table:display="true" table:show-details="true"/>
                <table:data-pilot-member table:name="3568" table:display="true" table:show-details="true"/>
                <table:data-pilot-member table:name="3570" table:display="true" table:show-details="true"/>
                <table:data-pilot-member table:name="3572" table:display="true" table:show-details="true"/>
                <table:data-pilot-member table:name="3573" table:display="true" table:show-details="true"/>
                <table:data-pilot-member table:name="3574" table:display="true" table:show-details="true"/>
                <table:data-pilot-member table:name="3575" table:display="true" table:show-details="true"/>
                <table:data-pilot-member table:name="3576" table:display="true" table:show-details="true"/>
                <table:data-pilot-member table:name="3577" table:display="true" table:show-details="true"/>
                <table:data-pilot-member table:name="3579" table:display="true" table:show-details="true"/>
                <table:data-pilot-member table:name="3581" table:display="true" table:show-details="true"/>
                <table:data-pilot-member table:name="3582" table:display="true" table:show-details="true"/>
                <table:data-pilot-member table:name="3583" table:display="true" table:show-details="true"/>
                <table:data-pilot-member table:name="3585" table:display="true" table:show-details="true"/>
                <table:data-pilot-member table:name="3587" table:display="true" table:show-details="true"/>
                <table:data-pilot-member table:name="3588" table:display="true" table:show-details="true"/>
                <table:data-pilot-member table:name="3589" table:display="true" table:show-details="true"/>
                <table:data-pilot-member table:name="3590" table:display="true" table:show-details="true"/>
                <table:data-pilot-member table:name="3591" table:display="true" table:show-details="true"/>
                <table:data-pilot-member table:name="3593" table:display="true" table:show-details="true"/>
                <table:data-pilot-member table:name="3594" table:display="true" table:show-details="true"/>
                <table:data-pilot-member table:name="3595" table:display="true" table:show-details="true"/>
                <table:data-pilot-member table:name="3597" table:display="true" table:show-details="true"/>
                <table:data-pilot-member table:name="3598" table:display="true" table:show-details="true"/>
                <table:data-pilot-member table:name="3599" table:display="true" table:show-details="true"/>
                <table:data-pilot-member table:name="3601" table:display="true" table:show-details="true"/>
                <table:data-pilot-member table:name="3602" table:display="true" table:show-details="true"/>
                <table:data-pilot-member table:name="3603" table:display="true" table:show-details="true"/>
                <table:data-pilot-member table:name="3604" table:display="true" table:show-details="true"/>
                <table:data-pilot-member table:name="3605" table:display="true" table:show-details="true"/>
                <table:data-pilot-member table:name="3606" table:display="true" table:show-details="true"/>
                <table:data-pilot-member table:name="3608" table:display="true" table:show-details="true"/>
                <table:data-pilot-member table:name="3609" table:display="true" table:show-details="true"/>
                <table:data-pilot-member table:name="3611" table:display="true" table:show-details="true"/>
                <table:data-pilot-member table:name="3612" table:display="true" table:show-details="true"/>
                <table:data-pilot-member table:name="3613" table:display="true" table:show-details="true"/>
                <table:data-pilot-member table:name="3614" table:display="true" table:show-details="true"/>
                <table:data-pilot-member table:name="3615" table:display="true" table:show-details="true"/>
                <table:data-pilot-member table:name="3616" table:display="true" table:show-details="true"/>
                <table:data-pilot-member table:name="3617" table:display="true" table:show-details="true"/>
                <table:data-pilot-member table:name="3618" table:display="true" table:show-details="true"/>
                <table:data-pilot-member table:name="3619" table:display="true" table:show-details="true"/>
                <table:data-pilot-member table:name="3620" table:display="true" table:show-details="true"/>
                <table:data-pilot-member table:name="3621" table:display="true" table:show-details="true"/>
                <table:data-pilot-member table:name="3623" table:display="true" table:show-details="true"/>
                <table:data-pilot-member table:name="3624" table:display="true" table:show-details="true"/>
                <table:data-pilot-member table:name="3625" table:display="true" table:show-details="true"/>
                <table:data-pilot-member table:name="3626" table:display="true" table:show-details="true"/>
                <table:data-pilot-member table:name="3627" table:display="true" table:show-details="true"/>
                <table:data-pilot-member table:name="3629" table:display="true" table:show-details="true"/>
                <table:data-pilot-member table:name="3633" table:display="true" table:show-details="true"/>
                <table:data-pilot-member table:name="3634" table:display="true" table:show-details="true"/>
                <table:data-pilot-member table:name="3635" table:display="true" table:show-details="true"/>
                <table:data-pilot-member table:name="3636" table:display="true" table:show-details="true"/>
                <table:data-pilot-member table:name="3637" table:display="true" table:show-details="true"/>
                <table:data-pilot-member table:name="3638" table:display="true" table:show-details="true"/>
                <table:data-pilot-member table:name="3639" table:display="true" table:show-details="true"/>
                <table:data-pilot-member table:name="3641" table:display="true" table:show-details="true"/>
                <table:data-pilot-member table:name="3642" table:display="true" table:show-details="true"/>
                <table:data-pilot-member table:name="3643" table:display="true" table:show-details="true"/>
                <table:data-pilot-member table:name="3644" table:display="true" table:show-details="true"/>
                <table:data-pilot-member table:name="3645" table:display="true" table:show-details="true"/>
                <table:data-pilot-member table:name="3646" table:display="true" table:show-details="true"/>
                <table:data-pilot-member table:name="3647" table:display="true" table:show-details="true"/>
                <table:data-pilot-member table:name="3649" table:display="true" table:show-details="true"/>
                <table:data-pilot-member table:name="3650" table:display="true" table:show-details="true"/>
                <table:data-pilot-member table:name="3651" table:display="true" table:show-details="true"/>
                <table:data-pilot-member table:name="3652" table:display="true" table:show-details="true"/>
                <table:data-pilot-member table:name="3654" table:display="true" table:show-details="true"/>
                <table:data-pilot-member table:name="3655" table:display="true" table:show-details="true"/>
                <table:data-pilot-member table:name="3656" table:display="true" table:show-details="true"/>
                <table:data-pilot-member table:name="3657" table:display="true" table:show-details="true"/>
                <table:data-pilot-member table:name="3658" table:display="true" table:show-details="true"/>
                <table:data-pilot-member table:name="3660" table:display="true" table:show-details="true"/>
                <table:data-pilot-member table:name="3661" table:display="true" table:show-details="true"/>
                <table:data-pilot-member table:name="3662" table:display="true" table:show-details="true"/>
                <table:data-pilot-member table:name="3663" table:display="true" table:show-details="true"/>
                <table:data-pilot-member table:name="3665" table:display="true" table:show-details="true"/>
                <table:data-pilot-member table:name="3666" table:display="true" table:show-details="true"/>
                <table:data-pilot-member table:name="3668" table:display="true" table:show-details="true"/>
                <table:data-pilot-member table:name="3669" table:display="true" table:show-details="true"/>
                <table:data-pilot-member table:name="3670" table:display="true" table:show-details="true"/>
                <table:data-pilot-member table:name="3672" table:display="true" table:show-details="true"/>
                <table:data-pilot-member table:name="3674" table:display="true" table:show-details="true"/>
                <table:data-pilot-member table:name="3675" table:display="true" table:show-details="true"/>
                <table:data-pilot-member table:name="3677" table:display="true" table:show-details="true"/>
                <table:data-pilot-member table:name="3678" table:display="true" table:show-details="true"/>
                <table:data-pilot-member table:name="3679" table:display="true" table:show-details="true"/>
                <table:data-pilot-member table:name="3680" table:display="true" table:show-details="true"/>
                <table:data-pilot-member table:name="3681" table:display="true" table:show-details="true"/>
                <table:data-pilot-member table:name="3682" table:display="true" table:show-details="true"/>
                <table:data-pilot-member table:name="3684" table:display="true" table:show-details="true"/>
                <table:data-pilot-member table:name="3685" table:display="true" table:show-details="true"/>
                <table:data-pilot-member table:name="3686" table:display="true" table:show-details="true"/>
                <table:data-pilot-member table:name="3689" table:display="true" table:show-details="true"/>
                <table:data-pilot-member table:name="3690" table:display="true" table:show-details="true"/>
                <table:data-pilot-member table:name="3691" table:display="true" table:show-details="true"/>
                <table:data-pilot-member table:name="3692" table:display="true" table:show-details="true"/>
                <table:data-pilot-member table:name="3693" table:display="true" table:show-details="true"/>
                <table:data-pilot-member table:name="3694" table:display="true" table:show-details="true"/>
                <table:data-pilot-member table:name="3695" table:display="true" table:show-details="true"/>
                <table:data-pilot-member table:name="3696" table:display="true" table:show-details="true"/>
                <table:data-pilot-member table:name="3697" table:display="true" table:show-details="true"/>
                <table:data-pilot-member table:name="3699" table:display="true" table:show-details="true"/>
                <table:data-pilot-member table:name="3700" table:display="true" table:show-details="true"/>
                <table:data-pilot-member table:name="3701" table:display="true" table:show-details="true"/>
                <table:data-pilot-member table:name="3702" table:display="true" table:show-details="true"/>
                <table:data-pilot-member table:name="3703" table:display="true" table:show-details="true"/>
                <table:data-pilot-member table:name="3704" table:display="true" table:show-details="true"/>
                <table:data-pilot-member table:name="3705" table:display="true" table:show-details="true"/>
                <table:data-pilot-member table:name="3706" table:display="true" table:show-details="true"/>
                <table:data-pilot-member table:name="3708" table:display="true" table:show-details="true"/>
                <table:data-pilot-member table:name="3709" table:display="true" table:show-details="true"/>
                <table:data-pilot-member table:name="3710" table:display="true" table:show-details="true"/>
                <table:data-pilot-member table:name="3711" table:display="true" table:show-details="true"/>
                <table:data-pilot-member table:name="3712" table:display="true" table:show-details="true"/>
                <table:data-pilot-member table:name="3713" table:display="true" table:show-details="true"/>
                <table:data-pilot-member table:name="3714" table:display="true" table:show-details="true"/>
                <table:data-pilot-member table:name="3715" table:display="true" table:show-details="true"/>
                <table:data-pilot-member table:name="3716" table:display="true" table:show-details="true"/>
                <table:data-pilot-member table:name="3717" table:display="true" table:show-details="true"/>
                <table:data-pilot-member table:name="3718" table:display="true" table:show-details="true"/>
                <table:data-pilot-member table:name="3719" table:display="true" table:show-details="true"/>
                <table:data-pilot-member table:name="3720" table:display="true" table:show-details="true"/>
                <table:data-pilot-member table:name="3721" table:display="true" table:show-details="true"/>
                <table:data-pilot-member table:name="3722" table:display="true" table:show-details="true"/>
                <table:data-pilot-member table:name="3723" table:display="true" table:show-details="true"/>
                <table:data-pilot-member table:name="3724" table:display="true" table:show-details="true"/>
                <table:data-pilot-member table:name="3725" table:display="true" table:show-details="true"/>
                <table:data-pilot-member table:name="3726" table:display="true" table:show-details="true"/>
                <table:data-pilot-member table:name="3727" table:display="true" table:show-details="true"/>
                <table:data-pilot-member table:name="3728" table:display="true" table:show-details="true"/>
                <table:data-pilot-member table:name="3729" table:display="true" table:show-details="true"/>
                <table:data-pilot-member table:name="3730" table:display="true" table:show-details="true"/>
                <table:data-pilot-member table:name="3731" table:display="true" table:show-details="true"/>
                <table:data-pilot-member table:name="3733" table:display="true" table:show-details="true"/>
                <table:data-pilot-member table:name="3734" table:display="true" table:show-details="true"/>
                <table:data-pilot-member table:name="3735" table:display="true" table:show-details="true"/>
                <table:data-pilot-member table:name="3736" table:display="true" table:show-details="true"/>
                <table:data-pilot-member table:name="3737" table:display="true" table:show-details="true"/>
                <table:data-pilot-member table:name="3738" table:display="true" table:show-details="true"/>
                <table:data-pilot-member table:name="3739" table:display="true" table:show-details="true"/>
                <table:data-pilot-member table:name="3740" table:display="true" table:show-details="true"/>
                <table:data-pilot-member table:name="3743" table:display="true" table:show-details="true"/>
                <table:data-pilot-member table:name="3744" table:display="true" table:show-details="true"/>
                <table:data-pilot-member table:name="3745" table:display="true" table:show-details="true"/>
                <table:data-pilot-member table:name="3746" table:display="true" table:show-details="true"/>
                <table:data-pilot-member table:name="3747" table:display="true" table:show-details="true"/>
                <table:data-pilot-member table:name="3748" table:display="true" table:show-details="true"/>
                <table:data-pilot-member table:name="3749" table:display="true" table:show-details="true"/>
                <table:data-pilot-member table:name="3750" table:display="true" table:show-details="true"/>
                <table:data-pilot-member table:name="3751" table:display="true" table:show-details="true"/>
                <table:data-pilot-member table:name="3752" table:display="true" table:show-details="true"/>
                <table:data-pilot-member table:name="3753" table:display="true" table:show-details="true"/>
                <table:data-pilot-member table:name="3754" table:display="true" table:show-details="true"/>
                <table:data-pilot-member table:name="3757" table:display="true" table:show-details="true"/>
                <table:data-pilot-member table:name="3758" table:display="true" table:show-details="true"/>
                <table:data-pilot-member table:name="3759" table:display="true" table:show-details="true"/>
                <table:data-pilot-member table:name="3761" table:display="true" table:show-details="true"/>
                <table:data-pilot-member table:name="3762" table:display="true" table:show-details="true"/>
                <table:data-pilot-member table:name="3763" table:display="true" table:show-details="true"/>
                <table:data-pilot-member table:name="3765" table:display="true" table:show-details="true"/>
                <table:data-pilot-member table:name="3766" table:display="true" table:show-details="true"/>
                <table:data-pilot-member table:name="3768" table:display="true" table:show-details="true"/>
                <table:data-pilot-member table:name="3769" table:display="true" table:show-details="true"/>
                <table:data-pilot-member table:name="3770" table:display="true" table:show-details="true"/>
                <table:data-pilot-member table:name="3773" table:display="true" table:show-details="true"/>
                <table:data-pilot-member table:name="3774" table:display="true" table:show-details="true"/>
                <table:data-pilot-member table:name="3775" table:display="true" table:show-details="true"/>
                <table:data-pilot-member table:name="3780" table:display="true" table:show-details="true"/>
                <table:data-pilot-member table:name="3781" table:display="true" table:show-details="true"/>
                <table:data-pilot-member table:name="3782" table:display="true" table:show-details="true"/>
                <table:data-pilot-member table:name="3784" table:display="true" table:show-details="true"/>
                <table:data-pilot-member table:name="3786" table:display="true" table:show-details="true"/>
                <table:data-pilot-member table:name="3788" table:display="true" table:show-details="true"/>
                <table:data-pilot-member table:name="3790" table:display="true" table:show-details="true"/>
                <table:data-pilot-member table:name="3791" table:display="true" table:show-details="true"/>
                <table:data-pilot-member table:name="3792" table:display="true" table:show-details="true"/>
                <table:data-pilot-member table:name="3793" table:display="true" table:show-details="true"/>
                <table:data-pilot-member table:name="3794" table:display="true" table:show-details="true"/>
                <table:data-pilot-member table:name="3796" table:display="true" table:show-details="true"/>
                <table:data-pilot-member table:name="3797" table:display="true" table:show-details="true"/>
                <table:data-pilot-member table:name="3798" table:display="true" table:show-details="true"/>
                <table:data-pilot-member table:name="3799" table:display="true" table:show-details="true"/>
                <table:data-pilot-member table:name="3800" table:display="true" table:show-details="true"/>
                <table:data-pilot-member table:name="3801" table:display="true" table:show-details="true"/>
                <table:data-pilot-member table:name="3802" table:display="true" table:show-details="true"/>
                <table:data-pilot-member table:name="3803" table:display="true" table:show-details="true"/>
                <table:data-pilot-member table:name="3804" table:display="true" table:show-details="true"/>
                <table:data-pilot-member table:name="3805" table:display="true" table:show-details="true"/>
                <table:data-pilot-member table:name="3806" table:display="true" table:show-details="true"/>
                <table:data-pilot-member table:name="3807" table:display="true" table:show-details="true"/>
                <table:data-pilot-member table:name="3808" table:display="true" table:show-details="true"/>
                <table:data-pilot-member table:name="3809" table:display="true" table:show-details="true"/>
                <table:data-pilot-member table:name="3810" table:display="true" table:show-details="true"/>
                <table:data-pilot-member table:name="3812" table:display="true" table:show-details="true"/>
                <table:data-pilot-member table:name="3813" table:display="true" table:show-details="true"/>
                <table:data-pilot-member table:name="3814" table:display="true" table:show-details="true"/>
                <table:data-pilot-member table:name="3815" table:display="true" table:show-details="true"/>
                <table:data-pilot-member table:name="3816" table:display="true" table:show-details="true"/>
                <table:data-pilot-member table:name="3819" table:display="true" table:show-details="true"/>
                <table:data-pilot-member table:name="3823" table:display="true" table:show-details="true"/>
                <table:data-pilot-member table:name="3824" table:display="true" table:show-details="true"/>
                <table:data-pilot-member table:name="3826" table:display="true" table:show-details="true"/>
                <table:data-pilot-member table:name="3828" table:display="true" table:show-details="true"/>
                <table:data-pilot-member table:name="3830" table:display="true" table:show-details="true"/>
                <table:data-pilot-member table:name="3831" table:display="true" table:show-details="true"/>
                <table:data-pilot-member table:name="3832" table:display="true" table:show-details="true"/>
                <table:data-pilot-member table:name="3833" table:display="true" table:show-details="true"/>
                <table:data-pilot-member table:name="3834" table:display="true" table:show-details="true"/>
                <table:data-pilot-member table:name="3835" table:display="true" table:show-details="true"/>
                <table:data-pilot-member table:name="3836" table:display="true" table:show-details="true"/>
                <table:data-pilot-member table:name="3837" table:display="true" table:show-details="true"/>
                <table:data-pilot-member table:name="3838" table:display="true" table:show-details="true"/>
                <table:data-pilot-member table:name="3841" table:display="true" table:show-details="true"/>
                <table:data-pilot-member table:name="3843" table:display="true" table:show-details="true"/>
                <table:data-pilot-member table:name="3846" table:display="true" table:show-details="true"/>
                <table:data-pilot-member table:name="3847" table:display="true" table:show-details="true"/>
                <table:data-pilot-member table:name="3850" table:display="true" table:show-details="true"/>
                <table:data-pilot-member table:name="3853" table:display="true" table:show-details="true"/>
                <table:data-pilot-member table:name="3854" table:display="true" table:show-details="true"/>
                <table:data-pilot-member table:name="3855" table:display="true" table:show-details="true"/>
                <table:data-pilot-member table:name="3858" table:display="true" table:show-details="true"/>
                <table:data-pilot-member table:name="3859" table:display="true" table:show-details="true"/>
                <table:data-pilot-member table:name="3860" table:display="true" table:show-details="true"/>
                <table:data-pilot-member table:name="3861" table:display="true" table:show-details="true"/>
                <table:data-pilot-member table:name="3862" table:display="true" table:show-details="true"/>
                <table:data-pilot-member table:name="3863" table:display="true" table:show-details="true"/>
                <table:data-pilot-member table:name="3864" table:display="true" table:show-details="true"/>
                <table:data-pilot-member table:name="3865" table:display="true" table:show-details="true"/>
                <table:data-pilot-member table:name="3866" table:display="true" table:show-details="true"/>
                <table:data-pilot-member table:name="3867" table:display="true" table:show-details="true"/>
                <table:data-pilot-member table:name="3868" table:display="true" table:show-details="true"/>
                <table:data-pilot-member table:name="3869" table:display="true" table:show-details="true"/>
                <table:data-pilot-member table:name="3871" table:display="true" table:show-details="true"/>
                <table:data-pilot-member table:name="3873" table:display="true" table:show-details="true"/>
                <table:data-pilot-member table:name="3874" table:display="true" table:show-details="true"/>
                <table:data-pilot-member table:name="3875" table:display="true" table:show-details="true"/>
                <table:data-pilot-member table:name="3876" table:display="true" table:show-details="true"/>
                <table:data-pilot-member table:name="3877" table:display="true" table:show-details="true"/>
                <table:data-pilot-member table:name="3878" table:display="true" table:show-details="true"/>
                <table:data-pilot-member table:name="3879" table:display="true" table:show-details="true"/>
                <table:data-pilot-member table:name="3881" table:display="true" table:show-details="true"/>
                <table:data-pilot-member table:name="3882" table:display="true" table:show-details="true"/>
                <table:data-pilot-member table:name="3883" table:display="true" table:show-details="true"/>
                <table:data-pilot-member table:name="3885" table:display="true" table:show-details="true"/>
                <table:data-pilot-member table:name="3886" table:display="true" table:show-details="true"/>
                <table:data-pilot-member table:name="3887" table:display="true" table:show-details="true"/>
                <table:data-pilot-member table:name="3888" table:display="true" table:show-details="true"/>
                <table:data-pilot-member table:name="3889" table:display="true" table:show-details="true"/>
                <table:data-pilot-member table:name="3890" table:display="true" table:show-details="true"/>
                <table:data-pilot-member table:name="3891" table:display="true" table:show-details="true"/>
                <table:data-pilot-member table:name="3892" table:display="true" table:show-details="true"/>
                <table:data-pilot-member table:name="3893" table:display="true" table:show-details="true"/>
                <table:data-pilot-member table:name="3894" table:display="true" table:show-details="true"/>
                <table:data-pilot-member table:name="3897" table:display="true" table:show-details="true"/>
                <table:data-pilot-member table:name="3898" table:display="true" table:show-details="true"/>
                <table:data-pilot-member table:name="3900" table:display="true" table:show-details="true"/>
                <table:data-pilot-member table:name="3901" table:display="true" table:show-details="true"/>
                <table:data-pilot-member table:name="3903" table:display="true" table:show-details="true"/>
                <table:data-pilot-member table:name="3904" table:display="true" table:show-details="true"/>
                <table:data-pilot-member table:name="3905" table:display="true" table:show-details="true"/>
                <table:data-pilot-member table:name="3906" table:display="true" table:show-details="true"/>
                <table:data-pilot-member table:name="3908" table:display="true" table:show-details="true"/>
                <table:data-pilot-member table:name="3909" table:display="true" table:show-details="true"/>
                <table:data-pilot-member table:name="3910" table:display="true" table:show-details="true"/>
                <table:data-pilot-member table:name="3911" table:display="true" table:show-details="true"/>
                <table:data-pilot-member table:name="3912" table:display="true" table:show-details="true"/>
                <table:data-pilot-member table:name="3913" table:display="true" table:show-details="true"/>
                <table:data-pilot-member table:name="3914" table:display="true" table:show-details="true"/>
                <table:data-pilot-member table:name="3915" table:display="true" table:show-details="true"/>
                <table:data-pilot-member table:name="3916" table:display="true" table:show-details="true"/>
                <table:data-pilot-member table:name="3917" table:display="true" table:show-details="true"/>
                <table:data-pilot-member table:name="3918" table:display="true" table:show-details="true"/>
                <table:data-pilot-member table:name="3919" table:display="true" table:show-details="true"/>
                <table:data-pilot-member table:name="3920" table:display="true" table:show-details="true"/>
                <table:data-pilot-member table:name="3921" table:display="true" table:show-details="true"/>
                <table:data-pilot-member table:name="3922" table:display="true" table:show-details="true"/>
                <table:data-pilot-member table:name="3923" table:display="true" table:show-details="true"/>
                <table:data-pilot-member table:name="3924" table:display="true" table:show-details="true"/>
                <table:data-pilot-member table:name="3925" table:display="true" table:show-details="true"/>
                <table:data-pilot-member table:name="3927" table:display="true" table:show-details="true"/>
                <table:data-pilot-member table:name="3928" table:display="true" table:show-details="true"/>
                <table:data-pilot-member table:name="3930" table:display="true" table:show-details="true"/>
                <table:data-pilot-member table:name="3931" table:display="true" table:show-details="true"/>
                <table:data-pilot-member table:name="3932" table:display="true" table:show-details="true"/>
                <table:data-pilot-member table:name="3933" table:display="true" table:show-details="true"/>
                <table:data-pilot-member table:name="3934" table:display="true" table:show-details="true"/>
                <table:data-pilot-member table:name="3935" table:display="true" table:show-details="true"/>
                <table:data-pilot-member table:name="3937" table:display="true" table:show-details="true"/>
                <table:data-pilot-member table:name="3938" table:display="true" table:show-details="true"/>
                <table:data-pilot-member table:name="3940" table:display="true" table:show-details="true"/>
                <table:data-pilot-member table:name="3941" table:display="true" table:show-details="true"/>
                <table:data-pilot-member table:name="3943" table:display="true" table:show-details="true"/>
                <table:data-pilot-member table:name="3945" table:display="true" table:show-details="true"/>
                <table:data-pilot-member table:name="3946" table:display="true" table:show-details="true"/>
                <table:data-pilot-member table:name="3947" table:display="true" table:show-details="true"/>
                <table:data-pilot-member table:name="3948" table:display="true" table:show-details="true"/>
                <table:data-pilot-member table:name="3949" table:display="true" table:show-details="true"/>
                <table:data-pilot-member table:name="3950" table:display="true" table:show-details="true"/>
                <table:data-pilot-member table:name="3951" table:display="true" table:show-details="true"/>
                <table:data-pilot-member table:name="3952" table:display="true" table:show-details="true"/>
                <table:data-pilot-member table:name="3953" table:display="true" table:show-details="true"/>
                <table:data-pilot-member table:name="3954" table:display="true" table:show-details="true"/>
                <table:data-pilot-member table:name="3955" table:display="true" table:show-details="true"/>
                <table:data-pilot-member table:name="3956" table:display="true" table:show-details="true"/>
                <table:data-pilot-member table:name="3957" table:display="true" table:show-details="true"/>
                <table:data-pilot-member table:name="3958" table:display="true" table:show-details="true"/>
                <table:data-pilot-member table:name="3959" table:display="true" table:show-details="true"/>
                <table:data-pilot-member table:name="3961" table:display="true" table:show-details="true"/>
                <table:data-pilot-member table:name="3962" table:display="true" table:show-details="true"/>
                <table:data-pilot-member table:name="3963" table:display="true" table:show-details="true"/>
                <table:data-pilot-member table:name="3964" table:display="true" table:show-details="true"/>
                <table:data-pilot-member table:name="3965" table:display="true" table:show-details="true"/>
                <table:data-pilot-member table:name="3966" table:display="true" table:show-details="true"/>
                <table:data-pilot-member table:name="3967" table:display="true" table:show-details="true"/>
                <table:data-pilot-member table:name="3968" table:display="true" table:show-details="true"/>
                <table:data-pilot-member table:name="3969" table:display="true" table:show-details="true"/>
                <table:data-pilot-member table:name="3971" table:display="true" table:show-details="true"/>
                <table:data-pilot-member table:name="3972" table:display="true" table:show-details="true"/>
                <table:data-pilot-member table:name="3973" table:display="true" table:show-details="true"/>
                <table:data-pilot-member table:name="3974" table:display="true" table:show-details="true"/>
                <table:data-pilot-member table:name="3980" table:display="true" table:show-details="true"/>
                <table:data-pilot-member table:name="3981" table:display="true" table:show-details="true"/>
                <table:data-pilot-member table:name="3982" table:display="true" table:show-details="true"/>
                <table:data-pilot-member table:name="3984" table:display="true" table:show-details="true"/>
                <table:data-pilot-member table:name="3985" table:display="true" table:show-details="true"/>
                <table:data-pilot-member table:name="3986" table:display="true" table:show-details="true"/>
                <table:data-pilot-member table:name="3987" table:display="true" table:show-details="true"/>
                <table:data-pilot-member table:name="3988" table:display="true" table:show-details="true"/>
                <table:data-pilot-member table:name="3990" table:display="true" table:show-details="true"/>
                <table:data-pilot-member table:name="3991" table:display="true" table:show-details="true"/>
                <table:data-pilot-member table:name="3993" table:display="true" table:show-details="true"/>
                <table:data-pilot-member table:name="3994" table:display="true" table:show-details="true"/>
                <table:data-pilot-member table:name="3995" table:display="true" table:show-details="true"/>
                <table:data-pilot-member table:name="3996" table:display="true" table:show-details="true"/>
                <table:data-pilot-member table:name="3997" table:display="true" table:show-details="true"/>
                <table:data-pilot-member table:name="3998" table:display="true" table:show-details="true"/>
                <table:data-pilot-member table:name="3999" table:display="true" table:show-details="true"/>
                <table:data-pilot-member table:name="4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/>
    <meta:creation-date>2021-08-31T09:55:54Z</meta:creation-date>
    <dc:date>2025-09-20T13:03:34.063024000</dc:date>
    <meta:editing-duration>PT1M57S</meta:editing-duration>
    <meta:editing-cycles>1</meta:editing-cycles>
    <meta:document-statistic meta:table-count="2" meta:cell-count="16019" meta:object-count="0"/>
  </office:meta>
</office:document-meta>
</file>